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Times New Roman11" svg:font-family="'Times New Roman1'"/>
    <style:font-face style:name="Times New Roman2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041cm"/>
    </style:style>
    <style:style style:name="co2" style:family="table-column">
      <style:table-column-properties fo:break-before="auto" style:column-width="10.144cm"/>
    </style:style>
    <style:style style:name="co3" style:family="table-column">
      <style:table-column-properties fo:break-before="auto" style:column-width="4.117cm"/>
    </style:style>
    <style:style style:name="co4" style:family="table-column">
      <style:table-column-properties fo:break-before="auto" style:column-width="2.434cm"/>
    </style:style>
    <style:style style:name="co5" style:family="table-column">
      <style:table-column-properties fo:break-before="auto" style:column-width="4.284cm"/>
    </style:style>
    <style:style style:name="co6" style:family="table-column">
      <style:table-column-properties fo:break-before="auto" style:column-width="1.265cm"/>
    </style:style>
    <style:style style:name="co7" style:family="table-column">
      <style:table-column-properties fo:break-before="auto" style:column-width="1.18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11.003cm"/>
    </style:style>
    <style:style style:name="co10" style:family="table-column">
      <style:table-column-properties fo:break-before="auto" style:column-width="2.044cm"/>
    </style:style>
    <style:style style:name="co11" style:family="table-column">
      <style:table-column-properties fo:break-before="auto" style:column-width="2.70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9.901cm"/>
    </style:style>
    <style:style style:name="co14" style:family="table-column">
      <style:table-column-properties fo:break-before="auto" style:column-width="2.778cm"/>
    </style:style>
    <style:style style:name="co15" style:family="table-column">
      <style:table-column-properties fo:break-before="auto" style:column-width="4.685cm"/>
    </style:style>
    <style:style style:name="co16" style:family="table-column">
      <style:table-column-properties fo:break-before="auto" style:column-width="1.293cm"/>
    </style:style>
    <style:style style:name="co17" style:family="table-column">
      <style:table-column-properties fo:break-before="auto" style:column-width="1.388cm"/>
    </style:style>
    <style:style style:name="co18" style:family="table-column">
      <style:table-column-properties fo:break-before="auto" style:column-width="9.657cm"/>
    </style:style>
    <style:style style:name="co19" style:family="table-column">
      <style:table-column-properties fo:break-before="auto" style:column-width="1.718cm"/>
    </style:style>
    <style:style style:name="co20" style:family="table-column">
      <style:table-column-properties fo:break-before="auto" style:column-width="5.173cm"/>
    </style:style>
    <style:style style:name="co21" style:family="table-column">
      <style:table-column-properties fo:break-before="auto" style:column-width="9.474cm"/>
    </style:style>
    <style:style style:name="co22" style:family="table-column">
      <style:table-column-properties fo:break-before="auto" style:column-width="1.543cm"/>
    </style:style>
    <style:style style:name="co23" style:family="table-column">
      <style:table-column-properties fo:break-before="auto" style:column-width="1.325cm"/>
    </style:style>
    <style:style style:name="co24" style:family="table-column">
      <style:table-column-properties fo:break-before="auto" style:column-width="8.714cm"/>
    </style:style>
    <style:style style:name="co25" style:family="table-column">
      <style:table-column-properties fo:break-before="auto" style:column-width="2.002cm"/>
    </style:style>
    <style:style style:name="co26" style:family="table-column">
      <style:table-column-properties fo:break-before="auto" style:column-width="4.314cm"/>
    </style:style>
    <style:style style:name="co27" style:family="table-column">
      <style:table-column-properties fo:break-before="auto" style:column-width="1.065cm"/>
    </style:style>
    <style:style style:name="co28" style:family="table-column">
      <style:table-column-properties fo:break-before="auto" style:column-width="3.941cm"/>
    </style:style>
    <style:style style:name="co29" style:family="table-column">
      <style:table-column-properties fo:break-before="auto" style:column-width="10.612cm"/>
    </style:style>
    <style:style style:name="co30" style:family="table-column">
      <style:table-column-properties fo:break-before="auto" style:column-width="4.032cm"/>
    </style:style>
    <style:style style:name="co31" style:family="table-column">
      <style:table-column-properties fo:break-before="auto" style:column-width="7.336cm"/>
    </style:style>
    <style:style style:name="co32" style:family="table-column">
      <style:table-column-properties fo:break-before="auto" style:column-width="6.122cm"/>
    </style:style>
    <style:style style:name="co33" style:family="table-column">
      <style:table-column-properties fo:break-before="auto" style:column-width="3.064cm"/>
    </style:style>
    <style:style style:name="co34" style:family="table-column">
      <style:table-column-properties fo:break-before="auto" style:column-width="3.314cm"/>
    </style:style>
    <style:style style:name="co35" style:family="table-column">
      <style:table-column-properties fo:break-before="auto" style:column-width="2cm"/>
    </style:style>
    <style:style style:name="co36" style:family="table-column">
      <style:table-column-properties fo:break-before="auto" style:column-width="2.715cm"/>
    </style:style>
    <style:style style:name="co37" style:family="table-column">
      <style:table-column-properties fo:break-before="auto" style:column-width="3.002cm"/>
    </style:style>
    <style:style style:name="co38" style:family="table-column">
      <style:table-column-properties fo:break-before="auto" style:column-width="9.564cm"/>
    </style:style>
    <style:style style:name="co39" style:family="table-column">
      <style:table-column-properties fo:break-before="auto" style:column-width="2.247cm"/>
    </style:style>
    <style:style style:name="co40" style:family="table-column">
      <style:table-column-properties fo:break-before="auto" style:column-width="9.992cm"/>
    </style:style>
    <style:style style:name="co41" style:family="table-column">
      <style:table-column-properties fo:break-before="auto" style:column-width="4.59cm"/>
    </style:style>
    <style:style style:name="co42" style:family="table-column">
      <style:table-column-properties fo:break-before="auto" style:column-width="5.823cm"/>
    </style:style>
    <style:style style:name="co43" style:family="table-column">
      <style:table-column-properties fo:break-before="auto" style:column-width="4.962cm"/>
    </style:style>
    <style:style style:name="co44" style:family="table-column">
      <style:table-column-properties fo:break-before="auto" style:column-width="3.351cm"/>
    </style:style>
    <style:style style:name="co45" style:family="table-column">
      <style:table-column-properties fo:break-before="auto" style:column-width="10.541cm"/>
    </style:style>
    <style:style style:name="co46" style:family="table-column">
      <style:table-column-properties fo:break-before="auto" style:column-width="6.033cm"/>
    </style:style>
    <style:style style:name="co47" style:family="table-column">
      <style:table-column-properties fo:break-before="auto" style:column-width="5.271cm"/>
    </style:style>
    <style:style style:name="co48" style:family="table-column">
      <style:table-column-properties fo:break-before="auto" style:column-width="3.919cm"/>
    </style:style>
    <style:style style:name="co49" style:family="table-column">
      <style:table-column-properties fo:break-before="auto" style:column-width="2.12cm"/>
    </style:style>
    <style:style style:name="co50" style:family="table-column">
      <style:table-column-properties fo:break-before="auto" style:column-width="1.887cm"/>
    </style:style>
    <style:style style:name="co51" style:family="table-column">
      <style:table-column-properties fo:break-before="auto" style:column-width="2.007cm"/>
    </style:style>
    <style:style style:name="co52" style:family="table-column">
      <style:table-column-properties fo:break-before="auto" style:column-width="1.979cm"/>
    </style:style>
    <style:style style:name="co53" style:family="table-column">
      <style:table-column-properties fo:break-before="auto" style:column-width="2.051cm"/>
    </style:style>
    <style:style style:name="co54" style:family="table-column">
      <style:table-column-properties fo:break-before="auto" style:column-width="2.011cm"/>
    </style:style>
    <style:style style:name="co55" style:family="table-column">
      <style:table-column-properties fo:break-before="auto" style:column-width="2.445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1.009cm" fo:break-before="auto" style:use-optimal-row-height="false"/>
    </style:style>
    <style:style style:name="ro7" style:family="table-row">
      <style:table-row-properties style:row-height="0.672cm" fo:break-before="auto" style:use-optimal-row-height="false"/>
    </style:style>
    <style:style style:name="ro8" style:family="table-row">
      <style:table-row-properties style:row-height="1.095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711cm" fo:break-before="auto" style:use-optimal-row-height="false"/>
    </style:style>
    <style:style style:name="ro11" style:family="table-row">
      <style:table-row-properties style:row-height="0.898cm" fo:break-before="auto" style:use-optimal-row-height="false"/>
    </style:style>
    <style:style style:name="ro12" style:family="table-row">
      <style:table-row-properties style:row-height="0.796cm" fo:break-before="auto" style:use-optimal-row-height="false"/>
    </style:style>
    <style:style style:name="ro13" style:family="table-row">
      <style:table-row-properties style:row-height="0.642cm" fo:break-before="auto" style:use-optimal-row-height="false"/>
    </style:style>
    <style:style style:name="ro14" style:family="table-row">
      <style:table-row-properties style:row-height="0.52cm" fo:break-before="auto" style:use-optimal-row-height="false"/>
    </style:style>
    <style:style style:name="ro15" style:family="table-row">
      <style:table-row-properties style:row-height="0.58cm" fo:break-before="auto" style:use-optimal-row-height="false"/>
    </style:style>
    <style:style style:name="ro16" style:family="table-row">
      <style:table-row-properties style:row-height="0.538cm" fo:break-before="auto" style:use-optimal-row-height="true"/>
    </style:style>
    <style:style style:name="ro17" style:family="table-row">
      <style:table-row-properties style:row-height="0.919cm" fo:break-before="auto" style:use-optimal-row-height="false"/>
    </style:style>
    <style:style style:name="ro18" style:family="table-row">
      <style:table-row-properties style:row-height="0.986cm" fo:break-before="auto" style:use-optimal-row-height="false"/>
    </style:style>
    <style:style style:name="ro19" style:family="table-row">
      <style:table-row-properties style:row-height="1.028cm" fo:break-before="auto" style:use-optimal-row-height="false"/>
    </style:style>
    <style:style style:name="ta1" style:family="table" style:master-page-name="PageStyle_5f_Segunda">
      <style:table-properties table:display="true" style:writing-mode="lr-tb" table:tab-color="#81d41a"/>
    </style:style>
    <style:style style:name="ta2" style:family="table" style:master-page-name="PageStyle_5f_Terça">
      <style:table-properties table:display="true" style:writing-mode="lr-tb" table:tab-color="#729fcf"/>
    </style:style>
    <style:style style:name="ta3" style:family="table" style:master-page-name="PageStyle_5f_Quarta">
      <style:table-properties table:display="true" style:writing-mode="lr-tb" table:tab-color="#ff860d"/>
    </style:style>
    <style:style style:name="ta4" style:family="table" style:master-page-name="PageStyle_5f_Sexta">
      <style:table-properties table:display="true" style:writing-mode="lr-tb" table:tab-color="#ffa6a6"/>
    </style:style>
    <style:style style:name="ta5" style:family="table" style:master-page-name="PageStyle_5f_Quinta">
      <style:table-properties table:display="true" style:writing-mode="lr-tb" table:tab-color="#ffe994"/>
    </style:style>
    <style:style style:name="ta6" style:family="table" style:master-page-name="PageStyle_5f_INDIVIDUAL">
      <style:table-properties table:display="true" style:writing-mode="lr-tb"/>
    </style:style>
    <style:style style:name="ta7" style:family="table" style:master-page-name="PageStyle_5f_ROTINA_20_LIVRE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7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49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503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504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07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09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494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12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514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5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4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5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526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7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Liberation Serif" fo:font-size="10pt" style:font-name-asian="Segoe UI" style:font-size-asian="10pt" style:font-name-complex="Tahoma2" style:font-size-complex="10pt"/>
    </style:style>
    <style:style style:name="ce53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535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53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7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1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4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4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54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4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5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0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ce6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8" style:family="table-cell" style:parent-style-name="Default">
      <style:table-cell-properties fo:border="0.74pt solid #000000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4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1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5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55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55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5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559" style:family="table-cell" style:parent-style-name="Excel_20_Built-in_20_Normal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60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2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2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63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64" style:family="table-cell" style:parent-style-name="Excel_20_Built-in_20_Normal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8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5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68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6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is-true-formula(ISEVEN(ROW()))" style:apply-style-name="ConditionalStyle_5f_5" style:base-cell-address="Quarta.I20"/>
    </style:style>
    <style:style style:name="ce573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4" style:family="table-cell" style:parent-style-name="Excel_20_Built-in_20_Normal">
      <style:table-cell-properties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75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6" style:family="table-cell" style:parent-style-name="Excel_20_Built-in_20_Normal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77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7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9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58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10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Liberation sans1" fo:font-size="40pt" fo:font-style="normal" fo:text-shadow="none" style:text-underline-style="none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ce53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58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111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84" style:family="table-cell" style:parent-style-name="Excel_20_Built-in_20_Normal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58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513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86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  <style:map style:condition="is-true-formula(ISEVEN(ROW()))" style:apply-style-name="ConditionalStyle_5f_5" style:base-cell-address="INDIVIDUAL.B146"/>
    </style:style>
    <style:style style:name="ce587" style:family="table-cell" style:parent-style-name="Excel_20_Built-in_20_Normal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8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89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590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59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Excel_20_Built-in_20_Normal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2pt" fo:language="none" fo:country="none" fo:font-weight="normal" style:text-underline-mode="continuous" style:text-overline-mode="continuous" style:text-line-through-mode="continuous" style:font-name-asian="Segoe UI" style:font-size-asian="12pt" style:language-asian="none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28" style:family="table-cell" style:parent-style-name="Excel_20_Built-in_20_Normal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fo:language="none" fo:country="none" fo:font-weight="normal" style:text-underline-mode="continuous" style:text-overline-mode="continuous" style:text-line-through-mode="continuous" style:font-name-asian="Segoe UI" style:font-size-asian="12pt" style:language-asian="none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59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597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9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2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2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1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2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2" style:family="table-cell" style:parent-style-name="Default" style:data-style-name="N37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2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Default" style:data-style-name="N37">
      <style:table-cell-properties fo:border="0.74pt solid #000000" style:vertical-align="middle"/>
      <style:text-properties fo:color="#ff0000" style:font-name="Times New Roman2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ff0000" style:font-name="Times New Roman2"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5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2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6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ff0000" style:font-name="Times New Roman2" fo:font-size="12pt" fo:font-weight="bold" style:font-size-asian="12pt" style:font-weight-asian="bold" style:font-size-complex="12pt" style:font-weight-complex="bold"/>
    </style:style>
    <style:style style:name="ce607" style:family="table-cell" style:parent-style-name="Default" style:data-style-name="N37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8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610" style:family="table-cell" style:parent-style-name="Default">
      <style:table-cell-properties fo:border="0.74pt solid #000000"/>
    </style:style>
    <style:style style:name="ce15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3" style:family="table-cell" style:parent-style-name="Default" style:data-style-name="N37">
      <style:table-cell-properties fo:border="0.74pt solid #000000" style:vertical-align="middle"/>
      <style:text-properties fo:color="#ff0000" style:font-name="Times New Roman2" fo:font-size="12pt" fo:font-weight="bold" style:font-size-asian="12pt" style:font-weight-asian="bold" style:font-size-complex="12pt" style:font-weight-complex="bold"/>
    </style:style>
    <style:style style:name="ce61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ff0000" style:font-name="Arial" fo:font-size="12pt" fo:font-weight="bold" style:font-size-asian="12pt" style:font-weight-asian="bold" style:font-size-complex="12pt" style:font-weight-complex="bold"/>
    </style:style>
    <style:style style:name="ce614" style:family="table-cell" style:parent-style-name="Default" style:data-style-name="N37">
      <style:table-cell-properties fo:border="0.74pt solid #000000" style:vertical-align="middle"/>
      <style:text-properties fo:color="#ff0000" style:font-name="Arial" fo:font-size="12pt" fo:font-weight="bold" style:font-size-asian="12pt" style:font-weight-asian="bold" style:font-size-complex="12pt" style:font-weight-complex="bold"/>
    </style:style>
    <style:style style:name="ce615" style:family="table-cell" style:parent-style-name="Default">
      <style:table-cell-properties style:text-align-source="value-type" style:repeat-content="false" fo:border="0.74pt solid #000000"/>
      <style:paragraph-properties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616" style:family="table-cell" style:parent-style-name="Default" style:data-style-name="N37">
      <style:table-cell-properties fo:border="0.74pt solid #000000"/>
    </style:style>
    <style:style style:name="ce61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  <style:text-properties fo:color="#c9211e"/>
    </style:style>
    <style:style style:name="ce61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0" style:family="table-cell" style:parent-style-name="Excel_20_Built-in_20_Normal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21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Arial" fo:font-size="12pt" fo:language="pt" fo:country="BR" fo:font-weight="normal" style:text-underline-mode="continuous" style:text-overline-mode="continuous" style:text-line-through-mode="continuous" style:font-name-asian="Segoe UI" style:font-size-asian="12pt" style:language-asian="zh" style:country-asian="CN" style:font-weight-asian="normal" style:font-size-complex="12pt" style:language-complex="hi" style:country-complex="IN" style:font-weight-complex="normal" style:text-emphasize="none" style:font-relief="none" style:text-overline-style="none" style:text-overline-color="font-color"/>
    </style:style>
    <style:style style:name="ce48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2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4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Calibri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3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8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629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is-true-formula(ISEVEN(ROW()))" style:apply-style-name="ConditionalStyle_5f_5" style:base-cell-address="'ROTINA LIVRE'.B13"/>
    </style:style>
    <style:style style:name="ce63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  <style:map style:condition="is-true-formula(ISEVEN(ROW()))" style:apply-style-name="ConditionalStyle_5f_5" style:base-cell-address="'ROTINA LIVRE'.B13"/>
    </style:style>
    <style:style style:name="ce63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3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6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4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italic" style:font-weight-asian="normal" style:font-name-complex="Times New Roman2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style:font-name="Arial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6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5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9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7" style:family="table-cell" style:parent-style-name="Excel_20_Built-in_20_Normal" style:data-style-name="N3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38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6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is-true-formula(ISEVEN(ROW()))" style:apply-style-name="ConditionalStyle_5f_5" style:base-cell-address="'ROTINA LIVRE'.B13"/>
    </style:style>
    <style:style style:name="ce64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is-true-formula(ISEVEN(ROW()))" style:apply-style-name="ConditionalStyle_5f_5" style:base-cell-address="'ROTINA LIVRE'.B13"/>
    </style:style>
    <style:style style:name="ce64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is-true-formula(ISEVEN(ROW()))" style:apply-style-name="ConditionalStyle_5f_5" style:base-cell-address="'ROTINA LIVRE'.B13"/>
    </style:style>
    <style:style style:name="ce64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5" style:family="table-cell" style:parent-style-name="Default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ff0000" style:font-name="Times New Roman2"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7" style:family="table-cell" style:parent-style-name="Default" style:data-style-name="N37">
      <style:table-cell-properties fo:border="0.74pt solid #000000"/>
      <style:text-properties fo:color="#c9211e"/>
    </style:style>
    <style:style style:name="ce64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5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53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font-name="Tahoma" fo:font-size="11pt" fo:language="pt" fo:country="BR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language-asian="zh" style:country-asian="CN" style:font-weight-asian="bold" style:font-name-complex="Times New Roman2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65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5" style:family="table-cell" style:parent-style-name="Excel_20_Built-in_20_Normal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Tahoma" fo:font-size="11pt" fo:language="pt" fo:country="BR" fo:font-weight="bold" style:text-underline-mode="continuous" style:text-overline-mode="continuous" style:text-line-through-mode="continuous" style:font-size-asian="11pt" style:language-asian="zh" style:country-asian="CN" style:font-weight-asian="bold" style:font-name-complex="Times New Roman2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65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58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5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50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60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1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12pt" fo:language="pt" fo:country="BR" fo:font-weight="bold" style:text-underline-mode="continuous" style:text-overline-mode="continuous" style:text-line-through-mode="continuous" style:font-size-asian="12pt" style:language-asian="zh" style:country-asian="CN" style:font-weight-asian="bold" style:font-size-complex="12pt" style:language-complex="hi" style:country-complex="IN" style:font-weight-complex="bold" style:text-emphasize="none" style:font-relief="none" style:text-overline-style="none" style:text-overline-color="font-color"/>
    </style:style>
    <style:style style:name="ce662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6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64" style:family="table-cell" style:parent-style-name="Excel_20_Built-in_20_Normal">
      <style:table-cell-properties style:text-align-source="fix" style:repeat-content="false" fo:background-color="transparent"/>
      <style:paragraph-properties fo:text-align="center" fo:margin-left="0cm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6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67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font-name="Tahoma" fo:font-size="11pt" fo:language="pt" fo:country="BR" fo:font-weight="bold" style:text-underline-mode="continuous" style:text-overline-mode="continuous" style:text-line-through-mode="continuous" style:font-size-asian="11pt" style:language-asian="zh" style:country-asian="CN" style:font-weight-asian="bold" style:font-name-complex="Times New Roman2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668" style:family="table-cell" style:parent-style-name="Excel_20_Built-in_20_Normal">
      <style:table-cell-properties fo:background-color="#ffffff" style:text-align-source="fix" style:repeat-content="false" style:vertical-align="bottom"/>
      <style:paragraph-properties fo:text-align="center" fo:margin-left="0cm"/>
      <style:text-properties style:font-name="Tahoma" fo:font-size="11pt" fo:language="pt" fo:country="BR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language-asian="zh" style:country-asian="CN" style:font-weight-asian="bold" style:font-name-complex="Times New Roman2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66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70" style:family="table-cell" style:parent-style-name="Excel_20_Built-in_20_Normal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7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2" style:family="table-cell" style:parent-style-name="Excel_20_Built-in_20_Normal" style:data-style-name="N153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7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pt" fo:country="BR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674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Tahoma" fo:font-size="11pt" fo:language="pt" fo:country="BR" fo:font-weight="bold" style:text-underline-mode="continuous" style:text-overline-mode="continuous" style:text-line-through-mode="continuous" style:font-size-asian="11pt" style:language-asian="zh" style:country-asian="CN" style:font-weight-asian="bold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67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font-name="Tahoma" fo:font-size="11pt" fo:language="pt" fo:country="BR" fo:font-weight="bold" style:text-underline-mode="continuous" style:text-overline-mode="continuous" style:text-line-through-mode="continuous" style:font-size-asian="11pt" style:language-asian="zh" style:country-asian="CN" style:font-weight-asian="bold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67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Mang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8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name-asian="Liberation Sans1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8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lb" fo:country="LU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685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86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87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88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89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0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9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92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684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693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4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9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96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98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99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00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701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12pt" fo:language="pt" fo:country="BR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703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04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06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13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name-asian="Times New Roman11" style:font-size-asian="10pt" style:font-style-asian="normal" style:font-weight-asian="normal" style:font-name-complex="Times New Roman11" style:font-size-complex="10pt" style:font-style-complex="normal" style:font-weight-complex="normal"/>
    </style:style>
    <style:style style:name="ce843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84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853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name-asian="Liberation Sans1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854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  <style:text-properties style:font-name="Tahoma" fo:font-size="11pt" fo:language="pt" fo:country="BR" style:text-underline-mode="continuous" style:text-overline-mode="continuous" style:text-line-through-mode="continuous" style:font-size-asian="11pt" style:language-asian="zh" style:country-asian="CN" style:font-size-complex="11pt" style:language-complex="hi" style:country-complex="IN" style:text-emphasize="none" style:font-relief="none" style:text-overline-style="none" style:text-overline-color="font-color"/>
    </style:style>
    <style:style style:name="ce855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Tahoma" fo:font-size="10pt" fo:language="pt" fo:country="BR" style:text-underline-mode="continuous" style:text-overline-mode="continuous" style:text-line-through-mode="continuous" style:font-size-asian="10pt" style:language-asian="zh" style:country-asian="CN" style:font-name-complex="Times New Roman2" style:font-size-complex="10pt" style:language-complex="hi" style:country-complex="IN" style:text-emphasize="none" style:font-relief="none" style:text-overline-style="none" style:text-overline-color="font-color"/>
    </style:style>
    <style:style style:name="ce858" style:family="table-cell" style:parent-style-name="Excel_20_Built-in_20_Normal">
      <style:table-cell-properties style:text-align-source="fix" style:repeat-content="false" fo:wrap-option="wrap" style:vertical-align="automatic"/>
      <style:paragraph-properties fo:text-align="center" fo:margin-left="0cm"/>
      <style:text-properties style:font-name="Tahoma" fo:font-size="11pt" fo:language="pt" fo:country="BR" style:text-underline-mode="continuous" style:text-overline-mode="continuous" style:text-line-through-mode="continuous" style:font-size-asian="11pt" style:language-asian="zh" style:country-asian="CN" style:font-size-complex="11pt" style:language-complex="hi" style:country-complex="IN" style:text-emphasize="none" style:font-relief="none" style:text-overline-style="none" style:text-overline-color="font-color"/>
    </style:style>
    <style:style style:name="ce859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61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2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3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name-asian="Times New Roman11" style:font-size-asian="11pt" style:font-style-asian="normal" style:font-weight-asian="normal" style:font-name-complex="Times New Roman11" style:font-size-complex="11pt" style:font-style-complex="normal" style:font-weight-complex="normal"/>
    </style:style>
    <style:style style:name="ce86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7" style:family="table-cell" style:parent-style-name="Excel_20_Built-in_20_Normal" style:data-style-name="N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68" style:family="table-cell" style:parent-style-name="Excel_20_Built-in_20_Normal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69" style:family="table-cell" style:parent-style-name="Excel_20_Built-in_20_Normal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66" style:family="table-cell" style:parent-style-name="Excel_20_Built-in_20_Normal" style:data-style-name="N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870" style:family="table-cell" style:parent-style-name="Excel_20_Built-in_20_Normal" style:data-style-name="N37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71" style:family="table-cell" style:parent-style-name="Excel_20_Built-in_20_Normal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872" style:family="table-cell" style:parent-style-name="Excel_20_Built-in_20_Normal" style:data-style-name="N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3" style:family="table-cell" style:parent-style-name="Excel_20_Built-in_20_Normal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74" style:family="table-cell" style:parent-style-name="Excel_20_Built-in_20_Normal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75" style:family="table-cell" style:parent-style-name="Excel_20_Built-in_20_Normal" style:data-style-name="N37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76" style:family="table-cell" style:parent-style-name="Excel_20_Built-in_20_Normal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Tahoma" fo:font-size="11pt" style:font-size-asian="11pt" style:font-size-complex="11pt"/>
    </style:style>
    <style:style style:name="ce877" style:family="table-cell" style:parent-style-name="Excel_20_Built-in_20_Normal" style:data-style-name="N37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Tahoma" fo:font-size="11pt" style:font-size-asian="11pt" style:font-size-complex="11pt"/>
    </style:style>
    <style:style style:name="ce878" style:family="table-cell" style:parent-style-name="Excel_20_Built-in_20_Normal" style:data-style-name="N37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79" style:family="table-cell" style:parent-style-name="Excel_20_Built-in_20_Normal" style:data-style-name="N37">
      <style:table-cell-properties style:text-align-source="fix" style:repeat-content="false"/>
      <style:paragraph-properties fo:text-align="center" fo:margin-left="0cm"/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81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2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Tahoma" fo:font-size="11pt" style:font-size-asian="11pt" style:font-size-complex="11pt"/>
    </style:style>
    <style:style style:name="ce88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Tahoma" fo:font-size="11pt" style:font-size-asian="11pt" style:font-name-complex="Times New Roman2" style:font-size-complex="11pt"/>
    </style:style>
    <style:style style:name="ce884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font-style-asian="normal" style:font-weight-asian="normal" style:font-name-complex="Times New Roman2" style:font-size-complex="11pt" style:font-style-complex="normal" style:font-weight-complex="normal" style:text-emphasize="none" style:font-relief="none" style:text-overline-style="none" style:text-overline-color="font-color"/>
    </style:style>
    <style:style style:name="ce886" style:family="table-cell" style:parent-style-name="Excel_20_Built-in_20_Normal">
      <style:table-cell-properties style:text-align-source="fix" style:repeat-content="false" fo:border="0.06pt solid #000000"/>
      <style:paragraph-properties fo:text-align="center" fo:margin-left="0cm"/>
      <style:text-properties style:font-name="Tahoma" fo:font-size="11pt" style:font-size-asian="11pt" style:font-size-complex="11pt"/>
    </style:style>
    <style:style style:name="ce887" style:family="table-cell" style:parent-style-name="Excel_20_Built-in_20_Normal">
      <style:table-cell-properties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888" style:family="table-cell" style:parent-style-name="Excel_20_Built-in_20_Normal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89" style:family="table-cell" style:parent-style-name="Excel_20_Built-in_20_Normal">
      <style:table-cell-properties style:text-align-source="fix" style:repeat-content="false" fo:border="0.06pt solid #000000"/>
      <style:paragraph-properties fo:text-align="center" fo:margin-left="0cm"/>
      <style:text-properties style:font-name="Tahoma" fo:font-size="11pt" style:font-size-asian="11pt" style:font-name-complex="Times New Roman2" style:font-size-complex="11pt"/>
    </style:style>
    <style:style style:name="ce890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Times New Roman2" fo:font-size="12pt" style:font-size-asian="12pt" style:font-size-complex="12pt"/>
    </style:style>
    <style:style style:name="ce891" style:family="table-cell" style:parent-style-name="Excel_20_Built-in_20_Normal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Tahoma" fo:font-size="11pt" style:font-size-asian="11pt" style:font-size-complex="11pt"/>
    </style:style>
    <style:style style:name="ce892" style:family="table-cell" style:parent-style-name="Excel_20_Built-in_20_Normal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Tahoma" fo:font-size="11pt" style:font-size-asian="11pt" style:font-size-complex="11pt"/>
    </style:style>
    <style:style style:name="ce893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4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Tahoma" fo:font-size="11pt" style:font-size-asian="11pt" style:font-name-complex="Times New Roman2" style:font-size-complex="11pt"/>
    </style:style>
    <style:style style:name="ce895" style:family="table-cell" style:parent-style-name="Excel_20_Built-in_20_Normal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6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9" style:family="table-cell" style:parent-style-name="Excel_20_Built-in_20_Normal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900" style:family="table-cell" style:parent-style-name="Excel_20_Built-in_20_Normal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901" style:family="table-cell" style:parent-style-name="Excel_20_Built-in_20_Normal" style:data-style-name="N3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98" style:family="table-cell" style:parent-style-name="Excel_20_Built-in_20_Normal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902" style:family="table-cell" style:parent-style-name="Excel_20_Built-in_20_Normal" style:data-style-name="N3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903" style:family="table-cell" style:parent-style-name="Excel_20_Built-in_20_Normal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904" style:family="table-cell" style:parent-style-name="Excel_20_Built-in_20_Normal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5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906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907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90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909" style:family="table-cell" style:parent-style-name="Excel_20_Built-in_20_Normal" style:data-style-name="N0">
      <style:table-cell-properties fo:background-color="#d3d3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8pt" fo:font-style="normal" fo:text-shadow="none" style:text-underline-style="none" fo:font-weight="normal" style:font-size-asian="8pt" style:font-style-asian="normal" style:font-weight-asian="normal" style:font-name-complex="Times New Roman2" style:font-size-complex="8pt" style:font-style-complex="normal" style:font-weight-complex="normal"/>
    </style:style>
    <style:style style:name="ce910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911" style:family="table-cell" style:parent-style-name="Excel_20_Built-in_20_Normal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912" style:family="table-cell" style:parent-style-name="Excel_20_Built-in_20_Normal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913" style:family="table-cell" style:parent-style-name="Excel_20_Built-in_20_Normal">
      <style:table-cell-properties fo:background-color="#d3d3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914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5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916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Tahoma" fo:font-size="11pt" fo:language="pt" fo:country="BR" style:text-underline-mode="continuous" style:text-overline-mode="continuous" style:text-line-through-mode="continuous" style:font-size-asian="11pt" style:language-asian="zh" style:country-asian="CN" style:font-size-complex="11pt" style:language-complex="hi" style:country-complex="IN" style:text-emphasize="none" style:font-relief="none" style:text-overline-style="none" style:text-overline-color="font-color"/>
    </style:style>
    <style:style style:name="ce917" style:family="table-cell" style:parent-style-name="Excel_20_Built-in_20_Normal"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918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9" style:family="table-cell" style:parent-style-name="Default">
      <style:table-cell-properties fo:border="0.06pt solid #000000"/>
    </style:style>
    <style:style style:name="ce920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921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922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923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924" style:family="table-cell" style:parent-style-name="Excel_20_Built-in_20_Normal">
      <style:table-cell-properties fo:border="0.06pt solid #000000"/>
      <style:text-properties style:font-name="Tahoma" fo:font-size="11pt" style:font-size-asian="11pt" style:font-size-complex="11pt"/>
    </style:style>
    <style:style style:name="ce925" style:family="table-cell" style:parent-style-name="Excel_20_Built-in_20_Normal" style:data-style-name="N12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93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931" style:family="table-cell" style:parent-style-name="Excel_20_Built-in_20_Normal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932" style:family="table-cell" style:parent-style-name="Excel_20_Built-in_20_Normal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92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93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934" style:family="table-cell" style:parent-style-name="Excel_20_Built-in_20_Normal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93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936" style:family="table-cell" style:parent-style-name="Excel_20_Built-in_20_Normal">
      <style:table-cell-properties fo:background-color="#d3d3d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style:font-size-asian="9pt" style:font-style-asian="normal" style:font-weight-asian="normal" style:font-name-complex="Times New Roman2" style:font-size-complex="9pt" style:font-style-complex="normal" style:font-weight-complex="normal"/>
    </style:style>
    <style:style style:name="ce344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8" style:family="table-cell" style:parent-style-name="Default" style:data-style-name="N37">
      <style:table-cell-properties fo:border="0.74pt solid #000000"/>
      <style:text-properties fo:color="#c9211e" style:font-name="Arial" fo:font-size="12pt" style:font-size-asian="12pt" style:font-size-complex="12pt"/>
    </style:style>
    <style:style style:name="ce940" style:family="table-cell" style:parent-style-name="Default">
      <style:text-properties style:font-name="Arial" fo:font-size="12pt" style:font-size-asian="12pt" style:font-size-complex="12pt"/>
    </style:style>
    <style:style style:name="gr1" style:family="graphic" style:parent-style-name="Note">
      <style:graphic-properties draw:marker-start="Pontas_20_das_20_setas_20_1" draw:marker-start-width="0.2cm" draw:marker-start-center="false" draw:fill="solid" draw:fill-color="#ffffc0" draw:auto-grow-height="true" draw:auto-grow-width="false" fo:min-height="1.737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gunda" table:style-name="ta1">
        <office:forms form:automatic-focus="false" form:apply-design-mode="false"/>
        <table:table-column table:style-name="co1" table:default-cell-style-name="ce511"/>
        <table:table-column table:style-name="co2" table:default-cell-style-name="ce511"/>
        <table:table-column table:style-name="co3" table:default-cell-style-name="ce511"/>
        <table:table-column table:style-name="co4" table:default-cell-style-name="ce511"/>
        <table:table-column table:style-name="co5" table:default-cell-style-name="ce511"/>
        <table:table-column table:style-name="co6" table:default-cell-style-name="ce511"/>
        <table:table-column table:style-name="co7" table:default-cell-style-name="ce511"/>
        <table:table-column table:style-name="co8" table:default-cell-style-name="ce511"/>
        <table:table-column table:style-name="co7" table:default-cell-style-name="ce511"/>
        <table:table-column table:style-name="co9" table:default-cell-style-name="ce511"/>
        <table:table-column table:style-name="co10" table:number-columns-repeated="21" table:default-cell-style-name="ce511"/>
        <table:table-column table:style-name="co11" table:number-columns-repeated="33" table:default-cell-style-name="Default"/>
        <table:table-column table:style-name="co12" table:number-columns-repeated="16319" table:default-cell-style-name="Default"/>
        <table:table-row table:style-name="ro1">
          <table:table-cell table:style-name="ce1"/>
          <table:table-cell table:style-name="ce1" table:number-columns-spanned="9" table:number-rows-spanned="1"/>
          <table:covered-table-cell table:number-columns-repeated="8" table:style-name="ce1"/>
          <table:table-cell table:style-name="ce549" office:value-type="string" calcext:value-type="string">
            <text:p><text:s/></text:p>
          </table:table-cell>
          <table:table-cell table:style-name="ce549" table:number-columns-repeated="20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0" table:number-rows-spanned="1">
            <text:p>OUTUBRO(SEGUNDA FEIRA</text:p>
          </table:table-cell>
          <table:covered-table-cell table:number-columns-repeated="9" table:style-name="ce1"/>
          <table:table-cell table:style-name="ce276"/>
          <table:table-cell table:style-name="ce549" table:number-columns-repeated="20"/>
          <table:table-cell table:number-columns-repeated="16352"/>
        </table:table-row>
        <table:table-row table:style-name="ro1">
          <table:table-cell table:style-name="ce3" office:value-type="string" calcext:value-type="string" table:number-columns-spanned="1" table:number-rows-spanned="2">
            <text:p>Prontuário</text:p>
          </table:table-cell>
          <table:table-cell table:style-name="ce3" office:value-type="string" calcext:value-type="string" table:number-columns-spanned="1" table:number-rows-spanned="2">
            <text:p>Nome</text:p>
          </table:table-cell>
          <table:table-cell table:style-name="ce531" office:value-type="string" calcext:value-type="string" table:number-columns-spanned="1" table:number-rows-spanned="2">
            <text:p>Setor</text:p>
          </table:table-cell>
          <table:table-cell table:style-name="ce3" office:value-type="string" calcext:value-type="string" table:number-columns-spanned="1" table:number-rows-spanned="2">
            <text:p>Rotina</text:p>
          </table:table-cell>
          <table:table-cell table:style-name="ce3" office:value-type="string" calcext:value-type="string" table:number-columns-spanned="1" table:number-rows-spanned="2">
            <text:p>Modalidade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58" office:value-type="float" office:value="11" calcext:value-type="float" table:number-columns-spanned="1" table:number-rows-spanned="2">
            <text:p>11</text:p>
          </table:table-cell>
          <table:table-cell table:style-name="ce58" office:value-type="float" office:value="18" calcext:value-type="float" table:number-columns-spanned="1" table:number-rows-spanned="2">
            <text:p>18</text:p>
          </table:table-cell>
          <table:table-cell table:style-name="ce58" office:value-type="float" office:value="25" calcext:value-type="float" table:number-columns-spanned="1" table:number-rows-spanned="2">
            <text:p>25</text:p>
          </table:table-cell>
          <table:table-cell table:style-name="ce63" office:value-type="string" calcext:value-type="string" table:number-columns-spanned="1" table:number-rows-spanned="2">
            <text:p>Contato:</text:p>
          </table:table-cell>
          <table:table-cell table:style-name="ce549" table:number-columns-repeated="21"/>
          <table:table-cell table:number-columns-repeated="16352"/>
        </table:table-row>
        <table:table-row table:style-name="ro1" table:visibility="filter">
          <table:covered-table-cell table:number-columns-repeated="5" table:style-name="ce3"/>
          <table:covered-table-cell table:number-columns-repeated="4" table:style-name="ce62"/>
          <table:covered-table-cell table:style-name="ce63"/>
          <table:table-cell table:style-name="ce549" table:number-columns-repeated="21"/>
          <table:table-cell table:number-columns-repeated="16352"/>
        </table:table-row>
        <table:table-row table:style-name="ro1">
          <table:table-cell table:style-name="ce488" office:value-type="float" office:value="2424788" calcext:value-type="float">
            <text:p>2424788</text:p>
          </table:table-cell>
          <table:table-cell table:style-name="ce512" office:value-type="string" calcext:value-type="string">
            <text:p>ANTÔNIO CARLOS GUILHERME</text:p>
          </table:table-cell>
          <table:table-cell table:style-name="ce499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style-name="ce508" office:value-type="string" calcext:value-type="string">
            <text:p>F</text:p>
          </table:table-cell>
          <table:table-cell table:style-name="ce508" office:value-type="string" calcext:value-type="string">
            <text:p>p</text:p>
          </table:table-cell>
          <table:table-cell table:number-columns-repeated="2" table:style-name="ce508" office:value-type="string" calcext:value-type="string">
            <text:p>F</text:p>
          </table:table-cell>
          <table:table-cell table:style-name="ce548"/>
          <table:table-cell table:style-name="ce551" table:number-columns-repeated="1013"/>
          <table:table-cell table:number-columns-repeated="15360"/>
        </table:table-row>
        <table:table-row table:style-name="ro1">
          <table:table-cell table:style-name="ce491" office:value-type="float" office:value="866056" calcext:value-type="float">
            <text:p>866056</text:p>
          </table:table-cell>
          <table:table-cell table:style-name="ce514" office:value-type="string" calcext:value-type="string">
            <text:p>EDSON FREITAS DOS SANTOS</text:p>
          </table:table-cell>
          <table:table-cell table:style-name="ce533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number-columns-repeated="4" table:style-name="ce508" office:value-type="string" calcext:value-type="string">
            <text:p>F</text:p>
          </table:table-cell>
          <table:table-cell table:style-name="ce548"/>
          <table:table-cell table:style-name="ce551" table:number-columns-repeated="1013"/>
          <table:table-cell table:number-columns-repeated="15360"/>
        </table:table-row>
        <table:table-row table:style-name="ro1">
          <table:table-cell table:style-name="ce495" office:value-type="float" office:value="2415685" calcext:value-type="float">
            <text:p>2415685</text:p>
          </table:table-cell>
          <table:table-cell table:style-name="ce518" office:value-type="string" calcext:value-type="string">
            <text:p>DANILLO BRAGA</text:p>
          </table:table-cell>
          <table:table-cell table:style-name="ce504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style-name="ce508" office:value-type="string" calcext:value-type="string">
            <text:p>P</text:p>
          </table:table-cell>
          <table:table-cell table:number-columns-repeated="3" table:style-name="ce508" office:value-type="string" calcext:value-type="string">
            <text:p>F</text:p>
          </table:table-cell>
          <table:table-cell table:style-name="ce548"/>
          <table:table-cell table:style-name="ce551" table:number-columns-repeated="1013"/>
          <table:table-cell table:number-columns-repeated="15360"/>
        </table:table-row>
        <table:table-row table:style-name="ro1">
          <table:table-cell table:style-name="ce496" office:value-type="float" office:value="830601" calcext:value-type="float">
            <text:p>830601</text:p>
          </table:table-cell>
          <table:table-cell table:style-name="ce515" office:value-type="string" calcext:value-type="string">
            <text:p>VANDELINO ALCION GOMES DA COSTA</text:p>
          </table:table-cell>
          <table:table-cell table:style-name="ce499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number-columns-repeated="2" table:style-name="ce508" office:value-type="string" calcext:value-type="string">
            <text:p>F</text:p>
          </table:table-cell>
          <table:table-cell table:style-name="ce508" office:value-type="string" calcext:value-type="string">
            <text:p>P</text:p>
          </table:table-cell>
          <table:table-cell table:style-name="ce508" office:value-type="string" calcext:value-type="string">
            <text:p>F</text:p>
          </table:table-cell>
          <table:table-cell table:style-name="ce548"/>
          <table:table-cell table:style-name="ce551" table:number-columns-repeated="1013"/>
          <table:table-cell table:number-columns-repeated="15360"/>
        </table:table-row>
        <table:table-row table:style-name="ro1">
          <table:table-cell table:style-name="ce495" office:value-type="float" office:value="2693362" calcext:value-type="float">
            <text:p>2693362</text:p>
          </table:table-cell>
          <table:table-cell table:style-name="ce518" office:value-type="string" calcext:value-type="string">
            <text:p>WANDERSON CRISTIAN LOURENCO</text:p>
          </table:table-cell>
          <table:table-cell table:style-name="ce533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style-name="ce508" office:value-type="string" calcext:value-type="string">
            <text:p>P</text:p>
          </table:table-cell>
          <table:table-cell table:number-columns-repeated="3" table:style-name="ce508" office:value-type="string" calcext:value-type="string">
            <text:p>F</text:p>
          </table:table-cell>
          <table:table-cell table:style-name="ce548"/>
          <table:table-cell table:style-name="ce551" table:number-columns-repeated="1013"/>
          <table:table-cell table:number-columns-repeated="15360"/>
        </table:table-row>
        <table:table-row table:style-name="ro1">
          <table:table-cell table:style-name="ce497" office:value-type="float" office:value="1029230" calcext:value-type="float">
            <text:p>1029230</text:p>
          </table:table-cell>
          <table:table-cell table:style-name="ce520" office:value-type="string" calcext:value-type="string">
            <text:p>JONES ANTÔNIO SOUZA</text:p>
          </table:table-cell>
          <table:table-cell table:style-name="ce533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style-name="ce508" office:value-type="string" calcext:value-type="string">
            <text:p>p</text:p>
          </table:table-cell>
          <table:table-cell table:style-name="ce508" office:value-type="string" calcext:value-type="string">
            <text:p>P</text:p>
          </table:table-cell>
          <table:table-cell table:style-name="ce508" office:value-type="string" calcext:value-type="string">
            <text:p>F</text:p>
          </table:table-cell>
          <table:table-cell table:style-name="ce508" office:value-type="string" calcext:value-type="string">
            <text:p>p</text:p>
          </table:table-cell>
          <table:table-cell table:style-name="ce548"/>
          <table:table-cell table:style-name="ce551" table:number-columns-repeated="1013"/>
          <table:table-cell table:number-columns-repeated="15360"/>
        </table:table-row>
        <table:table-row table:style-name="ro1">
          <table:table-cell table:style-name="ce496" office:value-type="float" office:value="635638" calcext:value-type="float">
            <text:p>635638</text:p>
          </table:table-cell>
          <table:table-cell table:style-name="ce515" office:value-type="string" calcext:value-type="string">
            <text:p>ANA PAULA SOARES GOUVEIA</text:p>
          </table:table-cell>
          <table:table-cell table:style-name="ce499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style-name="ce508" office:value-type="string" calcext:value-type="string">
            <text:p>P</text:p>
          </table:table-cell>
          <table:table-cell table:style-name="ce508" office:value-type="string" calcext:value-type="string">
            <text:p>p</text:p>
          </table:table-cell>
          <table:table-cell table:style-name="ce508" office:value-type="string" calcext:value-type="string">
            <text:p>P</text:p>
          </table:table-cell>
          <table:table-cell table:style-name="ce508" office:value-type="string" calcext:value-type="string">
            <text:p>p</text:p>
          </table:table-cell>
          <table:table-cell table:style-name="ce548"/>
          <table:table-cell table:style-name="ce551" table:number-columns-repeated="1013"/>
          <table:table-cell table:number-columns-repeated="15360"/>
        </table:table-row>
        <table:table-row table:style-name="ro1">
          <table:table-cell table:style-name="ce15" office:value-type="float" office:value="836846" calcext:value-type="float">
            <text:p>836846</text:p>
          </table:table-cell>
          <table:table-cell table:style-name="ce40" office:value-type="string" calcext:value-type="string">
            <text:p>ARDISSOM ANTONIO ERNESTO</text:p>
          </table:table-cell>
          <table:table-cell table:style-name="ce499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style-name="ce508" office:value-type="string" calcext:value-type="string">
            <text:p>P</text:p>
          </table:table-cell>
          <table:table-cell table:number-columns-repeated="3" table:style-name="ce508" office:value-type="string" calcext:value-type="string">
            <text:p>F</text:p>
          </table:table-cell>
          <table:table-cell table:style-name="ce548"/>
          <table:table-cell table:style-name="ce551" table:number-columns-repeated="1013"/>
          <table:table-cell table:number-columns-repeated="15360"/>
        </table:table-row>
        <table:table-row table:style-name="ro1">
          <table:table-cell table:style-name="ce20" office:value-type="float" office:value="550664" calcext:value-type="float">
            <text:p>550664</text:p>
          </table:table-cell>
          <table:table-cell table:style-name="ce46" office:value-type="string" calcext:value-type="string">
            <text:p>ADEMIR PEREIRA SILVA</text:p>
          </table:table-cell>
          <table:table-cell table:style-name="ce502" office:value-type="string" calcext:value-type="string">
            <text:p>OESTE</text:p>
          </table:table-cell>
          <table:table-cell table:style-name="ce538" office:value-type="string" calcext:value-type="string">
            <text:p>H</text:p>
          </table:table-cell>
          <table:table-cell table:style-name="ce534" office:value-type="string" calcext:value-type="string">
            <text:p>INTENSIVO INTEGRAL</text:p>
          </table:table-cell>
          <table:table-cell table:style-name="ce508" table:number-columns-repeated="3"/>
          <table:table-cell table:style-name="ce508" office:value-type="string" calcext:value-type="string">
            <text:p>P</text:p>
          </table:table-cell>
          <table:table-cell table:style-name="ce548"/>
          <table:table-cell table:style-name="ce551" table:number-columns-repeated="1013"/>
          <table:table-cell table:number-columns-repeated="15360"/>
        </table:table-row>
        <table:table-row table:style-name="ro1">
          <table:table-cell table:style-name="ce496" office:value-type="float" office:value="874732" calcext:value-type="float">
            <text:p>874732</text:p>
          </table:table-cell>
          <table:table-cell table:style-name="ce515" office:value-type="string" calcext:value-type="string">
            <text:p>JOSE ELIAS ISIDORIO LOPES</text:p>
          </table:table-cell>
          <table:table-cell table:style-name="ce499" office:value-type="string" calcext:value-type="string">
            <text:p>OESTE</text:p>
          </table:table-cell>
          <table:table-cell table:style-name="ce538" office:value-type="string" calcext:value-type="string">
            <text:p>H</text:p>
          </table:table-cell>
          <table:table-cell table:style-name="ce534" office:value-type="string" calcext:value-type="string">
            <text:p>INTENSIVO INTEGRAL</text:p>
          </table:table-cell>
          <table:table-cell table:style-name="ce508" table:number-columns-repeated="3"/>
          <table:table-cell table:style-name="ce508" office:value-type="string" calcext:value-type="string">
            <text:p>P</text:p>
          </table:table-cell>
          <table:table-cell table:style-name="ce548"/>
          <table:table-cell table:style-name="ce551" table:number-columns-repeated="1013"/>
          <table:table-cell table:number-columns-repeated="15360"/>
        </table:table-row>
        <table:table-row table:style-name="ro1">
          <table:table-cell table:style-name="ce1" office:value-type="string" calcext:value-type="string" table:number-columns-spanned="10" table:number-rows-spanned="1">
            <text:p>SETEMBRO (SEGUNDA-FEIRA)</text:p>
          </table:table-cell>
          <table:covered-table-cell table:number-columns-repeated="9" table:style-name="ce1"/>
          <table:table-cell table:style-name="ce276"/>
          <table:table-cell table:style-name="ce549" table:number-columns-repeated="20"/>
          <table:table-cell table:number-columns-repeated="16352"/>
        </table:table-row>
        <table:table-row table:style-name="ro1">
          <table:table-cell table:style-name="ce3" office:value-type="string" calcext:value-type="string" table:number-columns-spanned="1" table:number-rows-spanned="2">
            <text:p>Prontuário</text:p>
          </table:table-cell>
          <table:table-cell table:style-name="ce3" office:value-type="string" calcext:value-type="string" table:number-columns-spanned="1" table:number-rows-spanned="2">
            <text:p>Nome</text:p>
          </table:table-cell>
          <table:table-cell table:style-name="ce531" office:value-type="string" calcext:value-type="string" table:number-columns-spanned="1" table:number-rows-spanned="2">
            <text:p>Setor</text:p>
          </table:table-cell>
          <table:table-cell table:style-name="ce3" office:value-type="string" calcext:value-type="string" table:number-columns-spanned="1" table:number-rows-spanned="2">
            <text:p>Rotina</text:p>
          </table:table-cell>
          <table:table-cell table:style-name="ce3" office:value-type="string" calcext:value-type="string" table:number-columns-spanned="1" table:number-rows-spanned="2">
            <text:p>Modalidade</text:p>
          </table:table-cell>
          <table:table-cell table:style-name="ce546" office:value-type="float" office:value="4" calcext:value-type="float">
            <text:p>4</text:p>
          </table:table-cell>
          <table:table-cell table:style-name="ce546" office:value-type="float" office:value="11" calcext:value-type="float">
            <text:p>11</text:p>
          </table:table-cell>
          <table:table-cell table:style-name="ce546" office:value-type="float" office:value="18" calcext:value-type="float">
            <text:p>18</text:p>
          </table:table-cell>
          <table:table-cell table:style-name="ce546" office:value-type="float" office:value="25" calcext:value-type="float">
            <text:p>25</text:p>
          </table:table-cell>
          <table:table-cell table:style-name="ce63" office:value-type="string" calcext:value-type="string" table:number-columns-spanned="1" table:number-rows-spanned="2">
            <text:p>Contato:</text:p>
          </table:table-cell>
          <table:table-cell table:style-name="ce549" table:number-columns-repeated="21"/>
          <table:table-cell table:number-columns-repeated="16352"/>
        </table:table-row>
        <table:table-row table:style-name="ro1" table:visibility="collapse">
          <table:covered-table-cell table:number-columns-repeated="5" table:style-name="ce3"/>
          <table:table-cell table:style-name="ce546" table:number-columns-repeated="4"/>
          <table:covered-table-cell table:style-name="ce63"/>
          <table:table-cell table:style-name="ce549" table:number-columns-repeated="21"/>
          <table:table-cell table:number-columns-repeated="16352"/>
        </table:table-row>
        <table:table-row table:style-name="ro1">
          <table:table-cell table:style-name="ce487" office:value-type="float" office:value="630670" calcext:value-type="float">
            <text:p>630670</text:p>
          </table:table-cell>
          <table:table-cell table:style-name="ce487" office:value-type="string" calcext:value-type="string">
            <text:p>PAULO ROBSON MAMEDE</text:p>
          </table:table-cell>
          <table:table-cell table:style-name="ce487" office:value-type="string" calcext:value-type="string">
            <text:p>OESTE</text:p>
          </table:table-cell>
          <table:table-cell table:style-name="ce539" office:value-type="string" calcext:value-type="string">
            <text:p>M/T</text:p>
          </table:table-cell>
          <table:table-cell table:style-name="ce542" office:value-type="string" calcext:value-type="string">
            <text:p>INTENSIVO </text:p>
          </table:table-cell>
          <table:table-cell table:style-name="ce539" table:number-columns-repeated="5"/>
          <table:table-cell table:style-name="ce552" table:number-columns-repeated="21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0" table:number-rows-spanned="1">
            <text:p>SETEMBRO (SEGUNDA-FEIRA)</text:p>
          </table:table-cell>
          <table:covered-table-cell table:number-columns-repeated="9" table:style-name="ce1"/>
          <table:table-cell table:style-name="ce276"/>
          <table:table-cell table:style-name="ce552" table:number-columns-repeated="20"/>
          <table:table-cell table:number-columns-repeated="16352"/>
        </table:table-row>
        <table:table-row table:style-name="ro1">
          <table:table-cell table:style-name="ce3" office:value-type="string" calcext:value-type="string" table:number-columns-spanned="1" table:number-rows-spanned="2">
            <text:p>Prontuário</text:p>
          </table:table-cell>
          <table:table-cell table:style-name="ce3" office:value-type="string" calcext:value-type="string" table:number-columns-spanned="1" table:number-rows-spanned="2">
            <text:p>Nome</text:p>
          </table:table-cell>
          <table:table-cell table:style-name="ce531" office:value-type="string" calcext:value-type="string" table:number-columns-spanned="1" table:number-rows-spanned="2">
            <text:p>Setor</text:p>
          </table:table-cell>
          <table:table-cell table:style-name="ce3" office:value-type="string" calcext:value-type="string" table:number-columns-spanned="1" table:number-rows-spanned="2">
            <text:p>Rotina</text:p>
          </table:table-cell>
          <table:table-cell table:style-name="ce3" office:value-type="string" calcext:value-type="string" table:number-columns-spanned="1" table:number-rows-spanned="2">
            <text:p>Modalidade</text:p>
          </table:table-cell>
          <table:table-cell table:style-name="ce546" office:value-type="float" office:value="4" calcext:value-type="float">
            <text:p>4</text:p>
          </table:table-cell>
          <table:table-cell table:style-name="ce546" office:value-type="float" office:value="11" calcext:value-type="float">
            <text:p>11</text:p>
          </table:table-cell>
          <table:table-cell table:style-name="ce546" office:value-type="float" office:value="18" calcext:value-type="float">
            <text:p>18</text:p>
          </table:table-cell>
          <table:table-cell table:style-name="ce546" office:value-type="float" office:value="25" calcext:value-type="float">
            <text:p>25</text:p>
          </table:table-cell>
          <table:table-cell table:style-name="ce63" office:value-type="string" calcext:value-type="string" table:number-columns-spanned="1" table:number-rows-spanned="2">
            <text:p>Contato:</text:p>
          </table:table-cell>
          <table:table-cell table:style-name="ce552" table:number-columns-repeated="21"/>
          <table:table-cell table:number-columns-repeated="16352"/>
        </table:table-row>
        <table:table-row table:style-name="ro1" table:visibility="collapse">
          <table:covered-table-cell table:number-columns-repeated="5" table:style-name="ce3"/>
          <table:table-cell table:style-name="ce546" table:number-columns-repeated="4"/>
          <table:covered-table-cell table:style-name="ce63"/>
          <table:table-cell table:style-name="ce552" table:number-columns-repeated="21"/>
          <table:table-cell table:number-columns-repeated="16352"/>
        </table:table-row>
        <table:table-row table:style-name="ro1">
          <table:table-cell table:style-name="ce499" office:value-type="float" office:value="1262733" calcext:value-type="float">
            <text:p>1262733</text:p>
          </table:table-cell>
          <table:table-cell table:style-name="ce515" office:value-type="string" calcext:value-type="string">
            <text:p>MANOEL OZAMILDO ALVES</text:p>
          </table:table-cell>
          <table:table-cell table:style-name="ce499" office:value-type="string" calcext:value-type="string">
            <text:p>OESTE</text:p>
          </table:table-cell>
          <table:table-cell table:style-name="ce540" office:value-type="string" calcext:value-type="string">
            <text:p>M/T</text:p>
          </table:table-cell>
          <table:table-cell table:style-name="ce543" office:value-type="string" calcext:value-type="string">
            <text:p>SEMI-INTENSIVO</text:p>
          </table:table-cell>
          <table:table-cell table:style-name="ce540" office:value-type="string" calcext:value-type="string">
            <text:p>F</text:p>
          </table:table-cell>
          <table:table-cell table:style-name="ce540" office:value-type="string" calcext:value-type="string">
            <text:p>p</text:p>
          </table:table-cell>
          <table:table-cell table:style-name="ce540" office:value-type="string" calcext:value-type="string">
            <text:p>P</text:p>
          </table:table-cell>
          <table:table-cell table:style-name="ce540" office:value-type="string" calcext:value-type="string">
            <text:p>p</text:p>
          </table:table-cell>
          <table:table-cell table:style-name="ce540"/>
          <table:table-cell table:style-name="ce553" table:number-columns-repeated="21"/>
          <table:table-cell table:style-name="ce551" table:number-columns-repeated="992"/>
          <table:table-cell table:number-columns-repeated="15360"/>
        </table:table-row>
        <table:table-row table:style-name="ro1">
          <table:table-cell table:style-name="ce496" office:value-type="float" office:value="526913" calcext:value-type="float">
            <text:p>526913</text:p>
          </table:table-cell>
          <table:table-cell table:style-name="ce515" office:value-type="string" calcext:value-type="string">
            <text:p>ROSIMAR PEREIRA DA COSTA</text:p>
          </table:table-cell>
          <table:table-cell table:style-name="ce499" office:value-type="string" calcext:value-type="string">
            <text:p>OESTE</text:p>
          </table:table-cell>
          <table:table-cell table:style-name="ce540" office:value-type="string" calcext:value-type="string">
            <text:p>M/T</text:p>
          </table:table-cell>
          <table:table-cell table:style-name="ce543" office:value-type="string" calcext:value-type="string">
            <text:p>SEMI- INTENSIVO</text:p>
          </table:table-cell>
          <table:table-cell table:number-columns-repeated="4" table:style-name="ce540" office:value-type="string" calcext:value-type="string">
            <text:p>F</text:p>
          </table:table-cell>
          <table:table-cell table:style-name="ce540"/>
          <table:table-cell table:style-name="ce553" table:number-columns-repeated="21"/>
          <table:table-cell table:style-name="ce551" table:number-columns-repeated="992"/>
          <table:table-cell table:number-columns-repeated="15360"/>
        </table:table-row>
        <table:table-row table:style-name="ro1">
          <table:table-cell table:style-name="ce1" office:value-type="string" calcext:value-type="string" table:number-columns-spanned="10" table:number-rows-spanned="1">
            <text:p>SETEMBRO (SEGUNDA-FEIRA)</text:p>
          </table:table-cell>
          <table:covered-table-cell table:number-columns-repeated="9" table:style-name="ce1"/>
          <table:table-cell table:style-name="ce549" table:number-columns-repeated="21"/>
          <table:table-cell table:number-columns-repeated="16352"/>
        </table:table-row>
        <table:table-row table:style-name="ro1">
          <table:table-cell table:style-name="ce3" office:value-type="string" calcext:value-type="string">
            <text:p>Prontuário</text:p>
          </table:table-cell>
          <table:table-cell table:style-name="ce3" office:value-type="string" calcext:value-type="string">
            <text:p>Nome</text:p>
          </table:table-cell>
          <table:table-cell table:style-name="ce531" office:value-type="string" calcext:value-type="string">
            <text:p>Setor</text:p>
          </table:table-cell>
          <table:table-cell table:style-name="ce3" office:value-type="string" calcext:value-type="string">
            <text:p>Rotina</text:p>
          </table:table-cell>
          <table:table-cell table:style-name="ce3" office:value-type="string" calcext:value-type="string">
            <text:p>Modalidade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5" calcext:value-type="float">
            <text:p>25</text:p>
          </table:table-cell>
          <table:table-cell table:style-name="ce63" office:value-type="string" calcext:value-type="string">
            <text:p>Contato:</text:p>
          </table:table-cell>
          <table:table-cell table:style-name="ce549" table:number-columns-repeated="21"/>
          <table:table-cell table:number-columns-repeated="16352"/>
        </table:table-row>
        <table:table-row table:style-name="ro1">
          <table:table-cell table:style-name="ce500" office:value-type="float" office:value="663342" calcext:value-type="float">
            <text:p>663342</text:p>
          </table:table-cell>
          <table:table-cell table:style-name="ce523" office:value-type="string" calcext:value-type="string">
            <text:p>ANDRÉ LUIZ DE MOURA </text:p>
          </table:table-cell>
          <table:table-cell table:style-name="ce502" office:value-type="string" calcext:value-type="string">
            <text:p>OESTE</text:p>
          </table:table-cell>
          <table:table-cell table:style-name="ce540" office:value-type="string" calcext:value-type="string">
            <text:p>M</text:p>
          </table:table-cell>
          <table:table-cell table:style-name="ce544" office:value-type="string" calcext:value-type="string">
            <text:p>NÃO INTENSIVO</text:p>
          </table:table-cell>
          <table:table-cell table:number-columns-repeated="4" table:style-name="ce540" office:value-type="string" calcext:value-type="string">
            <text:p>F</text:p>
          </table:table-cell>
          <table:table-cell table:style-name="ce540"/>
          <table:table-cell table:style-name="ce553" table:number-columns-repeated="21"/>
          <table:table-cell table:style-name="ce551" table:number-columns-repeated="992"/>
          <table:table-cell table:number-columns-repeated="15360"/>
        </table:table-row>
        <table:table-row table:style-name="ro1">
          <table:table-cell table:style-name="ce496" office:value-type="float" office:value="699971" calcext:value-type="float">
            <text:p>699971</text:p>
          </table:table-cell>
          <table:table-cell table:style-name="ce515" office:value-type="string" calcext:value-type="string">
            <text:p>ANDERSON CAETANO DE ALCANTARA </text:p>
          </table:table-cell>
          <table:table-cell table:style-name="ce499" office:value-type="string" calcext:value-type="string">
            <text:p>OESTE </text:p>
          </table:table-cell>
          <table:table-cell table:style-name="ce540" office:value-type="string" calcext:value-type="string">
            <text:p>M</text:p>
          </table:table-cell>
          <table:table-cell table:style-name="ce544" office:value-type="string" calcext:value-type="string">
            <text:p>NÃO INTENSIVO</text:p>
          </table:table-cell>
          <table:table-cell table:number-columns-repeated="4" table:style-name="ce540" office:value-type="string" calcext:value-type="string">
            <text:p>F</text:p>
          </table:table-cell>
          <table:table-cell table:style-name="ce540"/>
          <table:table-cell table:style-name="ce553" table:number-columns-repeated="21"/>
          <table:table-cell table:style-name="ce551" table:number-columns-repeated="992"/>
          <table:table-cell table:number-columns-repeated="15360"/>
        </table:table-row>
        <table:table-row table:style-name="ro1">
          <table:table-cell table:style-name="ce501" office:value-type="float" office:value="609345" calcext:value-type="float">
            <text:p>609345</text:p>
          </table:table-cell>
          <table:table-cell table:style-name="ce524" office:value-type="string" calcext:value-type="string">
            <text:p>MATHEUS APARECIDO CARDOSO DE SOUZA</text:p>
          </table:table-cell>
          <table:table-cell table:style-name="ce499" office:value-type="string" calcext:value-type="string">
            <text:p>OESTE</text:p>
          </table:table-cell>
          <table:table-cell table:style-name="ce540"/>
          <table:table-cell table:style-name="ce544" office:value-type="string" calcext:value-type="string">
            <text:p>NÃO INTENSIVO</text:p>
          </table:table-cell>
          <table:table-cell table:style-name="ce540" table:number-columns-repeated="5"/>
          <table:table-cell table:style-name="ce553" table:number-columns-repeated="21"/>
          <table:table-cell table:style-name="ce551" table:number-columns-repeated="992"/>
          <table:table-cell table:number-columns-repeated="15360"/>
        </table:table-row>
        <table:table-row table:style-name="ro1">
          <table:table-cell table:style-name="ce496" office:value-type="float" office:value="1495839" calcext:value-type="float">
            <text:p>1495839</text:p>
          </table:table-cell>
          <table:table-cell table:style-name="ce496" office:value-type="string" calcext:value-type="string">
            <text:p>ROBSON DA FONSECA BENTO</text:p>
          </table:table-cell>
          <table:table-cell table:style-name="ce499" office:value-type="string" calcext:value-type="string">
            <text:p>OESTE</text:p>
          </table:table-cell>
          <table:table-cell table:style-name="ce541"/>
          <table:table-cell table:style-name="ce544" office:value-type="string" calcext:value-type="string">
            <text:p>NÃO INTENSIVO</text:p>
          </table:table-cell>
          <table:table-cell table:style-name="ce505"/>
          <table:table-cell table:style-name="ce541"/>
          <table:table-cell table:style-name="ce505"/>
          <table:table-cell table:style-name="ce541" table:number-columns-repeated="2"/>
          <table:table-cell table:style-name="ce554" table:number-columns-repeated="21"/>
          <table:table-cell table:style-name="ce551" table:number-columns-repeated="992"/>
          <table:table-cell table:number-columns-repeated="15360"/>
        </table:table-row>
        <table:table-row table:style-name="ro1">
          <table:table-cell table:style-name="ce501" office:value-type="float" office:value="2964154" calcext:value-type="float">
            <text:p>2964154</text:p>
          </table:table-cell>
          <table:table-cell table:style-name="ce524" office:value-type="string" calcext:value-type="string">
            <text:p>ROSALI ARAUJO DA SILVA</text:p>
          </table:table-cell>
          <table:table-cell table:style-name="ce500" office:value-type="string" calcext:value-type="string">
            <text:p>OESTE</text:p>
          </table:table-cell>
          <table:table-cell table:style-name="ce541"/>
          <table:table-cell table:style-name="ce544" office:value-type="string" calcext:value-type="string">
            <text:p>NÃO INTENSIVO</text:p>
          </table:table-cell>
          <table:table-cell table:style-name="ce505"/>
          <table:table-cell table:style-name="ce541" table:number-columns-repeated="4"/>
          <table:table-cell table:style-name="ce554" table:number-columns-repeated="21"/>
          <table:table-cell table:style-name="ce551" table:number-columns-repeated="992"/>
          <table:table-cell table:number-columns-repeated="15360"/>
        </table:table-row>
        <table:table-row table:style-name="ro1">
          <table:table-cell table:style-name="ce496" office:value-type="float" office:value="896649" calcext:value-type="float">
            <text:p>896649</text:p>
          </table:table-cell>
          <table:table-cell table:style-name="ce515" office:value-type="string" calcext:value-type="string">
            <text:p>TAMIRES ROSA DE LIMA</text:p>
          </table:table-cell>
          <table:table-cell table:style-name="ce499" office:value-type="string" calcext:value-type="string">
            <text:p>OESTE</text:p>
          </table:table-cell>
          <table:table-cell table:style-name="ce541"/>
          <table:table-cell table:style-name="ce544" office:value-type="string" calcext:value-type="string">
            <text:p>NÃO INTENSIVO</text:p>
          </table:table-cell>
          <table:table-cell table:style-name="ce505" office:value-type="string" calcext:value-type="string">
            <text:p>P</text:p>
          </table:table-cell>
          <table:table-cell table:style-name="ce541" table:number-columns-repeated="4"/>
          <table:table-cell table:style-name="ce554" table:number-columns-repeated="21"/>
          <table:table-cell table:style-name="ce551" table:number-columns-repeated="992"/>
          <table:table-cell table:number-columns-repeated="15360"/>
        </table:table-row>
        <table:table-row table:style-name="ro1">
          <table:table-cell table:style-name="ce502" office:value-type="float" office:value="785428" calcext:value-type="float">
            <text:p>785428</text:p>
          </table:table-cell>
          <table:table-cell table:style-name="ce525" office:value-type="string" calcext:value-type="string">
            <text:p>THIAGO RODRIGO FERREIRA SANTOS</text:p>
          </table:table-cell>
          <table:table-cell table:style-name="ce534" office:value-type="string" calcext:value-type="string">
            <text:p>OESTE</text:p>
          </table:table-cell>
          <table:table-cell table:style-name="ce505" office:value-type="string" calcext:value-type="string">
            <text:p>M/T</text:p>
          </table:table-cell>
          <table:table-cell table:style-name="ce544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p</text:p>
          </table:table-cell>
          <table:table-cell table:style-name="ce505" office:value-type="string" calcext:value-type="string">
            <text:p>P</text:p>
          </table:table-cell>
          <table:table-cell table:style-name="ce505" office:value-type="string" calcext:value-type="string">
            <text:p>F</text:p>
          </table:table-cell>
          <table:table-cell table:style-name="ce541"/>
          <table:table-cell table:style-name="ce554" table:number-columns-repeated="21"/>
          <table:table-cell table:style-name="ce551" table:number-columns-repeated="992"/>
          <table:table-cell table:number-columns-repeated="15360"/>
        </table:table-row>
        <table:table-row table:style-name="ro1">
          <table:table-cell table:style-name="ce496" office:value-type="float" office:value="890106" calcext:value-type="float">
            <text:p>890106</text:p>
          </table:table-cell>
          <table:table-cell table:style-name="ce515" office:value-type="string" calcext:value-type="string">
            <text:p>WEDERSON PEREIRA DE JESUS</text:p>
          </table:table-cell>
          <table:table-cell table:style-name="ce499" office:value-type="string" calcext:value-type="string">
            <text:p>OESTE</text:p>
          </table:table-cell>
          <table:table-cell table:style-name="ce541"/>
          <table:table-cell table:style-name="ce544" office:value-type="string" calcext:value-type="string">
            <text:p>NÃO INTENSIVO</text:p>
          </table:table-cell>
          <table:table-cell table:style-name="ce505"/>
          <table:table-cell table:style-name="ce541" table:number-columns-repeated="4"/>
          <table:table-cell table:style-name="ce554" table:number-columns-repeated="21"/>
          <table:table-cell table:style-name="ce551" table:number-columns-repeated="992"/>
          <table:table-cell table:number-columns-repeated="15360"/>
        </table:table-row>
        <table:table-row table:style-name="ro1">
          <table:table-cell table:style-name="ce496" office:value-type="float" office:value="998652" calcext:value-type="float">
            <text:p>998652</text:p>
          </table:table-cell>
          <table:table-cell table:style-name="ce515" office:value-type="string" calcext:value-type="string">
            <text:p>MILEIDE GONÇAVES MEDEIROS </text:p>
          </table:table-cell>
          <table:table-cell table:style-name="ce499" office:value-type="string" calcext:value-type="string">
            <text:p>OESTE</text:p>
          </table:table-cell>
          <table:table-cell table:style-name="ce540" office:value-type="string" calcext:value-type="string">
            <text:p>M</text:p>
          </table:table-cell>
          <table:table-cell table:style-name="ce496" office:value-type="string" calcext:value-type="string">
            <text:p>NÃO INTENSIVO</text:p>
          </table:table-cell>
          <table:table-cell table:number-columns-repeated="4" table:style-name="ce540" office:value-type="string" calcext:value-type="string">
            <text:p>F</text:p>
          </table:table-cell>
          <table:table-cell table:style-name="ce540"/>
          <table:table-cell table:style-name="ce553" table:number-columns-repeated="21"/>
          <table:table-cell table:style-name="ce551" table:number-columns-repeated="992"/>
          <table:table-cell table:number-columns-repeated="15360"/>
        </table:table-row>
        <table:table-row table:style-name="ro2">
          <table:table-cell table:style-name="ce503" office:value-type="float" office:value="636272" calcext:value-type="float">
            <text:p>636272</text:p>
          </table:table-cell>
          <table:table-cell table:style-name="ce503" office:value-type="string" calcext:value-type="string">
            <text:p>CLARINDA MARIA DE JESUS</text:p>
          </table:table-cell>
          <table:table-cell table:style-name="ce535" office:value-type="string" calcext:value-type="string">
            <text:p>OESTE</text:p>
          </table:table-cell>
          <table:table-cell table:style-name="ce535" office:value-type="string" calcext:value-type="string">
            <text:p>M/T</text:p>
          </table:table-cell>
          <table:table-cell table:style-name="ce535" office:value-type="string" calcext:value-type="string">
            <text:p>NÃO INTENSIVO</text:p>
          </table:table-cell>
          <table:table-cell table:number-columns-repeated="4" table:style-name="ce540" office:value-type="string" calcext:value-type="string">
            <text:p>F</text:p>
          </table:table-cell>
          <table:table-cell table:style-name="ce541"/>
          <table:table-cell table:style-name="ce554" table:number-columns-repeated="21"/>
          <table:table-cell table:style-name="ce551" table:number-columns-repeated="992"/>
          <table:table-cell table:number-columns-repeated="15360"/>
        </table:table-row>
        <table:table-row table:style-name="ro2">
          <table:table-cell table:style-name="ce504" office:value-type="float" office:value="2574286" calcext:value-type="float">
            <text:p>2574286</text:p>
          </table:table-cell>
          <table:table-cell table:style-name="ce526" office:value-type="string" calcext:value-type="string">
            <text:p>JEFFERSON MARTINS DA COSTA</text:p>
          </table:table-cell>
          <table:table-cell table:style-name="ce536" office:value-type="string" calcext:value-type="string">
            <text:p>OESTE</text:p>
          </table:table-cell>
          <table:table-cell table:style-name="ce505" office:value-type="string" calcext:value-type="string">
            <text:p>T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4" table:style-name="ce540" office:value-type="string" calcext:value-type="string">
            <text:p>F</text:p>
          </table:table-cell>
          <table:table-cell table:style-name="ce541"/>
          <table:table-cell table:style-name="ce554" table:number-columns-repeated="21"/>
          <table:table-cell table:style-name="ce551" table:number-columns-repeated="992"/>
          <table:table-cell table:number-columns-repeated="15360"/>
        </table:table-row>
        <table:table-row table:style-name="ro2">
          <table:table-cell table:style-name="ce504" office:value-type="float" office:value="2686970" calcext:value-type="float">
            <text:p>2686970</text:p>
          </table:table-cell>
          <table:table-cell table:style-name="ce527" office:value-type="string" calcext:value-type="string">
            <text:p>ROBERTO WASHINGTON NASCIMENTO DA SILVA</text:p>
          </table:table-cell>
          <table:table-cell table:style-name="ce505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4" table:style-name="ce540" office:value-type="string" calcext:value-type="string">
            <text:p>F</text:p>
          </table:table-cell>
          <table:table-cell table:style-name="ce541"/>
          <table:table-cell table:style-name="ce554" table:number-columns-repeated="21"/>
          <table:table-cell table:style-name="ce557" table:number-columns-repeated="33"/>
          <table:table-cell table:style-name="ce551" table:number-columns-repeated="959"/>
          <table:table-cell table:number-columns-repeated="15360"/>
        </table:table-row>
        <table:table-row table:style-name="ro2">
          <table:table-cell table:style-name="ce504" office:value-type="float" office:value="2971387" calcext:value-type="float">
            <text:p>2971387</text:p>
          </table:table-cell>
          <table:table-cell table:style-name="ce504" office:value-type="string" calcext:value-type="string">
            <text:p>EMANOEL BORGES NEVES</text:p>
          </table:table-cell>
          <table:table-cell table:style-name="ce504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4" table:style-name="ce540" office:value-type="string" calcext:value-type="string">
            <text:p>F</text:p>
          </table:table-cell>
          <table:table-cell table:style-name="ce541"/>
          <table:table-cell table:style-name="ce554" table:number-columns-repeated="21"/>
          <table:table-cell table:style-name="ce551" table:number-columns-repeated="992"/>
          <table:table-cell table:number-columns-repeated="15360"/>
        </table:table-row>
        <table:table-row table:style-name="ro2">
          <table:table-cell table:style-name="ce504" office:value-type="float" office:value="564662" calcext:value-type="float">
            <text:p>564662</text:p>
          </table:table-cell>
          <table:table-cell table:style-name="ce504" office:value-type="string" calcext:value-type="string">
            <text:p>GUSTAVO BEZERRA FONTOURA</text:p>
          </table:table-cell>
          <table:table-cell table:style-name="ce504" office:value-type="string" calcext:value-type="string">
            <text:p>OESTE</text:p>
          </table:table-cell>
          <table:table-cell table:style-name="ce505" office:value-type="string" calcext:value-type="string">
            <text:p>T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4" table:style-name="ce540" office:value-type="string" calcext:value-type="string">
            <text:p>F</text:p>
          </table:table-cell>
          <table:table-cell table:style-name="ce541"/>
          <table:table-cell table:style-name="ce554" table:number-columns-repeated="21"/>
          <table:table-cell table:style-name="ce551" table:number-columns-repeated="992"/>
          <table:table-cell table:number-columns-repeated="15360"/>
        </table:table-row>
        <table:table-row table:style-name="ro2">
          <table:table-cell table:style-name="ce504" office:value-type="float" office:value="859921" calcext:value-type="float">
            <text:p>859921</text:p>
          </table:table-cell>
          <table:table-cell table:style-name="ce504" office:value-type="string" calcext:value-type="string">
            <text:p>BRUNO DE PAULA PIRES </text:p>
          </table:table-cell>
          <table:table-cell table:style-name="ce504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4" table:style-name="ce540" office:value-type="string" calcext:value-type="string">
            <text:p>F</text:p>
          </table:table-cell>
          <table:table-cell table:style-name="ce541"/>
          <table:table-cell table:style-name="ce554" table:number-columns-repeated="21"/>
          <table:table-cell table:style-name="ce551" table:number-columns-repeated="992"/>
          <table:table-cell table:number-columns-repeated="15360"/>
        </table:table-row>
        <table:table-row table:style-name="ro2">
          <table:table-cell table:style-name="ce504" office:value-type="float" office:value="2424598" calcext:value-type="float">
            <text:p>2424598</text:p>
          </table:table-cell>
          <table:table-cell table:style-name="ce504" office:value-type="string" calcext:value-type="string">
            <text:p>CRISTIANE DO ESPIRITO SANTO</text:p>
          </table:table-cell>
          <table:table-cell table:style-name="ce504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4" table:style-name="ce540" office:value-type="string" calcext:value-type="string">
            <text:p>F</text:p>
          </table:table-cell>
          <table:table-cell table:style-name="ce541"/>
          <table:table-cell table:style-name="ce554" table:number-columns-repeated="21"/>
          <table:table-cell table:style-name="ce551" table:number-columns-repeated="992"/>
          <table:table-cell table:number-columns-repeated="15360"/>
        </table:table-row>
        <table:table-row table:style-name="ro2">
          <table:table-cell table:style-name="ce504" office:value-type="float" office:value="505933" calcext:value-type="float">
            <text:p>505933</text:p>
          </table:table-cell>
          <table:table-cell table:style-name="ce504" office:value-type="string" calcext:value-type="string">
            <text:p>JOÃO CORREIA DE MELO</text:p>
          </table:table-cell>
          <table:table-cell table:style-name="ce504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4" table:style-name="ce540" office:value-type="string" calcext:value-type="string">
            <text:p>F</text:p>
          </table:table-cell>
          <table:table-cell table:style-name="ce541"/>
          <table:table-cell table:style-name="ce554" table:number-columns-repeated="21"/>
          <table:table-cell table:style-name="ce551" table:number-columns-repeated="992"/>
          <table:table-cell table:number-columns-repeated="15360"/>
        </table:table-row>
        <table:table-row table:style-name="ro2">
          <table:table-cell table:style-name="ce497" office:value-type="float" office:value="1328271" calcext:value-type="float">
            <text:p>1328271</text:p>
          </table:table-cell>
          <table:table-cell table:style-name="ce497" office:value-type="string" calcext:value-type="string">
            <text:p>EVANDRO DE JESUS </text:p>
          </table:table-cell>
          <table:table-cell table:style-name="ce504" office:value-type="string" calcext:value-type="string">
            <text:p>OESTE</text:p>
          </table:table-cell>
          <table:table-cell table:style-name="ce509" office:value-type="string" calcext:value-type="string">
            <text:p>M/T</text:p>
          </table:table-cell>
          <table:table-cell table:style-name="ce545" office:value-type="string" calcext:value-type="string">
            <text:p>NÃO INTENSIVO</text:p>
          </table:table-cell>
          <table:table-cell table:style-name="ce540" office:value-type="string" calcext:value-type="string">
            <text:p>F</text:p>
          </table:table-cell>
          <table:table-cell table:style-name="ce509" office:value-type="string" calcext:value-type="string">
            <text:p>p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10"/>
          <table:table-cell table:number-columns-repeated="16373"/>
        </table:table-row>
        <table:table-row table:style-name="ro2">
          <table:table-cell table:style-name="ce497" office:value-type="float" office:value="713039" calcext:value-type="float">
            <text:p>713039</text:p>
          </table:table-cell>
          <table:table-cell table:style-name="ce497" office:value-type="string" calcext:value-type="string">
            <text:p>ALEXSANDRO SANTOS</text:p>
          </table:table-cell>
          <table:table-cell table:style-name="ce504" office:value-type="string" calcext:value-type="string">
            <text:p>OESTE</text:p>
          </table:table-cell>
          <table:table-cell table:style-name="ce509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40" office:value-type="string" calcext:value-type="string">
            <text:p>F</text:p>
          </table:table-cell>
          <table:table-cell table:style-name="ce509" office:value-type="string" calcext:value-type="string">
            <text:p>F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10"/>
          <table:table-cell table:number-columns-repeated="16373"/>
        </table:table-row>
        <table:table-row table:style-name="ro2">
          <table:table-cell table:style-name="ce497" office:value-type="float" office:value="623346" calcext:value-type="float">
            <text:p>623346</text:p>
          </table:table-cell>
          <table:table-cell table:style-name="ce497" office:value-type="string" calcext:value-type="string">
            <text:p>BRENDA DE OLIVEIRA SILVA </text:p>
          </table:table-cell>
          <table:table-cell table:style-name="ce504" office:value-type="string" calcext:value-type="string">
            <text:p>OESTE</text:p>
          </table:table-cell>
          <table:table-cell table:style-name="ce509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40" office:value-type="string" calcext:value-type="string">
            <text:p>F</text:p>
          </table:table-cell>
          <table:table-cell table:style-name="ce509" office:value-type="string" calcext:value-type="string">
            <text:p>F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10"/>
          <table:table-cell table:number-columns-repeated="16373"/>
        </table:table-row>
        <table:table-row table:style-name="ro2">
          <table:table-cell table:style-name="ce505" office:value-type="float" office:value="831209" calcext:value-type="float">
            <text:p>831209</text:p>
          </table:table-cell>
          <table:table-cell table:style-name="ce505" office:value-type="string" calcext:value-type="string">
            <text:p>DALMIR BARBOSA DOS SANTOS</text:p>
          </table:table-cell>
          <table:table-cell table:style-name="ce504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40" office:value-type="string" calcext:value-type="string">
            <text:p>F</text:p>
          </table:table-cell>
          <table:table-cell table:style-name="ce509" office:value-type="string" calcext:value-type="string">
            <text:p>F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10"/>
          <table:table-cell table:number-columns-repeated="16373"/>
        </table:table-row>
        <table:table-row table:style-name="ro2">
          <table:table-cell table:style-name="ce505" office:value-type="float" office:value="712098" calcext:value-type="float">
            <text:p>712098</text:p>
          </table:table-cell>
          <table:table-cell table:style-name="ce506" office:value-type="string" calcext:value-type="string">
            <text:p>JOAO HENRIQUE DA COSTA ALVES </text:p>
          </table:table-cell>
          <table:table-cell table:style-name="ce504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40" office:value-type="string" calcext:value-type="string">
            <text:p>F</text:p>
          </table:table-cell>
          <table:table-cell table:style-name="ce509" office:value-type="string" calcext:value-type="string">
            <text:p>F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10"/>
          <table:table-cell table:number-columns-repeated="16373"/>
        </table:table-row>
        <table:table-row table:style-name="ro2">
          <table:table-cell table:style-name="ce505" office:value-type="float" office:value="807594" calcext:value-type="float">
            <text:p>807594</text:p>
          </table:table-cell>
          <table:table-cell table:style-name="ce528" office:value-type="string" calcext:value-type="string">
            <text:p>ALONSO SOARES DE MIRANDA </text:p>
          </table:table-cell>
          <table:table-cell table:style-name="ce504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40" office:value-type="string" calcext:value-type="string">
            <text:p>F</text:p>
          </table:table-cell>
          <table:table-cell table:style-name="ce509" office:value-type="string" calcext:value-type="string">
            <text:p>F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05"/>
          <table:table-cell table:style-name="ce555" table:number-columns-repeated="21"/>
          <table:table-cell table:style-name="ce557" table:number-columns-repeated="33"/>
          <table:table-cell table:number-columns-repeated="16319"/>
        </table:table-row>
        <table:table-row table:style-name="ro2">
          <table:table-cell table:style-name="ce507" office:value-type="float" office:value="522741" calcext:value-type="float">
            <text:p>522741</text:p>
          </table:table-cell>
          <table:table-cell table:style-name="ce529" office:value-type="string" calcext:value-type="string">
            <text:p>MARTA REGINA DE ALMEIDA </text:p>
          </table:table-cell>
          <table:table-cell table:style-name="ce537" office:value-type="string" calcext:value-type="string">
            <text:p>OESTE</text:p>
          </table:table-cell>
          <table:table-cell table:style-name="ce507" office:value-type="string" calcext:value-type="string">
            <text:p>T</text:p>
          </table:table-cell>
          <table:table-cell table:style-name="ce545" office:value-type="string" calcext:value-type="string">
            <text:p>NÃO INTENSIVO</text:p>
          </table:table-cell>
          <table:table-cell table:style-name="ce540" office:value-type="string" calcext:value-type="string">
            <text:p>F</text:p>
          </table:table-cell>
          <table:table-cell table:style-name="ce509" office:value-type="string" calcext:value-type="string">
            <text:p>F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07"/>
          <table:table-cell table:style-name="ce556" table:number-columns-repeated="21"/>
          <table:table-cell table:style-name="ce558" table:number-columns-repeated="16352"/>
        </table:table-row>
        <table:table-row table:style-name="ro2">
          <table:table-cell table:style-name="ce507" office:value-type="float" office:value="639260" calcext:value-type="float">
            <text:p>639260</text:p>
          </table:table-cell>
          <table:table-cell table:style-name="ce529" office:value-type="string" calcext:value-type="string">
            <text:p>LUCIO ANTONIO DE OLIVEIRA FARIA </text:p>
          </table:table-cell>
          <table:table-cell table:style-name="ce537" office:value-type="string" calcext:value-type="string">
            <text:p>OESTE</text:p>
          </table:table-cell>
          <table:table-cell table:style-name="ce507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40" office:value-type="string" calcext:value-type="string">
            <text:p>F</text:p>
          </table:table-cell>
          <table:table-cell table:style-name="ce509" office:value-type="string" calcext:value-type="string">
            <text:p>F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07"/>
          <table:table-cell table:style-name="ce556" table:number-columns-repeated="21"/>
          <table:table-cell table:style-name="ce558" table:number-columns-repeated="16352"/>
        </table:table-row>
        <table:table-row table:style-name="ro3">
          <table:table-cell table:style-name="ce508" office:value-type="float" office:value="984094" calcext:value-type="float">
            <text:p>984094</text:p>
          </table:table-cell>
          <table:table-cell table:style-name="ce497" office:value-type="string" calcext:value-type="string">
            <text:p>EVANDRO PEREIRA DA CUNHA</text:p>
          </table:table-cell>
          <table:table-cell table:style-name="ce537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40" office:value-type="string" calcext:value-type="string">
            <text:p>F</text:p>
          </table:table-cell>
          <table:table-cell table:style-name="ce509" office:value-type="string" calcext:value-type="string">
            <text:p>F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08" table:number-columns-repeated="12"/>
          <table:table-cell table:style-name="ce551" table:number-columns-repeated="1002"/>
          <table:table-cell table:number-columns-repeated="15360"/>
        </table:table-row>
        <table:table-row table:style-name="ro2">
          <table:table-cell table:style-name="ce509" office:value-type="float" office:value="528511" calcext:value-type="float">
            <text:p>528511</text:p>
          </table:table-cell>
          <table:table-cell table:style-name="ce497" office:value-type="string" calcext:value-type="string">
            <text:p>WELLINGTON NERI RIBEIRO</text:p>
          </table:table-cell>
          <table:table-cell table:style-name="ce537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40" office:value-type="string" calcext:value-type="string">
            <text:p>F</text:p>
          </table:table-cell>
          <table:table-cell table:style-name="ce509" office:value-type="string" calcext:value-type="string">
            <text:p>F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10"/>
          <table:table-cell table:number-columns-repeated="16373"/>
        </table:table-row>
        <table:table-row table:style-name="ro2">
          <table:table-cell table:style-name="ce497" office:value-type="float" office:value="2578657" calcext:value-type="float">
            <text:p>2578657</text:p>
          </table:table-cell>
          <table:table-cell table:style-name="ce497" office:value-type="string" calcext:value-type="string">
            <text:p>JAIR DEIJA DA SILVA</text:p>
          </table:table-cell>
          <table:table-cell table:style-name="ce537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40" office:value-type="string" calcext:value-type="string">
            <text:p>F</text:p>
          </table:table-cell>
          <table:table-cell table:style-name="ce509" office:value-type="string" calcext:value-type="string">
            <text:p>F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10"/>
          <table:table-cell table:number-columns-repeated="16373"/>
        </table:table-row>
        <table:table-row table:style-name="ro2">
          <table:table-cell table:style-name="ce509" office:value-type="float" office:value="754804" calcext:value-type="float">
            <text:p>754804</text:p>
          </table:table-cell>
          <table:table-cell table:style-name="ce497" office:value-type="string" calcext:value-type="string">
            <text:p>TAMIRIS VIRGINIA LIMA PEREIRA DE OLIVEIRA</text:p>
          </table:table-cell>
          <table:table-cell table:style-name="ce537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40" office:value-type="string" calcext:value-type="string">
            <text:p>F</text:p>
          </table:table-cell>
          <table:table-cell table:style-name="ce509" office:value-type="string" calcext:value-type="string">
            <text:p>F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10"/>
          <table:table-cell table:number-columns-repeated="16373"/>
        </table:table-row>
        <table:table-row table:style-name="ro2">
          <table:table-cell table:style-name="ce494" office:value-type="float" office:value="2065288" calcext:value-type="float">
            <text:p>2065288</text:p>
          </table:table-cell>
          <table:table-cell table:style-name="ce509" office:value-type="string" calcext:value-type="string">
            <text:p>FABIO LOPES DE LIMA</text:p>
          </table:table-cell>
          <table:table-cell table:style-name="ce537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40" office:value-type="string" calcext:value-type="string">
            <text:p>F</text:p>
          </table:table-cell>
          <table:table-cell table:style-name="ce509" office:value-type="string" calcext:value-type="string">
            <text:p>F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10"/>
          <table:table-cell table:number-columns-repeated="16373"/>
        </table:table-row>
        <table:table-row table:style-name="ro2">
          <table:table-cell table:style-name="ce509" office:value-type="float" office:value="197750" calcext:value-type="float">
            <text:p>197750</text:p>
          </table:table-cell>
          <table:table-cell table:style-name="ce509" office:value-type="string" calcext:value-type="string">
            <text:p>FERNANDO ALAS RODRIGUES</text:p>
          </table:table-cell>
          <table:table-cell table:style-name="ce537" office:value-type="string" calcext:value-type="string">
            <text:p>OESTE</text:p>
          </table:table-cell>
          <table:table-cell table:style-name="ce509" office:value-type="string" calcext:value-type="string">
            <text:p>M/T</text:p>
          </table:table-cell>
          <table:table-cell table:style-name="ce545" office:value-type="string" calcext:value-type="string">
            <text:p>NÃO INTENSIVO</text:p>
          </table:table-cell>
          <table:table-cell table:style-name="ce540" office:value-type="string" calcext:value-type="string">
            <text:p>F</text:p>
          </table:table-cell>
          <table:table-cell table:style-name="ce509" office:value-type="string" calcext:value-type="string">
            <text:p>F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10"/>
          <table:table-cell table:number-columns-repeated="16373"/>
        </table:table-row>
        <table:table-row table:style-name="ro2">
          <table:table-cell table:style-name="ce509" office:value-type="float" office:value="1151754" calcext:value-type="float">
            <text:p>1151754</text:p>
          </table:table-cell>
          <table:table-cell table:style-name="ce530" office:value-type="string" calcext:value-type="string">
            <text:p>JOAO BATISTA DA COSTA MADUREIRA </text:p>
          </table:table-cell>
          <table:table-cell table:style-name="ce537" office:value-type="string" calcext:value-type="string">
            <text:p>OESTE</text:p>
          </table:table-cell>
          <table:table-cell table:style-name="ce509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40" office:value-type="string" calcext:value-type="string">
            <text:p>F</text:p>
          </table:table-cell>
          <table:table-cell table:style-name="ce509" office:value-type="string" calcext:value-type="string">
            <text:p>F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10"/>
          <table:table-cell table:number-columns-repeated="16373"/>
        </table:table-row>
        <table:table-row table:style-name="ro2">
          <table:table-cell table:style-name="ce509" office:value-type="float" office:value="994108" calcext:value-type="float">
            <text:p>994108</text:p>
          </table:table-cell>
          <table:table-cell table:style-name="ce497" office:value-type="string" calcext:value-type="string">
            <text:p>ELCIO JUNIO MARQUES DA SILVA</text:p>
          </table:table-cell>
          <table:table-cell table:style-name="ce537" office:value-type="string" calcext:value-type="string">
            <text:p>OESTE</text:p>
          </table:table-cell>
          <table:table-cell table:style-name="ce509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40" office:value-type="string" calcext:value-type="string">
            <text:p>F</text:p>
          </table:table-cell>
          <table:table-cell table:style-name="ce509" office:value-type="string" calcext:value-type="string">
            <text:p>F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10"/>
          <table:table-cell table:number-columns-repeated="16373"/>
        </table:table-row>
        <table:table-row table:style-name="ro2">
          <table:table-cell table:style-name="ce509" office:value-type="float" office:value="2560141" calcext:value-type="float">
            <text:p>2560141</text:p>
          </table:table-cell>
          <table:table-cell table:style-name="ce497" office:value-type="string" calcext:value-type="string">
            <text:p>EDSON BERNARDES DE SOUZA</text:p>
          </table:table-cell>
          <table:table-cell table:style-name="ce537" office:value-type="string" calcext:value-type="string">
            <text:p>OESTE</text:p>
          </table:table-cell>
          <table:table-cell table:style-name="ce509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40" office:value-type="string" calcext:value-type="string">
            <text:p>F</text:p>
          </table:table-cell>
          <table:table-cell table:style-name="ce509" office:value-type="string" calcext:value-type="string">
            <text:p>F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10"/>
          <table:table-cell table:number-columns-repeated="16373"/>
        </table:table-row>
        <table:table-row table:style-name="ro2">
          <table:table-cell table:style-name="ce509" office:value-type="float" office:value="2918703" calcext:value-type="float">
            <text:p>2918703</text:p>
          </table:table-cell>
          <table:table-cell table:style-name="ce509" office:value-type="string" calcext:value-type="string">
            <text:p>FRANCIELE APARECIDA DE SOUZA</text:p>
          </table:table-cell>
          <table:table-cell table:style-name="ce537" office:value-type="string" calcext:value-type="string">
            <text:p>OESTE</text:p>
          </table:table-cell>
          <table:table-cell table:style-name="ce509" office:value-type="string" calcext:value-type="string">
            <text:p>T</text:p>
          </table:table-cell>
          <table:table-cell table:style-name="ce545" office:value-type="string" calcext:value-type="string">
            <text:p>NÃO INTENSIVO</text:p>
          </table:table-cell>
          <table:table-cell table:style-name="ce540" office:value-type="string" calcext:value-type="string">
            <text:p>F</text:p>
          </table:table-cell>
          <table:table-cell table:style-name="ce509" office:value-type="string" calcext:value-type="string">
            <text:p>F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10"/>
          <table:table-cell table:number-columns-repeated="16373"/>
        </table:table-row>
        <table:table-row table:style-name="ro2">
          <table:table-cell table:style-name="ce497" office:value-type="float" office:value="1003895" calcext:value-type="float">
            <text:p>1003895</text:p>
          </table:table-cell>
          <table:table-cell table:style-name="ce497" office:value-type="string" calcext:value-type="string">
            <text:p>NILTON CÉSAR DA SILVA</text:p>
          </table:table-cell>
          <table:table-cell table:style-name="ce537" office:value-type="string" calcext:value-type="string">
            <text:p>OESTE</text:p>
          </table:table-cell>
          <table:table-cell table:style-name="ce509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40" office:value-type="string" calcext:value-type="string">
            <text:p>F</text:p>
          </table:table-cell>
          <table:table-cell table:style-name="ce509" office:value-type="string" calcext:value-type="string">
            <text:p>F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10"/>
          <table:table-cell table:number-columns-repeated="16373"/>
        </table:table-row>
        <table:table-row table:style-name="ro2">
          <table:table-cell table:style-name="ce509" office:value-type="float" office:value="870205" calcext:value-type="float">
            <text:p>870205</text:p>
          </table:table-cell>
          <table:table-cell table:style-name="ce509" office:value-type="string" calcext:value-type="string">
            <text:p>FRANCISCO GOMES DE ANDRADE NETO</text:p>
          </table:table-cell>
          <table:table-cell table:style-name="ce537" office:value-type="string" calcext:value-type="string">
            <text:p>OESTE</text:p>
          </table:table-cell>
          <table:table-cell table:style-name="ce509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40" office:value-type="string" calcext:value-type="string">
            <text:p>F</text:p>
          </table:table-cell>
          <table:table-cell table:style-name="ce509" office:value-type="string" calcext:value-type="string">
            <text:p>F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10"/>
          <table:table-cell table:number-columns-repeated="16373"/>
        </table:table-row>
        <table:table-row table:style-name="ro2">
          <table:table-cell table:style-name="ce509" office:value-type="float" office:value="1056607" calcext:value-type="float">
            <text:p>1056607</text:p>
          </table:table-cell>
          <table:table-cell table:style-name="ce497" office:value-type="string" calcext:value-type="string">
            <text:p>WESLEY ALVES DA SILVA </text:p>
          </table:table-cell>
          <table:table-cell table:style-name="ce537" office:value-type="string" calcext:value-type="string">
            <text:p>OESTE</text:p>
          </table:table-cell>
          <table:table-cell table:style-name="ce509" office:value-type="string" calcext:value-type="string">
            <text:p>M/T</text:p>
          </table:table-cell>
          <table:table-cell table:style-name="ce545" office:value-type="string" calcext:value-type="string">
            <text:p>NÃO INTENSIVO</text:p>
          </table:table-cell>
          <table:table-cell table:style-name="ce540" office:value-type="string" calcext:value-type="string">
            <text:p>p</text:p>
          </table:table-cell>
          <table:table-cell table:style-name="ce509" office:value-type="string" calcext:value-type="string">
            <text:p>F</text:p>
          </table:table-cell>
          <table:table-cell table:style-name="ce540" office:value-type="string" calcext:value-type="string">
            <text:p>F</text:p>
          </table:table-cell>
          <table:table-cell table:style-name="ce540" office:value-type="string" calcext:value-type="string">
            <text:p>p</text:p>
          </table:table-cell>
          <table:table-cell table:style-name="ce510"/>
          <table:table-cell table:number-columns-repeated="16373"/>
        </table:table-row>
        <table:table-row table:style-name="ro2">
          <table:table-cell table:style-name="ce509" office:value-type="float" office:value="620843" calcext:value-type="float">
            <text:p>620843</text:p>
          </table:table-cell>
          <table:table-cell table:style-name="ce497" office:value-type="string" calcext:value-type="string">
            <text:p>VALERIA ALVES DA SILVA</text:p>
          </table:table-cell>
          <table:table-cell table:style-name="ce537" office:value-type="string" calcext:value-type="string">
            <text:p>OESTE</text:p>
          </table:table-cell>
          <table:table-cell table:style-name="ce509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40" office:value-type="string" calcext:value-type="string">
            <text:p>F</text:p>
          </table:table-cell>
          <table:table-cell table:style-name="ce509" office:value-type="string" calcext:value-type="string">
            <text:p>F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10"/>
          <table:table-cell table:number-columns-repeated="16373"/>
        </table:table-row>
        <table:table-row table:style-name="ro2">
          <table:table-cell table:style-name="ce509" office:value-type="float" office:value="1257661" calcext:value-type="float">
            <text:p>1257661</text:p>
          </table:table-cell>
          <table:table-cell table:style-name="ce497" office:value-type="string" calcext:value-type="string">
            <text:p>MOISÉS DE PAULA JUNIOR</text:p>
          </table:table-cell>
          <table:table-cell table:style-name="ce537" office:value-type="string" calcext:value-type="string">
            <text:p>OESTE</text:p>
          </table:table-cell>
          <table:table-cell table:style-name="ce509" office:value-type="string" calcext:value-type="string">
            <text:p>T</text:p>
          </table:table-cell>
          <table:table-cell table:style-name="ce545" office:value-type="string" calcext:value-type="string">
            <text:p>NÃO INTENSIVO</text:p>
          </table:table-cell>
          <table:table-cell table:style-name="ce540" office:value-type="string" calcext:value-type="string">
            <text:p>F</text:p>
          </table:table-cell>
          <table:table-cell table:style-name="ce509" office:value-type="string" calcext:value-type="string">
            <text:p>F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10"/>
          <table:table-cell table:number-columns-repeated="16373"/>
        </table:table-row>
        <table:table-row table:style-name="ro2">
          <table:table-cell table:style-name="ce495" office:value-type="float" office:value="1361941" calcext:value-type="float">
            <text:p>1361941</text:p>
          </table:table-cell>
          <table:table-cell table:style-name="ce497" office:value-type="string" calcext:value-type="string">
            <text:p>RAFAELLE CRISTINA MARTINS VASCONCELOS</text:p>
          </table:table-cell>
          <table:table-cell table:style-name="ce537" office:value-type="string" calcext:value-type="string">
            <text:p>OESTE</text:p>
          </table:table-cell>
          <table:table-cell table:style-name="ce509" office:value-type="string" calcext:value-type="string">
            <text:p>M/T</text:p>
          </table:table-cell>
          <table:table-cell table:style-name="ce545" office:value-type="string" calcext:value-type="string">
            <text:p>NÃO INTENSIVO</text:p>
          </table:table-cell>
          <table:table-cell table:style-name="ce540" office:value-type="string" calcext:value-type="string">
            <text:p>F</text:p>
          </table:table-cell>
          <table:table-cell table:style-name="ce509" office:value-type="string" calcext:value-type="string">
            <text:p>F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10"/>
          <table:table-cell table:number-columns-repeated="16373"/>
        </table:table-row>
        <table:table-row table:style-name="ro2">
          <table:table-cell table:style-name="ce509" office:value-type="float" office:value="746731" calcext:value-type="float">
            <text:p>746731</text:p>
          </table:table-cell>
          <table:table-cell table:style-name="ce509" office:value-type="string" calcext:value-type="string">
            <text:p>REGINALDO APARECIDO FERREIRA</text:p>
          </table:table-cell>
          <table:table-cell table:style-name="ce537" office:value-type="string" calcext:value-type="string">
            <text:p>OESTE</text:p>
          </table:table-cell>
          <table:table-cell table:style-name="ce509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09" office:value-type="string" calcext:value-type="string">
            <text:p>P</text:p>
          </table:table-cell>
          <table:table-cell table:number-columns-repeated="2" table:style-name="ce509" office:value-type="string" calcext:value-type="string">
            <text:p>F</text:p>
          </table:table-cell>
          <table:table-cell table:style-name="ce540" office:value-type="string" calcext:value-type="string">
            <text:p>F</text:p>
          </table:table-cell>
          <table:table-cell table:style-name="ce510"/>
          <table:table-cell table:number-columns-repeated="16373"/>
        </table:table-row>
        <table:table-row table:style-name="ro2">
          <table:table-cell table:style-name="ce509" office:value-type="float" office:value="1481143" calcext:value-type="float">
            <text:p>1481143</text:p>
          </table:table-cell>
          <table:table-cell table:style-name="ce497" office:value-type="string" calcext:value-type="string">
            <text:p>NAIANA DOS SANTOS ASSIS DE DEUS</text:p>
          </table:table-cell>
          <table:table-cell table:style-name="ce537" office:value-type="string" calcext:value-type="string">
            <text:p>OESTE</text:p>
          </table:table-cell>
          <table:table-cell table:style-name="ce509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09"/>
          <table:table-cell table:style-name="ce510" table:number-columns-repeated="2"/>
          <table:table-cell table:style-name="ce540" office:value-type="string" calcext:value-type="string">
            <text:p>F</text:p>
          </table:table-cell>
          <table:table-cell table:style-name="ce510"/>
          <table:table-cell table:number-columns-repeated="16373"/>
        </table:table-row>
        <table:table-row table:style-name="ro2">
          <table:table-cell table:style-name="ce509" office:value-type="float" office:value="2235078" calcext:value-type="float">
            <text:p>2235078</text:p>
          </table:table-cell>
          <table:table-cell table:style-name="ce497" office:value-type="string" calcext:value-type="string">
            <text:p>DIONES DA ROCHA ALVES</text:p>
          </table:table-cell>
          <table:table-cell table:style-name="ce537" office:value-type="string" calcext:value-type="string">
            <text:p>OESTE</text:p>
          </table:table-cell>
          <table:table-cell table:style-name="ce509" office:value-type="string" calcext:value-type="string">
            <text:p>M/T</text:p>
          </table:table-cell>
          <table:table-cell table:style-name="ce545" office:value-type="string" calcext:value-type="string">
            <text:p>NÃO INTENSIVO</text:p>
          </table:table-cell>
          <table:table-cell table:style-name="ce510" table:number-columns-repeated="3"/>
          <table:table-cell table:style-name="ce509" office:value-type="string" calcext:value-type="string">
            <text:p>F</text:p>
          </table:table-cell>
          <table:table-cell table:style-name="ce510"/>
          <table:table-cell table:number-columns-repeated="16373"/>
        </table:table-row>
        <table:table-row table:style-name="ro4" table:number-rows-repeated="1047571">
          <table:table-cell table:number-columns-repeated="16383"/>
        </table:table-row>
        <table:table-row table:style-name="ro5" table:number-rows-repeated="935">
          <table:table-cell table:number-columns-repeated="16383"/>
        </table:table-row>
        <table:table-row table:style-name="ro5">
          <table:table-cell table:number-columns-repeated="16383"/>
        </table:table-row>
        <table:named-expressions>
          <table:named-range table:name="Print_Area" table:base-cell-address="$Segunda.$A$1" table:cell-range-address="$Segunda.$B$1:.$J$4"/>
        </table:named-expressions>
      </table:table>
      <table:table table:name="Terça" table:style-name="ta2">
        <office:forms form:automatic-focus="false" form:apply-design-mode="false"/>
        <table:table-column table:style-name="co1" table:default-cell-style-name="ce511"/>
        <table:table-column table:style-name="co13" table:default-cell-style-name="ce511"/>
        <table:table-column table:style-name="co3" table:default-cell-style-name="ce511"/>
        <table:table-column table:style-name="co14" table:default-cell-style-name="ce511"/>
        <table:table-column table:style-name="co15" table:default-cell-style-name="ce511"/>
        <table:table-column table:style-name="co6" table:default-cell-style-name="ce511"/>
        <table:table-column table:style-name="co7" table:default-cell-style-name="ce511"/>
        <table:table-column table:style-name="co16" table:default-cell-style-name="ce511"/>
        <table:table-column table:style-name="co17" table:number-columns-repeated="2" table:default-cell-style-name="ce511"/>
        <table:table-column table:style-name="co9" table:default-cell-style-name="ce511"/>
        <table:table-column table:style-name="co10" table:number-columns-repeated="21" table:default-cell-style-name="ce511"/>
        <table:table-column table:style-name="co11" table:number-columns-repeated="33" table:default-cell-style-name="Default"/>
        <table:table-column table:style-name="co12" table:number-columns-repeated="960" table:default-cell-style-name="Default"/>
        <table:table-row table:style-name="ro1">
          <table:table-cell table:style-name="ce1"/>
          <table:table-cell table:style-name="ce1" table:number-columns-spanned="10" table:number-rows-spanned="1"/>
          <table:covered-table-cell table:number-columns-repeated="9" table:style-name="ce1"/>
          <table:table-cell table:style-name="ce549" office:value-type="string" calcext:value-type="string">
            <text:p><text:s/></text:p>
          </table:table-cell>
          <table:table-cell table:style-name="ce549" table:number-columns-repeated="20"/>
          <table:table-cell table:number-columns-repeated="993"/>
        </table:table-row>
        <table:table-row table:style-name="ro1">
          <table:table-cell table:style-name="ce1"/>
          <table:table-cell table:style-name="ce1" office:value-type="string" calcext:value-type="string" table:number-columns-spanned="11" table:number-rows-spanned="1">
            <text:p>OUTUBRO (TERÇA-FEIRA)</text:p>
          </table:table-cell>
          <table:covered-table-cell table:number-columns-repeated="10" table:style-name="ce1"/>
          <table:table-cell table:style-name="ce549" table:number-columns-repeated="20"/>
          <table:table-cell table:number-columns-repeated="993"/>
        </table:table-row>
        <table:table-row table:style-name="ro1">
          <table:table-cell table:style-name="ce2" office:value-type="string" calcext:value-type="string">
            <text:p>Prontuário</text:p>
          </table:table-cell>
          <table:table-cell table:style-name="ce2" office:value-type="string" calcext:value-type="string">
            <text:p>Nome</text:p>
          </table:table-cell>
          <table:table-cell table:style-name="ce531" office:value-type="string" calcext:value-type="string">
            <text:p>Setor</text:p>
          </table:table-cell>
          <table:table-cell table:style-name="ce2" office:value-type="string" calcext:value-type="string">
            <text:p>Rotina</text:p>
          </table:table-cell>
          <table:table-cell table:style-name="ce2" office:value-type="string" calcext:value-type="string">
            <text:p>Modalidade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547" office:value-type="string" calcext:value-type="string">
            <text:p>Contato:</text:p>
          </table:table-cell>
          <table:table-cell table:style-name="ce549" table:number-columns-repeated="21"/>
          <table:table-cell table:number-columns-repeated="993"/>
        </table:table-row>
        <table:table-row table:style-name="ro1">
          <table:table-cell table:style-name="ce488" office:value-type="float" office:value="2424788" calcext:value-type="float">
            <text:p>2424788</text:p>
          </table:table-cell>
          <table:table-cell table:style-name="ce512" office:value-type="string" calcext:value-type="string">
            <text:p>ANTÔNIO CARLOS GUILHERME</text:p>
          </table:table-cell>
          <table:table-cell table:style-name="ce499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style-name="ce508" office:value-type="string" calcext:value-type="string">
            <text:p>p</text:p>
          </table:table-cell>
          <table:table-cell table:style-name="ce508" office:value-type="string" calcext:value-type="string">
            <text:p>F</text:p>
          </table:table-cell>
          <table:table-cell table:style-name="ce508" office:value-type="string" calcext:value-type="string">
            <text:p>P</text:p>
          </table:table-cell>
          <table:table-cell table:style-name="ce508" office:value-type="string" calcext:value-type="string">
            <text:p>p</text:p>
          </table:table-cell>
          <table:table-cell table:style-name="ce508"/>
          <table:table-cell table:style-name="ce548"/>
          <table:table-cell table:style-name="ce551" table:number-columns-repeated="1014"/>
        </table:table-row>
        <table:table-row table:style-name="ro1">
          <table:table-cell table:style-name="ce491" office:value-type="float" office:value="866056" calcext:value-type="float">
            <text:p>866056</text:p>
          </table:table-cell>
          <table:table-cell table:style-name="ce514" office:value-type="string" calcext:value-type="string">
            <text:p>EDSON FREITAS DOS SANTOS</text:p>
          </table:table-cell>
          <table:table-cell table:style-name="ce533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number-columns-repeated="4" table:style-name="ce508" office:value-type="string" calcext:value-type="string">
            <text:p>F</text:p>
          </table:table-cell>
          <table:table-cell table:style-name="ce508"/>
          <table:table-cell table:style-name="ce548"/>
          <table:table-cell table:style-name="ce551" table:number-columns-repeated="1014"/>
        </table:table-row>
        <table:table-row table:style-name="ro1">
          <table:table-cell table:style-name="ce495" office:value-type="float" office:value="2415685" calcext:value-type="float">
            <text:p>2415685</text:p>
          </table:table-cell>
          <table:table-cell table:style-name="ce518" office:value-type="string" calcext:value-type="string">
            <text:p>DANILLO BRAGA</text:p>
          </table:table-cell>
          <table:table-cell table:style-name="ce504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number-columns-repeated="2" table:style-name="ce508" office:value-type="string" calcext:value-type="string">
            <text:p>F</text:p>
          </table:table-cell>
          <table:table-cell table:style-name="ce508" office:value-type="string" calcext:value-type="string">
            <text:p>P</text:p>
          </table:table-cell>
          <table:table-cell table:style-name="ce508" office:value-type="string" calcext:value-type="string">
            <text:p>F</text:p>
          </table:table-cell>
          <table:table-cell table:style-name="ce508"/>
          <table:table-cell table:style-name="ce551" table:number-columns-repeated="1013"/>
          <table:table-cell table:number-columns-repeated="2"/>
        </table:table-row>
        <table:table-row table:style-name="ro1">
          <table:table-cell table:style-name="ce496" office:value-type="float" office:value="830601" calcext:value-type="float">
            <text:p>830601</text:p>
          </table:table-cell>
          <table:table-cell table:style-name="ce515" office:value-type="string" calcext:value-type="string">
            <text:p>VANDELINO ALCION GOMES DA COSTA</text:p>
          </table:table-cell>
          <table:table-cell table:style-name="ce499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number-columns-repeated="3" table:style-name="ce508" office:value-type="string" calcext:value-type="string">
            <text:p>F</text:p>
          </table:table-cell>
          <table:table-cell table:style-name="ce508" office:value-type="string" calcext:value-type="string">
            <text:p>p</text:p>
          </table:table-cell>
          <table:table-cell table:style-name="ce508"/>
          <table:table-cell table:style-name="ce551" table:number-columns-repeated="1013"/>
          <table:table-cell table:number-columns-repeated="2"/>
        </table:table-row>
        <table:table-row table:style-name="ro1">
          <table:table-cell table:style-name="ce495" office:value-type="float" office:value="2693362" calcext:value-type="float">
            <text:p>2693362</text:p>
          </table:table-cell>
          <table:table-cell table:style-name="ce518" office:value-type="string" calcext:value-type="string">
            <text:p>WANDERSON CRISTIAN LOURENCO</text:p>
          </table:table-cell>
          <table:table-cell table:style-name="ce508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number-columns-repeated="3" table:style-name="ce508" office:value-type="string" calcext:value-type="string">
            <text:p>F</text:p>
          </table:table-cell>
          <table:table-cell table:style-name="ce508" office:value-type="string" calcext:value-type="string">
            <text:p>p</text:p>
          </table:table-cell>
          <table:table-cell table:style-name="ce508"/>
          <table:table-cell table:style-name="ce551" table:number-columns-repeated="1013"/>
          <table:table-cell table:number-columns-repeated="2"/>
        </table:table-row>
        <table:table-row table:style-name="ro1">
          <table:table-cell table:style-name="ce497" office:value-type="float" office:value="1029230" calcext:value-type="float">
            <text:p>1029230</text:p>
          </table:table-cell>
          <table:table-cell table:style-name="ce520" office:value-type="string" calcext:value-type="string">
            <text:p>JONES ANTÔNIO SOUZA</text:p>
          </table:table-cell>
          <table:table-cell table:style-name="ce533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number-columns-repeated="4" table:style-name="ce508" office:value-type="string" calcext:value-type="string">
            <text:p>F</text:p>
          </table:table-cell>
          <table:table-cell table:style-name="ce508"/>
          <table:table-cell table:style-name="ce551" table:number-columns-repeated="1013"/>
          <table:table-cell table:number-columns-repeated="2"/>
        </table:table-row>
        <table:table-row table:style-name="ro1">
          <table:table-cell table:style-name="ce496" office:value-type="float" office:value="635638" calcext:value-type="float">
            <text:p>635638</text:p>
          </table:table-cell>
          <table:table-cell table:style-name="ce515" office:value-type="string" calcext:value-type="string">
            <text:p>ANA PAULA SOARES GOUVEIA</text:p>
          </table:table-cell>
          <table:table-cell table:style-name="ce499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style-name="ce508" office:value-type="string" calcext:value-type="string">
            <text:p>P</text:p>
          </table:table-cell>
          <table:table-cell table:number-columns-repeated="3" table:style-name="ce508" office:value-type="string" calcext:value-type="string">
            <text:p>F</text:p>
          </table:table-cell>
          <table:table-cell table:style-name="ce508"/>
          <table:table-cell table:style-name="ce551" table:number-columns-repeated="1013"/>
          <table:table-cell table:number-columns-repeated="2"/>
        </table:table-row>
        <table:table-row table:style-name="ro1">
          <table:table-cell table:style-name="ce15" office:value-type="float" office:value="836846" calcext:value-type="float">
            <text:p>836846</text:p>
          </table:table-cell>
          <table:table-cell table:style-name="ce40" office:value-type="string" calcext:value-type="string">
            <text:p>ARDISSOM ANTONIO ERNESTO</text:p>
          </table:table-cell>
          <table:table-cell table:style-name="ce499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style-name="ce508" office:value-type="string" calcext:value-type="string">
            <text:p>P</text:p>
          </table:table-cell>
          <table:table-cell table:number-columns-repeated="3" table:style-name="ce508" office:value-type="string" calcext:value-type="string">
            <text:p>F</text:p>
          </table:table-cell>
          <table:table-cell table:style-name="ce508"/>
          <table:table-cell table:style-name="ce551" table:number-columns-repeated="1013"/>
          <table:table-cell table:number-columns-repeated="2"/>
        </table:table-row>
        <table:table-row table:style-name="ro1">
          <table:table-cell table:style-name="ce20" office:value-type="float" office:value="550664" calcext:value-type="float">
            <text:p>550664</text:p>
          </table:table-cell>
          <table:table-cell table:style-name="ce46" office:value-type="string" calcext:value-type="string">
            <text:p>ADEMIR PEREIRA SILVA</text:p>
          </table:table-cell>
          <table:table-cell table:style-name="ce502" office:value-type="string" calcext:value-type="string">
            <text:p>OESTE</text:p>
          </table:table-cell>
          <table:table-cell table:style-name="ce538" office:value-type="string" calcext:value-type="string">
            <text:p>H</text:p>
          </table:table-cell>
          <table:table-cell table:style-name="ce534" office:value-type="string" calcext:value-type="string">
            <text:p>INTENSIVO INTEGRAL</text:p>
          </table:table-cell>
          <table:table-cell table:style-name="ce508" table:number-columns-repeated="2"/>
          <table:table-cell table:number-columns-repeated="2" table:style-name="ce508" office:value-type="string" calcext:value-type="string">
            <text:p>P</text:p>
          </table:table-cell>
          <table:table-cell table:style-name="ce548"/>
          <table:table-cell table:style-name="ce551" table:number-columns-repeated="1013"/>
          <table:table-cell table:number-columns-repeated="2"/>
        </table:table-row>
        <table:table-row table:style-name="ro1">
          <table:table-cell table:style-name="ce496" office:value-type="float" office:value="874732" calcext:value-type="float">
            <text:p>874732</text:p>
          </table:table-cell>
          <table:table-cell table:style-name="ce515" office:value-type="string" calcext:value-type="string">
            <text:p>JOSE ELIAS ISIDORIO LOPES</text:p>
          </table:table-cell>
          <table:table-cell table:style-name="ce499" office:value-type="string" calcext:value-type="string">
            <text:p>OESTE</text:p>
          </table:table-cell>
          <table:table-cell table:style-name="ce538" office:value-type="string" calcext:value-type="string">
            <text:p>H</text:p>
          </table:table-cell>
          <table:table-cell table:style-name="ce534" office:value-type="string" calcext:value-type="string">
            <text:p>INTENSIVO INTEGRAL</text:p>
          </table:table-cell>
          <table:table-cell table:style-name="ce508" table:number-columns-repeated="4"/>
          <table:table-cell table:style-name="ce548"/>
          <table:table-cell table:style-name="ce551" table:number-columns-repeated="1013"/>
          <table:table-cell table:number-columns-repeated="2"/>
        </table:table-row>
        <table:table-row table:style-name="ro1">
          <table:table-cell table:style-name="ce2" office:value-type="string" calcext:value-type="string">
            <text:p>Prontuário</text:p>
          </table:table-cell>
          <table:table-cell table:style-name="ce2" office:value-type="string" calcext:value-type="string">
            <text:p>Nome</text:p>
          </table:table-cell>
          <table:table-cell table:style-name="ce531" office:value-type="string" calcext:value-type="string">
            <text:p>Setor</text:p>
          </table:table-cell>
          <table:table-cell table:style-name="ce2" office:value-type="string" calcext:value-type="string">
            <text:p>Rotina</text:p>
          </table:table-cell>
          <table:table-cell table:style-name="ce2" office:value-type="string" calcext:value-type="string">
            <text:p>Modalidade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547" office:value-type="string" calcext:value-type="string">
            <text:p>Contato:</text:p>
          </table:table-cell>
          <table:table-cell table:style-name="ce549" table:number-columns-repeated="21"/>
          <table:table-cell table:number-columns-repeated="993"/>
        </table:table-row>
        <table:table-row table:style-name="ro1">
          <table:table-cell table:style-name="ce2" table:number-columns-repeated="5"/>
          <table:table-cell table:style-name="ce58" table:number-columns-repeated="5"/>
          <table:table-cell table:style-name="ce547"/>
          <table:table-cell table:style-name="ce549" table:number-columns-repeated="21"/>
          <table:table-cell table:number-columns-repeated="993"/>
        </table:table-row>
        <table:table-row table:style-name="ro1">
          <table:table-cell table:style-name="ce498"/>
          <table:table-cell table:style-name="ce522"/>
          <table:table-cell table:style-name="ce498"/>
          <table:table-cell table:style-name="ce539"/>
          <table:table-cell table:style-name="ce542"/>
          <table:table-cell table:style-name="ce539" table:number-columns-repeated="6"/>
          <table:table-cell table:style-name="ce552" table:number-columns-repeated="21"/>
          <table:table-cell table:number-columns-repeated="993"/>
        </table:table-row>
        <table:table-row table:style-name="ro1">
          <table:table-cell table:style-name="ce539"/>
          <table:table-cell table:style-name="ce1" office:value-type="string" calcext:value-type="string" table:number-columns-spanned="11" table:number-rows-spanned="1">
            <text:p>SETEMBRO (TERÇA-FEIRA)</text:p>
          </table:table-cell>
          <table:covered-table-cell table:number-columns-repeated="10" table:style-name="ce1"/>
          <table:table-cell table:style-name="ce552" table:number-columns-repeated="20"/>
          <table:table-cell table:number-columns-repeated="993"/>
        </table:table-row>
        <table:table-row table:style-name="ro1">
          <table:table-cell table:style-name="ce2" office:value-type="string" calcext:value-type="string">
            <text:p>Prontuário</text:p>
          </table:table-cell>
          <table:table-cell table:style-name="ce2" office:value-type="string" calcext:value-type="string">
            <text:p>Nome</text:p>
          </table:table-cell>
          <table:table-cell table:style-name="ce531" office:value-type="string" calcext:value-type="string">
            <text:p>Setor</text:p>
          </table:table-cell>
          <table:table-cell table:style-name="ce2" office:value-type="string" calcext:value-type="string">
            <text:p>Rotina</text:p>
          </table:table-cell>
          <table:table-cell table:style-name="ce2" office:value-type="string" calcext:value-type="string">
            <text:p>Modalidade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547" office:value-type="string" calcext:value-type="string">
            <text:p>Contato:</text:p>
          </table:table-cell>
          <table:table-cell table:style-name="ce552" table:number-columns-repeated="21"/>
          <table:table-cell table:number-columns-repeated="993"/>
        </table:table-row>
        <table:table-row table:style-name="ro1">
          <table:table-cell table:style-name="ce499" office:value-type="float" office:value="1262733" calcext:value-type="float">
            <text:p>1262733</text:p>
          </table:table-cell>
          <table:table-cell table:style-name="ce515" office:value-type="string" calcext:value-type="string">
            <text:p>MANOEL OZAMILDO ALVES</text:p>
          </table:table-cell>
          <table:table-cell table:style-name="ce499" office:value-type="string" calcext:value-type="string">
            <text:p>OESTE</text:p>
          </table:table-cell>
          <table:table-cell table:style-name="ce540" office:value-type="string" calcext:value-type="string">
            <text:p>M/T</text:p>
          </table:table-cell>
          <table:table-cell table:style-name="ce543" office:value-type="string" calcext:value-type="string">
            <text:p>SEMI-INTENSIVO</text:p>
          </table:table-cell>
          <table:table-cell table:number-columns-repeated="2" table:style-name="ce540" office:value-type="string" calcext:value-type="string">
            <text:p>p</text:p>
          </table:table-cell>
          <table:table-cell table:style-name="ce540" office:value-type="string" calcext:value-type="string">
            <text:p>P</text:p>
          </table:table-cell>
          <table:table-cell table:style-name="ce540" office:value-type="string" calcext:value-type="string">
            <text:p>p</text:p>
          </table:table-cell>
          <table:table-cell table:style-name="ce540" table:number-columns-repeated="2"/>
          <table:table-cell table:style-name="ce553" table:number-columns-repeated="21"/>
          <table:table-cell table:style-name="ce551" table:number-columns-repeated="34"/>
          <table:table-cell table:number-columns-repeated="959"/>
        </table:table-row>
        <table:table-row table:style-name="ro1">
          <table:table-cell table:style-name="ce1" office:value-type="string" calcext:value-type="string" table:number-columns-spanned="11" table:number-rows-spanned="1">
            <text:p>AGOSTO (TERÇA-FEIRA)</text:p>
          </table:table-cell>
          <table:covered-table-cell table:number-columns-repeated="10" table:style-name="ce1"/>
          <table:table-cell table:style-name="ce549" table:number-columns-repeated="21"/>
          <table:table-cell table:number-columns-repeated="993"/>
        </table:table-row>
        <table:table-row table:style-name="ro1">
          <table:table-cell table:style-name="ce3" office:value-type="string" calcext:value-type="string">
            <text:p>Prontuário</text:p>
          </table:table-cell>
          <table:table-cell table:style-name="ce3" office:value-type="string" calcext:value-type="string">
            <text:p>Nome</text:p>
          </table:table-cell>
          <table:table-cell table:style-name="ce531" office:value-type="string" calcext:value-type="string">
            <text:p>Setor</text:p>
          </table:table-cell>
          <table:table-cell table:style-name="ce3" office:value-type="string" calcext:value-type="string">
            <text:p>Rotina</text:p>
          </table:table-cell>
          <table:table-cell table:style-name="ce3" office:value-type="string" calcext:value-type="string">
            <text:p>Modalidade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63" office:value-type="string" calcext:value-type="string">
            <text:p>Contato:</text:p>
          </table:table-cell>
          <table:table-cell table:style-name="ce549" table:number-columns-repeated="21"/>
          <table:table-cell table:number-columns-repeated="993"/>
        </table:table-row>
        <table:table-row table:style-name="ro1">
          <table:table-cell table:style-name="ce500" office:value-type="float" office:value="1215578" calcext:value-type="float">
            <text:p>1215578</text:p>
          </table:table-cell>
          <table:table-cell table:style-name="ce561" office:value-type="string" calcext:value-type="string">
            <text:p>BEATRIZ MIGUEL DA SILVA</text:p>
          </table:table-cell>
          <table:table-cell table:style-name="ce499" office:value-type="string" calcext:value-type="string">
            <text:p>OESTE</text:p>
          </table:table-cell>
          <table:table-cell table:style-name="ce540"/>
          <table:table-cell table:style-name="ce544" office:value-type="string" calcext:value-type="string">
            <text:p>NÃO INTENSIVO</text:p>
          </table:table-cell>
          <table:table-cell table:style-name="ce540"/>
          <table:table-cell table:style-name="ce540" office:value-type="string" calcext:value-type="string">
            <text:p>P</text:p>
          </table:table-cell>
          <table:table-cell table:style-name="ce540" table:number-columns-repeated="4"/>
          <table:table-cell table:style-name="ce553" table:number-columns-repeated="21"/>
          <table:table-cell table:style-name="ce551" table:number-columns-repeated="34"/>
          <table:table-cell table:number-columns-repeated="959"/>
        </table:table-row>
        <table:table-row table:style-name="ro1">
          <table:table-cell table:style-name="ce496" office:value-type="float" office:value="1271524" calcext:value-type="float">
            <text:p>1271524</text:p>
          </table:table-cell>
          <table:table-cell table:style-name="ce515" office:value-type="string" calcext:value-type="string">
            <text:p>CELIO APARECIDO DE MORAES </text:p>
          </table:table-cell>
          <table:table-cell table:style-name="ce499" office:value-type="string" calcext:value-type="string">
            <text:p>OESTE </text:p>
          </table:table-cell>
          <table:table-cell table:style-name="ce540" office:value-type="string" calcext:value-type="string">
            <text:p>M</text:p>
          </table:table-cell>
          <table:table-cell table:style-name="ce544" office:value-type="string" calcext:value-type="string">
            <text:p>NÃO INTENSIVO</text:p>
          </table:table-cell>
          <table:table-cell table:number-columns-repeated="4" table:style-name="ce540" office:value-type="string" calcext:value-type="string">
            <text:p>F</text:p>
          </table:table-cell>
          <table:table-cell table:style-name="ce540" table:number-columns-repeated="2"/>
          <table:table-cell table:style-name="ce553" table:number-columns-repeated="21"/>
          <table:table-cell table:style-name="ce551" table:number-columns-repeated="34"/>
          <table:table-cell table:number-columns-repeated="959"/>
        </table:table-row>
        <table:table-row table:style-name="ro1">
          <table:table-cell table:style-name="ce496" office:value-type="float" office:value="651893" calcext:value-type="float">
            <text:p>651893</text:p>
          </table:table-cell>
          <table:table-cell table:style-name="ce515" office:value-type="string" calcext:value-type="string">
            <text:p>CLEITON DE OLIVEIRA MIRANDA</text:p>
          </table:table-cell>
          <table:table-cell table:style-name="ce499" office:value-type="string" calcext:value-type="string">
            <text:p>OESTE</text:p>
          </table:table-cell>
          <table:table-cell table:style-name="ce540" office:value-type="string" calcext:value-type="string">
            <text:p>M</text:p>
          </table:table-cell>
          <table:table-cell table:style-name="ce544" office:value-type="string" calcext:value-type="string">
            <text:p>NÃO INTENSIVO</text:p>
          </table:table-cell>
          <table:table-cell table:number-columns-repeated="4" table:style-name="ce540" office:value-type="string" calcext:value-type="string">
            <text:p>F</text:p>
          </table:table-cell>
          <table:table-cell table:style-name="ce540" table:number-columns-repeated="2"/>
          <table:table-cell table:style-name="ce553" table:number-columns-repeated="21"/>
          <table:table-cell table:style-name="ce551" table:number-columns-repeated="993"/>
        </table:table-row>
        <table:table-row table:style-name="ro1">
          <table:table-cell table:style-name="ce544" office:value-type="float" office:value="587629" calcext:value-type="float">
            <text:p>587629</text:p>
          </table:table-cell>
          <table:table-cell table:style-name="ce562" office:value-type="string" calcext:value-type="string">
            <text:p>DURVAL MARINO CARVALHO BORGES</text:p>
          </table:table-cell>
          <table:table-cell table:style-name="ce544" office:value-type="string" calcext:value-type="string">
            <text:p>OESTE</text:p>
          </table:table-cell>
          <table:table-cell table:style-name="ce540"/>
          <table:table-cell table:style-name="ce544" office:value-type="string" calcext:value-type="string">
            <text:p>NÃO INTENSIVO</text:p>
          </table:table-cell>
          <table:table-cell table:style-name="ce540" table:number-columns-repeated="6"/>
          <table:table-cell table:style-name="ce553" table:number-columns-repeated="21"/>
          <table:table-cell table:style-name="ce551" table:number-columns-repeated="993"/>
        </table:table-row>
        <table:table-row table:style-name="ro1">
          <table:table-cell table:style-name="ce499" office:value-type="float" office:value="1163780" calcext:value-type="float">
            <text:p>1163780</text:p>
          </table:table-cell>
          <table:table-cell table:style-name="ce563" office:value-type="string" calcext:value-type="string">
            <text:p>EDILSON SILVA</text:p>
          </table:table-cell>
          <table:table-cell table:style-name="ce544" office:value-type="string" calcext:value-type="string">
            <text:p>OESTE</text:p>
          </table:table-cell>
          <table:table-cell table:style-name="ce540"/>
          <table:table-cell table:style-name="ce544" office:value-type="string" calcext:value-type="string">
            <text:p>NÃO INTENSIVO</text:p>
          </table:table-cell>
          <table:table-cell table:style-name="ce540" table:number-columns-repeated="6"/>
          <table:table-cell table:style-name="ce553" table:number-columns-repeated="21"/>
          <table:table-cell table:style-name="ce551" table:number-columns-repeated="993"/>
        </table:table-row>
        <table:table-row table:style-name="ro1">
          <table:table-cell table:style-name="ce496" office:value-type="float" office:value="1305972" calcext:value-type="float">
            <text:p>1305972</text:p>
          </table:table-cell>
          <table:table-cell table:style-name="ce543" office:value-type="string" calcext:value-type="string">
            <text:p>ELSON DAVI RAMOS</text:p>
          </table:table-cell>
          <table:table-cell table:style-name="ce544" office:value-type="string" calcext:value-type="string">
            <text:p>OESTE</text:p>
          </table:table-cell>
          <table:table-cell table:style-name="ce540" office:value-type="string" calcext:value-type="string">
            <text:p>T</text:p>
          </table:table-cell>
          <table:table-cell table:style-name="ce544" office:value-type="string" calcext:value-type="string">
            <text:p>NÃO INTENSIVO</text:p>
          </table:table-cell>
          <table:table-cell table:number-columns-repeated="4" table:style-name="ce540" office:value-type="string" calcext:value-type="string">
            <text:p>F</text:p>
          </table:table-cell>
          <table:table-cell table:style-name="ce540" table:number-columns-repeated="2"/>
          <table:table-cell table:style-name="ce553" table:number-columns-repeated="21"/>
          <table:table-cell table:style-name="ce551" table:number-columns-repeated="993"/>
        </table:table-row>
        <table:table-row table:style-name="ro1">
          <table:table-cell table:style-name="ce496" office:value-type="float" office:value="691115" calcext:value-type="float">
            <text:p>691115</text:p>
          </table:table-cell>
          <table:table-cell table:style-name="ce515" office:value-type="string" calcext:value-type="string">
            <text:p>EDNA SANTOS</text:p>
          </table:table-cell>
          <table:table-cell table:style-name="ce499" office:value-type="string" calcext:value-type="string">
            <text:p>OESTE</text:p>
          </table:table-cell>
          <table:table-cell table:style-name="ce540"/>
          <table:table-cell table:style-name="ce544" office:value-type="string" calcext:value-type="string">
            <text:p>NÃO INTENSIVO</text:p>
          </table:table-cell>
          <table:table-cell table:style-name="ce540" table:number-columns-repeated="6"/>
          <table:table-cell table:style-name="ce553" table:number-columns-repeated="21"/>
          <table:table-cell table:style-name="ce551" table:number-columns-repeated="993"/>
        </table:table-row>
        <table:table-row table:style-name="ro1">
          <table:table-cell table:style-name="ce496" office:value-type="float" office:value="997960" calcext:value-type="float">
            <text:p>997960</text:p>
          </table:table-cell>
          <table:table-cell table:style-name="ce515" office:value-type="string" calcext:value-type="string">
            <text:p>EVERALDO XAVIER DUTRA</text:p>
          </table:table-cell>
          <table:table-cell table:style-name="ce499" office:value-type="string" calcext:value-type="string">
            <text:p>OESTE</text:p>
          </table:table-cell>
          <table:table-cell table:style-name="ce540"/>
          <table:table-cell table:style-name="ce544" office:value-type="string" calcext:value-type="string">
            <text:p>NÃO INTENSIVO</text:p>
          </table:table-cell>
          <table:table-cell table:style-name="ce540" table:number-columns-repeated="6"/>
          <table:table-cell table:style-name="ce553" table:number-columns-repeated="21"/>
          <table:table-cell table:style-name="ce551" table:number-columns-repeated="993"/>
        </table:table-row>
        <table:table-row table:style-name="ro1">
          <table:table-cell table:style-name="ce496" office:value-type="float" office:value="620604" calcext:value-type="float">
            <text:p>620604</text:p>
          </table:table-cell>
          <table:table-cell table:style-name="ce515" office:value-type="string" calcext:value-type="string">
            <text:p>FERNANDA APARECIDA ROSA</text:p>
          </table:table-cell>
          <table:table-cell table:style-name="ce544" office:value-type="string" calcext:value-type="string">
            <text:p>OESTE</text:p>
          </table:table-cell>
          <table:table-cell table:style-name="ce540"/>
          <table:table-cell table:style-name="ce544" office:value-type="string" calcext:value-type="string">
            <text:p>NÃO INTENSIVO</text:p>
          </table:table-cell>
          <table:table-cell table:style-name="ce540" table:number-columns-repeated="6"/>
          <table:table-cell table:style-name="ce553" table:number-columns-repeated="21"/>
          <table:table-cell table:style-name="ce551" table:number-columns-repeated="993"/>
        </table:table-row>
        <table:table-row table:style-name="ro1">
          <table:table-cell table:style-name="ce544" office:value-type="float" office:value="1200548" calcext:value-type="float">
            <text:p>1200548</text:p>
          </table:table-cell>
          <table:table-cell table:style-name="ce563" office:value-type="string" calcext:value-type="string">
            <text:p>GILBERTO VIEIRA</text:p>
          </table:table-cell>
          <table:table-cell table:style-name="ce544" office:value-type="string" calcext:value-type="string">
            <text:p>OESTE</text:p>
          </table:table-cell>
          <table:table-cell table:style-name="ce540"/>
          <table:table-cell table:style-name="ce544" office:value-type="string" calcext:value-type="string">
            <text:p>NÃO INTENSIVO</text:p>
          </table:table-cell>
          <table:table-cell table:style-name="ce540" table:number-columns-repeated="6"/>
          <table:table-cell table:style-name="ce553" table:number-columns-repeated="21"/>
          <table:table-cell table:style-name="ce551" table:number-columns-repeated="993"/>
        </table:table-row>
        <table:table-row table:style-name="ro1">
          <table:table-cell table:style-name="ce501" office:value-type="float" office:value="613608" calcext:value-type="float">
            <text:p>613608</text:p>
          </table:table-cell>
          <table:table-cell table:style-name="ce524" office:value-type="string" calcext:value-type="string">
            <text:p>IRAN RODRIGUES ANDRADE</text:p>
          </table:table-cell>
          <table:table-cell table:style-name="ce544" office:value-type="string" calcext:value-type="string">
            <text:p>OESTE</text:p>
          </table:table-cell>
          <table:table-cell table:style-name="ce540" office:value-type="string" calcext:value-type="string">
            <text:p>M</text:p>
          </table:table-cell>
          <table:table-cell table:style-name="ce544" office:value-type="string" calcext:value-type="string">
            <text:p>NÃO INTENSIVO</text:p>
          </table:table-cell>
          <table:table-cell table:number-columns-repeated="4" table:style-name="ce540" office:value-type="string" calcext:value-type="string">
            <text:p>F</text:p>
          </table:table-cell>
          <table:table-cell table:style-name="ce540" table:number-columns-repeated="2"/>
          <table:table-cell table:style-name="ce553" table:number-columns-repeated="21"/>
          <table:table-cell table:style-name="ce551" table:number-columns-repeated="993"/>
        </table:table-row>
        <table:table-row table:style-name="ro1">
          <table:table-cell table:style-name="ce496" office:value-type="float" office:value="663313" calcext:value-type="float">
            <text:p>663313</text:p>
          </table:table-cell>
          <table:table-cell table:style-name="ce515" office:value-type="string" calcext:value-type="string">
            <text:p>LEANDRO TEIXEIRA DE SOUZA</text:p>
          </table:table-cell>
          <table:table-cell table:style-name="ce499" office:value-type="string" calcext:value-type="string">
            <text:p>OESTE</text:p>
          </table:table-cell>
          <table:table-cell table:style-name="ce540"/>
          <table:table-cell table:style-name="ce544" office:value-type="string" calcext:value-type="string">
            <text:p>NÃO INTENSIVO</text:p>
          </table:table-cell>
          <table:table-cell table:style-name="ce540" table:number-columns-repeated="6"/>
          <table:table-cell table:style-name="ce553" table:number-columns-repeated="21"/>
          <table:table-cell table:style-name="ce551" table:number-columns-repeated="993"/>
        </table:table-row>
        <table:table-row table:style-name="ro1">
          <table:table-cell table:style-name="ce544" office:value-type="float" office:value="2748029" calcext:value-type="float">
            <text:p>2748029</text:p>
          </table:table-cell>
          <table:table-cell table:style-name="ce526" office:value-type="string" calcext:value-type="string">
            <text:p>LUCAS DANIEL RODRIGUES</text:p>
          </table:table-cell>
          <table:table-cell table:style-name="ce544" office:value-type="string" calcext:value-type="string">
            <text:p>OESTE</text:p>
          </table:table-cell>
          <table:table-cell table:style-name="ce540"/>
          <table:table-cell table:style-name="ce544" office:value-type="string" calcext:value-type="string">
            <text:p>NÃO INTENSIVO</text:p>
          </table:table-cell>
          <table:table-cell table:style-name="ce540" table:number-columns-repeated="6"/>
          <table:table-cell table:style-name="ce553" table:number-columns-repeated="21"/>
          <table:table-cell table:style-name="ce551" table:number-columns-repeated="993"/>
        </table:table-row>
        <table:table-row table:style-name="ro1">
          <table:table-cell table:style-name="ce559" office:value-type="float" office:value="683914" calcext:value-type="float">
            <text:p>683914</text:p>
          </table:table-cell>
          <table:table-cell table:style-name="ce564" office:value-type="string" calcext:value-type="string">
            <text:p>RAFAEL HILÁRIO DOS SANTOS</text:p>
          </table:table-cell>
          <table:table-cell table:style-name="ce499" office:value-type="string" calcext:value-type="string">
            <text:p>OESTE</text:p>
          </table:table-cell>
          <table:table-cell table:style-name="ce541"/>
          <table:table-cell table:style-name="ce544" office:value-type="string" calcext:value-type="string">
            <text:p>NÃO INTENSIVO</text:p>
          </table:table-cell>
          <table:table-cell table:style-name="ce505" table:number-columns-repeated="2"/>
          <table:table-cell table:style-name="ce541" table:number-columns-repeated="4"/>
          <table:table-cell table:style-name="ce554" table:number-columns-repeated="21"/>
          <table:table-cell table:style-name="ce551" table:number-columns-repeated="993"/>
        </table:table-row>
        <table:table-row table:style-name="ro1">
          <table:table-cell table:style-name="ce496" office:value-type="float" office:value="1495839" calcext:value-type="float">
            <text:p>1495839</text:p>
          </table:table-cell>
          <table:table-cell table:style-name="ce496" office:value-type="string" calcext:value-type="string">
            <text:p>ROBSON DA FONSECA BENTO</text:p>
          </table:table-cell>
          <table:table-cell table:style-name="ce499" office:value-type="string" calcext:value-type="string">
            <text:p>OESTE</text:p>
          </table:table-cell>
          <table:table-cell table:style-name="ce541"/>
          <table:table-cell table:style-name="ce544" office:value-type="string" calcext:value-type="string">
            <text:p>NÃO INTENSIVO</text:p>
          </table:table-cell>
          <table:table-cell table:style-name="ce505" table:number-columns-repeated="2"/>
          <table:table-cell table:style-name="ce541" table:number-columns-repeated="4"/>
          <table:table-cell table:style-name="ce554" table:number-columns-repeated="21"/>
          <table:table-cell table:style-name="ce551" table:number-columns-repeated="993"/>
        </table:table-row>
        <table:table-row table:style-name="ro1">
          <table:table-cell table:style-name="ce501" office:value-type="float" office:value="2964154" calcext:value-type="float">
            <text:p>2964154</text:p>
          </table:table-cell>
          <table:table-cell table:style-name="ce524" office:value-type="string" calcext:value-type="string">
            <text:p>ROSALI ARAUJO DA SILVA</text:p>
          </table:table-cell>
          <table:table-cell table:style-name="ce500" office:value-type="string" calcext:value-type="string">
            <text:p>OESTE</text:p>
          </table:table-cell>
          <table:table-cell table:style-name="ce541"/>
          <table:table-cell table:style-name="ce544" office:value-type="string" calcext:value-type="string">
            <text:p>NÃO INTENSIVO</text:p>
          </table:table-cell>
          <table:table-cell table:style-name="ce505"/>
          <table:table-cell table:style-name="ce541" table:number-columns-repeated="5"/>
          <table:table-cell table:style-name="ce554" table:number-columns-repeated="21"/>
          <table:table-cell table:style-name="ce551" table:number-columns-repeated="993"/>
        </table:table-row>
        <table:table-row table:style-name="ro1">
          <table:table-cell table:style-name="ce496" office:value-type="float" office:value="896649" calcext:value-type="float">
            <text:p>896649</text:p>
          </table:table-cell>
          <table:table-cell table:style-name="ce515" office:value-type="string" calcext:value-type="string">
            <text:p>TAMIRES ROSA DE LIMA</text:p>
          </table:table-cell>
          <table:table-cell table:style-name="ce499" office:value-type="string" calcext:value-type="string">
            <text:p>OESTE</text:p>
          </table:table-cell>
          <table:table-cell table:style-name="ce541"/>
          <table:table-cell table:style-name="ce544" office:value-type="string" calcext:value-type="string">
            <text:p>NÃO INTENSIVO</text:p>
          </table:table-cell>
          <table:table-cell table:style-name="ce505" table:number-columns-repeated="2"/>
          <table:table-cell table:style-name="ce541" table:number-columns-repeated="4"/>
          <table:table-cell table:style-name="ce554" table:number-columns-repeated="21"/>
          <table:table-cell table:style-name="ce551" table:number-columns-repeated="993"/>
        </table:table-row>
        <table:table-row table:style-name="ro1">
          <table:table-cell table:style-name="ce496" office:value-type="float" office:value="1156196" calcext:value-type="float">
            <text:p>1156196</text:p>
          </table:table-cell>
          <table:table-cell table:style-name="ce515" office:value-type="string" calcext:value-type="string">
            <text:p>VINICIUS ALVES SONODA</text:p>
          </table:table-cell>
          <table:table-cell table:style-name="ce499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4" office:value-type="string" calcext:value-type="string">
            <text:p>NÃO INTENSIVO</text:p>
          </table:table-cell>
          <table:table-cell table:style-name="ce505" office:value-type="string" calcext:value-type="string">
            <text:p>P</text:p>
          </table:table-cell>
          <table:table-cell table:style-name="ce505" office:value-type="string" calcext:value-type="string">
            <text:p>F</text:p>
          </table:table-cell>
          <table:table-cell table:style-name="ce505" office:value-type="string" calcext:value-type="string">
            <office:annotation draw:style-name="gr1" draw:text-style-name="P2" svg:width="2.899cm" svg:height="1.937cm" svg:x="28.865cm" svg:y="28.931cm" draw:caption-point-x="-0.61cm" draw:caption-point-y="1.51cm">
              <dc:creator>Autor desconhecido</dc:creator>
              <dc:date>2024-11-18T00:00:00</dc:date>
              <text:p text:style-name="P1"><text:span text:style-name="T1">Paciente participou do grupo dia 18/11/2024.</text:span></text:p>
            </office:annotation>
            <text:p>P</text:p>
          </table:table-cell>
          <table:table-cell table:style-name="ce505" office:value-type="string" calcext:value-type="string">
            <text:p>F</text:p>
          </table:table-cell>
          <table:table-cell table:style-name="ce505"/>
          <table:table-cell table:style-name="ce541"/>
          <table:table-cell table:style-name="ce554" table:number-columns-repeated="21"/>
          <table:table-cell table:style-name="ce551" table:number-columns-repeated="993"/>
        </table:table-row>
        <table:table-row table:style-name="ro1">
          <table:table-cell table:style-name="ce496" office:value-type="float" office:value="890106" calcext:value-type="float">
            <text:p>890106</text:p>
          </table:table-cell>
          <table:table-cell table:style-name="ce515" office:value-type="string" calcext:value-type="string">
            <text:p>WEDERSON PEREIRA DE JESUS</text:p>
          </table:table-cell>
          <table:table-cell table:style-name="ce499" office:value-type="string" calcext:value-type="string">
            <text:p>OESTE</text:p>
          </table:table-cell>
          <table:table-cell table:style-name="ce541"/>
          <table:table-cell table:style-name="ce544" office:value-type="string" calcext:value-type="string">
            <text:p>NÃO INTENSIVO</text:p>
          </table:table-cell>
          <table:table-cell table:style-name="ce505" table:number-columns-repeated="2"/>
          <table:table-cell table:style-name="ce541" table:number-columns-repeated="4"/>
          <table:table-cell table:style-name="ce554" table:number-columns-repeated="21"/>
          <table:table-cell table:style-name="ce551" table:number-columns-repeated="993"/>
        </table:table-row>
        <table:table-row table:style-name="ro2">
          <table:table-cell table:style-name="ce504" office:value-type="float" office:value="2056108" calcext:value-type="float">
            <text:p>2056108</text:p>
          </table:table-cell>
          <table:table-cell table:style-name="ce504" office:value-type="string" calcext:value-type="string">
            <text:p>SIDINEI SOARES DA SILVA</text:p>
          </table:table-cell>
          <table:table-cell table:style-name="ce505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 table:style-name="ce540" office:value-type="string" calcext:value-type="string">
            <text:p>F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40"/>
          <table:table-cell table:style-name="ce541"/>
          <table:table-cell table:style-name="ce554" table:number-columns-repeated="21"/>
          <table:table-cell table:style-name="ce551" table:number-columns-repeated="993"/>
        </table:table-row>
        <table:table-row table:style-name="ro2">
          <table:table-cell table:style-name="ce504" office:value-type="float" office:value="702879" calcext:value-type="float">
            <text:p>702879</text:p>
          </table:table-cell>
          <table:table-cell table:style-name="ce504" office:value-type="string" calcext:value-type="string">
            <text:p>MULLER VIEIRA</text:p>
          </table:table-cell>
          <table:table-cell table:style-name="ce505" office:value-type="string" calcext:value-type="string">
            <text:p>OESTE</text:p>
          </table:table-cell>
          <table:table-cell table:style-name="ce505" office:value-type="string" calcext:value-type="string">
            <text:p>T</text:p>
          </table:table-cell>
          <table:table-cell table:style-name="ce545" office:value-type="string" calcext:value-type="string">
            <text:p>NÃO INTENSIVO</text:p>
          </table:table-cell>
          <table:table-cell table:style-name="ce505" office:value-type="string" calcext:value-type="string">
            <office:annotation draw:style-name="gr1" draw:text-style-name="P2" svg:width="2.899cm" svg:height="1.937cm" svg:x="26.386cm" svg:y="31.232cm" draw:caption-point-x="-0.61cm" draw:caption-point-y="1.51cm">
              <dc:creator>Autor desconhecido</dc:creator>
              <dc:date>2024-11-04T00:00:00</dc:date>
              <text:p text:style-name="P1"><text:span text:style-name="T1">Paciente participou do grupo dia 04/11/2024.</text:span></text:p>
            </office:annotation>
            <text:p>P</text:p>
          </table:table-cell>
          <table:table-cell table:style-name="ce505" office:value-type="string" calcext:value-type="string">
            <office:annotation draw:style-name="gr1" draw:text-style-name="P2" svg:width="2.899cm" svg:height="1.937cm" svg:x="27.572cm" svg:y="31.232cm" draw:caption-point-x="-0.61cm" draw:caption-point-y="1.51cm">
              <dc:creator>Autor desconhecido</dc:creator>
              <dc:date>2024-11-11T00:00:00</dc:date>
              <text:p text:style-name="P1"><text:span text:style-name="T1">Paciente participou do grupo dia 11/11/2024</text:span></text:p>
            </office:annotation>
            <text:p>p</text:p>
          </table:table-cell>
          <table:table-cell table:style-name="ce505" office:value-type="string" calcext:value-type="string">
            <office:annotation draw:style-name="gr1" draw:text-style-name="P2" svg:width="2.899cm" svg:height="1.937cm" svg:x="28.865cm" svg:y="31.232cm" draw:caption-point-x="-0.61cm" draw:caption-point-y="1.51cm">
              <dc:creator>Autor desconhecido</dc:creator>
              <dc:date>2024-11-18T00:00:00</dc:date>
              <text:p text:style-name="P1"><text:span text:style-name="T1">Paciente participou da rotina dia 18/11/2024.</text:span></text:p>
            </office:annotation>
            <text:p>P</text:p>
          </table:table-cell>
          <table:table-cell table:style-name="ce505" office:value-type="string" calcext:value-type="string">
            <office:annotation draw:style-name="gr1" draw:text-style-name="P2" svg:width="2.899cm" svg:height="1.937cm" svg:x="30.253cm" svg:y="31.232cm" draw:caption-point-x="-0.61cm" draw:caption-point-y="1.51cm">
              <dc:creator>Autor desconhecido</dc:creator>
              <dc:date>2024-11-25T00:00:00</dc:date>
              <text:p text:style-name="P1"><text:span text:style-name="T1">Paciente participou do grupo dia 25/11/2024.</text:span></text:p>
            </office:annotation>
            <text:p>P</text:p>
          </table:table-cell>
          <table:table-cell table:style-name="ce540"/>
          <table:table-cell table:style-name="ce541"/>
          <table:table-cell table:style-name="ce554" table:number-columns-repeated="21"/>
          <table:table-cell table:style-name="ce551" table:number-columns-repeated="993"/>
        </table:table-row>
        <table:table-row table:style-name="ro2">
          <table:table-cell table:style-name="ce497" office:value-type="float" office:value="1328271" calcext:value-type="float">
            <text:p>1328271</text:p>
          </table:table-cell>
          <table:table-cell table:style-name="ce497" office:value-type="string" calcext:value-type="string">
            <text:p>EVANDRO DE JESUS </text:p>
          </table:table-cell>
          <table:table-cell table:style-name="ce504" office:value-type="string" calcext:value-type="string">
            <text:p>OESTE</text:p>
          </table:table-cell>
          <table:table-cell table:style-name="ce509" office:value-type="string" calcext:value-type="string">
            <text:p>M/T</text:p>
          </table:table-cell>
          <table:table-cell table:style-name="ce545" office:value-type="string" calcext:value-type="string">
            <text:p>NÃO INTENSIVO</text:p>
          </table:table-cell>
          <table:table-cell table:style-name="ce505" office:value-type="string" calcext:value-type="string">
            <text:p>F</text:p>
          </table:table-cell>
          <table:table-cell table:style-name="ce566" office:value-type="string" calcext:value-type="string">
            <text:p>F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40"/>
          <table:table-cell table:style-name="ce541"/>
          <table:table-cell table:style-name="ce554" table:number-columns-repeated="21"/>
          <table:table-cell table:style-name="ce551" table:number-columns-repeated="993"/>
        </table:table-row>
        <table:table-row table:style-name="ro2">
          <table:table-cell table:style-name="ce504" office:value-type="float" office:value="623346" calcext:value-type="float">
            <text:p>623346</text:p>
          </table:table-cell>
          <table:table-cell table:style-name="ce504" office:value-type="string" calcext:value-type="string">
            <text:p>BRENDA DE OLIVEIRA SILVA </text:p>
          </table:table-cell>
          <table:table-cell table:style-name="ce504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05" office:value-type="string" calcext:value-type="string">
            <text:p>F</text:p>
          </table:table-cell>
          <table:table-cell table:style-name="ce566" office:value-type="string" calcext:value-type="string">
            <text:p>F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40"/>
          <table:table-cell table:style-name="ce541"/>
          <table:table-cell table:style-name="ce554" table:number-columns-repeated="21"/>
          <table:table-cell table:style-name="ce551" table:number-columns-repeated="993"/>
        </table:table-row>
        <table:table-row table:style-name="ro2">
          <table:table-cell table:style-name="ce528" office:value-type="float" office:value="2225832" calcext:value-type="float">
            <text:p>2225832</text:p>
          </table:table-cell>
          <table:table-cell table:style-name="ce528" office:value-type="string" calcext:value-type="string">
            <text:p>WENDERSON GOMES DA SILVA </text:p>
          </table:table-cell>
          <table:table-cell table:style-name="ce504" office:value-type="string" calcext:value-type="string">
            <text:p>OESTE</text:p>
          </table:table-cell>
          <table:table-cell table:style-name="ce505" office:value-type="string" calcext:value-type="string">
            <text:p>T</text:p>
          </table:table-cell>
          <table:table-cell table:style-name="ce545" office:value-type="string" calcext:value-type="string">
            <text:p>NÃO INTENSIVO</text:p>
          </table:table-cell>
          <table:table-cell table:style-name="ce505" office:value-type="string" calcext:value-type="string">
            <text:p>F</text:p>
          </table:table-cell>
          <table:table-cell table:style-name="ce566" office:value-type="string" calcext:value-type="string">
            <text:p>F</text:p>
          </table:table-cell>
          <table:table-cell table:style-name="ce505" office:value-type="string" calcext:value-type="string">
            <text:p>P</text:p>
          </table:table-cell>
          <table:table-cell table:style-name="ce505" office:value-type="string" calcext:value-type="string">
            <text:p>F</text:p>
          </table:table-cell>
          <table:table-cell table:style-name="ce540"/>
          <table:table-cell table:style-name="ce541"/>
          <table:table-cell table:style-name="ce554" table:number-columns-repeated="21"/>
          <table:table-cell table:style-name="ce551" table:number-columns-repeated="993"/>
        </table:table-row>
        <table:table-row table:style-name="ro2">
          <table:table-cell table:style-name="ce505" office:value-type="float" office:value="1428611" calcext:value-type="float">
            <text:p>1428611</text:p>
          </table:table-cell>
          <table:table-cell table:style-name="ce505" office:value-type="string" calcext:value-type="string">
            <text:p>MAXWALL DA SILVA PERES </text:p>
          </table:table-cell>
          <table:table-cell table:style-name="ce504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05" office:value-type="string" calcext:value-type="string">
            <text:p>F</text:p>
          </table:table-cell>
          <table:table-cell table:style-name="ce566" office:value-type="string" calcext:value-type="string">
            <text:p>F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40"/>
          <table:table-cell table:style-name="ce541"/>
          <table:table-cell table:style-name="ce554" table:number-columns-repeated="21"/>
          <table:table-cell table:style-name="ce551" table:number-columns-repeated="34"/>
          <table:table-cell table:style-name="ce557" table:number-columns-repeated="959"/>
        </table:table-row>
        <table:table-row table:style-name="ro2">
          <table:table-cell table:style-name="ce505" office:value-type="float" office:value="2274047" calcext:value-type="float">
            <text:p>2274047</text:p>
          </table:table-cell>
          <table:table-cell table:style-name="ce528" office:value-type="string" calcext:value-type="string">
            <text:p>HENRYQUE AUGUSTO DE LIMA LOPES </text:p>
          </table:table-cell>
          <table:table-cell table:style-name="ce504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05" office:value-type="string" calcext:value-type="string">
            <text:p>F</text:p>
          </table:table-cell>
          <table:table-cell table:style-name="ce566" office:value-type="string" calcext:value-type="string">
            <text:p>F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40"/>
          <table:table-cell table:style-name="ce505"/>
          <table:table-cell table:style-name="ce555" table:number-columns-repeated="21"/>
          <table:table-cell table:style-name="ce557" table:number-columns-repeated="34"/>
          <table:table-cell table:style-name="ce551" table:number-columns-repeated="959"/>
        </table:table-row>
        <table:table-row table:style-name="ro2">
          <table:table-cell table:style-name="ce505" office:value-type="float" office:value="510122" calcext:value-type="float">
            <text:p>510122</text:p>
          </table:table-cell>
          <table:table-cell table:style-name="ce497" office:value-type="string" calcext:value-type="string">
            <text:p>DENILSON BORGES EVANGELISTA DA SILVA</text:p>
          </table:table-cell>
          <table:table-cell table:style-name="ce504" office:value-type="string" calcext:value-type="string">
            <text:p>OESTE</text:p>
          </table:table-cell>
          <table:table-cell table:style-name="ce505" office:value-type="string" calcext:value-type="string">
            <text:p>M/T</text:p>
          </table:table-cell>
          <table:table-cell table:style-name="ce545" office:value-type="string" calcext:value-type="string">
            <text:p>NÃO INTENSIVO</text:p>
          </table:table-cell>
          <table:table-cell table:style-name="ce505" office:value-type="string" calcext:value-type="string">
            <text:p>F</text:p>
          </table:table-cell>
          <table:table-cell table:style-name="ce566" office:value-type="string" calcext:value-type="string">
            <text:p>F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40"/>
          <table:table-cell table:style-name="ce541"/>
          <table:table-cell table:style-name="ce554" table:number-columns-repeated="21"/>
          <table:table-cell table:style-name="ce551" table:number-columns-repeated="34"/>
          <table:table-cell table:number-columns-repeated="959"/>
        </table:table-row>
        <table:table-row table:style-name="ro2">
          <table:table-cell table:style-name="ce560" office:value-type="float" office:value="924517" calcext:value-type="float">
            <text:p>924517</text:p>
          </table:table-cell>
          <table:table-cell table:style-name="ce497" office:value-type="string" calcext:value-type="string">
            <text:p>ANA CLAUDIA TEIXEIRA E SILVA</text:p>
          </table:table-cell>
          <table:table-cell table:style-name="ce504" office:value-type="string" calcext:value-type="string">
            <text:p>OESTE</text:p>
          </table:table-cell>
          <table:table-cell table:style-name="ce560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05" office:value-type="string" calcext:value-type="string">
            <text:p>F</text:p>
          </table:table-cell>
          <table:table-cell table:style-name="ce566" office:value-type="string" calcext:value-type="string">
            <text:p>F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40"/>
          <table:table-cell table:style-name="ce565"/>
          <table:table-cell table:number-columns-repeated="1014"/>
        </table:table-row>
        <table:table-row table:style-name="ro2">
          <table:table-cell table:style-name="ce497" office:value-type="float" office:value="1142618" calcext:value-type="float">
            <text:p>1142618</text:p>
          </table:table-cell>
          <table:table-cell table:style-name="ce497" office:value-type="string" calcext:value-type="string">
            <text:p>EGNALDO ARAÚJO TEIXEIRA</text:p>
          </table:table-cell>
          <table:table-cell table:style-name="ce504" office:value-type="string" calcext:value-type="string">
            <text:p>OESTE</text:p>
          </table:table-cell>
          <table:table-cell table:style-name="ce560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05" office:value-type="string" calcext:value-type="string">
            <text:p>F</text:p>
          </table:table-cell>
          <table:table-cell table:style-name="ce566" office:value-type="string" calcext:value-type="string">
            <text:p>F</text:p>
          </table:table-cell>
          <table:table-cell table:style-name="ce505" office:value-type="string" calcext:value-type="string">
            <text:p>F</text:p>
          </table:table-cell>
          <table:table-cell table:style-name="ce505" office:value-type="string" calcext:value-type="string">
            <text:p>P</text:p>
          </table:table-cell>
          <table:table-cell table:style-name="ce540"/>
          <table:table-cell table:style-name="ce565"/>
          <table:table-cell table:number-columns-repeated="1014"/>
        </table:table-row>
        <table:table-row table:style-name="ro3">
          <table:table-cell table:style-name="ce84" office:value-type="float" office:value="624515" calcext:value-type="float">
            <text:p>624515</text:p>
          </table:table-cell>
          <table:table-cell table:style-name="ce583" office:value-type="string" calcext:value-type="string">
            <text:p>JOHNNI ROBERTO BONDER</text:p>
          </table:table-cell>
          <table:table-cell table:style-name="ce504" office:value-type="string" calcext:value-type="string">
            <text:p>OESTE</text:p>
          </table:table-cell>
          <table:table-cell table:style-name="ce560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05" office:value-type="string" calcext:value-type="string">
            <text:p>F</text:p>
          </table:table-cell>
          <table:table-cell table:style-name="ce566" office:value-type="string" calcext:value-type="string">
            <text:p>F</text:p>
          </table:table-cell>
          <table:table-cell table:style-name="ce505" office:value-type="string" calcext:value-type="string">
            <office:annotation draw:style-name="gr1" draw:text-style-name="P2" svg:width="2.899cm" svg:height="1.937cm" svg:x="28.865cm" svg:y="37.535cm" draw:caption-point-x="-0.61cm" draw:caption-point-y="1.51cm">
              <dc:creator>Autor desconhecido</dc:creator>
              <dc:date>2024-11-18T00:00:00</dc:date>
              <text:p text:style-name="P1"><text:span text:style-name="T1">Paciente participou do grupo dia 18/11/2024.</text:span></text:p>
            </office:annotation>
            <text:p>P</text:p>
          </table:table-cell>
          <table:table-cell table:style-name="ce505" office:value-type="string" calcext:value-type="string">
            <text:p>F</text:p>
          </table:table-cell>
          <table:table-cell table:number-columns-repeated="1016"/>
        </table:table-row>
        <table:table-row table:style-name="ro3">
          <table:table-cell table:style-name="ce84" office:value-type="float" office:value="552965" calcext:value-type="float">
            <text:p>552965</text:p>
          </table:table-cell>
          <table:table-cell table:style-name="ce583" office:value-type="string" calcext:value-type="string">
            <text:p>ALLAN JHONATHA DE CASTRO SOUZA</text:p>
          </table:table-cell>
          <table:table-cell table:style-name="ce504" office:value-type="string" calcext:value-type="string">
            <text:p>OESTE</text:p>
          </table:table-cell>
          <table:table-cell table:style-name="ce84" office:value-type="string" calcext:value-type="string">
            <text:p>T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/>
          <table:table-cell table:number-columns-repeated="2" table:style-name="ce505" office:value-type="string" calcext:value-type="string">
            <text:p>F</text:p>
          </table:table-cell>
          <table:table-cell table:number-columns-repeated="1016"/>
        </table:table-row>
        <table:table-row table:style-name="ro3">
          <table:table-cell table:style-name="ce84" office:value-type="float" office:value="530468" calcext:value-type="float">
            <text:p>530468</text:p>
          </table:table-cell>
          <table:table-cell table:style-name="ce583" office:value-type="string" calcext:value-type="string">
            <text:p>PAULINO ALENCAR DE ALMEIDA OLIVEIRA</text:p>
          </table:table-cell>
          <table:table-cell table:style-name="ce504" office:value-type="string" calcext:value-type="string">
            <text:p>OESTE</text:p>
          </table:table-cell>
          <table:table-cell table:style-name="ce84" office:value-type="string" calcext:value-type="string">
            <text:p>T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/>
          <table:table-cell table:style-name="ce84" office:value-type="string" calcext:value-type="string">
            <text:p>F</text:p>
          </table:table-cell>
          <table:table-cell table:style-name="ce505" office:value-type="string" calcext:value-type="string">
            <text:p>F</text:p>
          </table:table-cell>
          <table:table-cell table:number-columns-repeated="1016"/>
        </table:table-row>
        <table:table-row table:style-name="ro4" table:number-rows-repeated="1047490">
          <table:table-cell table:number-columns-repeated="1025"/>
        </table:table-row>
        <table:table-row table:style-name="ro5" table:number-rows-repeated="1032">
          <table:table-cell table:number-columns-repeated="1025"/>
        </table:table-row>
        <table:table-row table:style-name="ro5">
          <table:table-cell table:number-columns-repeated="1025"/>
        </table:table-row>
        <table:named-expressions>
          <table:named-range table:name="Print_Area" table:base-cell-address="$Segunda.$A$1" table:cell-range-address="$Terça.$A$1:.$J$33"/>
        </table:named-expressions>
      </table:table>
      <table:table table:name="Quarta" table:style-name="ta3">
        <office:forms form:automatic-focus="false" form:apply-design-mode="false"/>
        <table:table-column table:style-name="co1" table:default-cell-style-name="ce511"/>
        <table:table-column table:style-name="co18" table:default-cell-style-name="ce511"/>
        <table:table-column table:style-name="co3" table:default-cell-style-name="ce511"/>
        <table:table-column table:style-name="co19" table:default-cell-style-name="ce511"/>
        <table:table-column table:style-name="co20" table:default-cell-style-name="ce511"/>
        <table:table-column table:style-name="co6" table:default-cell-style-name="ce511"/>
        <table:table-column table:style-name="co7" table:default-cell-style-name="ce511"/>
        <table:table-column table:style-name="co8" table:number-columns-repeated="2" table:default-cell-style-name="ce511"/>
        <table:table-column table:style-name="co7" table:default-cell-style-name="ce511"/>
        <table:table-column table:style-name="co9" table:default-cell-style-name="ce511"/>
        <table:table-column table:style-name="co10" table:number-columns-repeated="21" table:default-cell-style-name="ce511"/>
        <table:table-column table:style-name="co11" table:number-columns-repeated="992" table:default-cell-style-name="Default"/>
        <table:table-column table:style-name="co12" table:number-columns-repeated="15360" table:default-cell-style-name="Default"/>
        <table:table-row table:style-name="ro1">
          <table:table-cell table:style-name="ce1"/>
          <table:table-cell table:style-name="ce1" table:number-columns-spanned="10" table:number-rows-spanned="1"/>
          <table:covered-table-cell table:number-columns-repeated="9" table:style-name="ce1"/>
          <table:table-cell table:style-name="ce549" office:value-type="string" calcext:value-type="string">
            <text:p><text:s/></text:p>
          </table:table-cell>
          <table:table-cell table:style-name="ce549" table:number-columns-repeated="20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1" table:number-rows-spanned="1">
            <text:p>NOVEMBRO (QUARTA FEIRA)</text:p>
          </table:table-cell>
          <table:covered-table-cell table:number-columns-repeated="10" table:style-name="ce1"/>
          <table:table-cell table:style-name="ce549" table:number-columns-repeated="21"/>
          <table:table-cell table:number-columns-repeated="16352"/>
        </table:table-row>
        <table:table-row table:style-name="ro6">
          <table:table-cell table:style-name="ce3" office:value-type="string" calcext:value-type="string">
            <text:p>Prontuário</text:p>
          </table:table-cell>
          <table:table-cell table:style-name="ce3" office:value-type="string" calcext:value-type="string">
            <text:p>Nome</text:p>
          </table:table-cell>
          <table:table-cell table:style-name="ce531" office:value-type="string" calcext:value-type="string">
            <text:p>Setor</text:p>
          </table:table-cell>
          <table:table-cell table:style-name="ce3" office:value-type="string" calcext:value-type="string">
            <text:p>Rotina</text:p>
          </table:table-cell>
          <table:table-cell table:style-name="ce3" office:value-type="string" calcext:value-type="string">
            <text:p>Modalidade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7" calcext:value-type="float">
            <text:p>27</text:p>
          </table:table-cell>
          <table:table-cell table:style-name="ce58"/>
          <table:table-cell table:style-name="ce63" office:value-type="string" calcext:value-type="string">
            <text:p>Contato:</text:p>
          </table:table-cell>
          <table:table-cell table:style-name="ce549" table:number-columns-repeated="21"/>
          <table:table-cell table:number-columns-repeated="16352"/>
        </table:table-row>
        <table:table-row table:style-name="ro1">
          <table:table-cell table:style-name="ce488" office:value-type="float" office:value="2424788" calcext:value-type="float">
            <text:p>2424788</text:p>
          </table:table-cell>
          <table:table-cell table:style-name="ce512" office:value-type="string" calcext:value-type="string">
            <text:p>ANTÔNIO CARLOS GUILHERME</text:p>
          </table:table-cell>
          <table:table-cell table:style-name="ce499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number-columns-repeated="2" table:style-name="ce508" office:value-type="string" calcext:value-type="string">
            <text:p>F</text:p>
          </table:table-cell>
          <table:table-cell table:style-name="ce508"/>
          <table:table-cell table:style-name="ce508" office:value-type="string" calcext:value-type="string">
            <text:p>F</text:p>
          </table:table-cell>
          <table:table-cell table:style-name="ce505"/>
          <table:table-cell table:style-name="ce548"/>
          <table:table-cell table:style-name="ce551" table:number-columns-repeated="1014"/>
          <table:table-cell table:number-columns-repeated="15359"/>
        </table:table-row>
        <table:table-row table:style-name="ro1">
          <table:table-cell table:style-name="ce491" office:value-type="float" office:value="866056" calcext:value-type="float">
            <text:p>866056</text:p>
          </table:table-cell>
          <table:table-cell table:style-name="ce514" office:value-type="string" calcext:value-type="string">
            <text:p>EDSON FREITAS DOS SANTOS</text:p>
          </table:table-cell>
          <table:table-cell table:style-name="ce533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number-columns-repeated="2" table:style-name="ce508" office:value-type="string" calcext:value-type="string">
            <text:p>F</text:p>
          </table:table-cell>
          <table:table-cell table:style-name="ce508"/>
          <table:table-cell table:style-name="ce508" office:value-type="string" calcext:value-type="string">
            <text:p>F</text:p>
          </table:table-cell>
          <table:table-cell table:style-name="ce505"/>
          <table:table-cell table:style-name="ce548"/>
          <table:table-cell table:style-name="ce551" table:number-columns-repeated="1014"/>
          <table:table-cell table:number-columns-repeated="15359"/>
        </table:table-row>
        <table:table-row table:style-name="ro1">
          <table:table-cell table:style-name="ce495" office:value-type="float" office:value="2415685" calcext:value-type="float">
            <text:p>2415685</text:p>
          </table:table-cell>
          <table:table-cell table:style-name="ce518" office:value-type="string" calcext:value-type="string">
            <text:p>DANILLO BRAGA</text:p>
          </table:table-cell>
          <table:table-cell table:style-name="ce504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style-name="ce508" office:value-type="string" calcext:value-type="string">
            <text:p>F</text:p>
          </table:table-cell>
          <table:table-cell table:style-name="ce508" office:value-type="string" calcext:value-type="string">
            <text:p>P</text:p>
          </table:table-cell>
          <table:table-cell table:style-name="ce508"/>
          <table:table-cell table:style-name="ce508" office:value-type="string" calcext:value-type="string">
            <text:p>p</text:p>
          </table:table-cell>
          <table:table-cell table:style-name="ce505"/>
          <table:table-cell table:style-name="ce551" table:number-columns-repeated="1013"/>
          <table:table-cell table:number-columns-repeated="15361"/>
        </table:table-row>
        <table:table-row table:style-name="ro1">
          <table:table-cell table:style-name="ce496" office:value-type="float" office:value="830601" calcext:value-type="float">
            <text:p>830601</text:p>
          </table:table-cell>
          <table:table-cell table:style-name="ce515" office:value-type="string" calcext:value-type="string">
            <text:p>VANDELINO ALCION GOMES DA COSTA</text:p>
          </table:table-cell>
          <table:table-cell table:style-name="ce499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number-columns-repeated="2" table:style-name="ce508" office:value-type="string" calcext:value-type="string">
            <text:p>F</text:p>
          </table:table-cell>
          <table:table-cell table:style-name="ce508"/>
          <table:table-cell table:style-name="ce508" office:value-type="string" calcext:value-type="string">
            <text:p>F</text:p>
          </table:table-cell>
          <table:table-cell table:style-name="ce508"/>
          <table:table-cell table:style-name="ce551" table:number-columns-repeated="1013"/>
          <table:table-cell table:number-columns-repeated="15361"/>
        </table:table-row>
        <table:table-row table:style-name="ro1">
          <table:table-cell table:style-name="ce495" office:value-type="float" office:value="2693362" calcext:value-type="float">
            <text:p>2693362</text:p>
          </table:table-cell>
          <table:table-cell table:style-name="ce518" office:value-type="string" calcext:value-type="string">
            <text:p>WANDERSON CRISTIAN LOURENCO</text:p>
          </table:table-cell>
          <table:table-cell table:style-name="ce533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style-name="ce508" office:value-type="string" calcext:value-type="string">
            <text:p>F</text:p>
          </table:table-cell>
          <table:table-cell table:style-name="ce508" office:value-type="string" calcext:value-type="string">
            <text:p>P</text:p>
          </table:table-cell>
          <table:table-cell table:style-name="ce508"/>
          <table:table-cell table:style-name="ce508" office:value-type="string" calcext:value-type="string">
            <text:p>F</text:p>
          </table:table-cell>
          <table:table-cell table:style-name="ce508"/>
          <table:table-cell table:style-name="ce551" table:number-columns-repeated="1013"/>
          <table:table-cell table:number-columns-repeated="15361"/>
        </table:table-row>
        <table:table-row table:style-name="ro1">
          <table:table-cell table:style-name="ce497" office:value-type="float" office:value="1029230" calcext:value-type="float">
            <text:p>1029230</text:p>
          </table:table-cell>
          <table:table-cell table:style-name="ce520" office:value-type="string" calcext:value-type="string">
            <text:p>JONES ANTÔNIO SOUZA</text:p>
          </table:table-cell>
          <table:table-cell table:style-name="ce533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number-columns-repeated="2" table:style-name="ce508" office:value-type="string" calcext:value-type="string">
            <text:p>F</text:p>
          </table:table-cell>
          <table:table-cell table:style-name="ce508"/>
          <table:table-cell table:style-name="ce508" office:value-type="string" calcext:value-type="string">
            <text:p>p</text:p>
          </table:table-cell>
          <table:table-cell table:style-name="ce508"/>
          <table:table-cell table:style-name="ce551" table:number-columns-repeated="1013"/>
          <table:table-cell table:number-columns-repeated="15361"/>
        </table:table-row>
        <table:table-row table:style-name="ro1">
          <table:table-cell table:style-name="ce496" office:value-type="float" office:value="635638" calcext:value-type="float">
            <text:p>635638</text:p>
          </table:table-cell>
          <table:table-cell table:style-name="ce515" office:value-type="string" calcext:value-type="string">
            <text:p>ANA PAULA SOARES GOUVEIA</text:p>
          </table:table-cell>
          <table:table-cell table:style-name="ce499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number-columns-repeated="2" table:style-name="ce508" office:value-type="string" calcext:value-type="string">
            <text:p>P</text:p>
          </table:table-cell>
          <table:table-cell table:style-name="ce508"/>
          <table:table-cell table:style-name="ce508" office:value-type="string" calcext:value-type="string">
            <text:p>F</text:p>
          </table:table-cell>
          <table:table-cell table:style-name="ce508"/>
          <table:table-cell table:style-name="ce551" table:number-columns-repeated="1013"/>
          <table:table-cell table:number-columns-repeated="15361"/>
        </table:table-row>
        <table:table-row table:style-name="ro1">
          <table:table-cell table:style-name="ce15" office:value-type="float" office:value="836846" calcext:value-type="float">
            <text:p>836846</text:p>
          </table:table-cell>
          <table:table-cell table:style-name="ce40" office:value-type="string" calcext:value-type="string">
            <text:p>ARDISSOM ANTONIO ERNESTO</text:p>
          </table:table-cell>
          <table:table-cell table:style-name="ce499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number-columns-repeated="2" table:style-name="ce508" office:value-type="string" calcext:value-type="string">
            <text:p>F</text:p>
          </table:table-cell>
          <table:table-cell table:style-name="ce508"/>
          <table:table-cell table:style-name="ce508" office:value-type="string" calcext:value-type="string">
            <text:p>F</text:p>
          </table:table-cell>
          <table:table-cell table:style-name="ce508"/>
          <table:table-cell table:style-name="ce551" table:number-columns-repeated="1013"/>
          <table:table-cell table:number-columns-repeated="15361"/>
        </table:table-row>
        <table:table-row table:style-name="ro1">
          <table:table-cell table:style-name="ce20" office:value-type="float" office:value="550664" calcext:value-type="float">
            <text:p>550664</text:p>
          </table:table-cell>
          <table:table-cell table:style-name="ce46" office:value-type="string" calcext:value-type="string">
            <text:p>ADEMIR PEREIRA SILVA</text:p>
          </table:table-cell>
          <table:table-cell table:style-name="ce502" office:value-type="string" calcext:value-type="string">
            <text:p>OESTE</text:p>
          </table:table-cell>
          <table:table-cell table:style-name="ce538" office:value-type="string" calcext:value-type="string">
            <text:p>H</text:p>
          </table:table-cell>
          <table:table-cell table:style-name="ce534" office:value-type="string" calcext:value-type="string">
            <text:p>INTENSIVO INTEGRAL</text:p>
          </table:table-cell>
          <table:table-cell table:style-name="ce508" table:number-columns-repeated="3"/>
          <table:table-cell table:style-name="ce508" office:value-type="string" calcext:value-type="string">
            <text:p>p</text:p>
          </table:table-cell>
          <table:table-cell table:style-name="ce548"/>
          <table:table-cell table:style-name="ce551" table:number-columns-repeated="1013"/>
          <table:table-cell table:number-columns-repeated="15361"/>
        </table:table-row>
        <table:table-row table:style-name="ro1">
          <table:table-cell table:style-name="ce496" office:value-type="float" office:value="874732" calcext:value-type="float">
            <text:p>874732</text:p>
          </table:table-cell>
          <table:table-cell table:style-name="ce515" office:value-type="string" calcext:value-type="string">
            <text:p>JOSE ELIAS ISIDORIO LOPES</text:p>
          </table:table-cell>
          <table:table-cell table:style-name="ce499" office:value-type="string" calcext:value-type="string">
            <text:p>OESTE</text:p>
          </table:table-cell>
          <table:table-cell table:style-name="ce538" office:value-type="string" calcext:value-type="string">
            <text:p>H</text:p>
          </table:table-cell>
          <table:table-cell table:style-name="ce534" office:value-type="string" calcext:value-type="string">
            <text:p>INTENSIVO INTEGRAL</text:p>
          </table:table-cell>
          <table:table-cell table:style-name="ce508" table:number-columns-repeated="3"/>
          <table:table-cell table:style-name="ce508" office:value-type="string" calcext:value-type="string">
            <text:p>P</text:p>
          </table:table-cell>
          <table:table-cell table:style-name="ce548"/>
          <table:table-cell table:style-name="ce551" table:number-columns-repeated="1013"/>
          <table:table-cell table:number-columns-repeated="15361"/>
        </table:table-row>
        <table:table-row table:style-name="ro1">
          <table:table-cell table:style-name="ce1"/>
          <table:table-cell table:style-name="ce1" office:value-type="string" calcext:value-type="string" table:number-columns-spanned="11" table:number-rows-spanned="1">
            <text:p>SETEMBRO (QUARTA FEIRA)</text:p>
          </table:table-cell>
          <table:covered-table-cell table:number-columns-repeated="10" table:style-name="ce1"/>
          <table:table-cell table:style-name="ce549" table:number-columns-repeated="20"/>
          <table:table-cell table:number-columns-repeated="16352"/>
        </table:table-row>
        <table:table-row table:style-name="ro1">
          <table:table-cell table:style-name="ce3" office:value-type="string" calcext:value-type="string">
            <text:p>Prontuário</text:p>
          </table:table-cell>
          <table:table-cell table:style-name="ce3" office:value-type="string" calcext:value-type="string">
            <text:p>Nome</text:p>
          </table:table-cell>
          <table:table-cell table:style-name="ce531" office:value-type="string" calcext:value-type="string">
            <text:p>Setor</text:p>
          </table:table-cell>
          <table:table-cell table:style-name="ce3" office:value-type="string" calcext:value-type="string">
            <text:p>Rotina</text:p>
          </table:table-cell>
          <table:table-cell table:style-name="ce3" office:value-type="string" calcext:value-type="string">
            <text:p>Modalidade</text:p>
          </table:table-cell>
          <table:table-cell table:style-name="ce58" table:number-columns-repeated="5"/>
          <table:table-cell table:style-name="ce63" office:value-type="string" calcext:value-type="string">
            <text:p>Contato:</text:p>
          </table:table-cell>
          <table:table-cell table:style-name="ce549" table:number-columns-repeated="21"/>
          <table:table-cell table:number-columns-repeated="16352"/>
        </table:table-row>
        <table:table-row table:style-name="ro1">
          <table:table-cell table:style-name="ce487" office:value-type="float" office:value="630670" calcext:value-type="float">
            <text:p>630670</text:p>
          </table:table-cell>
          <table:table-cell table:style-name="ce487" office:value-type="string" calcext:value-type="string">
            <text:p>PAULO ROBSON MAMEDE</text:p>
          </table:table-cell>
          <table:table-cell table:style-name="ce487" office:value-type="string" calcext:value-type="string">
            <text:p>OESTE</text:p>
          </table:table-cell>
          <table:table-cell table:style-name="ce3" office:value-type="string" calcext:value-type="string">
            <text:p>M/T</text:p>
          </table:table-cell>
          <table:table-cell table:style-name="ce3" office:value-type="string" calcext:value-type="string">
            <text:p>INTENSIVO</text:p>
          </table:table-cell>
          <table:table-cell table:style-name="ce58" table:number-columns-repeated="3"/>
          <table:table-cell table:style-name="ce1" office:value-type="string" calcext:value-type="string">
            <text:p>p</text:p>
          </table:table-cell>
          <table:table-cell table:style-name="ce58"/>
          <table:table-cell table:style-name="ce63"/>
          <table:table-cell table:style-name="ce549" table:number-columns-repeated="21"/>
          <table:table-cell table:number-columns-repeated="16352"/>
        </table:table-row>
        <table:table-row table:style-name="ro1">
          <table:table-cell table:style-name="ce498"/>
          <table:table-cell table:style-name="ce522"/>
          <table:table-cell table:style-name="ce498"/>
          <table:table-cell table:style-name="ce539"/>
          <table:table-cell table:style-name="ce542"/>
          <table:table-cell table:style-name="ce58" table:number-columns-repeated="5"/>
          <table:table-cell table:style-name="ce63"/>
          <table:table-cell table:style-name="ce549" table:number-columns-repeated="21"/>
          <table:table-cell table:number-columns-repeated="16352"/>
        </table:table-row>
        <table:table-row table:style-name="ro1">
          <table:table-cell table:style-name="ce539"/>
          <table:table-cell table:style-name="ce1" office:value-type="string" calcext:value-type="string" table:number-columns-spanned="11" table:number-rows-spanned="1">
            <text:p>OUTUBRO (QUARTA FEIRA)</text:p>
          </table:table-cell>
          <table:covered-table-cell table:number-columns-repeated="10" table:style-name="ce1"/>
          <table:table-cell table:style-name="ce552" table:number-columns-repeated="20"/>
          <table:table-cell table:number-columns-repeated="16352"/>
        </table:table-row>
        <table:table-row table:style-name="ro1">
          <table:table-cell table:style-name="ce3" office:value-type="string" calcext:value-type="string">
            <text:p>Prontuário</text:p>
          </table:table-cell>
          <table:table-cell table:style-name="ce3" office:value-type="string" calcext:value-type="string">
            <text:p>Nome</text:p>
          </table:table-cell>
          <table:table-cell table:style-name="ce531" office:value-type="string" calcext:value-type="string">
            <text:p>Setor</text:p>
          </table:table-cell>
          <table:table-cell table:style-name="ce3" office:value-type="string" calcext:value-type="string">
            <text:p>Rotina</text:p>
          </table:table-cell>
          <table:table-cell table:style-name="ce3" office:value-type="string" calcext:value-type="string">
            <text:p>Modalidade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7" calcext:value-type="float">
            <text:p>27</text:p>
          </table:table-cell>
          <table:table-cell table:style-name="ce58"/>
          <table:table-cell table:style-name="ce63" office:value-type="string" calcext:value-type="string">
            <text:p>Contato:</text:p>
          </table:table-cell>
          <table:table-cell table:style-name="ce552" table:number-columns-repeated="21"/>
          <table:table-cell table:number-columns-repeated="16352"/>
        </table:table-row>
        <table:table-row table:style-name="ro1">
          <table:table-cell table:style-name="ce499" office:value-type="float" office:value="1262733" calcext:value-type="float">
            <text:p>1262733</text:p>
          </table:table-cell>
          <table:table-cell table:style-name="ce515" office:value-type="string" calcext:value-type="string">
            <text:p>MANOEL OZAMILDO ALVES</text:p>
          </table:table-cell>
          <table:table-cell table:style-name="ce499" office:value-type="string" calcext:value-type="string">
            <text:p>OESTE</text:p>
          </table:table-cell>
          <table:table-cell table:style-name="ce540" office:value-type="string" calcext:value-type="string">
            <text:p>M/T</text:p>
          </table:table-cell>
          <table:table-cell table:style-name="ce543" office:value-type="string" calcext:value-type="string">
            <text:p>SEMI-INTENSIVO</text:p>
          </table:table-cell>
          <table:table-cell table:style-name="ce540" office:value-type="string" calcext:value-type="string">
            <text:p>F</text:p>
          </table:table-cell>
          <table:table-cell table:style-name="ce540" office:value-type="string" calcext:value-type="string">
            <text:p>P</text:p>
          </table:table-cell>
          <table:table-cell table:style-name="ce540"/>
          <table:table-cell table:style-name="ce572" office:value-type="string" calcext:value-type="string">
            <text:p>p</text:p>
          </table:table-cell>
          <table:table-cell table:style-name="ce540" table:number-columns-repeated="2"/>
          <table:table-cell table:style-name="ce553" table:number-columns-repeated="21"/>
          <table:table-cell table:style-name="ce551" table:number-columns-repeated="993"/>
          <table:table-cell table:number-columns-repeated="15359"/>
        </table:table-row>
        <table:table-row table:style-name="ro1">
          <table:table-cell table:style-name="ce496" office:value-type="float" office:value="621480" calcext:value-type="float">
            <text:p>621480</text:p>
          </table:table-cell>
          <table:table-cell table:style-name="ce515" office:value-type="string" calcext:value-type="string">
            <text:p>SIMONE MARTINS</text:p>
          </table:table-cell>
          <table:table-cell table:style-name="ce499" office:value-type="string" calcext:value-type="string">
            <text:p>OESTE</text:p>
          </table:table-cell>
          <table:table-cell table:style-name="ce540" office:value-type="string" calcext:value-type="string">
            <text:p>M/T</text:p>
          </table:table-cell>
          <table:table-cell table:style-name="ce543" office:value-type="string" calcext:value-type="string">
            <text:p>SEMI- INTENSIVO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40"/>
          <table:table-cell table:style-name="ce540" office:value-type="string" calcext:value-type="string">
            <text:p>P</text:p>
          </table:table-cell>
          <table:table-cell table:style-name="ce540" table:number-columns-repeated="2"/>
          <table:table-cell table:style-name="ce553" table:number-columns-repeated="21"/>
          <table:table-cell table:style-name="ce551" table:number-columns-repeated="993"/>
          <table:table-cell table:number-columns-repeated="15359"/>
        </table:table-row>
        <table:table-row table:style-name="ro1">
          <table:table-cell table:style-name="ce496" office:value-type="float" office:value="526913" calcext:value-type="float">
            <text:p>526913</text:p>
          </table:table-cell>
          <table:table-cell table:style-name="ce515" office:value-type="string" calcext:value-type="string">
            <text:p>ROSIMAR PEREIRA DA COSTA</text:p>
          </table:table-cell>
          <table:table-cell table:style-name="ce499" office:value-type="string" calcext:value-type="string">
            <text:p>OESTE</text:p>
          </table:table-cell>
          <table:table-cell table:style-name="ce540" office:value-type="string" calcext:value-type="string">
            <text:p>M/T</text:p>
          </table:table-cell>
          <table:table-cell table:style-name="ce543" office:value-type="string" calcext:value-type="string">
            <text:p>SEMI- INTENSIVO</text:p>
          </table:table-cell>
          <table:table-cell table:style-name="ce540" office:value-type="string" calcext:value-type="string">
            <text:p>p</text:p>
          </table:table-cell>
          <table:table-cell table:style-name="ce540" office:value-type="string" calcext:value-type="string">
            <text:p>P</text:p>
          </table:table-cell>
          <table:table-cell table:style-name="ce540"/>
          <table:table-cell table:style-name="ce540" office:value-type="string" calcext:value-type="string">
            <text:p>p</text:p>
          </table:table-cell>
          <table:table-cell table:style-name="ce540" table:number-columns-repeated="2"/>
          <table:table-cell table:style-name="ce553" table:number-columns-repeated="21"/>
          <table:table-cell table:style-name="ce551" table:number-columns-repeated="993"/>
          <table:table-cell table:number-columns-repeated="15359"/>
        </table:table-row>
        <table:table-row table:style-name="ro1">
          <table:table-cell table:style-name="ce1"/>
          <table:table-cell table:style-name="ce1" office:value-type="string" calcext:value-type="string" table:number-columns-spanned="11" table:number-rows-spanned="1">
            <text:p>OUTUBRO (QUARTA FEIRA)</text:p>
          </table:table-cell>
          <table:covered-table-cell table:number-columns-repeated="10" table:style-name="ce1"/>
          <table:table-cell table:style-name="ce549" table:number-columns-repeated="20"/>
          <table:table-cell table:number-columns-repeated="16352"/>
        </table:table-row>
        <table:table-row table:style-name="ro1">
          <table:table-cell table:style-name="ce3" office:value-type="string" calcext:value-type="string">
            <text:p>Prontuário</text:p>
          </table:table-cell>
          <table:table-cell table:style-name="ce3" office:value-type="string" calcext:value-type="string">
            <text:p>Nome</text:p>
          </table:table-cell>
          <table:table-cell table:style-name="ce531" office:value-type="string" calcext:value-type="string">
            <text:p>Setor</text:p>
          </table:table-cell>
          <table:table-cell table:style-name="ce3" office:value-type="string" calcext:value-type="string">
            <text:p>Rotina</text:p>
          </table:table-cell>
          <table:table-cell table:style-name="ce3" office:value-type="string" calcext:value-type="string">
            <text:p>Modalidade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7" calcext:value-type="float">
            <text:p>27</text:p>
          </table:table-cell>
          <table:table-cell table:style-name="ce58"/>
          <table:table-cell table:style-name="ce63" office:value-type="string" calcext:value-type="string">
            <text:p>Contato:</text:p>
          </table:table-cell>
          <table:table-cell table:style-name="ce549" table:number-columns-repeated="21"/>
          <table:table-cell table:number-columns-repeated="16352"/>
        </table:table-row>
        <table:table-row table:style-name="ro1">
          <table:table-cell table:style-name="ce496" office:value-type="float" office:value="976254" calcext:value-type="float">
            <text:p>976254</text:p>
          </table:table-cell>
          <table:table-cell table:style-name="ce515" office:value-type="string" calcext:value-type="string">
            <text:p>ALEF JUNIO MONTEIRO</text:p>
          </table:table-cell>
          <table:table-cell table:style-name="ce499" office:value-type="string" calcext:value-type="string">
            <text:p>OESTE</text:p>
          </table:table-cell>
          <table:table-cell table:style-name="ce540"/>
          <table:table-cell table:style-name="ce544" office:value-type="string" calcext:value-type="string">
            <text:p>NÃO INTENSIVO</text:p>
          </table:table-cell>
          <table:table-cell table:style-name="ce540" table:number-columns-repeated="6"/>
          <table:table-cell table:style-name="ce553" table:number-columns-repeated="21"/>
          <table:table-cell table:style-name="ce551" table:number-columns-repeated="993"/>
          <table:table-cell table:number-columns-repeated="15359"/>
        </table:table-row>
        <table:table-row table:style-name="ro1">
          <table:table-cell table:style-name="ce544" office:value-type="float" office:value="884851" calcext:value-type="float">
            <text:p>884851</text:p>
          </table:table-cell>
          <table:table-cell table:style-name="ce526" office:value-type="string" calcext:value-type="string">
            <text:p>ALEX RICARDO PIRES </text:p>
          </table:table-cell>
          <table:table-cell table:style-name="ce544" office:value-type="string" calcext:value-type="string">
            <text:p>OESTE</text:p>
          </table:table-cell>
          <table:table-cell table:style-name="ce540"/>
          <table:table-cell table:style-name="ce544" office:value-type="string" calcext:value-type="string">
            <text:p>NÃO INTENSIVO</text:p>
          </table:table-cell>
          <table:table-cell table:style-name="ce540" table:number-columns-repeated="6"/>
          <table:table-cell table:style-name="ce553" table:number-columns-repeated="21"/>
          <table:table-cell table:style-name="ce551" table:number-columns-repeated="993"/>
          <table:table-cell table:number-columns-repeated="15359"/>
        </table:table-row>
        <table:table-row table:style-name="ro1">
          <table:table-cell table:style-name="ce544" office:value-type="float" office:value="865054" calcext:value-type="float">
            <text:p>865054</text:p>
          </table:table-cell>
          <table:table-cell table:style-name="ce526" office:value-type="string" calcext:value-type="string">
            <text:p>ALEX TEODORO DA SILVA</text:p>
          </table:table-cell>
          <table:table-cell table:style-name="ce544" office:value-type="string" calcext:value-type="string">
            <text:p>OESTE</text:p>
          </table:table-cell>
          <table:table-cell table:style-name="ce540"/>
          <table:table-cell table:style-name="ce544" office:value-type="string" calcext:value-type="string">
            <text:p>NÃO INTENSIVO</text:p>
          </table:table-cell>
          <table:table-cell table:style-name="ce540" table:number-columns-repeated="6"/>
          <table:table-cell table:style-name="ce553" table:number-columns-repeated="21"/>
          <table:table-cell table:style-name="ce551" table:number-columns-repeated="993"/>
          <table:table-cell table:number-columns-repeated="15359"/>
        </table:table-row>
        <table:table-row table:style-name="ro1">
          <table:table-cell table:style-name="ce496" office:value-type="float" office:value="699971" calcext:value-type="float">
            <text:p>699971</text:p>
          </table:table-cell>
          <table:table-cell table:style-name="ce515" office:value-type="string" calcext:value-type="string">
            <text:p>ANDERSON CAETANO DE ALCANTARA </text:p>
          </table:table-cell>
          <table:table-cell table:style-name="ce499" office:value-type="string" calcext:value-type="string">
            <text:p>OESTE </text:p>
          </table:table-cell>
          <table:table-cell table:style-name="ce540" office:value-type="string" calcext:value-type="string">
            <text:p>M</text:p>
          </table:table-cell>
          <table:table-cell table:style-name="ce544" office:value-type="string" calcext:value-type="string">
            <text:p>NÃO INTENSIVO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40"/>
          <table:table-cell table:style-name="ce540" office:value-type="string" calcext:value-type="string">
            <text:p>F</text:p>
          </table:table-cell>
          <table:table-cell table:style-name="ce540" table:number-columns-repeated="2"/>
          <table:table-cell table:style-name="ce553" table:number-columns-repeated="21"/>
          <table:table-cell table:style-name="ce551" table:number-columns-repeated="993"/>
          <table:table-cell table:number-columns-repeated="15359"/>
        </table:table-row>
        <table:table-row table:style-name="ro1">
          <table:table-cell table:style-name="ce544" office:value-type="float" office:value="1432483" calcext:value-type="float">
            <text:p>1432483</text:p>
          </table:table-cell>
          <table:table-cell table:style-name="ce544" office:value-type="string" calcext:value-type="string">
            <text:p>BRUNO CARVALHO MUNDIM</text:p>
          </table:table-cell>
          <table:table-cell table:style-name="ce544" office:value-type="string" calcext:value-type="string">
            <text:p>OESTE </text:p>
          </table:table-cell>
          <table:table-cell table:style-name="ce540"/>
          <table:table-cell table:style-name="ce544" office:value-type="string" calcext:value-type="string">
            <text:p>NÃO INTENSIVO</text:p>
          </table:table-cell>
          <table:table-cell table:style-name="ce540" table:number-columns-repeated="6"/>
          <table:table-cell table:style-name="ce553" table:number-columns-repeated="21"/>
          <table:table-cell table:style-name="ce551" table:number-columns-repeated="993"/>
          <table:table-cell table:number-columns-repeated="15359"/>
        </table:table-row>
        <table:table-row table:style-name="ro1">
          <table:table-cell table:style-name="ce496" office:value-type="float" office:value="733758" calcext:value-type="float">
            <text:p>733758</text:p>
          </table:table-cell>
          <table:table-cell table:style-name="ce515" office:value-type="string" calcext:value-type="string">
            <text:p>DENIS SILVA BATISTA</text:p>
          </table:table-cell>
          <table:table-cell table:style-name="ce499" office:value-type="string" calcext:value-type="string">
            <text:p>OESTE</text:p>
          </table:table-cell>
          <table:table-cell table:style-name="ce540" office:value-type="string" calcext:value-type="string">
            <text:p>T</text:p>
          </table:table-cell>
          <table:table-cell table:style-name="ce544" office:value-type="string" calcext:value-type="string">
            <text:p>NÃO INTENSIVO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40"/>
          <table:table-cell table:style-name="ce540" office:value-type="string" calcext:value-type="string">
            <text:p>F</text:p>
          </table:table-cell>
          <table:table-cell table:style-name="ce540" table:number-columns-repeated="2"/>
          <table:table-cell table:style-name="ce553" table:number-columns-repeated="21"/>
          <table:table-cell table:style-name="ce551" table:number-columns-repeated="993"/>
          <table:table-cell table:number-columns-repeated="15359"/>
        </table:table-row>
        <table:table-row table:style-name="ro1">
          <table:table-cell table:style-name="ce496" office:value-type="float" office:value="691115" calcext:value-type="float">
            <text:p>691115</text:p>
          </table:table-cell>
          <table:table-cell table:style-name="ce515" office:value-type="string" calcext:value-type="string">
            <text:p>EDNA SANTOS</text:p>
          </table:table-cell>
          <table:table-cell table:style-name="ce499" office:value-type="string" calcext:value-type="string">
            <text:p>OESTE</text:p>
          </table:table-cell>
          <table:table-cell table:style-name="ce540"/>
          <table:table-cell table:style-name="ce544" office:value-type="string" calcext:value-type="string">
            <text:p>NÃO INTENSIVO</text:p>
          </table:table-cell>
          <table:table-cell table:style-name="ce540" table:number-columns-repeated="6"/>
          <table:table-cell table:style-name="ce553" table:number-columns-repeated="21"/>
          <table:table-cell table:style-name="ce551" table:number-columns-repeated="993"/>
          <table:table-cell table:number-columns-repeated="15359"/>
        </table:table-row>
        <table:table-row table:style-name="ro1">
          <table:table-cell table:style-name="ce544" office:value-type="float" office:value="710894" calcext:value-type="float">
            <text:p>710894</text:p>
          </table:table-cell>
          <table:table-cell table:style-name="ce570" office:value-type="string" calcext:value-type="string">
            <text:p>KÁTIA CRISTINA RAMOS</text:p>
          </table:table-cell>
          <table:table-cell table:style-name="ce544" office:value-type="string" calcext:value-type="string">
            <text:p>OESTE</text:p>
          </table:table-cell>
          <table:table-cell table:style-name="ce540" office:value-type="string" calcext:value-type="string">
            <text:p>M</text:p>
          </table:table-cell>
          <table:table-cell table:style-name="ce544" office:value-type="string" calcext:value-type="string">
            <text:p>NÃO INTENSIVO</text:p>
          </table:table-cell>
          <table:table-cell table:number-columns-repeated="2" table:style-name="ce540" office:value-type="string" calcext:value-type="string">
            <text:p>F</text:p>
          </table:table-cell>
          <table:table-cell table:style-name="ce540"/>
          <table:table-cell table:style-name="ce540" office:value-type="string" calcext:value-type="string">
            <text:p>F</text:p>
          </table:table-cell>
          <table:table-cell table:style-name="ce540" table:number-columns-repeated="2"/>
          <table:table-cell table:style-name="ce553" table:number-columns-repeated="21"/>
          <table:table-cell table:style-name="ce551" table:number-columns-repeated="993"/>
          <table:table-cell table:number-columns-repeated="15359"/>
        </table:table-row>
        <table:table-row table:style-name="ro1">
          <table:table-cell table:style-name="ce496" office:value-type="float" office:value="663313" calcext:value-type="float">
            <text:p>663313</text:p>
          </table:table-cell>
          <table:table-cell table:style-name="ce515" office:value-type="string" calcext:value-type="string">
            <text:p>LEANDRO TEIXEIRA DE SOUZA</text:p>
          </table:table-cell>
          <table:table-cell table:style-name="ce499" office:value-type="string" calcext:value-type="string">
            <text:p>OESTE</text:p>
          </table:table-cell>
          <table:table-cell table:style-name="ce540"/>
          <table:table-cell table:style-name="ce544" office:value-type="string" calcext:value-type="string">
            <text:p>NÃO INTENSIVO</text:p>
          </table:table-cell>
          <table:table-cell table:style-name="ce540" table:number-columns-repeated="6"/>
          <table:table-cell table:style-name="ce553" table:number-columns-repeated="21"/>
          <table:table-cell table:style-name="ce551" table:number-columns-repeated="993"/>
          <table:table-cell table:number-columns-repeated="15359"/>
        </table:table-row>
        <table:table-row table:style-name="ro1">
          <table:table-cell table:style-name="ce544" office:value-type="float" office:value="2748029" calcext:value-type="float">
            <text:p>2748029</text:p>
          </table:table-cell>
          <table:table-cell table:style-name="ce526" office:value-type="string" calcext:value-type="string">
            <text:p>LUCAS DANIEL RODRIGUES</text:p>
          </table:table-cell>
          <table:table-cell table:style-name="ce544" office:value-type="string" calcext:value-type="string">
            <text:p>OESTE</text:p>
          </table:table-cell>
          <table:table-cell table:style-name="ce540"/>
          <table:table-cell table:style-name="ce544" office:value-type="string" calcext:value-type="string">
            <text:p>NÃO INTENSIVO</text:p>
          </table:table-cell>
          <table:table-cell table:style-name="ce540" table:number-columns-repeated="6"/>
          <table:table-cell table:style-name="ce553" table:number-columns-repeated="21"/>
          <table:table-cell table:style-name="ce551" table:number-columns-repeated="993"/>
          <table:table-cell table:number-columns-repeated="15359"/>
        </table:table-row>
        <table:table-row table:style-name="ro7">
          <table:table-cell table:style-name="ce502" office:value-type="float" office:value="579736" calcext:value-type="float">
            <text:p>579736</text:p>
          </table:table-cell>
          <table:table-cell table:style-name="ce525" office:value-type="string" calcext:value-type="string">
            <text:p>MARCOS ADELMO DUTRA</text:p>
          </table:table-cell>
          <table:table-cell table:style-name="ce534" office:value-type="string" calcext:value-type="string">
            <text:p>OESTE</text:p>
          </table:table-cell>
          <table:table-cell table:style-name="ce540"/>
          <table:table-cell table:style-name="ce544" office:value-type="string" calcext:value-type="string">
            <text:p>NÃO INTENSIVO</text:p>
          </table:table-cell>
          <table:table-cell table:style-name="ce540" table:number-columns-repeated="6"/>
          <table:table-cell table:style-name="ce553" table:number-columns-repeated="21"/>
          <table:table-cell table:style-name="ce551" table:number-columns-repeated="993"/>
          <table:table-cell table:number-columns-repeated="15359"/>
        </table:table-row>
        <table:table-row table:style-name="ro1">
          <table:table-cell table:style-name="ce559" office:value-type="float" office:value="683914" calcext:value-type="float">
            <text:p>683914</text:p>
          </table:table-cell>
          <table:table-cell table:style-name="ce564" office:value-type="string" calcext:value-type="string">
            <text:p>RAFAEL HILÁRIO DOS SANTOS</text:p>
          </table:table-cell>
          <table:table-cell table:style-name="ce499" office:value-type="string" calcext:value-type="string">
            <text:p>OESTE</text:p>
          </table:table-cell>
          <table:table-cell table:style-name="ce541"/>
          <table:table-cell table:style-name="ce536" office:value-type="string" calcext:value-type="string">
            <text:p>NÃO INTENSIVO</text:p>
          </table:table-cell>
          <table:table-cell table:style-name="ce505" table:number-columns-repeated="5"/>
          <table:table-cell table:style-name="ce541"/>
          <table:table-cell table:style-name="ce554" table:number-columns-repeated="21"/>
          <table:table-cell table:style-name="ce551" table:number-columns-repeated="993"/>
          <table:table-cell table:number-columns-repeated="15359"/>
        </table:table-row>
        <table:table-row table:style-name="ro1">
          <table:table-cell table:style-name="ce496" office:value-type="float" office:value="605563" calcext:value-type="float">
            <text:p>605563</text:p>
          </table:table-cell>
          <table:table-cell table:style-name="ce496" office:value-type="string" calcext:value-type="string">
            <text:p>RAINE JODICENA DE PAULA</text:p>
          </table:table-cell>
          <table:table-cell table:style-name="ce499" office:value-type="string" calcext:value-type="string">
            <text:p>OESTE</text:p>
          </table:table-cell>
          <table:table-cell table:style-name="ce535" office:value-type="string" calcext:value-type="string">
            <text:p>T</text:p>
          </table:table-cell>
          <table:table-cell table:style-name="ce536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05"/>
          <table:table-cell table:style-name="ce541"/>
          <table:table-cell table:style-name="ce554" table:number-columns-repeated="21"/>
          <table:table-cell table:style-name="ce551" table:number-columns-repeated="993"/>
          <table:table-cell table:number-columns-repeated="15359"/>
        </table:table-row>
        <table:table-row table:style-name="ro1">
          <table:table-cell table:style-name="ce496" office:value-type="float" office:value="1495839" calcext:value-type="float">
            <text:p>1495839</text:p>
          </table:table-cell>
          <table:table-cell table:style-name="ce496" office:value-type="string" calcext:value-type="string">
            <text:p>ROBSON DA FONSECA BENTO</text:p>
          </table:table-cell>
          <table:table-cell table:style-name="ce499" office:value-type="string" calcext:value-type="string">
            <text:p>OESTE</text:p>
          </table:table-cell>
          <table:table-cell table:style-name="ce541"/>
          <table:table-cell table:style-name="ce536" office:value-type="string" calcext:value-type="string">
            <text:p>NÃO INTENSIVO</text:p>
          </table:table-cell>
          <table:table-cell table:style-name="ce541"/>
          <table:table-cell table:style-name="ce505" table:number-columns-repeated="4"/>
          <table:table-cell table:style-name="ce541"/>
          <table:table-cell table:style-name="ce554" table:number-columns-repeated="21"/>
          <table:table-cell table:style-name="ce551" table:number-columns-repeated="993"/>
          <table:table-cell table:number-columns-repeated="15359"/>
        </table:table-row>
        <table:table-row table:style-name="ro1">
          <table:table-cell table:style-name="ce501" office:value-type="float" office:value="2964154" calcext:value-type="float">
            <text:p>2964154</text:p>
          </table:table-cell>
          <table:table-cell table:style-name="ce524" office:value-type="string" calcext:value-type="string">
            <text:p>ROSALI ARAUJO DA SILVA</text:p>
          </table:table-cell>
          <table:table-cell table:style-name="ce500" office:value-type="string" calcext:value-type="string">
            <text:p>OESTE</text:p>
          </table:table-cell>
          <table:table-cell table:style-name="ce541"/>
          <table:table-cell table:style-name="ce536" office:value-type="string" calcext:value-type="string">
            <text:p>NÃO INTENSIVO</text:p>
          </table:table-cell>
          <table:table-cell table:style-name="ce505"/>
          <table:table-cell table:style-name="ce541" table:number-columns-repeated="5"/>
          <table:table-cell table:style-name="ce554" table:number-columns-repeated="20"/>
          <table:table-cell table:style-name="ce551" table:number-columns-repeated="994"/>
          <table:table-cell table:number-columns-repeated="15359"/>
        </table:table-row>
        <table:table-row table:style-name="ro1">
          <table:table-cell table:style-name="ce496" office:value-type="float" office:value="896649" calcext:value-type="float">
            <text:p>896649</text:p>
          </table:table-cell>
          <table:table-cell table:style-name="ce515" office:value-type="string" calcext:value-type="string">
            <text:p>TAMIRES ROSA DE LIMA</text:p>
          </table:table-cell>
          <table:table-cell table:style-name="ce499" office:value-type="string" calcext:value-type="string">
            <text:p>OESTE</text:p>
          </table:table-cell>
          <table:table-cell table:style-name="ce541"/>
          <table:table-cell table:style-name="ce536" office:value-type="string" calcext:value-type="string">
            <text:p>NÃO INTENSIVO</text:p>
          </table:table-cell>
          <table:table-cell table:style-name="ce541"/>
          <table:table-cell table:style-name="ce505" table:number-columns-repeated="4"/>
          <table:table-cell table:style-name="ce541"/>
          <table:table-cell table:style-name="ce554" table:number-columns-repeated="21"/>
          <table:table-cell table:style-name="ce551" table:number-columns-repeated="993"/>
          <table:table-cell table:number-columns-repeated="15359"/>
        </table:table-row>
        <table:table-row table:style-name="ro1">
          <table:table-cell table:style-name="ce502" office:value-type="float" office:value="785428" calcext:value-type="float">
            <text:p>785428</text:p>
          </table:table-cell>
          <table:table-cell table:style-name="ce525" office:value-type="string" calcext:value-type="string">
            <text:p>THIAGO RODRIGO FERREIRA SANTOS</text:p>
          </table:table-cell>
          <table:table-cell table:style-name="ce534" office:value-type="string" calcext:value-type="string">
            <text:p>OESTE</text:p>
          </table:table-cell>
          <table:table-cell table:style-name="ce505" office:value-type="string" calcext:value-type="string">
            <text:p>M/T</text:p>
          </table:table-cell>
          <table:table-cell table:style-name="ce536" office:value-type="string" calcext:value-type="string">
            <text:p>NÃO INTENSIVO</text:p>
          </table:table-cell>
          <table:table-cell table:style-name="ce505" office:value-type="string" calcext:value-type="string">
            <office:annotation draw:style-name="gr1" draw:text-style-name="P2" svg:width="2.899cm" svg:height="1.937cm" svg:x="25.571cm" svg:y="30.612cm" draw:caption-point-x="-0.61cm" draw:caption-point-y="1.51cm">
              <dc:creator>Autor desconhecido</dc:creator>
              <dc:date>2024-11-05T00:00:00</dc:date>
              <text:p text:style-name="P1"><text:span text:style-name="T1">Paciente participou do grupo dia 05/11/2024.</text:span></text:p>
            </office:annotation>
            <text:p>P</text:p>
          </table:table-cell>
          <table:table-cell table:style-name="ce505" office:value-type="string" calcext:value-type="string">
            <office:annotation draw:style-name="gr1" draw:text-style-name="P2" svg:width="2.899cm" svg:height="1.937cm" svg:x="26.757cm" svg:y="30.612cm" draw:caption-point-x="-0.61cm" draw:caption-point-y="1.51cm">
              <dc:creator>Autor desconhecido</dc:creator>
              <dc:date>2024-11-12T00:00:00</dc:date>
              <text:p text:style-name="P1"><text:span text:style-name="T1">Paciente participou do grupo dia 12/11/2024.</text:span></text:p>
            </office:annotation>
            <text:p>P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05"/>
          <table:table-cell table:style-name="ce541"/>
          <table:table-cell table:style-name="ce554" table:number-columns-repeated="20"/>
          <table:table-cell table:style-name="ce551" table:number-columns-repeated="994"/>
          <table:table-cell table:number-columns-repeated="15359"/>
        </table:table-row>
        <table:table-row table:style-name="ro1">
          <table:table-cell table:style-name="ce496" office:value-type="float" office:value="890106" calcext:value-type="float">
            <text:p>890106</text:p>
          </table:table-cell>
          <table:table-cell table:style-name="ce515" office:value-type="string" calcext:value-type="string">
            <text:p>WEDERSON PEREIRA DE JESUS</text:p>
          </table:table-cell>
          <table:table-cell table:style-name="ce499" office:value-type="string" calcext:value-type="string">
            <text:p>OESTE</text:p>
          </table:table-cell>
          <table:table-cell table:style-name="ce541"/>
          <table:table-cell table:style-name="ce536" office:value-type="string" calcext:value-type="string">
            <text:p>NÃO INTENSIVO</text:p>
          </table:table-cell>
          <table:table-cell table:style-name="ce541"/>
          <table:table-cell table:style-name="ce505" table:number-columns-repeated="4"/>
          <table:table-cell table:style-name="ce541"/>
          <table:table-cell table:style-name="ce554" table:number-columns-repeated="21"/>
          <table:table-cell table:style-name="ce551" table:number-columns-repeated="993"/>
          <table:table-cell table:number-columns-repeated="15359"/>
        </table:table-row>
        <table:table-row table:style-name="ro2">
          <table:table-cell table:style-name="ce568" office:value-type="float" office:value="560252" calcext:value-type="float">
            <text:p>560252</text:p>
          </table:table-cell>
          <table:table-cell table:style-name="ce568" office:value-type="string" calcext:value-type="string">
            <text:p>LILIANE SILVEIRA</text:p>
          </table:table-cell>
          <table:table-cell table:style-name="ce568" office:value-type="string" calcext:value-type="string">
            <text:p>OESTE</text:p>
          </table:table-cell>
          <table:table-cell table:style-name="ce535" office:value-type="string" calcext:value-type="string">
            <text:p>T</text:p>
          </table:table-cell>
          <table:table-cell table:style-name="ce568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05"/>
          <table:table-cell table:style-name="ce541"/>
          <table:table-cell table:style-name="ce554" table:number-columns-repeated="21"/>
          <table:table-cell table:style-name="ce551" table:number-columns-repeated="993"/>
          <table:table-cell table:number-columns-repeated="15359"/>
        </table:table-row>
        <table:table-row table:style-name="ro2">
          <table:table-cell table:style-name="ce568" office:value-type="float" office:value="647593" calcext:value-type="float">
            <text:p>647593</text:p>
          </table:table-cell>
          <table:table-cell table:style-name="ce568" office:value-type="string" calcext:value-type="string">
            <text:p>KARINE HELENA DA SILVA</text:p>
          </table:table-cell>
          <table:table-cell table:style-name="ce535" office:value-type="string" calcext:value-type="string">
            <text:p>OESTE</text:p>
          </table:table-cell>
          <table:table-cell table:style-name="ce535" office:value-type="string" calcext:value-type="string">
            <text:p>T</text:p>
          </table:table-cell>
          <table:table-cell table:style-name="ce53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05"/>
          <table:table-cell table:style-name="ce541"/>
          <table:table-cell table:style-name="ce554" table:number-columns-repeated="21"/>
          <table:table-cell table:style-name="ce551" table:number-columns-repeated="993"/>
          <table:table-cell table:number-columns-repeated="15359"/>
        </table:table-row>
        <table:table-row table:style-name="ro2">
          <table:table-cell table:style-name="ce504" office:value-type="float" office:value="942719" calcext:value-type="float">
            <text:p>942719</text:p>
          </table:table-cell>
          <table:table-cell table:style-name="ce504" office:value-type="string" calcext:value-type="string">
            <text:p>WILLIAM RODRIGUES MACHADO</text:p>
          </table:table-cell>
          <table:table-cell table:style-name="ce505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3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05"/>
          <table:table-cell table:style-name="ce541"/>
          <table:table-cell table:style-name="ce554" table:number-columns-repeated="7"/>
          <table:table-cell table:style-name="ce555"/>
          <table:table-cell table:style-name="ce554" table:number-columns-repeated="13"/>
          <table:table-cell table:style-name="ce551" table:number-columns-repeated="993"/>
          <table:table-cell table:number-columns-repeated="15359"/>
        </table:table-row>
        <table:table-row table:style-name="ro2">
          <table:table-cell table:style-name="ce504" office:value-type="float" office:value="2574286" calcext:value-type="float">
            <text:p>2574286</text:p>
          </table:table-cell>
          <table:table-cell table:style-name="ce526" office:value-type="string" calcext:value-type="string">
            <text:p>JEFFERSON MARTINS DA COSTA</text:p>
          </table:table-cell>
          <table:table-cell table:style-name="ce536" office:value-type="string" calcext:value-type="string">
            <text:p>OESTE</text:p>
          </table:table-cell>
          <table:table-cell table:style-name="ce505" office:value-type="string" calcext:value-type="string">
            <text:p>T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05"/>
          <table:table-cell table:style-name="ce541"/>
          <table:table-cell table:style-name="ce554" table:number-columns-repeated="21"/>
          <table:table-cell table:style-name="ce551" table:number-columns-repeated="993"/>
          <table:table-cell table:number-columns-repeated="15359"/>
        </table:table-row>
        <table:table-row table:style-name="ro2">
          <table:table-cell table:style-name="ce504" office:value-type="float" office:value="564662" calcext:value-type="float">
            <text:p>564662</text:p>
          </table:table-cell>
          <table:table-cell table:style-name="ce504" office:value-type="string" calcext:value-type="string">
            <text:p>GUSTAVO BEZERRA FONTOURA</text:p>
          </table:table-cell>
          <table:table-cell table:style-name="ce504" office:value-type="string" calcext:value-type="string">
            <text:p>OESTE</text:p>
          </table:table-cell>
          <table:table-cell table:style-name="ce505" office:value-type="string" calcext:value-type="string">
            <text:p>T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05"/>
          <table:table-cell table:style-name="ce541"/>
          <table:table-cell table:style-name="ce554" table:number-columns-repeated="21"/>
          <table:table-cell table:style-name="ce551" table:number-columns-repeated="993"/>
          <table:table-cell table:number-columns-repeated="15359"/>
        </table:table-row>
        <table:table-row table:style-name="ro2">
          <table:table-cell table:style-name="ce504" office:value-type="float" office:value="2646729" calcext:value-type="float">
            <text:p>2646729</text:p>
          </table:table-cell>
          <table:table-cell table:style-name="ce504" office:value-type="string" calcext:value-type="string">
            <text:p>ADMILSON JOSE FERREIRA</text:p>
          </table:table-cell>
          <table:table-cell table:style-name="ce504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05"/>
          <table:table-cell table:style-name="ce541"/>
          <table:table-cell table:style-name="ce554" table:number-columns-repeated="21"/>
          <table:table-cell table:style-name="ce551" table:number-columns-repeated="993"/>
          <table:table-cell table:number-columns-repeated="15359"/>
        </table:table-row>
        <table:table-row table:style-name="ro2">
          <table:table-cell table:style-name="ce569" office:value-type="float" office:value="2979490" calcext:value-type="float">
            <text:p>2979490</text:p>
          </table:table-cell>
          <table:table-cell table:style-name="ce569" office:value-type="string" calcext:value-type="string">
            <text:p>JOÃO PAULO MAGALHAES DE OLIVEIRA </text:p>
          </table:table-cell>
          <table:table-cell table:style-name="ce569" office:value-type="string" calcext:value-type="string">
            <text:p>OESTE</text:p>
          </table:table-cell>
          <table:table-cell table:style-name="ce505" office:value-type="string" calcext:value-type="string">
            <text:p>T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05"/>
          <table:table-cell table:style-name="ce541"/>
          <table:table-cell table:style-name="ce554" table:number-columns-repeated="21"/>
          <table:table-cell table:style-name="ce551" table:number-columns-repeated="993"/>
          <table:table-cell table:number-columns-repeated="15359"/>
        </table:table-row>
        <table:table-row table:style-name="ro2">
          <table:table-cell table:style-name="ce497" office:value-type="float" office:value="1328271" calcext:value-type="float">
            <text:p>1328271</text:p>
          </table:table-cell>
          <table:table-cell table:style-name="ce497" office:value-type="string" calcext:value-type="string">
            <text:p>EVANDRO DE JESUS </text:p>
          </table:table-cell>
          <table:table-cell table:style-name="ce504" office:value-type="string" calcext:value-type="string">
            <text:p>OESTE</text:p>
          </table:table-cell>
          <table:table-cell table:style-name="ce509" office:value-type="string" calcext:value-type="string">
            <text:p>M/T</text:p>
          </table:table-cell>
          <table:table-cell table:style-name="ce545" office:value-type="string" calcext:value-type="string">
            <text:p>NÃO INTENSIVO</text:p>
          </table:table-cell>
          <table:table-cell table:style-name="ce505" office:value-type="string" calcext:value-type="string">
            <office:annotation draw:style-name="gr1" draw:text-style-name="P2" svg:width="2.899cm" svg:height="1.937cm" svg:x="25.571cm" svg:y="37.115cm" draw:caption-point-x="-0.61cm" draw:caption-point-y="1.51cm">
              <dc:creator>Autor desconhecido</dc:creator>
              <dc:date>2024-11-04T00:00:00</dc:date>
              <text:p text:style-name="P1"><text:span text:style-name="T1">Paciente participou do grupo dia 04/11/2024.</text:span></text:p>
            </office:annotation>
            <text:p>F</text:p>
          </table:table-cell>
          <table:table-cell table:style-name="ce505" office:value-type="string" calcext:value-type="string">
            <text:p>F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05"/>
          <table:table-cell table:style-name="ce541"/>
          <table:table-cell table:style-name="ce554" table:number-columns-repeated="21"/>
          <table:table-cell table:style-name="ce551" table:number-columns-repeated="992"/>
          <table:table-cell table:style-name="ce557"/>
          <table:table-cell table:number-columns-repeated="15359"/>
        </table:table-row>
        <table:table-row table:style-name="ro2">
          <table:table-cell table:style-name="ce505" office:value-type="float" office:value="1063316" calcext:value-type="float">
            <text:p>1063316</text:p>
          </table:table-cell>
          <table:table-cell table:style-name="ce505" office:value-type="string" calcext:value-type="string">
            <text:p>THAIS SEVERINO DA SILVA</text:p>
          </table:table-cell>
          <table:table-cell table:style-name="ce504" office:value-type="string" calcext:value-type="string">
            <text:p>OESTE</text:p>
          </table:table-cell>
          <table:table-cell table:style-name="ce505" office:value-type="string" calcext:value-type="string">
            <text:p>M/T</text:p>
          </table:table-cell>
          <table:table-cell table:style-name="ce545" office:value-type="string" calcext:value-type="string">
            <text:p>NÃO INTENSIVO</text:p>
          </table:table-cell>
          <table:table-cell table:style-name="ce505" office:value-type="string" calcext:value-type="string">
            <text:p>F</text:p>
          </table:table-cell>
          <table:table-cell table:style-name="ce505" office:value-type="string" calcext:value-type="string">
            <text:p>P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05" table:number-columns-repeated="2"/>
          <table:table-cell table:style-name="ce555" table:number-columns-repeated="21"/>
          <table:table-cell table:style-name="ce557" table:number-columns-repeated="993"/>
          <table:table-cell table:number-columns-repeated="15359"/>
        </table:table-row>
        <table:table-row table:style-name="ro2">
          <table:table-cell table:style-name="ce505" office:value-type="float" office:value="927857" calcext:value-type="float">
            <text:p>927857</text:p>
          </table:table-cell>
          <table:table-cell table:style-name="ce528" office:value-type="string" calcext:value-type="string">
            <text:p>FABIO NASCIMENTO LEAO </text:p>
          </table:table-cell>
          <table:table-cell table:style-name="ce504" office:value-type="string" calcext:value-type="string">
            <text:p>OESTE</text:p>
          </table:table-cell>
          <table:table-cell table:style-name="ce505" office:value-type="string" calcext:value-type="string">
            <text:p>T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05" table:number-columns-repeated="2"/>
          <table:table-cell table:style-name="ce555" table:number-columns-repeated="21"/>
          <table:table-cell table:style-name="ce557" table:number-columns-repeated="993"/>
          <table:table-cell table:number-columns-repeated="15359"/>
        </table:table-row>
        <table:table-row table:style-name="ro2">
          <table:table-cell table:style-name="ce506" office:value-type="float" office:value="1454525" calcext:value-type="float">
            <text:p>1454525</text:p>
          </table:table-cell>
          <table:table-cell table:style-name="ce506" office:value-type="string" calcext:value-type="string">
            <text:p>FELIPE DOS SANTOS </text:p>
          </table:table-cell>
          <table:table-cell table:style-name="ce504" office:value-type="string" calcext:value-type="string">
            <text:p>OESTE</text:p>
          </table:table-cell>
          <table:table-cell table:style-name="ce505" office:value-type="string" calcext:value-type="string">
            <text:p>M/T</text:p>
          </table:table-cell>
          <table:table-cell table:style-name="ce545" office:value-type="string" calcext:value-type="string">
            <text:p>NÃO INTENSIVO</text:p>
          </table:table-cell>
          <table:table-cell table:style-name="ce505" office:value-type="string" calcext:value-type="string">
            <text:p>F</text:p>
          </table:table-cell>
          <table:table-cell table:style-name="ce505" office:value-type="string" calcext:value-type="string">
            <text:p>P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05"/>
          <table:table-cell table:style-name="ce541"/>
          <table:table-cell table:style-name="ce554" table:number-columns-repeated="21"/>
          <table:table-cell table:style-name="ce551" table:number-columns-repeated="993"/>
          <table:table-cell table:style-name="ce558" table:number-columns-repeated="15359"/>
        </table:table-row>
        <table:table-row table:style-name="ro2">
          <table:table-cell table:style-name="ce507" office:value-type="float" office:value="8719809" calcext:value-type="float">
            <text:p>8719809</text:p>
          </table:table-cell>
          <table:table-cell table:style-name="ce571" office:value-type="string" calcext:value-type="string">
            <text:p>VALDIR FERREIRA BORGES </text:p>
          </table:table-cell>
          <table:table-cell table:style-name="ce537" office:value-type="string" calcext:value-type="string">
            <text:p>OESTE</text:p>
          </table:table-cell>
          <table:table-cell table:style-name="ce507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05"/>
          <table:table-cell table:style-name="ce507"/>
          <table:table-cell table:style-name="ce556" table:number-columns-repeated="21"/>
          <table:table-cell table:style-name="ce558" table:number-columns-repeated="993"/>
          <table:table-cell table:number-columns-repeated="15359"/>
        </table:table-row>
        <table:table-row table:style-name="ro2">
          <table:table-cell table:style-name="ce505" office:value-type="float" office:value="938488" calcext:value-type="float">
            <text:p>938488</text:p>
          </table:table-cell>
          <table:table-cell table:style-name="ce506" office:value-type="string" calcext:value-type="string">
            <text:p>PATRICIA DO CARMO DOS REIS </text:p>
          </table:table-cell>
          <table:table-cell table:style-name="ce537" office:value-type="string" calcext:value-type="string">
            <text:p>OESTE</text:p>
          </table:table-cell>
          <table:table-cell table:style-name="ce505" office:value-type="string" calcext:value-type="string">
            <text:p>T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05" table:number-columns-repeated="2"/>
          <table:table-cell table:style-name="ce555" table:number-columns-repeated="21"/>
          <table:table-cell table:style-name="ce557" table:number-columns-repeated="993"/>
          <table:table-cell table:style-name="ce558" table:number-columns-repeated="15359"/>
        </table:table-row>
        <table:table-row table:style-name="ro2">
          <table:table-cell table:style-name="ce507" office:value-type="float" office:value="735093" calcext:value-type="float">
            <text:p>735093</text:p>
          </table:table-cell>
          <table:table-cell table:style-name="ce529" office:value-type="string" calcext:value-type="string">
            <text:p>PATRICIA MIRANDA AFONSO </text:p>
          </table:table-cell>
          <table:table-cell table:style-name="ce537" office:value-type="string" calcext:value-type="string">
            <text:p>OESTE</text:p>
          </table:table-cell>
          <table:table-cell table:style-name="ce507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05"/>
          <table:table-cell table:style-name="ce507"/>
          <table:table-cell table:style-name="ce556" table:number-columns-repeated="21"/>
          <table:table-cell table:style-name="ce558" table:number-columns-repeated="993"/>
          <table:table-cell table:number-columns-repeated="15359"/>
        </table:table-row>
        <table:table-row table:style-name="ro2">
          <table:table-cell table:style-name="ce505" office:value-type="float" office:value="871497" calcext:value-type="float">
            <text:p>871497</text:p>
          </table:table-cell>
          <table:table-cell table:style-name="ce497" office:value-type="string" calcext:value-type="string">
            <text:p>KATIA VIEIRA CORREA</text:p>
          </table:table-cell>
          <table:table-cell table:style-name="ce537" office:value-type="string" calcext:value-type="string">
            <text:p>OESTE</text:p>
          </table:table-cell>
          <table:table-cell table:style-name="ce505" office:value-type="string" calcext:value-type="string">
            <text:p>M/T</text:p>
          </table:table-cell>
          <table:table-cell table:style-name="ce545" office:value-type="string" calcext:value-type="string">
            <text:p>NÃO INTENSIVO</text:p>
          </table:table-cell>
          <table:table-cell table:style-name="ce505" office:value-type="string" calcext:value-type="string">
            <text:p>F</text:p>
          </table:table-cell>
          <table:table-cell table:style-name="ce505" office:value-type="string" calcext:value-type="string">
            <office:annotation draw:style-name="gr1" draw:text-style-name="P2" svg:width="2.899cm" svg:height="1.937cm" svg:x="26.757cm" svg:y="42.017cm" draw:caption-point-x="-0.61cm" draw:caption-point-y="1.51cm">
              <dc:creator>Autor desconhecido</dc:creator>
              <dc:date>2024-11-12T00:00:00</dc:date>
              <text:p text:style-name="P1"><text:span text:style-name="T1">Paciente participou do grupo dia 11/11/2024</text:span></text:p>
            </office:annotation>
            <text:p>F</text:p>
          </table:table-cell>
          <table:table-cell table:style-name="ce505">
            <office:annotation draw:style-name="gr1" draw:text-style-name="P2" svg:width="2.899cm" svg:height="1.937cm" svg:x="27.861cm" svg:y="42.017cm" draw:caption-point-x="-0.61cm" draw:caption-point-y="1.51cm">
              <dc:creator>Autor desconhecido</dc:creator>
              <dc:date>2024-11-18T00:00:00</dc:date>
              <text:p text:style-name="P1"><text:span text:style-name="T1">Paciente participou do grupo dia 18/11/2024.</text:span></text:p>
            </office:annotation>
          </table:table-cell>
          <table:table-cell table:style-name="ce505" office:value-type="string" calcext:value-type="string">
            <text:p>F</text:p>
          </table:table-cell>
          <table:table-cell table:style-name="ce505"/>
          <table:table-cell table:style-name="ce541"/>
          <table:table-cell table:style-name="ce554" table:number-columns-repeated="21"/>
          <table:table-cell table:style-name="ce551" table:number-columns-repeated="993"/>
          <table:table-cell table:number-columns-repeated="15359"/>
        </table:table-row>
        <table:table-row table:style-name="ro2">
          <table:table-cell table:style-name="ce509" office:value-type="float" office:value="197750" calcext:value-type="float">
            <text:p>197750</text:p>
          </table:table-cell>
          <table:table-cell table:style-name="ce509" office:value-type="string" calcext:value-type="string">
            <text:p>FERNANDO ALAS RODRIGUES</text:p>
          </table:table-cell>
          <table:table-cell table:style-name="ce537" office:value-type="string" calcext:value-type="string">
            <text:p>OESTE</text:p>
          </table:table-cell>
          <table:table-cell table:style-name="ce509" office:value-type="string" calcext:value-type="string">
            <text:p>M/T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05"/>
          <table:table-cell table:style-name="ce510" table:number-columns-repeated="2"/>
          <table:table-cell table:number-columns-repeated="20"/>
          <table:table-cell table:style-name="ce511"/>
          <table:table-cell table:number-columns-repeated="16351"/>
        </table:table-row>
        <table:table-row table:style-name="ro2">
          <table:table-cell table:style-name="ce509" office:value-type="float" office:value="1151754" calcext:value-type="float">
            <text:p>1151754</text:p>
          </table:table-cell>
          <table:table-cell table:style-name="ce530" office:value-type="string" calcext:value-type="string">
            <text:p>JOAO BATISTA DA COSTA MADUREIRA </text:p>
          </table:table-cell>
          <table:table-cell table:style-name="ce537" office:value-type="string" calcext:value-type="string">
            <text:p>OESTE</text:p>
          </table:table-cell>
          <table:table-cell table:style-name="ce509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05"/>
          <table:table-cell table:style-name="ce510" table:number-columns-repeated="2"/>
          <table:table-cell table:number-columns-repeated="20"/>
          <table:table-cell table:style-name="ce511"/>
          <table:table-cell table:number-columns-repeated="16351"/>
        </table:table-row>
        <table:table-row table:style-name="ro2">
          <table:table-cell table:style-name="ce505" office:value-type="float" office:value="818515" calcext:value-type="float">
            <text:p>818515</text:p>
          </table:table-cell>
          <table:table-cell table:style-name="ce505" office:value-type="string" calcext:value-type="string">
            <text:p>RICARDO LEAL ALVES </text:p>
          </table:table-cell>
          <table:table-cell table:style-name="ce537" office:value-type="string" calcext:value-type="string">
            <text:p>OESTE</text:p>
          </table:table-cell>
          <table:table-cell table:style-name="ce505" office:value-type="string" calcext:value-type="string">
            <text:p>T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05"/>
          <table:table-cell table:style-name="ce541"/>
          <table:table-cell table:style-name="ce554" table:number-columns-repeated="21"/>
          <table:table-cell table:style-name="ce551" table:number-columns-repeated="993"/>
          <table:table-cell table:number-columns-repeated="15359"/>
        </table:table-row>
        <table:table-row table:style-name="ro2">
          <table:table-cell table:style-name="ce505" office:value-type="float" office:value="510060" calcext:value-type="float">
            <text:p>510060</text:p>
          </table:table-cell>
          <table:table-cell table:style-name="ce497" office:value-type="string" calcext:value-type="string">
            <text:p>ALEXANDRE DE BARROS NAKATSU</text:p>
          </table:table-cell>
          <table:table-cell table:style-name="ce537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05" office:value-type="string" calcext:value-type="string">
            <text:p>F</text:p>
          </table:table-cell>
          <table:table-cell table:style-name="ce505" office:value-type="string" calcext:value-type="string">
            <office:annotation draw:style-name="gr1" draw:text-style-name="P2" svg:width="2.899cm" svg:height="1.937cm" svg:x="26.757cm" svg:y="44.818cm" draw:caption-point-x="-0.61cm" draw:caption-point-y="1.51cm">
              <dc:creator>Autor desconhecido</dc:creator>
              <dc:date>2024-11-11T00:00:00</dc:date>
              <text:p text:style-name="P1"><text:span text:style-name="T1">Paciente participou do grupo dia 11/11/2024.</text:span></text:p>
            </office:annotation>
            <text:p>P</text:p>
          </table:table-cell>
          <table:table-cell table:style-name="ce541"/>
          <table:table-cell table:style-name="ce505" office:value-type="string" calcext:value-type="string">
            <text:p>F</text:p>
          </table:table-cell>
          <table:table-cell table:style-name="ce505"/>
          <table:table-cell table:style-name="ce541"/>
          <table:table-cell table:style-name="ce554" table:number-columns-repeated="21"/>
          <table:table-cell table:style-name="ce551" table:number-columns-repeated="993"/>
          <table:table-cell table:number-columns-repeated="15359"/>
        </table:table-row>
        <table:table-row table:style-name="ro3">
          <table:table-cell table:style-name="ce505" office:value-type="float" office:value="1246032" calcext:value-type="float">
            <text:p>1246032</text:p>
          </table:table-cell>
          <table:table-cell table:style-name="ce497" office:value-type="string" calcext:value-type="string">
            <text:p>RAFAEL ELIAS BORGES</text:p>
          </table:table-cell>
          <table:table-cell table:style-name="ce537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41"/>
          <table:table-cell table:style-name="ce505" office:value-type="string" calcext:value-type="string">
            <text:p>F</text:p>
          </table:table-cell>
          <table:table-cell table:style-name="ce505"/>
          <table:table-cell table:style-name="ce541"/>
          <table:table-cell table:style-name="ce554" table:number-columns-repeated="21"/>
          <table:table-cell table:style-name="ce551" table:number-columns-repeated="993"/>
          <table:table-cell table:number-columns-repeated="15359"/>
        </table:table-row>
        <table:table-row table:style-name="ro2">
          <table:table-cell table:style-name="ce495" office:value-type="float" office:value="1361941" calcext:value-type="float">
            <text:p>1361941</text:p>
          </table:table-cell>
          <table:table-cell table:style-name="ce497" office:value-type="string" calcext:value-type="string">
            <text:p>RAFAELLE CRISTINA MARTINS VASCONCELOS</text:p>
          </table:table-cell>
          <table:table-cell table:style-name="ce537" office:value-type="string" calcext:value-type="string">
            <text:p>OESTE</text:p>
          </table:table-cell>
          <table:table-cell table:style-name="ce509" office:value-type="string" calcext:value-type="string">
            <text:p>M/T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10"/>
          <table:table-cell table:style-name="ce505" office:value-type="string" calcext:value-type="string">
            <text:p>F</text:p>
          </table:table-cell>
          <table:table-cell table:style-name="ce510"/>
          <table:table-cell table:number-columns-repeated="21"/>
          <table:table-cell table:style-name="Default"/>
          <table:table-cell table:number-columns-repeated="16352"/>
        </table:table-row>
        <table:table-row table:style-name="ro3">
          <table:table-cell table:style-name="ce509" office:value-type="float" office:value="746731" calcext:value-type="float">
            <text:p>746731</text:p>
          </table:table-cell>
          <table:table-cell table:style-name="ce509" office:value-type="string" calcext:value-type="string">
            <text:p>REGINALDO APARECIDO FERREIRA</text:p>
          </table:table-cell>
          <table:table-cell table:style-name="ce537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P</text:p>
          </table:table-cell>
          <table:table-cell table:style-name="ce541"/>
          <table:table-cell table:style-name="ce505" office:value-type="string" calcext:value-type="string">
            <text:p>F</text:p>
          </table:table-cell>
          <table:table-cell table:style-name="ce541" table:number-columns-repeated="2"/>
          <table:table-cell table:style-name="ce554" table:number-columns-repeated="21"/>
          <table:table-cell table:style-name="ce551" table:number-columns-repeated="993"/>
          <table:table-cell table:number-columns-repeated="15359"/>
        </table:table-row>
        <table:table-row table:style-name="ro3">
          <table:table-cell table:style-name="ce505" office:value-type="float" office:value="847575" calcext:value-type="float">
            <text:p>847575</text:p>
          </table:table-cell>
          <table:table-cell table:style-name="ce497" office:value-type="string" calcext:value-type="string">
            <text:p>FERNANDO DOS ANJOS DE OLIVEIRA</text:p>
          </table:table-cell>
          <table:table-cell table:style-name="ce537" office:value-type="string" calcext:value-type="string">
            <text:p>OESTE</text:p>
          </table:table-cell>
          <table:table-cell table:style-name="ce505" office:value-type="string" calcext:value-type="string">
            <text:p>T</text:p>
          </table:table-cell>
          <table:table-cell table:style-name="ce545" office:value-type="string" calcext:value-type="string">
            <text:p>NÃO INTENSIVO</text:p>
          </table:table-cell>
          <table:table-cell table:style-name="ce541" table:number-columns-repeated="3"/>
          <table:table-cell table:style-name="ce505" office:value-type="string" calcext:value-type="string">
            <text:p>F</text:p>
          </table:table-cell>
          <table:table-cell table:style-name="ce541" table:number-columns-repeated="2"/>
          <table:table-cell table:style-name="ce554" table:number-columns-repeated="21"/>
          <table:table-cell table:style-name="ce551" table:number-columns-repeated="993"/>
          <table:table-cell table:number-columns-repeated="15359"/>
        </table:table-row>
        <table:table-row table:style-name="ro3">
          <table:table-cell table:style-name="ce505" office:value-type="float" office:value="603606" calcext:value-type="float">
            <text:p>603606</text:p>
          </table:table-cell>
          <table:table-cell table:style-name="ce497" office:value-type="string" calcext:value-type="string">
            <text:p>FÁBIO JUNIO DA COSTA</text:p>
          </table:table-cell>
          <table:table-cell table:style-name="ce537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41" table:number-columns-repeated="3"/>
          <table:table-cell table:style-name="ce505" office:value-type="string" calcext:value-type="string">
            <text:p>F</text:p>
          </table:table-cell>
          <table:table-cell table:style-name="ce541" table:number-columns-repeated="2"/>
          <table:table-cell table:style-name="ce554" table:number-columns-repeated="21"/>
          <table:table-cell table:style-name="ce551" table:number-columns-repeated="993"/>
          <table:table-cell table:number-columns-repeated="15359"/>
        </table:table-row>
        <table:table-row table:style-name="ro3">
          <table:table-cell table:style-name="ce84" office:value-type="float" office:value="1137329" calcext:value-type="float">
            <text:p>1137329</text:p>
          </table:table-cell>
          <table:table-cell table:style-name="ce583" office:value-type="string" calcext:value-type="string">
            <text:p>CRISTIANE MONTEIRO CARVALHO</text:p>
          </table:table-cell>
          <table:table-cell table:style-name="ce533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41" table:number-columns-repeated="6"/>
          <table:table-cell table:style-name="ce554" table:number-columns-repeated="21"/>
          <table:table-cell table:style-name="ce551" table:number-columns-repeated="993"/>
          <table:table-cell table:number-columns-repeated="15359"/>
        </table:table-row>
        <table:table-row table:style-name="ro3" table:number-rows-repeated="32">
          <table:table-cell table:style-name="ce541" table:number-columns-repeated="11"/>
          <table:table-cell table:style-name="ce554" table:number-columns-repeated="21"/>
          <table:table-cell table:style-name="ce551" table:number-columns-repeated="993"/>
          <table:table-cell table:number-columns-repeated="15359"/>
        </table:table-row>
        <table:table-row table:style-name="ro4" table:number-rows-repeated="77">
          <table:table-cell table:style-name="ce565" table:number-columns-repeated="11"/>
          <table:table-cell table:number-columns-repeated="16373"/>
        </table:table-row>
        <table:table-row table:style-name="ro4" table:number-rows-repeated="117">
          <table:table-cell table:style-name="ce565" table:number-columns-repeated="10"/>
          <table:table-cell table:number-columns-repeated="16374"/>
        </table:table-row>
        <table:table-row table:style-name="ro4" table:number-rows-repeated="1047062">
          <table:table-cell table:number-columns-repeated="16384"/>
        </table:table-row>
        <table:table-row table:style-name="ro5" table:number-rows-repeated="1220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Quarta.I20:Quarta.I20">
            <calcext:condition calcext:apply-style-name="ConditionalStyle_5" calcext:value="formula-is(ISEVEN(ROW()))" calcext:base-cell-address="Quarta.I20"/>
          </calcext:conditional-format>
        </calcext:conditional-formats>
      </table:table>
      <table:table table:name="Sexta" table:style-name="ta4">
        <office:forms form:automatic-focus="false" form:apply-design-mode="false"/>
        <table:table-column table:style-name="co1" table:default-cell-style-name="ce511"/>
        <table:table-column table:style-name="co21" table:default-cell-style-name="ce511"/>
        <table:table-column table:style-name="co3" table:default-cell-style-name="ce511"/>
        <table:table-column table:style-name="co22" table:default-cell-style-name="ce511"/>
        <table:table-column table:style-name="co20" table:default-cell-style-name="ce511"/>
        <table:table-column table:style-name="co6" table:default-cell-style-name="ce511"/>
        <table:table-column table:style-name="co7" table:default-cell-style-name="ce511"/>
        <table:table-column table:style-name="co16" table:default-cell-style-name="ce511"/>
        <table:table-column table:style-name="co23" table:default-cell-style-name="ce511"/>
        <table:table-column table:style-name="co17" table:default-cell-style-name="ce511"/>
        <table:table-column table:style-name="co9" table:default-cell-style-name="ce511"/>
        <table:table-column table:style-name="co10" table:number-columns-repeated="21" table:default-cell-style-name="ce511"/>
        <table:table-column table:style-name="co11" table:number-columns-repeated="32" table:default-cell-style-name="Default"/>
        <table:table-column table:style-name="co12" table:number-columns-repeated="961" table:default-cell-style-name="Default"/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10"/>
          <table:table-cell table:style-name="ce549" table:number-columns-repeated="21"/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9" table:number-rows-spanned="1">
            <text:p>NOVEMBRO (SEXTA-FEIRA)</text:p>
          </table:table-cell>
          <table:covered-table-cell table:number-columns-repeated="8" table:style-name="ce1"/>
          <table:table-cell table:style-name="ce1" table:number-columns-repeated="2"/>
          <table:table-cell table:style-name="ce549" table:number-columns-repeated="21"/>
          <table:table-cell table:number-columns-repeated="993"/>
        </table:table-row>
        <table:table-row table:style-name="ro1">
          <table:table-cell table:style-name="ce3" office:value-type="string" calcext:value-type="string">
            <text:p>Prontuário</text:p>
          </table:table-cell>
          <table:table-cell table:style-name="ce3" office:value-type="string" calcext:value-type="string">
            <text:p>Nome</text:p>
          </table:table-cell>
          <table:table-cell table:style-name="ce531" office:value-type="string" calcext:value-type="string">
            <text:p>Setor</text:p>
          </table:table-cell>
          <table:table-cell table:style-name="ce3" office:value-type="string" calcext:value-type="string">
            <text:p>Rotina</text:p>
          </table:table-cell>
          <table:table-cell table:style-name="ce3" office:value-type="string" calcext:value-type="string">
            <text:p>Modalidade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9" calcext:value-type="float">
            <text:p>29</text:p>
          </table:table-cell>
          <table:table-cell table:style-name="ce63" office:value-type="string" calcext:value-type="string">
            <text:p>Contato:</text:p>
          </table:table-cell>
          <table:table-cell table:style-name="ce549" table:number-columns-repeated="21"/>
          <table:table-cell table:number-columns-repeated="993"/>
        </table:table-row>
        <table:table-row table:style-name="ro1">
          <table:table-cell table:style-name="ce488" office:value-type="float" office:value="2424788" calcext:value-type="float">
            <text:p>2424788</text:p>
          </table:table-cell>
          <table:table-cell table:style-name="ce512" office:value-type="string" calcext:value-type="string">
            <text:p>ANTÔNIO CARLOS GUILHERME</text:p>
          </table:table-cell>
          <table:table-cell table:style-name="ce499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number-columns-repeated="2" table:style-name="ce508" office:value-type="string" calcext:value-type="string">
            <text:p>F</text:p>
          </table:table-cell>
          <table:table-cell table:style-name="ce508"/>
          <table:table-cell table:number-columns-repeated="2" table:style-name="ce508" office:value-type="string" calcext:value-type="string">
            <text:p>F</text:p>
          </table:table-cell>
          <table:table-cell table:style-name="ce508"/>
          <table:table-cell table:style-name="ce548"/>
          <table:table-cell table:style-name="ce551" table:number-columns-repeated="1013"/>
        </table:table-row>
        <table:table-row table:style-name="ro1">
          <table:table-cell table:style-name="ce491" office:value-type="float" office:value="866056" calcext:value-type="float">
            <text:p>866056</text:p>
          </table:table-cell>
          <table:table-cell table:style-name="ce514" office:value-type="string" calcext:value-type="string">
            <text:p>EDSON FREITAS DOS SANTOS</text:p>
          </table:table-cell>
          <table:table-cell table:style-name="ce533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number-columns-repeated="2" table:style-name="ce508" office:value-type="string" calcext:value-type="string">
            <text:p>F</text:p>
          </table:table-cell>
          <table:table-cell table:style-name="ce508"/>
          <table:table-cell table:number-columns-repeated="2" table:style-name="ce508" office:value-type="string" calcext:value-type="string">
            <text:p>F</text:p>
          </table:table-cell>
          <table:table-cell table:style-name="ce508"/>
          <table:table-cell table:style-name="ce548"/>
          <table:table-cell table:style-name="ce551" table:number-columns-repeated="1013"/>
        </table:table-row>
        <table:table-row table:style-name="ro1">
          <table:table-cell table:style-name="ce495" office:value-type="float" office:value="2415685" calcext:value-type="float">
            <text:p>2415685</text:p>
          </table:table-cell>
          <table:table-cell table:style-name="ce518" office:value-type="string" calcext:value-type="string">
            <text:p>DANILLO BRAGA</text:p>
          </table:table-cell>
          <table:table-cell table:style-name="ce504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number-columns-repeated="2" table:style-name="ce508" office:value-type="string" calcext:value-type="string">
            <text:p>F</text:p>
          </table:table-cell>
          <table:table-cell table:style-name="ce508"/>
          <table:table-cell table:style-name="ce508" office:value-type="string" calcext:value-type="string">
            <text:p>P</text:p>
          </table:table-cell>
          <table:table-cell table:style-name="ce508" office:value-type="string" calcext:value-type="string">
            <text:p>F</text:p>
          </table:table-cell>
          <table:table-cell table:style-name="ce548"/>
          <table:table-cell table:style-name="ce551" table:number-columns-repeated="1013"/>
          <table:table-cell/>
        </table:table-row>
        <table:table-row table:style-name="ro1">
          <table:table-cell table:style-name="ce496" office:value-type="float" office:value="830601" calcext:value-type="float">
            <text:p>830601</text:p>
          </table:table-cell>
          <table:table-cell table:style-name="ce515" office:value-type="string" calcext:value-type="string">
            <text:p>VANDELINO ALCION GOMES DA COSTA</text:p>
          </table:table-cell>
          <table:table-cell table:style-name="ce499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style-name="ce508" office:value-type="string" calcext:value-type="string">
            <text:p>P</text:p>
          </table:table-cell>
          <table:table-cell table:style-name="ce508" office:value-type="string" calcext:value-type="string">
            <text:p>F</text:p>
          </table:table-cell>
          <table:table-cell table:style-name="ce508"/>
          <table:table-cell table:style-name="ce508" office:value-type="string" calcext:value-type="string">
            <text:p>P</text:p>
          </table:table-cell>
          <table:table-cell table:style-name="ce508" office:value-type="string" calcext:value-type="string">
            <text:p>F</text:p>
          </table:table-cell>
          <table:table-cell table:style-name="ce548"/>
          <table:table-cell table:style-name="ce551" table:number-columns-repeated="1013"/>
          <table:table-cell/>
        </table:table-row>
        <table:table-row table:style-name="ro1">
          <table:table-cell table:style-name="ce495" office:value-type="float" office:value="2693362" calcext:value-type="float">
            <text:p>2693362</text:p>
          </table:table-cell>
          <table:table-cell table:style-name="ce518" office:value-type="string" calcext:value-type="string">
            <text:p>WANDERSON CRISTIAN LOURENCO</text:p>
          </table:table-cell>
          <table:table-cell table:style-name="ce533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style-name="ce508" office:value-type="string" calcext:value-type="string">
            <text:p>P</text:p>
          </table:table-cell>
          <table:table-cell table:style-name="ce508" office:value-type="string" calcext:value-type="string">
            <text:p>F</text:p>
          </table:table-cell>
          <table:table-cell table:style-name="ce508"/>
          <table:table-cell table:number-columns-repeated="2" table:style-name="ce508" office:value-type="string" calcext:value-type="string">
            <text:p>F</text:p>
          </table:table-cell>
          <table:table-cell table:style-name="ce548"/>
          <table:table-cell table:style-name="ce551" table:number-columns-repeated="1013"/>
          <table:table-cell/>
        </table:table-row>
        <table:table-row table:style-name="ro1">
          <table:table-cell table:style-name="ce497" office:value-type="float" office:value="1029230" calcext:value-type="float">
            <text:p>1029230</text:p>
          </table:table-cell>
          <table:table-cell table:style-name="ce520" office:value-type="string" calcext:value-type="string">
            <text:p>JONES ANTÔNIO SOUZA</text:p>
          </table:table-cell>
          <table:table-cell table:style-name="ce533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number-columns-repeated="2" table:style-name="ce508" office:value-type="string" calcext:value-type="string">
            <text:p>F</text:p>
          </table:table-cell>
          <table:table-cell table:style-name="ce508"/>
          <table:table-cell table:number-columns-repeated="2" table:style-name="ce508" office:value-type="string" calcext:value-type="string">
            <text:p>F</text:p>
          </table:table-cell>
          <table:table-cell table:style-name="ce548"/>
          <table:table-cell table:style-name="ce551" table:number-columns-repeated="1013"/>
          <table:table-cell/>
        </table:table-row>
        <table:table-row table:style-name="ro1">
          <table:table-cell table:style-name="ce496" office:value-type="float" office:value="635638" calcext:value-type="float">
            <text:p>635638</text:p>
          </table:table-cell>
          <table:table-cell table:style-name="ce515" office:value-type="string" calcext:value-type="string">
            <text:p>ANA PAULA SOARES GOUVEIA</text:p>
          </table:table-cell>
          <table:table-cell table:style-name="ce499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style-name="ce508" office:value-type="string" calcext:value-type="string">
            <text:p>P</text:p>
          </table:table-cell>
          <table:table-cell table:style-name="ce508" office:value-type="string" calcext:value-type="string">
            <text:p>F</text:p>
          </table:table-cell>
          <table:table-cell table:style-name="ce508"/>
          <table:table-cell table:number-columns-repeated="2" table:style-name="ce508" office:value-type="string" calcext:value-type="string">
            <text:p>F</text:p>
          </table:table-cell>
          <table:table-cell table:style-name="ce548"/>
          <table:table-cell table:style-name="ce551" table:number-columns-repeated="1013"/>
          <table:table-cell/>
        </table:table-row>
        <table:table-row table:style-name="ro1">
          <table:table-cell table:style-name="ce15" office:value-type="float" office:value="836846" calcext:value-type="float">
            <text:p>836846</text:p>
          </table:table-cell>
          <table:table-cell table:style-name="ce40" office:value-type="string" calcext:value-type="string">
            <text:p>ARDISSOM ANTONIO ERNESTO</text:p>
          </table:table-cell>
          <table:table-cell table:style-name="ce499" office:value-type="string" calcext:value-type="string">
            <text:p>OESTE</text:p>
          </table:table-cell>
          <table:table-cell table:style-name="ce538" office:value-type="string" calcext:value-type="string">
            <text:p>M/T</text:p>
          </table:table-cell>
          <table:table-cell table:style-name="ce534" office:value-type="string" calcext:value-type="string">
            <text:p>INTENSIVO INTEGRAL</text:p>
          </table:table-cell>
          <table:table-cell table:style-name="ce508" office:value-type="string" calcext:value-type="string">
            <text:p>P</text:p>
          </table:table-cell>
          <table:table-cell table:style-name="ce508" office:value-type="string" calcext:value-type="string">
            <text:p>F</text:p>
          </table:table-cell>
          <table:table-cell table:style-name="ce508"/>
          <table:table-cell table:number-columns-repeated="2" table:style-name="ce508" office:value-type="string" calcext:value-type="string">
            <text:p>F</text:p>
          </table:table-cell>
          <table:table-cell table:style-name="ce548"/>
          <table:table-cell table:style-name="ce551" table:number-columns-repeated="1013"/>
          <table:table-cell/>
        </table:table-row>
        <table:table-row table:style-name="ro1">
          <table:table-cell table:style-name="ce20" office:value-type="float" office:value="550664" calcext:value-type="float">
            <text:p>550664</text:p>
          </table:table-cell>
          <table:table-cell table:style-name="ce46" office:value-type="string" calcext:value-type="string">
            <text:p>ADEMIR PEREIRA SILVA</text:p>
          </table:table-cell>
          <table:table-cell table:style-name="ce502" office:value-type="string" calcext:value-type="string">
            <text:p>OESTE</text:p>
          </table:table-cell>
          <table:table-cell table:style-name="ce538" office:value-type="string" calcext:value-type="string">
            <text:p>H</text:p>
          </table:table-cell>
          <table:table-cell table:style-name="ce534" office:value-type="string" calcext:value-type="string">
            <text:p>INTENSIVO INTEGRAL</text:p>
          </table:table-cell>
          <table:table-cell table:style-name="ce508" table:number-columns-repeated="3"/>
          <table:table-cell table:number-columns-repeated="2" table:style-name="ce508" office:value-type="string" calcext:value-type="string">
            <text:p>P</text:p>
          </table:table-cell>
          <table:table-cell table:style-name="ce551" table:number-columns-repeated="1013"/>
          <table:table-cell table:number-columns-repeated="2"/>
        </table:table-row>
        <table:table-row table:style-name="ro1">
          <table:table-cell table:style-name="ce496" office:value-type="float" office:value="874732" calcext:value-type="float">
            <text:p>874732</text:p>
          </table:table-cell>
          <table:table-cell table:style-name="ce515" office:value-type="string" calcext:value-type="string">
            <text:p>JOSE ELIAS ISIDORIO LOPES</text:p>
          </table:table-cell>
          <table:table-cell table:style-name="ce499" office:value-type="string" calcext:value-type="string">
            <text:p>OESTE</text:p>
          </table:table-cell>
          <table:table-cell table:style-name="ce538" office:value-type="string" calcext:value-type="string">
            <text:p>H</text:p>
          </table:table-cell>
          <table:table-cell table:style-name="ce534" office:value-type="string" calcext:value-type="string">
            <text:p>INTENSIVO INTEGRAL</text:p>
          </table:table-cell>
          <table:table-cell table:style-name="ce508" table:number-columns-repeated="3"/>
          <table:table-cell table:number-columns-repeated="2" table:style-name="ce508" office:value-type="string" calcext:value-type="string">
            <text:p>P</text:p>
          </table:table-cell>
          <table:table-cell table:style-name="ce551" table:number-columns-repeated="101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 table:number-columns-spanned="10" table:number-rows-spanned="1">
            <text:p>OUTUBRO (SEXTA-FEIRA)</text:p>
          </table:table-cell>
          <table:covered-table-cell table:number-columns-repeated="9" table:style-name="ce1"/>
          <table:table-cell table:style-name="ce549" table:number-columns-repeated="21"/>
          <table:table-cell table:number-columns-repeated="993"/>
        </table:table-row>
        <table:table-row table:style-name="ro1">
          <table:table-cell table:style-name="ce3" office:value-type="string" calcext:value-type="string">
            <text:p>Prontuário</text:p>
          </table:table-cell>
          <table:table-cell table:style-name="ce3" office:value-type="string" calcext:value-type="string">
            <text:p>Nome</text:p>
          </table:table-cell>
          <table:table-cell table:style-name="ce531" office:value-type="string" calcext:value-type="string">
            <text:p>Setor</text:p>
          </table:table-cell>
          <table:table-cell table:style-name="ce3" office:value-type="string" calcext:value-type="string">
            <text:p>Rotina</text:p>
          </table:table-cell>
          <table:table-cell table:style-name="ce3" office:value-type="string" calcext:value-type="string">
            <text:p>Modalidade</text:p>
          </table:table-cell>
          <table:table-cell table:style-name="ce58" table:number-columns-repeated="5"/>
          <table:table-cell table:style-name="ce63" office:value-type="string" calcext:value-type="string">
            <text:p>Contato:</text:p>
          </table:table-cell>
          <table:table-cell table:style-name="ce549" table:number-columns-repeated="21"/>
          <table:table-cell table:number-columns-repeated="993"/>
        </table:table-row>
        <table:table-row table:style-name="ro1">
          <table:table-cell table:style-name="ce487" office:value-type="float" office:value="630670" calcext:value-type="float">
            <text:p>630670</text:p>
          </table:table-cell>
          <table:table-cell table:style-name="ce487" office:value-type="string" calcext:value-type="string">
            <text:p>PAULO ROBSON MAMEDE</text:p>
          </table:table-cell>
          <table:table-cell table:style-name="ce487" office:value-type="string" calcext:value-type="string">
            <text:p>OESTE</text:p>
          </table:table-cell>
          <table:table-cell table:style-name="ce539" office:value-type="string" calcext:value-type="string">
            <text:p>M/T</text:p>
          </table:table-cell>
          <table:table-cell table:style-name="ce542" office:value-type="string" calcext:value-type="string">
            <text:p>INTENSIVO</text:p>
          </table:table-cell>
          <table:table-cell table:style-name="ce539" table:number-columns-repeated="4"/>
          <table:table-cell table:style-name="ce539" office:value-type="string" calcext:value-type="string">
            <text:p>P</text:p>
          </table:table-cell>
          <table:table-cell table:style-name="ce539"/>
          <table:table-cell table:style-name="ce552" table:number-columns-repeated="21"/>
          <table:table-cell table:number-columns-repeated="993"/>
        </table:table-row>
        <table:table-row table:style-name="ro1">
          <table:table-cell table:style-name="ce539"/>
          <table:table-cell table:style-name="ce1" office:value-type="string" calcext:value-type="string" table:number-columns-spanned="10" table:number-rows-spanned="1">
            <text:p>OUTUBRO(SEXTA-FEIRA)</text:p>
          </table:table-cell>
          <table:covered-table-cell table:number-columns-repeated="9" table:style-name="ce1"/>
          <table:table-cell table:style-name="ce552" table:number-columns-repeated="21"/>
          <table:table-cell table:number-columns-repeated="993"/>
        </table:table-row>
        <table:table-row table:style-name="ro1">
          <table:table-cell table:style-name="ce3" office:value-type="string" calcext:value-type="string">
            <text:p>Prontuário</text:p>
          </table:table-cell>
          <table:table-cell table:style-name="ce3" office:value-type="string" calcext:value-type="string">
            <text:p>Nome</text:p>
          </table:table-cell>
          <table:table-cell table:style-name="ce531" office:value-type="string" calcext:value-type="string">
            <text:p>Setor</text:p>
          </table:table-cell>
          <table:table-cell table:style-name="ce3" office:value-type="string" calcext:value-type="string">
            <text:p>Rotina</text:p>
          </table:table-cell>
          <table:table-cell table:style-name="ce3" office:value-type="string" calcext:value-type="string">
            <text:p>Modalidade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9" calcext:value-type="float">
            <text:p>29</text:p>
          </table:table-cell>
          <table:table-cell table:style-name="ce63" office:value-type="string" calcext:value-type="string">
            <text:p>Contato:</text:p>
          </table:table-cell>
          <table:table-cell table:style-name="ce549" table:number-columns-repeated="21"/>
          <table:table-cell table:number-columns-repeated="993"/>
        </table:table-row>
        <table:table-row table:style-name="ro1">
          <table:table-cell table:style-name="ce496" office:value-type="float" office:value="526913" calcext:value-type="float">
            <text:p>526913</text:p>
          </table:table-cell>
          <table:table-cell table:style-name="ce515" office:value-type="string" calcext:value-type="string">
            <text:p>ROSIMAR PEREIRA DA COSTA</text:p>
          </table:table-cell>
          <table:table-cell table:style-name="ce499" office:value-type="string" calcext:value-type="string">
            <text:p>OESTE</text:p>
          </table:table-cell>
          <table:table-cell table:style-name="ce540" office:value-type="string" calcext:value-type="string">
            <text:p>M/T</text:p>
          </table:table-cell>
          <table:table-cell table:style-name="ce543" office:value-type="string" calcext:value-type="string">
            <text:p>SEMI- INTENSIVO</text:p>
          </table:table-cell>
          <table:table-cell table:style-name="ce540" office:value-type="string" calcext:value-type="string">
            <text:p>P</text:p>
          </table:table-cell>
          <table:table-cell table:style-name="ce540" office:value-type="string" calcext:value-type="string">
            <text:p>F</text:p>
          </table:table-cell>
          <table:table-cell table:style-name="ce540"/>
          <table:table-cell table:number-columns-repeated="2" table:style-name="ce540" office:value-type="string" calcext:value-type="string">
            <text:p>P</text:p>
          </table:table-cell>
          <table:table-cell table:style-name="ce540"/>
          <table:table-cell table:style-name="ce553" table:number-columns-repeated="21"/>
          <table:table-cell table:style-name="ce551" table:number-columns-repeated="993"/>
        </table:table-row>
        <table:table-row table:style-name="ro1">
          <table:table-cell table:style-name="ce1"/>
          <table:table-cell table:style-name="ce1" office:value-type="string" calcext:value-type="string" table:number-columns-spanned="10" table:number-rows-spanned="1">
            <text:p>OUTUBRO (SEXTA-FEIRA)</text:p>
          </table:table-cell>
          <table:covered-table-cell table:number-columns-repeated="9" table:style-name="ce1"/>
          <table:table-cell table:style-name="ce1"/>
          <table:table-cell table:style-name="ce549" table:number-columns-repeated="20"/>
          <table:table-cell table:number-columns-repeated="993"/>
        </table:table-row>
        <table:table-row table:style-name="ro1">
          <table:table-cell table:style-name="ce3" office:value-type="string" calcext:value-type="string">
            <text:p>Prontuário</text:p>
          </table:table-cell>
          <table:table-cell table:style-name="ce3" office:value-type="string" calcext:value-type="string">
            <text:p>Nome</text:p>
          </table:table-cell>
          <table:table-cell table:style-name="ce531" office:value-type="string" calcext:value-type="string">
            <text:p>Setor</text:p>
          </table:table-cell>
          <table:table-cell table:style-name="ce3" office:value-type="string" calcext:value-type="string">
            <text:p>Rotina</text:p>
          </table:table-cell>
          <table:table-cell table:style-name="ce3" office:value-type="string" calcext:value-type="string">
            <text:p>Modalidade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9" calcext:value-type="float">
            <text:p>29</text:p>
          </table:table-cell>
          <table:table-cell table:style-name="ce63" office:value-type="string" calcext:value-type="string">
            <text:p>Contato:</text:p>
          </table:table-cell>
          <table:table-cell table:style-name="ce549" table:number-columns-repeated="21"/>
          <table:table-cell table:number-columns-repeated="993"/>
        </table:table-row>
        <table:table-row table:style-name="ro1">
          <table:table-cell table:style-name="ce573" office:value-type="float" office:value="2287320" calcext:value-type="float">
            <text:p>2287320</text:p>
          </table:table-cell>
          <table:table-cell table:style-name="ce525" office:value-type="string" calcext:value-type="string">
            <text:p>BALTAZAR DOS REIS SILVA CARDOSO</text:p>
          </table:table-cell>
          <table:table-cell table:style-name="ce534" office:value-type="string" calcext:value-type="string">
            <text:p>OESTE</text:p>
          </table:table-cell>
          <table:table-cell table:style-name="ce540"/>
          <table:table-cell table:style-name="ce544" office:value-type="string" calcext:value-type="string">
            <text:p>NÃO INTENSIVO</text:p>
          </table:table-cell>
          <table:table-cell table:style-name="ce540" table:number-columns-repeated="6"/>
          <table:table-cell table:style-name="ce553" table:number-columns-repeated="21"/>
          <table:table-cell table:style-name="ce551" table:number-columns-repeated="993"/>
        </table:table-row>
        <table:table-row table:style-name="ro1">
          <table:table-cell table:style-name="ce496" office:value-type="float" office:value="691115" calcext:value-type="float">
            <text:p>691115</text:p>
          </table:table-cell>
          <table:table-cell table:style-name="ce515" office:value-type="string" calcext:value-type="string">
            <text:p>EDNA SANTOS</text:p>
          </table:table-cell>
          <table:table-cell table:style-name="ce499" office:value-type="string" calcext:value-type="string">
            <text:p>OESTE</text:p>
          </table:table-cell>
          <table:table-cell table:style-name="ce540"/>
          <table:table-cell table:style-name="ce544" office:value-type="string" calcext:value-type="string">
            <text:p>NÃO INTENSIVO</text:p>
          </table:table-cell>
          <table:table-cell table:style-name="ce540" table:number-columns-repeated="6"/>
          <table:table-cell table:style-name="ce553" table:number-columns-repeated="21"/>
          <table:table-cell table:style-name="ce551" table:number-columns-repeated="993"/>
        </table:table-row>
        <table:table-row table:style-name="ro1">
          <table:table-cell table:style-name="ce496" office:value-type="float" office:value="663313" calcext:value-type="float">
            <text:p>663313</text:p>
          </table:table-cell>
          <table:table-cell table:style-name="ce515" office:value-type="string" calcext:value-type="string">
            <text:p>LEANDRO TEIXEIRA DE SOUZA</text:p>
          </table:table-cell>
          <table:table-cell table:style-name="ce499" office:value-type="string" calcext:value-type="string">
            <text:p>OESTE</text:p>
          </table:table-cell>
          <table:table-cell table:style-name="ce540"/>
          <table:table-cell table:style-name="ce544" office:value-type="string" calcext:value-type="string">
            <text:p>NÃO INTENSIVO</text:p>
          </table:table-cell>
          <table:table-cell table:style-name="ce540" table:number-columns-repeated="6"/>
          <table:table-cell table:style-name="ce553" table:number-columns-repeated="21"/>
          <table:table-cell table:style-name="ce551" table:number-columns-repeated="993"/>
        </table:table-row>
        <table:table-row table:style-name="ro1">
          <table:table-cell table:style-name="ce544" office:value-type="float" office:value="2748029" calcext:value-type="float">
            <text:p>2748029</text:p>
          </table:table-cell>
          <table:table-cell table:style-name="ce526" office:value-type="string" calcext:value-type="string">
            <text:p>LUCAS DANIEL RODRIGUES</text:p>
          </table:table-cell>
          <table:table-cell table:style-name="ce544" office:value-type="string" calcext:value-type="string">
            <text:p>OESTE</text:p>
          </table:table-cell>
          <table:table-cell table:style-name="ce540"/>
          <table:table-cell table:style-name="ce544" office:value-type="string" calcext:value-type="string">
            <text:p>NÃO INTENSIVO</text:p>
          </table:table-cell>
          <table:table-cell table:style-name="ce540" table:number-columns-repeated="6"/>
          <table:table-cell table:style-name="ce553" table:number-columns-repeated="21"/>
          <table:table-cell table:style-name="ce551" table:number-columns-repeated="993"/>
        </table:table-row>
        <table:table-row table:style-name="ro1">
          <table:table-cell table:style-name="ce574" office:value-type="float" office:value="683914" calcext:value-type="float">
            <text:p>683914</text:p>
          </table:table-cell>
          <table:table-cell table:style-name="ce576" office:value-type="string" calcext:value-type="string">
            <text:p>RAFAEL HILÁRIO DOS SANTOS</text:p>
          </table:table-cell>
          <table:table-cell table:style-name="ce533" office:value-type="string" calcext:value-type="string">
            <text:p>OESTE</text:p>
          </table:table-cell>
          <table:table-cell table:style-name="ce541"/>
          <table:table-cell table:style-name="ce536" office:value-type="string" calcext:value-type="string">
            <text:p>NÃO INTENSIVO</text:p>
          </table:table-cell>
          <table:table-cell table:style-name="ce541" table:number-columns-repeated="6"/>
          <table:table-cell table:style-name="ce554" table:number-columns-repeated="21"/>
          <table:table-cell table:style-name="ce551" table:number-columns-repeated="993"/>
        </table:table-row>
        <table:table-row table:style-name="ro1">
          <table:table-cell table:style-name="ce490" office:value-type="float" office:value="1495839" calcext:value-type="float">
            <text:p>1495839</text:p>
          </table:table-cell>
          <table:table-cell table:style-name="ce490" office:value-type="string" calcext:value-type="string">
            <text:p>ROBSON DA FONSECA BENTO</text:p>
          </table:table-cell>
          <table:table-cell table:style-name="ce533" office:value-type="string" calcext:value-type="string">
            <text:p>OESTE</text:p>
          </table:table-cell>
          <table:table-cell table:style-name="ce541"/>
          <table:table-cell table:style-name="ce536" office:value-type="string" calcext:value-type="string">
            <text:p>NÃO INTENSIVO</text:p>
          </table:table-cell>
          <table:table-cell table:style-name="ce541" table:number-columns-repeated="2"/>
          <table:table-cell table:style-name="ce535"/>
          <table:table-cell table:style-name="ce541" table:number-columns-repeated="3"/>
          <table:table-cell table:style-name="ce554" table:number-columns-repeated="21"/>
          <table:table-cell table:style-name="ce551" table:number-columns-repeated="993"/>
        </table:table-row>
        <table:table-row table:style-name="ro2">
          <table:table-cell table:style-name="ce491" office:value-type="float" office:value="2964154" calcext:value-type="float">
            <text:p>2964154</text:p>
          </table:table-cell>
          <table:table-cell table:style-name="ce514" office:value-type="string" calcext:value-type="string">
            <text:p>ROSALI ARAUJO DA SILVA</text:p>
          </table:table-cell>
          <table:table-cell table:style-name="ce578" office:value-type="string" calcext:value-type="string">
            <text:p>OESTE</text:p>
          </table:table-cell>
          <table:table-cell table:style-name="ce541"/>
          <table:table-cell table:style-name="ce536" office:value-type="string" calcext:value-type="string">
            <text:p>NÃO INTENSIVO</text:p>
          </table:table-cell>
          <table:table-cell table:style-name="ce505"/>
          <table:table-cell table:style-name="ce541" table:number-columns-repeated="2"/>
          <table:table-cell table:style-name="ce505" table:number-columns-repeated="2"/>
          <table:table-cell table:style-name="ce541"/>
          <table:table-cell table:style-name="ce554" table:number-columns-repeated="20"/>
          <table:table-cell table:style-name="ce551" table:number-columns-repeated="994"/>
        </table:table-row>
        <table:table-row table:style-name="ro2">
          <table:table-cell table:style-name="ce535" office:value-type="float" office:value="785428" calcext:value-type="float">
            <text:p>785428</text:p>
          </table:table-cell>
          <table:table-cell table:style-name="ce577" office:value-type="string" calcext:value-type="string">
            <text:p>THIAGO RODRIGO FERREIRA SANTOS</text:p>
          </table:table-cell>
          <table:table-cell table:style-name="ce535" office:value-type="string" calcext:value-type="string">
            <text:p>OESTE</text:p>
          </table:table-cell>
          <table:table-cell table:style-name="ce535" office:value-type="string" calcext:value-type="string">
            <text:p>T</text:p>
          </table:table-cell>
          <table:table-cell table:style-name="ce53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05" office:value-type="string" calcext:value-type="string">
            <text:p>P</text:p>
          </table:table-cell>
          <table:table-cell table:style-name="ce541"/>
          <table:table-cell table:style-name="ce554" table:number-columns-repeated="2"/>
          <table:table-cell table:style-name="ce555"/>
          <table:table-cell table:style-name="ce554" table:number-columns-repeated="18"/>
          <table:table-cell table:style-name="ce551" table:number-columns-repeated="993"/>
        </table:table-row>
        <table:table-row table:style-name="ro2">
          <table:table-cell table:style-name="ce568" office:value-type="float" office:value="2107090" calcext:value-type="float">
            <text:p>2107090</text:p>
          </table:table-cell>
          <table:table-cell table:style-name="ce568" office:value-type="string" calcext:value-type="string">
            <text:p>MAYARA CARVALHO CARDOSO</text:p>
          </table:table-cell>
          <table:table-cell table:style-name="ce535" office:value-type="string" calcext:value-type="string">
            <text:p>OESTE</text:p>
          </table:table-cell>
          <table:table-cell table:style-name="ce535" office:value-type="string" calcext:value-type="string">
            <text:p>T</text:p>
          </table:table-cell>
          <table:table-cell table:style-name="ce53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35" office:value-type="string" calcext:value-type="string">
            <text:p>F</text:p>
          </table:table-cell>
          <table:table-cell table:style-name="ce541"/>
          <table:table-cell table:style-name="ce554" table:number-columns-repeated="21"/>
          <table:table-cell table:style-name="ce551" table:number-columns-repeated="993"/>
        </table:table-row>
        <table:table-row table:style-name="ro2">
          <table:table-cell table:style-name="ce504" office:value-type="float" office:value="942719" calcext:value-type="float">
            <text:p>942719</text:p>
          </table:table-cell>
          <table:table-cell table:style-name="ce504" office:value-type="string" calcext:value-type="string">
            <text:p>WILLIAM RODRIGUES MACHADO</text:p>
          </table:table-cell>
          <table:table-cell table:style-name="ce505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3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35" office:value-type="string" calcext:value-type="string">
            <text:p>F</text:p>
          </table:table-cell>
          <table:table-cell table:style-name="ce541"/>
          <table:table-cell table:style-name="ce554" table:number-columns-repeated="21"/>
          <table:table-cell table:style-name="ce551" table:number-columns-repeated="993"/>
        </table:table-row>
        <table:table-row table:style-name="ro2">
          <table:table-cell table:style-name="ce504" office:value-type="float" office:value="2979490" calcext:value-type="float">
            <text:p>2979490</text:p>
          </table:table-cell>
          <table:table-cell table:style-name="ce504" office:value-type="string" calcext:value-type="string">
            <text:p>JOÃO PAULO MAGALHAES DE OLIVEIRA </text:p>
          </table:table-cell>
          <table:table-cell table:style-name="ce505" office:value-type="string" calcext:value-type="string">
            <text:p>OESTE</text:p>
          </table:table-cell>
          <table:table-cell table:style-name="ce505" office:value-type="string" calcext:value-type="string">
            <text:p>T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35" office:value-type="string" calcext:value-type="string">
            <text:p>F</text:p>
          </table:table-cell>
          <table:table-cell table:style-name="ce541" table:number-columns-repeated="2"/>
          <table:table-cell table:style-name="ce554" table:number-columns-repeated="21"/>
          <table:table-cell table:style-name="ce551" table:number-columns-repeated="992"/>
        </table:table-row>
        <table:table-row table:style-name="ro2">
          <table:table-cell table:style-name="ce505" office:value-type="float" office:value="2073575" calcext:value-type="float">
            <text:p>2073575</text:p>
          </table:table-cell>
          <table:table-cell table:style-name="ce504" office:value-type="string" calcext:value-type="string">
            <text:p>MAXWELL DE SOUSA RODRIGUES</text:p>
          </table:table-cell>
          <table:table-cell table:style-name="ce505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35" office:value-type="string" calcext:value-type="string">
            <text:p>F</text:p>
          </table:table-cell>
          <table:table-cell table:style-name="ce541"/>
          <table:table-cell table:style-name="ce554" table:number-columns-repeated="21"/>
          <table:table-cell table:style-name="ce551" table:number-columns-repeated="993"/>
        </table:table-row>
        <table:table-row table:style-name="ro2">
          <table:table-cell table:style-name="ce504" office:value-type="float" office:value="505933" calcext:value-type="float">
            <text:p>505933</text:p>
          </table:table-cell>
          <table:table-cell table:style-name="ce504" office:value-type="string" calcext:value-type="string">
            <text:p>JOÃO CORREIA DE MELO</text:p>
          </table:table-cell>
          <table:table-cell table:style-name="ce504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style-name="ce505" office:value-type="string" calcext:value-type="string">
            <text:p>F</text:p>
          </table:table-cell>
          <table:table-cell table:style-name="ce535" office:value-type="string" calcext:value-type="string">
            <text:p>F</text:p>
          </table:table-cell>
          <table:table-cell table:style-name="ce505"/>
          <table:table-cell table:style-name="ce541"/>
          <table:table-cell table:style-name="ce554" table:number-columns-repeated="21"/>
          <table:table-cell table:style-name="ce551" table:number-columns-repeated="992"/>
        </table:table-row>
        <table:table-row table:style-name="ro2">
          <table:table-cell table:style-name="ce575" office:value-type="float" office:value="702879" calcext:value-type="float">
            <text:p>702879</text:p>
          </table:table-cell>
          <table:table-cell table:style-name="ce575" office:value-type="string" calcext:value-type="string">
            <text:p>MULLER VIEIRA</text:p>
          </table:table-cell>
          <table:table-cell table:style-name="ce579" office:value-type="string" calcext:value-type="string">
            <text:p>OESTE</text:p>
          </table:table-cell>
          <table:table-cell table:style-name="ce579" office:value-type="string" calcext:value-type="string">
            <text:p>T</text:p>
          </table:table-cell>
          <table:table-cell table:style-name="ce580" office:value-type="string" calcext:value-type="string">
            <text:p>NÃO INTENSIVO</text:p>
          </table:table-cell>
          <table:table-cell table:style-name="ce505" office:value-type="string" calcext:value-type="string">
            <text:p>P</text:p>
          </table:table-cell>
          <table:table-cell table:style-name="ce505" office:value-type="string" calcext:value-type="string">
            <text:p>F</text:p>
          </table:table-cell>
          <table:table-cell table:style-name="ce505"/>
          <table:table-cell table:number-columns-repeated="2" table:style-name="ce505" office:value-type="string" calcext:value-type="string">
            <text:p>P</text:p>
          </table:table-cell>
          <table:table-cell table:style-name="ce541"/>
          <table:table-cell table:style-name="ce554" table:number-columns-repeated="21"/>
          <table:table-cell table:style-name="ce551" table:number-columns-repeated="993"/>
        </table:table-row>
        <table:table-row table:style-name="ro2">
          <table:table-cell table:style-name="ce505" office:value-type="float" office:value="1054798" calcext:value-type="float">
            <text:p>1054798</text:p>
          </table:table-cell>
          <table:table-cell table:style-name="ce528" office:value-type="string" calcext:value-type="string">
            <text:p>JONATHAN HENRIQUE DOS SANTOS SILVA </text:p>
          </table:table-cell>
          <table:table-cell table:style-name="ce504" office:value-type="string" calcext:value-type="string">
            <text:p>OESTE</text:p>
          </table:table-cell>
          <table:table-cell table:style-name="ce505" office:value-type="string" calcext:value-type="string">
            <text:p>M/T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number-columns-repeated="2" table:style-name="ce505" office:value-type="string" calcext:value-type="string">
            <text:p>F</text:p>
          </table:table-cell>
          <table:table-cell table:style-name="ce541"/>
          <table:table-cell table:style-name="ce554" table:number-columns-repeated="21"/>
          <table:table-cell table:style-name="ce551" table:number-columns-repeated="993"/>
        </table:table-row>
        <table:table-row table:style-name="ro2">
          <table:table-cell table:style-name="ce505" office:value-type="float" office:value="2831595" calcext:value-type="float">
            <text:p>2831595</text:p>
          </table:table-cell>
          <table:table-cell table:style-name="ce528" office:value-type="string" calcext:value-type="string">
            <text:p>JOAQUIM ASSIS NETO </text:p>
          </table:table-cell>
          <table:table-cell table:style-name="ce504" office:value-type="string" calcext:value-type="string">
            <text:p>OESTE</text:p>
          </table:table-cell>
          <table:table-cell table:style-name="ce505" office:value-type="string" calcext:value-type="string">
            <text:p>T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number-columns-repeated="2" table:style-name="ce505" office:value-type="string" calcext:value-type="string">
            <text:p>F</text:p>
          </table:table-cell>
          <table:table-cell table:style-name="ce541"/>
          <table:table-cell table:style-name="ce554" table:number-columns-repeated="21"/>
          <table:table-cell table:style-name="ce551" table:number-columns-repeated="993"/>
        </table:table-row>
        <table:table-row table:style-name="ro2">
          <table:table-cell table:style-name="ce505" office:value-type="float" office:value="2274047" calcext:value-type="float">
            <text:p>2274047</text:p>
          </table:table-cell>
          <table:table-cell table:style-name="ce528" office:value-type="string" calcext:value-type="string">
            <text:p>HENRYQUE AUGUSTO DE LIMA LOPES </text:p>
          </table:table-cell>
          <table:table-cell table:style-name="ce504" office:value-type="string" calcext:value-type="string">
            <text:p>OESTE</text:p>
          </table:table-cell>
          <table:table-cell table:style-name="ce505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number-columns-repeated="2" table:style-name="ce505" office:value-type="string" calcext:value-type="string">
            <text:p>F</text:p>
          </table:table-cell>
          <table:table-cell table:style-name="ce541"/>
          <table:table-cell table:style-name="ce554" table:number-columns-repeated="21"/>
          <table:table-cell table:style-name="ce551" table:number-columns-repeated="993"/>
        </table:table-row>
        <table:table-row table:style-name="ro2">
          <table:table-cell table:style-name="ce560" office:value-type="float" office:value="924517" calcext:value-type="float">
            <text:p>924517</text:p>
          </table:table-cell>
          <table:table-cell table:style-name="ce497" office:value-type="string" calcext:value-type="string">
            <text:p>ANA CLAUDIA TEIXEIRA E SILVA</text:p>
          </table:table-cell>
          <table:table-cell table:style-name="ce504" office:value-type="string" calcext:value-type="string">
            <text:p>OESTE</text:p>
          </table:table-cell>
          <table:table-cell table:style-name="ce560" office:value-type="string" calcext:value-type="string">
            <text:p>T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5"/>
          <table:table-cell table:number-columns-repeated="2" table:style-name="ce505" office:value-type="string" calcext:value-type="string">
            <text:p>F</text:p>
          </table:table-cell>
          <table:table-cell table:style-name="ce565"/>
          <table:table-cell table:number-columns-repeated="1014"/>
        </table:table-row>
        <table:table-row table:style-name="ro2">
          <table:table-cell table:style-name="ce509" office:value-type="float" office:value="1151754" calcext:value-type="float">
            <text:p>1151754</text:p>
          </table:table-cell>
          <table:table-cell table:style-name="ce530" office:value-type="string" calcext:value-type="string">
            <text:p>JOAO BATISTA DA COSTA MADUREIRA </text:p>
          </table:table-cell>
          <table:table-cell table:style-name="ce537" office:value-type="string" calcext:value-type="string">
            <text:p>OESTE</text:p>
          </table:table-cell>
          <table:table-cell table:style-name="ce509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09"/>
          <table:table-cell table:number-columns-repeated="2" table:style-name="ce505" office:value-type="string" calcext:value-type="string">
            <text:p>F</text:p>
          </table:table-cell>
          <table:table-cell table:style-name="ce510" table:number-columns-repeated="2"/>
          <table:table-cell table:number-columns-repeated="20"/>
          <table:table-cell table:style-name="ce511"/>
          <table:table-cell table:number-columns-repeated="992"/>
        </table:table-row>
        <table:table-row table:style-name="ro2">
          <table:table-cell table:style-name="ce560" office:value-type="float" office:value="2308526" calcext:value-type="float">
            <text:p>2308526</text:p>
          </table:table-cell>
          <table:table-cell table:style-name="ce497" office:value-type="string" calcext:value-type="string">
            <text:p>SABRINA MARTINS CAMARGO PINTO</text:p>
          </table:table-cell>
          <table:table-cell table:style-name="ce537" office:value-type="string" calcext:value-type="string">
            <text:p>OESTE</text:p>
          </table:table-cell>
          <table:table-cell table:style-name="ce560" office:value-type="string" calcext:value-type="string">
            <text:p>T</text:p>
          </table:table-cell>
          <table:table-cell table:style-name="ce545" office:value-type="string" calcext:value-type="string">
            <text:p>NÃO INTENSIVO</text:p>
          </table:table-cell>
          <table:table-cell table:number-columns-repeated="2" table:style-name="ce505" office:value-type="string" calcext:value-type="string">
            <text:p>F</text:p>
          </table:table-cell>
          <table:table-cell table:style-name="ce560"/>
          <table:table-cell table:number-columns-repeated="2" table:style-name="ce505" office:value-type="string" calcext:value-type="string">
            <text:p>F</text:p>
          </table:table-cell>
          <table:table-cell table:style-name="ce565"/>
          <table:table-cell table:number-columns-repeated="1014"/>
        </table:table-row>
        <table:table-row table:style-name="ro2">
          <table:table-cell table:style-name="ce560" office:value-type="float" office:value="543394" calcext:value-type="float">
            <text:p>543394</text:p>
          </table:table-cell>
          <table:table-cell table:style-name="ce497" office:value-type="string" calcext:value-type="string">
            <text:p>VINICIUS ARAÚJO BATISTA</text:p>
          </table:table-cell>
          <table:table-cell table:style-name="ce537" office:value-type="string" calcext:value-type="string">
            <text:p>OESTE</text:p>
          </table:table-cell>
          <table:table-cell table:style-name="ce560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65"/>
          <table:table-cell table:style-name="ce505" office:value-type="string" calcext:value-type="string">
            <text:p>F</text:p>
          </table:table-cell>
          <table:table-cell table:style-name="ce565"/>
          <table:table-cell table:number-columns-repeated="2" table:style-name="ce505" office:value-type="string" calcext:value-type="string">
            <text:p>F</text:p>
          </table:table-cell>
          <table:table-cell table:style-name="ce565"/>
          <table:table-cell table:number-columns-repeated="1014"/>
        </table:table-row>
        <table:table-row table:style-name="ro2">
          <table:table-cell table:style-name="ce560" office:value-type="float" office:value="847575" calcext:value-type="float">
            <text:p>847575</text:p>
          </table:table-cell>
          <table:table-cell table:style-name="ce497" office:value-type="string" calcext:value-type="string">
            <text:p>FERNANDO DOS ANJOS DE OLIVEIRA</text:p>
          </table:table-cell>
          <table:table-cell table:style-name="ce537" office:value-type="string" calcext:value-type="string">
            <text:p>OESTE</text:p>
          </table:table-cell>
          <table:table-cell table:style-name="ce560" office:value-type="string" calcext:value-type="string">
            <text:p>T</text:p>
          </table:table-cell>
          <table:table-cell table:style-name="ce545" office:value-type="string" calcext:value-type="string">
            <text:p>NÃO INTENSIVO</text:p>
          </table:table-cell>
          <table:table-cell table:style-name="ce565" table:number-columns-repeated="3"/>
          <table:table-cell table:number-columns-repeated="2" table:style-name="ce505" office:value-type="string" calcext:value-type="string">
            <text:p>F</text:p>
          </table:table-cell>
          <table:table-cell table:style-name="ce565"/>
          <table:table-cell table:number-columns-repeated="1014"/>
        </table:table-row>
        <table:table-row table:style-name="ro2">
          <table:table-cell table:style-name="ce509" office:value-type="float" office:value="2235078" calcext:value-type="float">
            <text:p>2235078</text:p>
          </table:table-cell>
          <table:table-cell table:style-name="ce497" office:value-type="string" calcext:value-type="string">
            <text:p>DIONES DA ROCHA ALVES</text:p>
          </table:table-cell>
          <table:table-cell table:style-name="ce537" office:value-type="string" calcext:value-type="string">
            <text:p>OESTE</text:p>
          </table:table-cell>
          <table:table-cell table:style-name="ce509" office:value-type="string" calcext:value-type="string">
            <text:p>M/T</text:p>
          </table:table-cell>
          <table:table-cell table:style-name="ce545" office:value-type="string" calcext:value-type="string">
            <text:p>NÃO INTENSIVO</text:p>
          </table:table-cell>
          <table:table-cell table:style-name="ce510" table:number-columns-repeated="4"/>
          <table:table-cell table:style-name="ce505" office:value-type="string" calcext:value-type="string">
            <text:p>F</text:p>
          </table:table-cell>
          <table:table-cell table:number-columns-repeated="21"/>
          <table:table-cell table:style-name="Default"/>
          <table:table-cell table:number-columns-repeated="993"/>
        </table:table-row>
        <table:table-row table:style-name="ro2">
          <table:table-cell table:style-name="ce560" office:value-type="float" office:value="909154" calcext:value-type="float">
            <text:p>909154</text:p>
          </table:table-cell>
          <table:table-cell table:style-name="ce497" office:value-type="string" calcext:value-type="string">
            <text:p>LUIZ GUSTAVO DE SOUZA CORREA</text:p>
          </table:table-cell>
          <table:table-cell table:style-name="ce537" office:value-type="string" calcext:value-type="string">
            <text:p>OESTE</text:p>
          </table:table-cell>
          <table:table-cell table:style-name="ce560" office:value-type="string" calcext:value-type="string">
            <text:p>M</text:p>
          </table:table-cell>
          <table:table-cell table:style-name="ce545" office:value-type="string" calcext:value-type="string">
            <text:p>NÃO INTENSIVO</text:p>
          </table:table-cell>
          <table:table-cell table:style-name="ce565" table:number-columns-repeated="4"/>
          <table:table-cell table:style-name="ce560" office:value-type="string" calcext:value-type="string">
            <text:p>P</text:p>
          </table:table-cell>
          <table:table-cell table:style-name="ce565"/>
          <table:table-cell table:number-columns-repeated="1014"/>
        </table:table-row>
        <table:table-row table:style-name="ro2" table:number-rows-repeated="20">
          <table:table-cell table:style-name="ce565" table:number-columns-repeated="11"/>
          <table:table-cell table:number-columns-repeated="1014"/>
        </table:table-row>
        <table:table-row table:style-name="ro2" table:number-rows-repeated="110">
          <table:table-cell table:number-columns-repeated="1025"/>
        </table:table-row>
        <table:table-row table:style-name="ro4" table:number-rows-repeated="1047412">
          <table:table-cell table:number-columns-repeated="1025"/>
        </table:table-row>
        <table:table-row table:style-name="ro5" table:number-rows-repeated="988">
          <table:table-cell table:number-columns-repeated="1025"/>
        </table:table-row>
        <table:table-row table:style-name="ro5">
          <table:table-cell table:number-columns-repeated="1025"/>
        </table:table-row>
        <table:named-expressions>
          <table:named-range table:name="Print_Area" table:base-cell-address="$Segunda.$A$1" table:cell-range-address="$Sexta.$A$1:.$I$3"/>
        </table:named-expressions>
      </table:table>
      <table:table table:name="Quinta" table:style-name="ta5">
        <table:table-column table:style-name="co1" table:default-cell-style-name="ce511"/>
        <table:table-column table:style-name="co24" table:default-cell-style-name="ce511"/>
        <table:table-column table:style-name="co3" table:default-cell-style-name="ce511"/>
        <table:table-column table:style-name="co25" table:default-cell-style-name="ce511"/>
        <table:table-column table:style-name="co26" table:default-cell-style-name="ce511"/>
        <table:table-column table:style-name="co6" table:default-cell-style-name="ce511"/>
        <table:table-column table:style-name="co7" table:default-cell-style-name="ce511"/>
        <table:table-column table:style-name="co8" table:default-cell-style-name="ce511"/>
        <table:table-column table:style-name="co7" table:default-cell-style-name="ce511"/>
        <table:table-column table:style-name="co27" table:default-cell-style-name="ce511"/>
        <table:table-column table:style-name="co9" table:default-cell-style-name="ce511"/>
        <table:table-column table:style-name="co10" table:number-columns-repeated="21" table:default-cell-style-name="ce511"/>
        <table:table-column table:style-name="co11" table:number-columns-repeated="32" table:default-cell-style-name="Default"/>
        <table:table-row table:style-name="ro1">
          <table:table-cell table:style-name="ce1"/>
          <table:table-cell table:style-name="ce1" table:number-columns-spanned="10" table:number-rows-spanned="1"/>
          <table:covered-table-cell table:number-columns-repeated="9" table:style-name="ce1"/>
          <table:table-cell table:style-name="ce549" office:value-type="string" calcext:value-type="string">
            <text:p><text:s/></text:p>
          </table:table-cell>
          <table:table-cell table:style-name="ce549" table:number-columns-repeated="20"/>
          <table:table-cell table:number-columns-repeated="32"/>
        </table:table-row>
        <table:table-row table:style-name="ro1">
          <table:table-cell table:style-name="ce1"/>
          <table:table-cell table:style-name="ce1" office:value-type="string" calcext:value-type="string" table:number-columns-spanned="11" table:number-rows-spanned="1">
            <text:p>NOVEMBRO (QUINTA-FEIRA)</text:p>
          </table:table-cell>
          <table:covered-table-cell table:number-columns-repeated="10" table:style-name="ce1"/>
          <table:table-cell table:style-name="ce549" table:number-columns-repeated="20"/>
          <table:table-cell table:number-columns-repeated="32"/>
        </table:table-row>
        <table:table-row table:style-name="ro1">
          <table:table-cell table:style-name="ce3" office:value-type="string" calcext:value-type="string" table:number-columns-spanned="1" table:number-rows-spanned="2">
            <text:p>Prontuário</text:p>
          </table:table-cell>
          <table:table-cell table:style-name="ce3" office:value-type="string" calcext:value-type="string" table:number-columns-spanned="1" table:number-rows-spanned="2">
            <text:p>Nome</text:p>
          </table:table-cell>
          <table:table-cell table:style-name="ce531" office:value-type="string" calcext:value-type="string" table:number-columns-spanned="1" table:number-rows-spanned="2">
            <text:p>Setor</text:p>
          </table:table-cell>
          <table:table-cell table:style-name="ce3" office:value-type="string" calcext:value-type="string" table:number-columns-spanned="1" table:number-rows-spanned="2">
            <text:p>Rotina</text:p>
          </table:table-cell>
          <table:table-cell table:style-name="ce3" office:value-type="string" calcext:value-type="string" table:number-columns-spanned="1" table:number-rows-spanned="2">
            <text:p>Modalidade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3" office:value-type="string" calcext:value-type="string" table:number-columns-spanned="1" table:number-rows-spanned="2">
            <text:p>Contato:</text:p>
          </table:table-cell>
          <table:table-cell table:style-name="ce549" table:number-columns-repeated="21"/>
          <table:table-cell table:number-columns-repeated="32"/>
        </table:table-row>
        <table:table-row table:style-name="ro1">
          <table:covered-table-cell table:number-columns-repeated="5" table:style-name="ce3"/>
          <table:covered-table-cell table:number-columns-repeated="5" table:style-name="ce58"/>
          <table:covered-table-cell table:style-name="ce63"/>
          <table:table-cell table:style-name="ce549" table:number-columns-repeated="21"/>
          <table:table-cell table:number-columns-repeated="32"/>
        </table:table-row>
        <table:table-row table:style-name="ro4">
          <table:table-cell table:number-columns-repeated="64"/>
        </table:table-row>
        <table:table-row table:style-name="ro4">
          <table:table-cell table:style-name="ce104" office:value-type="string" calcext:value-type="string" table:number-columns-spanned="11" table:number-rows-spanned="4">
            <text:p>REUNIÃO DE EQUIPE</text:p>
          </table:table-cell>
          <table:covered-table-cell table:number-columns-repeated="10" table:style-name="ce104"/>
          <table:table-cell table:number-columns-repeated="53"/>
        </table:table-row>
        <table:table-row table:style-name="ro4">
          <table:covered-table-cell table:number-columns-repeated="11" table:style-name="ce104"/>
          <table:table-cell table:number-columns-repeated="53"/>
        </table:table-row>
        <table:table-row table:style-name="ro4">
          <table:covered-table-cell table:number-columns-repeated="11" table:style-name="ce104"/>
          <table:table-cell table:number-columns-repeated="53"/>
        </table:table-row>
        <table:table-row table:style-name="ro4">
          <table:covered-table-cell table:number-columns-repeated="11" table:style-name="ce104"/>
          <table:table-cell table:number-columns-repeated="53"/>
        </table:table-row>
        <table:table-row table:style-name="ro4" table:number-rows-repeated="1047493">
          <table:table-cell table:number-columns-repeated="64"/>
        </table:table-row>
        <table:table-row table:style-name="ro5" table:number-rows-repeated="1073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INDIVIDUAL" table:style-name="ta6">
        <office:forms form:automatic-focus="false" form:apply-design-mode="false"/>
        <table:table-column table:style-name="co28" table:default-cell-style-name="ce511"/>
        <table:table-column table:style-name="co29" table:default-cell-style-name="ce511"/>
        <table:table-column table:style-name="co30" table:default-cell-style-name="ce511"/>
        <table:table-column table:style-name="co31" table:default-cell-style-name="ce511"/>
        <table:table-column table:style-name="co32" table:default-cell-style-name="ce511"/>
        <table:table-column table:style-name="co33" table:number-columns-repeated="3" table:default-cell-style-name="ce511"/>
        <table:table-column table:style-name="co34" table:default-cell-style-name="ce511"/>
        <table:table-column table:style-name="co33" table:number-columns-repeated="4" table:default-cell-style-name="ce511"/>
        <table:table-column table:style-name="co34" table:default-cell-style-name="ce511"/>
        <table:table-column table:style-name="co33" table:number-columns-repeated="10" table:default-cell-style-name="ce511"/>
        <table:table-column table:style-name="co35" table:number-columns-repeated="5" table:default-cell-style-name="ce565"/>
        <table:table-column table:style-name="co35" table:number-columns-repeated="11" table:default-cell-style-name="ce610"/>
        <table:table-column table:style-name="co36" table:default-cell-style-name="ce610"/>
        <table:table-column table:style-name="co37" table:default-cell-style-name="Default"/>
        <table:table-column table:style-name="co38" table:number-columns-repeated="33" table:default-cell-style-name="Default"/>
        <table:table-column table:style-name="co12" table:number-columns-repeated="16309" table:default-cell-style-name="Default"/>
        <table:table-row table:style-name="ro1">
          <table:table-cell table:style-name="ce1"/>
          <table:table-cell table:style-name="ce1" table:number-columns-spanned="39" table:number-rows-spanned="1"/>
          <table:covered-table-cell table:number-columns-repeated="28" table:style-name="ce1"/>
          <table:covered-table-cell table:number-columns-repeated="10" table:style-name="ce154"/>
          <table:table-cell table:style-name="ce154" table:number-columns-repeated="2"/>
          <table:table-cell table:style-name="ce549"/>
          <table:table-cell table:number-columns-repeated="16341"/>
        </table:table-row>
        <table:table-row table:style-name="ro1">
          <table:table-cell table:style-name="ce3" table:number-columns-repeated="2"/>
          <table:table-cell table:style-name="ce531"/>
          <table:table-cell table:style-name="ce3" table:number-columns-repeated="2"/>
          <table:table-cell table:style-name="ce598" office:value-type="string" calcext:value-type="string">
            <text:p>SEX</text:p>
          </table:table-cell>
          <table:table-cell table:style-name="ce598" office:value-type="string" calcext:value-type="string">
            <text:p>SEG</text:p>
          </table:table-cell>
          <table:table-cell table:style-name="ce598" office:value-type="string" calcext:value-type="string">
            <text:p>TER</text:p>
          </table:table-cell>
          <table:table-cell table:style-name="ce598" office:value-type="string" calcext:value-type="string">
            <text:p>QUAR</text:p>
          </table:table-cell>
          <table:table-cell table:style-name="ce598" office:value-type="string" calcext:value-type="string">
            <text:p>SEX</text:p>
          </table:table-cell>
          <table:table-cell table:style-name="ce598" office:value-type="string" calcext:value-type="string">
            <text:p>SEG</text:p>
          </table:table-cell>
          <table:table-cell table:style-name="ce598" office:value-type="string" calcext:value-type="string">
            <text:p>TER</text:p>
          </table:table-cell>
          <table:table-cell table:style-name="ce598" office:value-type="string" calcext:value-type="string">
            <text:p>QUAR</text:p>
          </table:table-cell>
          <table:table-cell table:style-name="ce598" office:value-type="string" calcext:value-type="string">
            <text:p>SEX</text:p>
          </table:table-cell>
          <table:table-cell table:style-name="ce598" office:value-type="string" calcext:value-type="string">
            <text:p>SEG</text:p>
          </table:table-cell>
          <table:table-cell table:style-name="ce598" office:value-type="string" calcext:value-type="string">
            <text:p>TER</text:p>
          </table:table-cell>
          <table:table-cell table:style-name="ce598" office:value-type="string" calcext:value-type="string">
            <text:p>QUAR</text:p>
          </table:table-cell>
          <table:table-cell table:style-name="ce598" office:value-type="string" calcext:value-type="string">
            <text:p>SEX</text:p>
          </table:table-cell>
          <table:table-cell table:style-name="ce598" office:value-type="string" calcext:value-type="string">
            <text:p>SEG</text:p>
          </table:table-cell>
          <table:table-cell table:style-name="ce598" office:value-type="string" calcext:value-type="string">
            <text:p>TER</text:p>
          </table:table-cell>
          <table:table-cell table:style-name="ce598" office:value-type="string" calcext:value-type="string">
            <text:p>QUART</text:p>
          </table:table-cell>
          <table:table-cell table:style-name="ce136" office:value-type="string" calcext:value-type="string">
            <text:p>SEX</text:p>
          </table:table-cell>
          <table:table-cell table:style-name="ce3" table:number-columns-repeated="2"/>
          <table:table-cell table:style-name="ce1" table:number-columns-repeated="16"/>
          <table:table-cell table:style-name="ce154" table:number-columns-repeated="2"/>
          <table:table-cell table:style-name="ce549"/>
          <table:table-cell table:number-columns-repeated="16341"/>
        </table:table-row>
        <table:table-row table:style-name="ro1" table:visibility="collapse">
          <table:table-cell table:style-name="ce3" table:number-columns-repeated="2"/>
          <table:table-cell table:style-name="ce531"/>
          <table:table-cell table:style-name="ce3" table:number-columns-repeated="2"/>
          <table:table-cell table:style-name="ce599" office:value-type="date" office:date-value="2024-11-01" calcext:value-type="date" table:number-columns-spanned="1" table:number-rows-spanned="2">
            <text:p>01/11/24</text:p>
          </table:table-cell>
          <table:table-cell table:style-name="ce601" office:value-type="date" office:date-value="2024-11-04" calcext:value-type="date" table:number-columns-spanned="1" table:number-rows-spanned="2">
            <text:p>04/11/24</text:p>
          </table:table-cell>
          <table:table-cell table:style-name="ce602" office:value-type="date" office:date-value="2024-11-05" calcext:value-type="date" table:number-columns-spanned="1" table:number-rows-spanned="2">
            <text:p>05/11/24</text:p>
          </table:table-cell>
          <table:table-cell table:style-name="ce602" office:value-type="date" office:date-value="2024-11-06" calcext:value-type="date" table:number-columns-spanned="1" table:number-rows-spanned="2">
            <text:p>06/11/24</text:p>
          </table:table-cell>
          <table:table-cell table:style-name="ce602" office:value-type="date" office:date-value="2024-11-08" calcext:value-type="date" table:number-columns-spanned="1" table:number-rows-spanned="2">
            <text:p>08/11/24</text:p>
          </table:table-cell>
          <table:table-cell table:style-name="ce602" office:value-type="date" office:date-value="2024-11-11" calcext:value-type="date" table:number-columns-spanned="1" table:number-rows-spanned="2">
            <text:p>11/11/24</text:p>
          </table:table-cell>
          <table:table-cell table:style-name="ce602" office:value-type="date" office:date-value="2024-11-12" calcext:value-type="date" table:number-columns-spanned="1" table:number-rows-spanned="2">
            <text:p>12/11/24</text:p>
          </table:table-cell>
          <table:table-cell table:style-name="ce602" office:value-type="date" office:date-value="2024-11-13" calcext:value-type="date" table:number-columns-spanned="1" table:number-rows-spanned="2">
            <text:p>13/11/24</text:p>
          </table:table-cell>
          <table:table-cell table:style-name="ce602" office:value-type="date" office:date-value="2024-11-15" calcext:value-type="date" table:number-columns-spanned="1" table:number-rows-spanned="2">
            <text:p>15/11/24</text:p>
          </table:table-cell>
          <table:table-cell table:style-name="ce602" office:value-type="date" office:date-value="2024-11-18" calcext:value-type="date" table:number-columns-spanned="1" table:number-rows-spanned="2">
            <text:p>18/11/24</text:p>
          </table:table-cell>
          <table:table-cell table:style-name="ce602" office:value-type="date" office:date-value="2024-11-19" calcext:value-type="date" table:number-columns-spanned="1" table:number-rows-spanned="2">
            <text:p>19/11/24</text:p>
          </table:table-cell>
          <table:table-cell table:style-name="ce602" office:value-type="date" office:date-value="2024-11-20" calcext:value-type="date" table:number-columns-spanned="1" table:number-rows-spanned="2">
            <text:p>20/11/24</text:p>
          </table:table-cell>
          <table:table-cell table:style-name="ce602" office:value-type="date" office:date-value="2024-11-22" calcext:value-type="date" table:number-columns-spanned="1" table:number-rows-spanned="2">
            <text:p>22/11/24</text:p>
          </table:table-cell>
          <table:table-cell table:style-name="ce602" table:number-columns-repeated="2"/>
          <table:table-cell table:style-name="ce602" office:value-type="date" office:date-value="2024-11-27" calcext:value-type="date" table:number-columns-spanned="1" table:number-rows-spanned="2">
            <text:p>27/11/24</text:p>
          </table:table-cell>
          <table:table-cell table:style-name="ce3" table:number-columns-repeated="3"/>
          <table:table-cell table:style-name="ce605" table:number-columns-repeated="4"/>
          <table:table-cell table:style-name="ce606"/>
          <table:table-cell table:style-name="ce607" table:number-columns-repeated="3"/>
          <table:table-cell table:style-name="ce613" table:number-columns-repeated="4"/>
          <table:table-cell table:style-name="ce614"/>
          <table:table-cell table:style-name="ce613" table:number-columns-repeated="4"/>
          <table:table-cell table:style-name="ce154"/>
          <table:table-cell table:style-name="ce549"/>
          <table:table-cell table:number-columns-repeated="16341"/>
        </table:table-row>
        <table:table-row table:style-name="ro1">
          <table:table-cell table:style-name="ce3" office:value-type="string" calcext:value-type="string">
            <text:p>Prontuário</text:p>
          </table:table-cell>
          <table:table-cell table:style-name="ce3" office:value-type="string" calcext:value-type="string">
            <text:p>Nome</text:p>
          </table:table-cell>
          <table:table-cell table:style-name="ce531" office:value-type="string" calcext:value-type="string">
            <text:p>Setor</text:p>
          </table:table-cell>
          <table:table-cell table:style-name="ce3" office:value-type="string" calcext:value-type="string">
            <text:p>Rotina</text:p>
          </table:table-cell>
          <table:table-cell table:style-name="ce3" office:value-type="string" calcext:value-type="string">
            <text:p>Modalidade</text:p>
          </table:table-cell>
          <table:covered-table-cell table:number-columns-repeated="4" table:style-name="ce137"/>
          <table:covered-table-cell table:style-name="ce140"/>
          <table:covered-table-cell table:number-columns-repeated="4" table:style-name="ce141"/>
          <table:covered-table-cell table:style-name="ce140"/>
          <table:covered-table-cell table:number-columns-repeated="3" table:style-name="ce141"/>
          <table:table-cell table:style-name="ce141" office:value-type="date" office:date-value="2024-11-25" calcext:value-type="date">
            <text:p>25/11/24</text:p>
          </table:table-cell>
          <table:table-cell table:style-name="ce141" office:value-type="date" office:date-value="2024-11-26" calcext:value-type="date">
            <text:p>26/11/24</text:p>
          </table:table-cell>
          <table:covered-table-cell table:style-name="ce141"/>
          <table:table-cell table:style-name="ce144" office:value-type="date" office:date-value="2024-11-29" calcext:value-type="date">
            <text:p>29/11/24</text:p>
          </table:table-cell>
          <table:table-cell table:style-name="ce3" table:number-columns-repeated="2"/>
          <table:table-cell table:style-name="ce599" table:number-columns-spanned="1" table:number-rows-spanned="2"/>
          <table:table-cell table:style-name="ce599" table:number-columns-spanned="1" table:number-rows-spanned="2"/>
          <table:table-cell table:style-name="ce599" table:number-columns-spanned="1" table:number-rows-spanned="2"/>
          <table:table-cell table:style-name="ce601" table:number-columns-spanned="1" table:number-rows-spanned="2"/>
          <table:table-cell table:style-name="ce602" table:number-columns-spanned="1" table:number-rows-spanned="2"/>
          <table:table-cell table:style-name="ce602" table:number-columns-spanned="1" table:number-rows-spanned="2"/>
          <table:table-cell table:style-name="ce602" table:number-columns-spanned="1" table:number-rows-spanned="2"/>
          <table:table-cell table:style-name="ce602" table:number-columns-spanned="1" table:number-rows-spanned="2"/>
          <table:table-cell table:style-name="ce602" table:number-columns-spanned="1" table:number-rows-spanned="2"/>
          <table:table-cell table:style-name="ce602" table:number-columns-spanned="1" table:number-rows-spanned="2"/>
          <table:table-cell table:style-name="ce602" table:number-columns-spanned="1" table:number-rows-spanned="2"/>
          <table:table-cell table:style-name="ce602" table:number-columns-spanned="1" table:number-rows-spanned="2"/>
          <table:table-cell table:style-name="ce602" table:number-columns-spanned="1" table:number-rows-spanned="2"/>
          <table:table-cell table:style-name="ce602" table:number-columns-spanned="1" table:number-rows-spanned="2"/>
          <table:table-cell table:style-name="ce602" table:number-columns-spanned="1" table:number-rows-spanned="2"/>
          <table:table-cell table:style-name="ce602" table:number-columns-spanned="1" table:number-rows-spanned="2"/>
          <table:table-cell table:style-name="ce602" table:number-columns-spanned="1" table:number-rows-spanned="2"/>
          <table:table-cell table:style-name="ce616" table:number-columns-spanned="1" table:number-rows-spanned="2"/>
          <table:table-cell table:number-columns-repeated="16342"/>
        </table:table-row>
        <table:table-row table:style-name="ro1">
          <table:table-cell table:style-name="ce487" office:value-type="float" office:value="627271" calcext:value-type="float">
            <text:p>627271</text:p>
          </table:table-cell>
          <table:table-cell table:style-name="ce487" office:value-type="string" calcext:value-type="string">
            <text:p>ABADIO APARECIDO DE OLIVEIR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/>
          <table:covered-table-cell table:number-columns-repeated="4" table:style-name="ce119"/>
          <table:covered-table-cell table:number-columns-repeated="2" table:style-name="ce122"/>
          <table:covered-table-cell table:style-name="ce123"/>
          <table:covered-table-cell table:number-columns-repeated="4" table:style-name="ce122"/>
          <table:covered-table-cell table:style-name="ce123"/>
          <table:covered-table-cell table:number-columns-repeated="5" table:style-name="ce122"/>
          <table:covered-table-cell table:style-name="ce617"/>
          <table:table-cell/>
          <table:table-cell table:style-name="ce551" table:number-columns-repeated="1000"/>
          <table:table-cell table:number-columns-repeated="15341"/>
        </table:table-row>
        <table:table-row table:style-name="ro1">
          <table:table-cell table:style-name="ce487" office:value-type="float" office:value="514042" calcext:value-type="float">
            <text:p>514042</text:p>
          </table:table-cell>
          <table:table-cell table:style-name="ce487" office:value-type="string" calcext:value-type="string">
            <text:p>ADRIANO ALVE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997438" calcext:value-type="float">
            <text:p>997438</text:p>
          </table:table-cell>
          <table:table-cell table:style-name="ce487" office:value-type="string" calcext:value-type="string">
            <text:p>ADRIANO DE OLIVEIR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1193404" calcext:value-type="float">
            <text:p>1193404</text:p>
          </table:table-cell>
          <table:table-cell table:style-name="ce487" office:value-type="string" calcext:value-type="string">
            <text:p>ALESSANDRO TERTULINO DA SILV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6"/>
          <table:table-cell table:style-name="ce508"/>
          <table:table-cell table:style-name="ce548" table:number-columns-repeated="6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804940" calcext:value-type="float">
            <text:p>804940</text:p>
          </table:table-cell>
          <table:table-cell table:style-name="ce487" office:value-type="string" calcext:value-type="string">
            <text:p>ALEXANDRE BRAGA SILV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532" office:value-type="float" office:value="2678032" calcext:value-type="float">
            <text:p>2678032</text:p>
          </table:table-cell>
          <table:table-cell table:style-name="ce532" office:value-type="string" calcext:value-type="string">
            <text:p>ALINE KAROLINE SILVA LEITE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08"/>
          <table:table-cell table:style-name="ce548" table:number-columns-repeated="5"/>
          <table:table-cell table:style-name="ce508"/>
          <table:table-cell table:style-name="ce548" table:number-columns-repeated="2"/>
          <table:table-cell table:style-name="ce508"/>
          <table:table-cell table:style-name="ce548" table:number-columns-repeated="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532" office:value-type="float" office:value="2185956" calcext:value-type="float">
            <text:p>2185956</text:p>
          </table:table-cell>
          <table:table-cell table:style-name="ce532" office:value-type="string" calcext:value-type="string">
            <text:p>ANANDA NUBIA DE SOUZA GALERANI CALISTO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4"/>
          <table:table-cell table:style-name="ce505"/>
          <table:table-cell table:style-name="ce541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1237165" calcext:value-type="float">
            <text:p>1237165</text:p>
          </table:table-cell>
          <table:table-cell table:style-name="ce487" office:value-type="string" calcext:value-type="string">
            <text:p>ANTONIO CARLOS GOMES CHAMONE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/>
          <table:table-cell table:style-name="ce505"/>
          <table:table-cell table:style-name="ce541" table:number-columns-repeated="4"/>
          <table:table-cell table:style-name="ce548" table:number-columns-repeated="11"/>
          <table:table-cell table:style-name="ce508"/>
          <table:table-cell table:style-name="ce548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917726" calcext:value-type="float">
            <text:p>917726</text:p>
          </table:table-cell>
          <table:table-cell table:style-name="ce487" office:value-type="string" calcext:value-type="string">
            <text:p>ANTONIO CARLOS TAVARE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/>
          <table:table-cell table:style-name="ce508"/>
          <table:table-cell table:style-name="ce548" table:number-columns-repeated="11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634951" calcext:value-type="float">
            <text:p>634951</text:p>
          </table:table-cell>
          <table:table-cell table:style-name="ce487" office:value-type="string" calcext:value-type="string">
            <text:p>BRUNO VILLELA BENSEMAN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4"/>
          <table:table-cell table:style-name="ce505"/>
          <table:table-cell table:style-name="ce541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924001" calcext:value-type="float">
            <text:p>924001</text:p>
          </table:table-cell>
          <table:table-cell table:style-name="ce487" office:value-type="string" calcext:value-type="string">
            <text:p>CARLOS FRANCISCO SILV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1049527" calcext:value-type="float">
            <text:p>1049527</text:p>
          </table:table-cell>
          <table:table-cell table:style-name="ce487" office:value-type="string" calcext:value-type="string">
            <text:p>CARLOS ROBERTO ANTONIO DUARTE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959952" calcext:value-type="float">
            <text:p>959952</text:p>
          </table:table-cell>
          <table:table-cell table:style-name="ce487" office:value-type="string" calcext:value-type="string">
            <text:p>CELIO JOSE DOS SANTO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2"/>
          <table:table-cell table:style-name="ce487" office:value-type="string" calcext:value-type="string">
            <text:p>P</text:p>
          </table:table-cell>
          <table:table-cell table:style-name="ce487" table:number-columns-repeated="16"/>
          <table:table-cell table:style-name="ce541" table:number-columns-repeated="3"/>
          <table:table-cell table:style-name="ce505"/>
          <table:table-cell table:style-name="ce541"/>
          <table:table-cell table:style-name="ce505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874065" calcext:value-type="float">
            <text:p>874065</text:p>
          </table:table-cell>
          <table:table-cell table:style-name="ce487" office:value-type="string" calcext:value-type="string">
            <text:p>CELIO ROBERTO DA SILV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2"/>
          <table:table-cell table:style-name="ce505"/>
          <table:table-cell table:style-name="ce541" table:number-columns-repeated="3"/>
          <table:table-cell table:style-name="ce548" table:number-columns-repeated="4"/>
          <table:table-cell table:style-name="ce508"/>
          <table:table-cell table:style-name="ce548" table:number-columns-repeated="8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1462889" calcext:value-type="float">
            <text:p>1462889</text:p>
          </table:table-cell>
          <table:table-cell table:style-name="ce487" office:value-type="string" calcext:value-type="string">
            <text:p>CELIO SERAPIAO FRANC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8"/>
          <table:table-cell table:style-name="ce487" office:value-type="string" calcext:value-type="string">
            <text:p>P</text:p>
          </table:table-cell>
          <table:table-cell table:style-name="ce487" table:number-columns-repeated="5"/>
          <table:table-cell table:style-name="ce487" office:value-type="string" calcext:value-type="string">
            <text:p>p</text:p>
          </table:table-cell>
          <table:table-cell table:style-name="ce487" table:number-columns-repeated="4"/>
          <table:table-cell table:style-name="ce541" table:number-columns-repeated="6"/>
          <table:table-cell table:style-name="ce548"/>
          <table:table-cell table:style-name="ce508"/>
          <table:table-cell table:style-name="ce548" table:number-columns-repeated="6"/>
          <table:table-cell table:style-name="ce508" table:number-columns-repeated="2"/>
          <table:table-cell table:style-name="ce548" table:number-columns-repeated="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582" office:value-type="float" office:value="593495" calcext:value-type="float">
            <text:p>593495</text:p>
          </table:table-cell>
          <table:table-cell table:style-name="ce584" office:value-type="string" calcext:value-type="string">
            <text:p>CESAR AUGUSTO SILV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945436" calcext:value-type="float">
            <text:p>945436</text:p>
          </table:table-cell>
          <table:table-cell table:style-name="ce487" office:value-type="string" calcext:value-type="string">
            <text:p>CESAR ROSA DE JESU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/>
          <table:table-cell table:style-name="ce505"/>
          <table:table-cell table:style-name="ce541" table:number-columns-repeated="3"/>
          <table:table-cell table:style-name="ce505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740020" calcext:value-type="float">
            <text:p>740020</text:p>
          </table:table-cell>
          <table:table-cell table:style-name="ce487" office:value-type="string" calcext:value-type="string">
            <text:p>CLEITON JOSÉ DE MEDEIRO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520481" calcext:value-type="float">
            <text:p>520481</text:p>
          </table:table-cell>
          <table:table-cell table:style-name="ce487" office:value-type="string" calcext:value-type="string">
            <text:p>DAGMAR FERREIRA DE MENEZE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2"/>
          <table:table-cell table:style-name="ce508"/>
          <table:table-cell table:style-name="ce548" table:number-columns-repeated="10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777013" calcext:value-type="float">
            <text:p>777013</text:p>
          </table:table-cell>
          <table:table-cell table:style-name="ce487" office:value-type="string" calcext:value-type="string">
            <text:p>DANIEL ROQUETE DOMINGUES DA SILVEIR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582" office:value-type="float" office:value="875406" calcext:value-type="float">
            <text:p>875406</text:p>
          </table:table-cell>
          <table:table-cell table:style-name="ce584" office:value-type="string" calcext:value-type="string">
            <text:p>DANIELA CRISTINE PIMENTA 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1"/>
          <table:table-cell table:style-name="ce508"/>
          <table:table-cell table:style-name="ce548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1188630" calcext:value-type="float">
            <text:p>1188630</text:p>
          </table:table-cell>
          <table:table-cell table:style-name="ce487" office:value-type="string" calcext:value-type="string">
            <text:p>DIEGO NUNES ANDRADE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933754" calcext:value-type="float">
            <text:p>933754</text:p>
          </table:table-cell>
          <table:table-cell table:style-name="ce487" office:value-type="string" calcext:value-type="string">
            <text:p>DIONESIO PEREIRA DE JESU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1"/>
          <table:table-cell table:style-name="ce508"/>
          <table:table-cell table:style-name="ce548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574457" calcext:value-type="float">
            <text:p>574457</text:p>
          </table:table-cell>
          <table:table-cell table:style-name="ce487" office:value-type="string" calcext:value-type="string">
            <text:p>DORNELIO RESENDE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7"/>
          <table:table-cell table:style-name="ce487" office:value-type="string" calcext:value-type="string">
            <text:p>P</text:p>
          </table:table-cell>
          <table:table-cell table:style-name="ce487"/>
          <table:table-cell table:style-name="ce541" table:number-columns-repeated="4"/>
          <table:table-cell table:style-name="ce505" table:number-columns-repeated="2"/>
          <table:table-cell table:style-name="ce508"/>
          <table:table-cell table:style-name="ce548" table:number-columns-repeated="12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678424" calcext:value-type="float">
            <text:p>678424</text:p>
          </table:table-cell>
          <table:table-cell table:style-name="ce487" office:value-type="string" calcext:value-type="string">
            <text:p>EDINALDO PEREIRA DA SILVA CRUZ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2"/>
          <table:table-cell table:style-name="ce487" office:value-type="string" calcext:value-type="string">
            <text:p>P</text:p>
          </table:table-cell>
          <table:table-cell table:style-name="ce487" table:number-columns-repeated="16"/>
          <table:table-cell table:style-name="ce541" table:number-columns-repeated="6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532" office:value-type="float" office:value="852781" calcext:value-type="float">
            <text:p>852781</text:p>
          </table:table-cell>
          <table:table-cell table:style-name="ce532" office:value-type="string" calcext:value-type="string">
            <text:p>EDMAURO RODRIGUES DA SILV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1287037" calcext:value-type="float">
            <text:p>1287037</text:p>
          </table:table-cell>
          <table:table-cell table:style-name="ce487" office:value-type="string" calcext:value-type="string">
            <text:p>EDSON JOSÉ DA SILV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582" office:value-type="float" office:value="2927707" calcext:value-type="float">
            <text:p>2927707</text:p>
          </table:table-cell>
          <table:table-cell table:style-name="ce582" office:value-type="string" calcext:value-type="string">
            <text:p>EFLAINE BERTOLDO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9"/>
          <table:table-cell table:style-name="ce508"/>
          <table:table-cell table:style-name="ce548" table:number-columns-repeated="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string" calcext:value-type="string">
            <text:p>Prontuário</text:p>
          </table:table-cell>
          <table:table-cell table:style-name="ce487" office:value-type="string" calcext:value-type="string">
            <text:p>ELIANA MARIA DOS SANTO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6"/>
          <table:table-cell table:style-name="ce508"/>
          <table:table-cell table:style-name="ce548" table:number-columns-repeated="6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747242" calcext:value-type="float">
            <text:p>747242</text:p>
          </table:table-cell>
          <table:table-cell table:style-name="ce487" office:value-type="string" calcext:value-type="string">
            <text:p>ELIAS TIAGO DA ROS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1048861" calcext:value-type="float">
            <text:p>1048861</text:p>
          </table:table-cell>
          <table:table-cell table:style-name="ce487" office:value-type="string" calcext:value-type="string">
            <text:p>ELIZEU MARTINS DA SILV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/>
          <table:table-cell table:style-name="ce487" office:value-type="string" calcext:value-type="string">
            <text:p>p</text:p>
          </table:table-cell>
          <table:table-cell table:style-name="ce487" table:number-columns-repeated="17"/>
          <table:table-cell table:style-name="ce541" table:number-columns-repeated="4"/>
          <table:table-cell table:style-name="ce505"/>
          <table:table-cell table:style-name="ce541"/>
          <table:table-cell table:style-name="ce548"/>
          <table:table-cell table:style-name="ce508"/>
          <table:table-cell table:style-name="ce548" table:number-columns-repeated="9"/>
          <table:table-cell table:style-name="ce508"/>
          <table:table-cell table:style-name="ce548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2678898" calcext:value-type="float">
            <text:p>2678898</text:p>
          </table:table-cell>
          <table:table-cell table:style-name="ce487" office:value-type="string" calcext:value-type="string">
            <text:p>ELMAR GOMES DOS SANTO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3"/>
          <table:table-cell table:style-name="ce487" office:value-type="string" calcext:value-type="string">
            <text:p>P</text:p>
          </table:table-cell>
          <table:table-cell table:style-name="ce487" table:number-columns-repeated="5"/>
          <table:table-cell table:style-name="ce541" table:number-columns-repeated="6"/>
          <table:table-cell table:style-name="ce548" table:number-columns-repeated="3"/>
          <table:table-cell table:style-name="ce508" table:number-columns-repeated="2"/>
          <table:table-cell table:style-name="ce548" table:number-columns-repeated="5"/>
          <table:table-cell table:style-name="ce508" table:number-columns-repeated="2"/>
          <table:table-cell table:style-name="ce548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582" office:value-type="float" office:value="507369" calcext:value-type="float">
            <text:p>507369</text:p>
          </table:table-cell>
          <table:table-cell table:style-name="ce532" office:value-type="string" calcext:value-type="string">
            <text:p>EMERSON ALVES FERREIR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/>
          <table:table-cell table:style-name="ce505"/>
          <table:table-cell table:style-name="ce541"/>
          <table:table-cell table:style-name="ce505"/>
          <table:table-cell table:style-name="ce541" table:number-columns-repeated="2"/>
          <table:table-cell table:style-name="ce548" table:number-columns-repeated="3"/>
          <table:table-cell table:style-name="ce508"/>
          <table:table-cell table:style-name="ce548" table:number-columns-repeated="6"/>
          <table:table-cell table:style-name="ce508" table:number-columns-repeated="2"/>
          <table:table-cell table:style-name="ce548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608949" calcext:value-type="float">
            <text:p>608949</text:p>
          </table:table-cell>
          <table:table-cell table:style-name="ce487" office:value-type="string" calcext:value-type="string">
            <text:p>ERICA DA SILVA MUNIZ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40848" calcext:value-type="float">
            <text:p>40848</text:p>
          </table:table-cell>
          <table:table-cell table:style-name="ce585" office:value-type="string" calcext:value-type="string">
            <text:p>FABIANO SOARES ALVE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598781" calcext:value-type="float">
            <text:p>598781</text:p>
          </table:table-cell>
          <table:table-cell table:style-name="ce487" office:value-type="string" calcext:value-type="string">
            <text:p>FABIO PINTO DOS SANTO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1051552" calcext:value-type="float">
            <text:p>1051552</text:p>
          </table:table-cell>
          <table:table-cell table:style-name="ce487" office:value-type="string" calcext:value-type="string">
            <text:p>FELIPE GUIMARÃES DA SILV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582" office:value-type="float" office:value="998313" calcext:value-type="float">
            <text:p>998313</text:p>
          </table:table-cell>
          <table:table-cell table:style-name="ce582" office:value-type="string" calcext:value-type="string">
            <text:p>FLÁVIO ARAÚJO DE SOUS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576095" calcext:value-type="float">
            <text:p>576095</text:p>
          </table:table-cell>
          <table:table-cell table:style-name="ce487" office:value-type="string" calcext:value-type="string">
            <text:p>GESILENE VALADARES DA SILV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582" office:value-type="float" office:value="797295" calcext:value-type="float">
            <text:p>797295</text:p>
          </table:table-cell>
          <table:table-cell table:style-name="ce582" office:value-type="string" calcext:value-type="string">
            <text:p>GILBERTO RAMOS VIEIR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/>
          <table:table-cell table:style-name="ce505"/>
          <table:table-cell table:style-name="ce541" table:number-columns-repeated="4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2457460" calcext:value-type="float">
            <text:p>2457460</text:p>
          </table:table-cell>
          <table:table-cell table:style-name="ce487" office:value-type="string" calcext:value-type="string">
            <text:p>SELIMARA DO MENINO DE JESUS NUNE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617068" calcext:value-type="float">
            <text:p>617068</text:p>
          </table:table-cell>
          <table:table-cell table:style-name="ce487" office:value-type="string" calcext:value-type="string">
            <text:p>GUSTAVO HENRIQUE FAGUNDES DE SOUZ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4"/>
          <table:table-cell table:style-name="ce505"/>
          <table:table-cell table:style-name="ce541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656445" calcext:value-type="float">
            <text:p>656445</text:p>
          </table:table-cell>
          <table:table-cell table:style-name="ce487" office:value-type="string" calcext:value-type="string">
            <text:p>HENRI JOSE FELIPE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/>
          <table:table-cell table:style-name="ce487" office:value-type="string" calcext:value-type="string">
            <text:p>P</text:p>
          </table:table-cell>
          <table:table-cell table:style-name="ce487" table:number-columns-repeated="15"/>
          <table:table-cell table:style-name="ce487" office:value-type="string" calcext:value-type="string">
            <text:p>P</text:p>
          </table:table-cell>
          <table:table-cell table:style-name="ce487"/>
          <table:table-cell table:style-name="ce541" table:number-columns-repeated="4"/>
          <table:table-cell table:style-name="ce505"/>
          <table:table-cell table:style-name="ce541"/>
          <table:table-cell table:style-name="ce508"/>
          <table:table-cell table:style-name="ce548" table:number-columns-repeated="5"/>
          <table:table-cell table:style-name="ce508"/>
          <table:table-cell table:style-name="ce548" table:number-columns-repeated="6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1060212" calcext:value-type="float">
            <text:p>1060212</text:p>
          </table:table-cell>
          <table:table-cell table:style-name="ce487" office:value-type="string" calcext:value-type="string">
            <text:p>HENRIQUE GONÇALVES DOS SANTO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3"/>
          <table:table-cell table:style-name="ce508"/>
          <table:table-cell table:style-name="ce548" table:number-columns-repeated="9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2506107" calcext:value-type="float">
            <text:p>2506107</text:p>
          </table:table-cell>
          <table:table-cell table:style-name="ce487" office:value-type="string" calcext:value-type="string">
            <text:p>JANDER TULIO COST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3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487" office:value-type="float" office:value="707057" calcext:value-type="float">
            <text:p>707057</text:p>
          </table:table-cell>
          <table:table-cell table:style-name="ce487" office:value-type="string" calcext:value-type="string">
            <text:p>JANEIDE LOPE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/>
          <table:table-cell table:style-name="ce505"/>
          <table:table-cell table:style-name="ce541" table:number-columns-repeated="4"/>
          <table:table-cell table:style-name="ce548" table:number-columns-repeated="8"/>
          <table:table-cell table:style-name="ce508"/>
          <table:table-cell table:style-name="ce548" table:number-columns-repeated="4"/>
          <table:table-cell table:style-name="ce551" table:number-columns-repeated="1001"/>
          <table:table-cell table:number-columns-repeated="15341"/>
        </table:table-row>
        <table:table-row table:style-name="ro1">
          <table:table-cell table:style-name="ce582" office:value-type="float" office:value="1084599" calcext:value-type="float">
            <text:p>1084599</text:p>
          </table:table-cell>
          <table:table-cell table:style-name="ce582" office:value-type="string" calcext:value-type="string">
            <text:p>JANIO CESAR SILV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1112525" calcext:value-type="float">
            <text:p>1112525</text:p>
          </table:table-cell>
          <table:table-cell table:style-name="ce487" office:value-type="string" calcext:value-type="string">
            <text:p>JAQUELINE MIGUEL DA SILV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1"/>
          <table:table-cell table:style-name="ce487" office:value-type="string" calcext:value-type="string">
            <text:p>P</text:p>
          </table:table-cell>
          <table:table-cell table:style-name="ce487" table:number-columns-repeated="7"/>
          <table:table-cell table:style-name="ce541" table:number-columns-repeated="6"/>
          <table:table-cell table:style-name="ce548" table:number-columns-repeated="8"/>
          <table:table-cell table:style-name="ce508"/>
          <table:table-cell table:style-name="ce548" table:number-columns-repeated="3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582" office:value-type="float" office:value="969364" calcext:value-type="float">
            <text:p>969364</text:p>
          </table:table-cell>
          <table:table-cell table:style-name="ce582" office:value-type="string" calcext:value-type="string">
            <text:p>JEFERSON DOS SANTOS ELOI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1310720" calcext:value-type="float">
            <text:p>1310720</text:p>
          </table:table-cell>
          <table:table-cell table:style-name="ce487" office:value-type="string" calcext:value-type="string">
            <text:p>JOAO VICTOR CUNHA FERREIR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2731476" calcext:value-type="float">
            <text:p>2731476</text:p>
          </table:table-cell>
          <table:table-cell table:style-name="ce487" office:value-type="string" calcext:value-type="string">
            <text:p>JOICE POLLYANNA PAULINA BARBOS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5"/>
          <table:table-cell table:style-name="ce508"/>
          <table:table-cell table:style-name="ce548" table:number-columns-repeated="3"/>
          <table:table-cell table:style-name="ce508"/>
          <table:table-cell table:style-name="ce548" table:number-columns-repeated="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532" office:value-type="float" office:value="975652" calcext:value-type="float">
            <text:p>975652</text:p>
          </table:table-cell>
          <table:table-cell table:style-name="ce532" office:value-type="string" calcext:value-type="string">
            <text:p>JOSE DE ARIMATEIA SILV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4"/>
          <table:table-cell table:style-name="ce487" office:value-type="string" calcext:value-type="string">
            <text:p>P</text:p>
          </table:table-cell>
          <table:table-cell table:style-name="ce487" table:number-columns-repeated="4"/>
          <table:table-cell table:style-name="ce541" table:number-columns-repeated="6"/>
          <table:table-cell table:style-name="ce548" table:number-columns-repeated="11"/>
          <table:table-cell table:style-name="ce508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532" office:value-type="float" office:value="573093" calcext:value-type="float">
            <text:p>573093</text:p>
          </table:table-cell>
          <table:table-cell table:style-name="ce532" office:value-type="string" calcext:value-type="string">
            <text:p>JOSE DURVAL DA MAT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1"/>
          <table:table-cell table:style-name="ce487" office:value-type="string" calcext:value-type="string">
            <text:p>P</text:p>
          </table:table-cell>
          <table:table-cell table:style-name="ce487" table:number-columns-repeated="7"/>
          <table:table-cell table:style-name="ce541" table:number-columns-repeated="4"/>
          <table:table-cell table:style-name="ce505"/>
          <table:table-cell table:style-name="ce541"/>
          <table:table-cell table:style-name="ce548" table:number-columns-repeated="10"/>
          <table:table-cell table:style-name="ce508"/>
          <table:table-cell table:style-name="ce548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582" office:value-type="float" office:value="2925741" calcext:value-type="float">
            <text:p>2925741</text:p>
          </table:table-cell>
          <table:table-cell table:style-name="ce582" office:value-type="string" calcext:value-type="string">
            <text:p>JOSE FRANCISCO JESU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08"/>
          <table:table-cell table:style-name="ce548" table:number-columns-repeated="3"/>
          <table:table-cell table:style-name="ce508"/>
          <table:table-cell table:style-name="ce548" table:number-columns-repeated="7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1507479" calcext:value-type="float">
            <text:p>1507479</text:p>
          </table:table-cell>
          <table:table-cell table:style-name="ce487" office:value-type="string" calcext:value-type="string">
            <text:p>JOSÉ GILMAR ROCHA DANTA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5"/>
          <table:table-cell table:style-name="ce505"/>
          <table:table-cell table:style-name="ce508"/>
          <table:table-cell table:style-name="ce548" table:number-columns-repeated="3"/>
          <table:table-cell table:style-name="ce508"/>
          <table:table-cell table:style-name="ce548" table:number-columns-repeated="7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908750" calcext:value-type="float">
            <text:p>908750</text:p>
          </table:table-cell>
          <table:table-cell table:style-name="ce487" office:value-type="string" calcext:value-type="string">
            <text:p>HENDERSON MACHADO DE SOUSA MORAE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6"/>
          <table:table-cell table:style-name="ce508"/>
          <table:table-cell table:style-name="ce548" table:number-columns-repeated="5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888116" calcext:value-type="float">
            <text:p>888116</text:p>
          </table:table-cell>
          <table:table-cell table:style-name="ce487" office:value-type="string" calcext:value-type="string">
            <text:p>JULIA CARDOSO PEREIR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879005" calcext:value-type="float">
            <text:p>879005</text:p>
          </table:table-cell>
          <table:table-cell table:style-name="ce487" office:value-type="string" calcext:value-type="string">
            <text:p>KEILA RIBEIRO DE MORAES RODRIGUES SANTAN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3"/>
          <table:table-cell table:style-name="ce487" office:value-type="string" calcext:value-type="string">
            <text:p>p</text:p>
          </table:table-cell>
          <table:table-cell table:style-name="ce487" table:number-columns-repeated="15"/>
          <table:table-cell table:style-name="ce541" table:number-columns-repeated="6"/>
          <table:table-cell table:style-name="ce548" table:number-columns-repeated="4"/>
          <table:table-cell table:style-name="ce508" table:number-columns-repeated="2"/>
          <table:table-cell table:style-name="ce548" table:number-columns-repeated="6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675009" calcext:value-type="float">
            <text:p>675009</text:p>
          </table:table-cell>
          <table:table-cell table:style-name="ce487" office:value-type="string" calcext:value-type="string">
            <text:p>LARISSA RABELLO DE PAUL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0"/>
          <table:table-cell table:style-name="ce508" table:number-columns-repeated="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651817" calcext:value-type="float">
            <text:p>651817</text:p>
          </table:table-cell>
          <table:table-cell table:style-name="ce487" office:value-type="string" calcext:value-type="string">
            <text:p>LARYSSA PEREIRA DA CUNHA BORGE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532" office:value-type="float" office:value="2304762" calcext:value-type="float">
            <text:p>2304762</text:p>
          </table:table-cell>
          <table:table-cell table:style-name="ce532" office:value-type="string" calcext:value-type="string">
            <text:p>LEILSON DE JESUS COSTA BRITO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605183" calcext:value-type="float">
            <text:p>605183</text:p>
          </table:table-cell>
          <table:table-cell table:style-name="ce487" office:value-type="string" calcext:value-type="string">
            <text:p>ANDRE LUIZ DE REZENDE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9"/>
          <table:table-cell table:style-name="ce508"/>
          <table:table-cell table:style-name="ce548" table:number-columns-repeated="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684735" calcext:value-type="float">
            <text:p>684735</text:p>
          </table:table-cell>
          <table:table-cell table:style-name="ce487" office:value-type="string" calcext:value-type="string">
            <text:p>LINDOMAR BATISTA DE SOUS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08"/>
          <table:table-cell table:style-name="ce548" table:number-columns-repeated="11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532" office:value-type="float" office:value="972451" calcext:value-type="float">
            <text:p>972451</text:p>
          </table:table-cell>
          <table:table-cell table:style-name="ce532" office:value-type="string" calcext:value-type="string">
            <text:p>LOUANDER CAETANO MATEU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/>
          <table:table-cell table:style-name="ce505"/>
          <table:table-cell table:style-name="ce541" table:number-columns-repeated="4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889456" calcext:value-type="float">
            <text:p>889456</text:p>
          </table:table-cell>
          <table:table-cell table:style-name="ce487" office:value-type="string" calcext:value-type="string">
            <text:p>LUCIANO MIGUEL DE OLIVEIR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3"/>
          <table:table-cell table:style-name="ce487" office:value-type="string" calcext:value-type="string">
            <text:p>P</text:p>
          </table:table-cell>
          <table:table-cell table:style-name="ce487" table:number-columns-repeated="5"/>
          <table:table-cell table:style-name="ce541" table:number-columns-repeated="6"/>
          <table:table-cell table:style-name="ce548" table:number-columns-repeated="8"/>
          <table:table-cell table:style-name="ce508"/>
          <table:table-cell table:style-name="ce548" table:number-columns-repeated="3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1299058" calcext:value-type="float">
            <text:p>1299058</text:p>
          </table:table-cell>
          <table:table-cell table:style-name="ce487" office:value-type="string" calcext:value-type="string">
            <text:p>DOUGLAS FERNANDES DA SILV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831386" calcext:value-type="float">
            <text:p>831386</text:p>
          </table:table-cell>
          <table:table-cell table:style-name="ce487" office:value-type="string" calcext:value-type="string">
            <text:p>LUIZ ALEXANDRE FERREIRA RAMO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582" office:value-type="float" office:value="2840419" calcext:value-type="float">
            <text:p>2840419</text:p>
          </table:table-cell>
          <table:table-cell table:style-name="ce582" office:value-type="string" calcext:value-type="string">
            <text:p>MAGDALENE LIRA FERNANDE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08"/>
          <table:table-cell table:style-name="ce548" table:number-columns-repeated="11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2816859" calcext:value-type="float">
            <text:p>2816859</text:p>
          </table:table-cell>
          <table:table-cell table:style-name="ce487" office:value-type="string" calcext:value-type="string">
            <text:p>MARCELO MARCOLINO IZIDIO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/>
          <table:table-cell table:style-name="ce505"/>
          <table:table-cell table:style-name="ce541" table:number-columns-repeated="4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2801725" calcext:value-type="float">
            <text:p>2801725</text:p>
          </table:table-cell>
          <table:table-cell table:style-name="ce487" office:value-type="string" calcext:value-type="string">
            <text:p>MARCELO ROS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5"/>
          <table:table-cell table:style-name="ce487" office:value-type="string" calcext:value-type="string">
            <text:p>p</text:p>
          </table:table-cell>
          <table:table-cell table:style-name="ce487" table:number-columns-repeated="3"/>
          <table:table-cell table:style-name="ce541"/>
          <table:table-cell table:style-name="ce505"/>
          <table:table-cell table:style-name="ce541"/>
          <table:table-cell table:style-name="ce505"/>
          <table:table-cell table:style-name="ce541" table:number-columns-repeated="2"/>
          <table:table-cell table:style-name="ce548"/>
          <table:table-cell table:style-name="ce508"/>
          <table:table-cell table:style-name="ce548" table:number-columns-repeated="9"/>
          <table:table-cell table:style-name="ce508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532" office:value-type="float" office:value="871107" calcext:value-type="float">
            <text:p>871107</text:p>
          </table:table-cell>
          <table:table-cell table:style-name="ce532" office:value-type="string" calcext:value-type="string">
            <text:p>MARCIO LOURENCO ALVES DAVID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582" office:value-type="float" office:value="2808541" calcext:value-type="float">
            <text:p>2808541</text:p>
          </table:table-cell>
          <table:table-cell table:style-name="ce582" office:value-type="string" calcext:value-type="string">
            <text:p>MARCOS ANTÔNIO CRUZ DOS REI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829434" calcext:value-type="float">
            <text:p>829434</text:p>
          </table:table-cell>
          <table:table-cell table:style-name="ce487" office:value-type="string" calcext:value-type="string">
            <text:p>MARIA EDUARDA DELFINO DA SILV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8"/>
          <table:table-cell table:style-name="ce508"/>
          <table:table-cell table:style-name="ce548"/>
          <table:table-cell table:style-name="ce508" table:number-columns-repeated="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554495" calcext:value-type="float">
            <text:p>554495</text:p>
          </table:table-cell>
          <table:table-cell table:style-name="ce487" office:value-type="string" calcext:value-type="string">
            <text:p>MARIA EMILIA PEREIRA DE MELO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2"/>
          <table:table-cell table:style-name="ce505"/>
          <table:table-cell table:style-name="ce541" table:number-columns-repeated="3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1408644" calcext:value-type="float">
            <text:p>1408644</text:p>
          </table:table-cell>
          <table:table-cell table:style-name="ce487" office:value-type="string" calcext:value-type="string">
            <text:p>MARIO LUCIO GOMES GARCI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3"/>
          <table:table-cell table:style-name="ce505"/>
          <table:table-cell table:style-name="ce541" table:number-columns-repeated="2"/>
          <table:table-cell table:style-name="ce548" table:number-columns-repeated="9"/>
          <table:table-cell table:style-name="ce508" table:number-columns-repeated="3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805751" calcext:value-type="float">
            <text:p>805751</text:p>
          </table:table-cell>
          <table:table-cell table:style-name="ce487" office:value-type="string" calcext:value-type="string">
            <text:p>SILVIO MATIAS DOS SANTO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4"/>
          <table:table-cell table:style-name="ce508"/>
          <table:table-cell table:style-name="ce548"/>
          <table:table-cell table:style-name="ce508"/>
          <table:table-cell table:style-name="ce548"/>
          <table:table-cell table:style-name="ce508"/>
          <table:table-cell table:style-name="ce548" table:number-columns-repeated="3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1175869" calcext:value-type="float">
            <text:p>1175869</text:p>
          </table:table-cell>
          <table:table-cell table:style-name="ce487" office:value-type="string" calcext:value-type="string">
            <text:p>MATHEUS OTÁVIO DE CARVALHO TOMAZ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550625" calcext:value-type="float">
            <text:p>550625</text:p>
          </table:table-cell>
          <table:table-cell table:style-name="ce487" office:value-type="string" calcext:value-type="string">
            <text:p>MAYCON ALVES FERREIR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602128" calcext:value-type="float">
            <text:p>602128</text:p>
          </table:table-cell>
          <table:table-cell table:style-name="ce487" office:value-type="string" calcext:value-type="string">
            <text:p>MELICEGENES OLIVEIRA ALVE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/>
          <table:table-cell table:style-name="ce505"/>
          <table:table-cell table:style-name="ce541" table:number-columns-repeated="4"/>
          <table:table-cell table:style-name="ce548" table:number-columns-repeated="8"/>
          <table:table-cell table:style-name="ce508"/>
          <table:table-cell table:style-name="ce548"/>
          <table:table-cell table:style-name="ce508" table:number-columns-repeated="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585114" calcext:value-type="float">
            <text:p>585114</text:p>
          </table:table-cell>
          <table:table-cell table:style-name="ce487" office:value-type="string" calcext:value-type="string">
            <text:p>MOZAR INACIO DA SILV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/>
          <table:table-cell table:style-name="ce508"/>
          <table:table-cell table:style-name="ce548" table:number-columns-repeated="10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1252129" calcext:value-type="float">
            <text:p>1252129</text:p>
          </table:table-cell>
          <table:table-cell table:style-name="ce585" office:value-type="string" calcext:value-type="string">
            <text:p>NADIA CECILIA DE MOUR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3"/>
          <table:table-cell table:style-name="ce487" office:value-type="string" calcext:value-type="string">
            <text:p>P</text:p>
          </table:table-cell>
          <table:table-cell table:style-name="ce487" table:number-columns-repeated="15"/>
          <table:table-cell table:style-name="ce541" table:number-columns-repeated="6"/>
          <table:table-cell table:style-name="ce508" table:number-columns-repeated="2"/>
          <table:table-cell table:style-name="ce548" table:number-columns-repeated="2"/>
          <table:table-cell table:style-name="ce508"/>
          <table:table-cell table:style-name="ce548" table:number-columns-repeated="3"/>
          <table:table-cell table:style-name="ce508"/>
          <table:table-cell table:style-name="ce548"/>
          <table:table-cell table:style-name="ce508" table:number-columns-repeated="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838652" calcext:value-type="float">
            <text:p>838652</text:p>
          </table:table-cell>
          <table:table-cell table:style-name="ce487" office:value-type="string" calcext:value-type="string">
            <text:p>NATANE DE ALMEIDA SANTANA DEL CARRIRO RIO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2"/>
          <table:table-cell table:style-name="ce505"/>
          <table:table-cell table:style-name="ce541" table:number-columns-repeated="3"/>
          <table:table-cell table:style-name="ce548" table:number-columns-repeated="6"/>
          <table:table-cell table:style-name="ce508"/>
          <table:table-cell table:style-name="ce548" table:number-columns-repeated="5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999341" calcext:value-type="float">
            <text:p>999341</text:p>
          </table:table-cell>
          <table:table-cell table:style-name="ce487" office:value-type="string" calcext:value-type="string">
            <text:p>NELSON GARDINO DA SILVA FILHO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5"/>
          <table:table-cell table:style-name="ce505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532" office:value-type="float" office:value="2516101" calcext:value-type="float">
            <text:p>2516101</text:p>
          </table:table-cell>
          <table:table-cell table:style-name="ce532" office:value-type="string" calcext:value-type="string">
            <text:p>NICKOLAS DIOGO OLIVEIRA SILV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4"/>
          <table:table-cell table:style-name="ce487" office:value-type="string" calcext:value-type="string">
            <text:p>P</text:p>
          </table:table-cell>
          <table:table-cell table:style-name="ce487" table:number-columns-repeated="4"/>
          <table:table-cell table:style-name="ce541" table:number-columns-repeated="6"/>
          <table:table-cell table:style-name="ce548" table:number-columns-repeated="8"/>
          <table:table-cell table:style-name="ce508"/>
          <table:table-cell table:style-name="ce548" table:number-columns-repeated="2"/>
          <table:table-cell table:style-name="ce508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774890" calcext:value-type="float">
            <text:p>774890</text:p>
          </table:table-cell>
          <table:table-cell table:style-name="ce487" office:value-type="string" calcext:value-type="string">
            <text:p>NILSON TOSTA DE OLIVEIR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2624627" calcext:value-type="float">
            <text:p>2624627</text:p>
          </table:table-cell>
          <table:table-cell table:style-name="ce487" office:value-type="string" calcext:value-type="string">
            <text:p>OLIMAR DA SILV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582" office:value-type="float" office:value="1489768" calcext:value-type="float">
            <text:p>1489768</text:p>
          </table:table-cell>
          <table:table-cell table:style-name="ce582" office:value-type="string" calcext:value-type="string">
            <text:p>PATRICIA GOMES DE SOUZ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7"/>
          <table:table-cell table:style-name="ce487" office:value-type="string" calcext:value-type="string">
            <text:p>p</text:p>
          </table:table-cell>
          <table:table-cell table:style-name="ce487" table:number-columns-repeated="11"/>
          <table:table-cell table:style-name="ce541" table:number-columns-repeated="4"/>
          <table:table-cell table:style-name="ce505"/>
          <table:table-cell table:style-name="ce541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574981" calcext:value-type="float">
            <text:p>574981</text:p>
          </table:table-cell>
          <table:table-cell table:style-name="ce487" office:value-type="string" calcext:value-type="string">
            <text:p>PAULA PEREIRA DOS SANTO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4"/>
          <table:table-cell table:style-name="ce505"/>
          <table:table-cell table:style-name="ce541"/>
          <table:table-cell table:style-name="ce548" table:number-columns-repeated="2"/>
          <table:table-cell table:style-name="ce508"/>
          <table:table-cell table:style-name="ce548" table:number-columns-repeated="9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532" office:value-type="float" office:value="587273" calcext:value-type="float">
            <text:p>587273</text:p>
          </table:table-cell>
          <table:table-cell table:style-name="ce532" office:value-type="string" calcext:value-type="string">
            <text:p>BALTAZAR DOS REIS SILVA CARDOSO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4"/>
          <table:table-cell table:style-name="ce505"/>
          <table:table-cell table:style-name="ce541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1053624" calcext:value-type="float">
            <text:p>1053624</text:p>
          </table:table-cell>
          <table:table-cell table:style-name="ce487" office:value-type="string" calcext:value-type="string">
            <text:p>PAULO HENRIQUE FREITAS DE LIM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532" office:value-type="float" office:value="768309" calcext:value-type="float">
            <text:p>768309</text:p>
          </table:table-cell>
          <table:table-cell table:style-name="ce532" office:value-type="string" calcext:value-type="string">
            <text:p>PEDRO HENRIQUE SILVA MARTIN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6"/>
          <table:table-cell table:style-name="ce508"/>
          <table:table-cell table:style-name="ce548" table:number-columns-repeated="5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612859" calcext:value-type="float">
            <text:p>612859</text:p>
          </table:table-cell>
          <table:table-cell table:style-name="ce487" office:value-type="string" calcext:value-type="string">
            <text:p>PEDRO JESUINO ISAIAS NETO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5"/>
          <table:table-cell table:style-name="ce487" office:value-type="string" calcext:value-type="string">
            <text:p>P</text:p>
          </table:table-cell>
          <table:table-cell table:style-name="ce487" table:number-columns-repeated="10"/>
          <table:table-cell table:style-name="ce487" office:value-type="string" calcext:value-type="string">
            <text:p>p</text:p>
          </table:table-cell>
          <table:table-cell table:style-name="ce487" table:number-columns-repeated="2"/>
          <table:table-cell table:style-name="ce541" table:number-columns-repeated="5"/>
          <table:table-cell table:style-name="ce505"/>
          <table:table-cell table:style-name="ce508"/>
          <table:table-cell table:style-name="ce548" table:number-columns-repeated="4"/>
          <table:table-cell table:style-name="ce508"/>
          <table:table-cell table:style-name="ce548" table:number-columns-repeated="2"/>
          <table:table-cell table:style-name="ce508" table:number-columns-repeated="4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567040" calcext:value-type="float">
            <text:p>567040</text:p>
          </table:table-cell>
          <table:table-cell table:style-name="ce487" office:value-type="string" calcext:value-type="string">
            <text:p>PRISCILA CRISTINA BATISTA CARVALHO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8"/>
          <table:table-cell table:style-name="ce508"/>
          <table:table-cell table:style-name="ce548"/>
          <table:table-cell table:style-name="ce508"/>
          <table:table-cell table:style-name="ce548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950507" calcext:value-type="float">
            <text:p>950507</text:p>
          </table:table-cell>
          <table:table-cell table:style-name="ce487" office:value-type="string" calcext:value-type="string">
            <text:p>RAFAEL ABREU DANTAS FARI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958246" calcext:value-type="float">
            <text:p>958246</text:p>
          </table:table-cell>
          <table:table-cell table:style-name="ce487" office:value-type="string" calcext:value-type="string">
            <text:p>RAFAEL PEREIRA LEITE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3"/>
          <table:table-cell table:style-name="ce505"/>
          <table:table-cell table:style-name="ce541" table:number-columns-repeated="2"/>
          <table:table-cell table:style-name="ce548" table:number-columns-repeated="4"/>
          <table:table-cell table:style-name="ce508"/>
          <table:table-cell table:style-name="ce548" table:number-columns-repeated="7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2432454" calcext:value-type="float">
            <text:p>2432454</text:p>
          </table:table-cell>
          <table:table-cell table:style-name="ce487" office:value-type="string" calcext:value-type="string">
            <text:p>RAPHAEL MATHEUS DIAS GOME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6"/>
          <table:table-cell table:style-name="ce508"/>
          <table:table-cell table:style-name="ce548"/>
          <table:table-cell table:style-name="ce508"/>
          <table:table-cell table:style-name="ce548" table:number-columns-repeated="3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780197" calcext:value-type="float">
            <text:p>780197</text:p>
          </table:table-cell>
          <table:table-cell table:style-name="ce487" office:value-type="string" calcext:value-type="string">
            <text:p>RASLEY BENICCHIO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/>
          <table:table-cell table:style-name="ce508"/>
          <table:table-cell table:style-name="ce548"/>
          <table:table-cell table:style-name="ce508"/>
          <table:table-cell table:style-name="ce548" table:number-columns-repeated="8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601454" calcext:value-type="float">
            <text:p>601454</text:p>
          </table:table-cell>
          <table:table-cell table:style-name="ce487" office:value-type="string" calcext:value-type="string">
            <text:p>REINALDO ROBERTO RIO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532" office:value-type="float" office:value="2959077" calcext:value-type="float">
            <text:p>2959077</text:p>
          </table:table-cell>
          <table:table-cell table:style-name="ce532" office:value-type="string" calcext:value-type="string">
            <text:p>GILBERTO JUNIO LESSA VIOL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2"/>
          <table:table-cell table:style-name="ce505"/>
          <table:table-cell table:style-name="ce541" table:number-columns-repeated="2"/>
          <table:table-cell table:style-name="ce505"/>
          <table:table-cell table:style-name="ce548" table:number-columns-repeated="6"/>
          <table:table-cell table:style-name="ce508"/>
          <table:table-cell table:style-name="ce548" table:number-columns-repeated="5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1047950" calcext:value-type="float">
            <text:p>1047950</text:p>
          </table:table-cell>
          <table:table-cell table:style-name="ce487" office:value-type="string" calcext:value-type="string">
            <text:p>ROSANGELA AUGUSTA PEREIRA DA SILV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/>
          <table:table-cell table:style-name="ce508"/>
          <table:table-cell table:style-name="ce548" table:number-columns-repeated="4"/>
          <table:table-cell table:style-name="ce508"/>
          <table:table-cell table:style-name="ce548"/>
          <table:table-cell table:style-name="ce508"/>
          <table:table-cell table:style-name="ce548" table:number-columns-repeated="3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507859" calcext:value-type="float">
            <text:p>507859</text:p>
          </table:table-cell>
          <table:table-cell table:style-name="ce487" office:value-type="string" calcext:value-type="string">
            <text:p>ROSILEI DA PENHA SOARE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975001" calcext:value-type="float">
            <text:p>975001</text:p>
          </table:table-cell>
          <table:table-cell table:style-name="ce487" office:value-type="string" calcext:value-type="string">
            <text:p>CAUA ALVES DA SILV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975070" calcext:value-type="float">
            <text:p>975070</text:p>
          </table:table-cell>
          <table:table-cell table:style-name="ce487" office:value-type="string" calcext:value-type="string">
            <text:p>SAMUEL ANTONIO FELIX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3"/>
          <table:table-cell table:style-name="ce508"/>
          <table:table-cell table:style-name="ce548"/>
          <table:table-cell table:style-name="ce508"/>
          <table:table-cell table:style-name="ce548" table:number-columns-repeated="6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656098" calcext:value-type="float">
            <text:p>656098</text:p>
          </table:table-cell>
          <table:table-cell table:style-name="ce487" office:value-type="string" calcext:value-type="string">
            <text:p>NIVALDO CANDIDO ALVES JUNIOR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605183" calcext:value-type="float">
            <text:p>605183</text:p>
          </table:table-cell>
          <table:table-cell table:style-name="ce487" office:value-type="string" calcext:value-type="string">
            <text:p>ANDRE LUIZ DE REZENDE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5"/>
          <table:table-cell table:style-name="ce508" table:number-columns-repeated="2"/>
          <table:table-cell table:style-name="ce548" table:number-columns-repeated="3"/>
          <table:table-cell table:style-name="ce508" table:number-columns-repeated="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1477107" calcext:value-type="float">
            <text:p>1477107</text:p>
          </table:table-cell>
          <table:table-cell table:style-name="ce487" office:value-type="string" calcext:value-type="string">
            <text:p>FABIANO RODRIGUES GONÇALVE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582" office:value-type="float" office:value="996920" calcext:value-type="float">
            <text:p>996920</text:p>
          </table:table-cell>
          <table:table-cell table:style-name="ce584" office:value-type="string" calcext:value-type="string">
            <text:p>SAMYRA LOPES GOMES CLEMENTE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1149423" calcext:value-type="float">
            <text:p>1149423</text:p>
          </table:table-cell>
          <table:table-cell table:style-name="ce487" office:value-type="string" calcext:value-type="string">
            <text:p>EDMAR SILVERIO DOS SANTO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980452" calcext:value-type="float">
            <text:p>980452</text:p>
          </table:table-cell>
          <table:table-cell table:style-name="ce487" office:value-type="string" calcext:value-type="string">
            <text:p>MILENA CUSTODIO DA COST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1341806" calcext:value-type="float">
            <text:p>1341806</text:p>
          </table:table-cell>
          <table:table-cell table:style-name="ce487" office:value-type="string" calcext:value-type="string">
            <text:p>FERNANDO HENRIQUE ESTEVES DE ARAUJO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582" office:value-type="float" office:value="601717" calcext:value-type="float">
            <text:p>601717</text:p>
          </table:table-cell>
          <table:table-cell table:style-name="ce582" office:value-type="string" calcext:value-type="string">
            <text:p>SÔNIA LÚCIA DOS SANTOS E SOUZ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2"/>
          <table:table-cell table:style-name="ce505" table:number-columns-repeated="2"/>
          <table:table-cell table:style-name="ce541" table:number-columns-repeated="2"/>
          <table:table-cell table:style-name="ce548" table:number-columns-repeated="9"/>
          <table:table-cell table:style-name="ce508"/>
          <table:table-cell table:style-name="ce548" table:number-columns-repeated="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575355" calcext:value-type="float">
            <text:p>575355</text:p>
          </table:table-cell>
          <table:table-cell table:style-name="ce487" office:value-type="string" calcext:value-type="string">
            <text:p>TEREZINHA BATISTA MOUR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568121" calcext:value-type="float">
            <text:p>568121</text:p>
          </table:table-cell>
          <table:table-cell table:style-name="ce487" office:value-type="string" calcext:value-type="string">
            <text:p>VANIA ALVES PERE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5"/>
          <table:table-cell table:style-name="ce487" office:value-type="string" calcext:value-type="string">
            <text:p>p</text:p>
          </table:table-cell>
          <table:table-cell table:style-name="ce487" table:number-columns-repeated="3"/>
          <table:table-cell table:style-name="ce541" table:number-columns-repeated="6"/>
          <table:table-cell table:style-name="ce548" table:number-columns-repeated="10"/>
          <table:table-cell table:style-name="ce508"/>
          <table:table-cell table:style-name="ce548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594627" calcext:value-type="float">
            <text:p>594627</text:p>
          </table:table-cell>
          <table:table-cell table:style-name="ce487" office:value-type="string" calcext:value-type="string">
            <text:p>VICTOR IORK CUNHA OLIVEIR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919941" calcext:value-type="float">
            <text:p>919941</text:p>
          </table:table-cell>
          <table:table-cell table:style-name="ce487" office:value-type="string" calcext:value-type="string">
            <text:p>MOZAIR OLIVEIRA FERREIRA FILHO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2"/>
          <table:table-cell table:style-name="ce505"/>
          <table:table-cell table:style-name="ce541" table:number-columns-repeated="3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532" office:value-type="float" office:value="549530" calcext:value-type="float">
            <text:p>549530</text:p>
          </table:table-cell>
          <table:table-cell table:style-name="ce532" office:value-type="string" calcext:value-type="string">
            <text:p>VITOR RODRIGUES DA SILV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/>
          <table:table-cell table:style-name="ce487" office:value-type="string" calcext:value-type="string">
            <text:p>P</text:p>
          </table:table-cell>
          <table:table-cell table:style-name="ce487" table:number-columns-repeated="17"/>
          <table:table-cell table:style-name="ce541"/>
          <table:table-cell table:style-name="ce505"/>
          <table:table-cell table:style-name="ce541"/>
          <table:table-cell table:style-name="ce505"/>
          <table:table-cell table:style-name="ce541" table:number-columns-repeated="2"/>
          <table:table-cell table:style-name="ce548" table:number-columns-repeated="2"/>
          <table:table-cell table:style-name="ce508"/>
          <table:table-cell table:style-name="ce548" table:number-columns-repeated="2"/>
          <table:table-cell table:style-name="ce508"/>
          <table:table-cell table:style-name="ce548" table:number-columns-repeated="6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1252203" calcext:value-type="float">
            <text:p>1252203</text:p>
          </table:table-cell>
          <table:table-cell table:style-name="ce487" office:value-type="string" calcext:value-type="string">
            <text:p>WALDIR LOPES DE ARAUJO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7"/>
          <table:table-cell table:style-name="ce487" office:value-type="string" calcext:value-type="string">
            <text:p>p</text:p>
          </table:table-cell>
          <table:table-cell table:style-name="ce487" table:number-columns-repeated="11"/>
          <table:table-cell table:style-name="ce541" table:number-columns-repeated="3"/>
          <table:table-cell table:style-name="ce505" table:number-columns-repeated="2"/>
          <table:table-cell table:style-name="ce541"/>
          <table:table-cell table:style-name="ce548" table:number-columns-repeated="5"/>
          <table:table-cell table:style-name="ce508" table:number-columns-repeated="2"/>
          <table:table-cell table:style-name="ce615"/>
          <table:table-cell table:style-name="ce508" table:number-columns-repeated="2"/>
          <table:table-cell table:style-name="ce548" table:number-columns-repeated="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951654" calcext:value-type="float">
            <text:p>951654</text:p>
          </table:table-cell>
          <table:table-cell table:style-name="ce487" office:value-type="string" calcext:value-type="string">
            <text:p>WASHINGTON CASTRO ANDRADE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6"/>
          <table:table-cell table:style-name="ce508"/>
          <table:table-cell table:style-name="ce548" table:number-columns-repeated="5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777780" calcext:value-type="float">
            <text:p>777780</text:p>
          </table:table-cell>
          <table:table-cell table:style-name="ce487" office:value-type="string" calcext:value-type="string">
            <text:p>WEDERSON PEREIRA DE LIM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4"/>
          <table:table-cell table:style-name="ce487" office:value-type="string" calcext:value-type="string">
            <text:p>P</text:p>
          </table:table-cell>
          <table:table-cell table:style-name="ce487"/>
          <table:table-cell table:style-name="ce487" office:value-type="string" calcext:value-type="string">
            <text:p>p</text:p>
          </table:table-cell>
          <table:table-cell table:style-name="ce487" table:number-columns-repeated="2"/>
          <table:table-cell table:style-name="ce541" table:number-columns-repeated="4"/>
          <table:table-cell table:style-name="ce505"/>
          <table:table-cell table:style-name="ce541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582" office:value-type="float" office:value="551331" calcext:value-type="float">
            <text:p>551331</text:p>
          </table:table-cell>
          <table:table-cell table:style-name="ce584" office:value-type="string" calcext:value-type="string">
            <text:p><text:s/>WELLINGTON ABADIO CAMPO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08"/>
          <table:table-cell table:style-name="ce548" table:number-columns-repeated="11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532" office:value-type="float" office:value="783529" calcext:value-type="float">
            <text:p>783529</text:p>
          </table:table-cell>
          <table:table-cell table:style-name="ce532" office:value-type="string" calcext:value-type="string">
            <text:p>ALEX LUCIO SILV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532" office:value-type="float" office:value="900301" calcext:value-type="float">
            <text:p>900301</text:p>
          </table:table-cell>
          <table:table-cell table:style-name="ce532" office:value-type="string" calcext:value-type="string">
            <text:p>WELLINGTON ANEIS MACHADO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2"/>
          <table:table-cell table:style-name="ce505"/>
          <table:table-cell table:style-name="ce541" table:number-columns-repeated="3"/>
          <table:table-cell table:style-name="ce548" table:number-columns-repeated="5"/>
          <table:table-cell table:style-name="ce508"/>
          <table:table-cell table:style-name="ce548" table:number-columns-repeated="6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532" office:value-type="float" office:value="557083" calcext:value-type="float">
            <text:p>557083</text:p>
          </table:table-cell>
          <table:table-cell table:style-name="ce532" office:value-type="string" calcext:value-type="string">
            <text:p>LUCIENE VIANA DE ARAUJO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691597" calcext:value-type="float">
            <text:p>691597</text:p>
          </table:table-cell>
          <table:table-cell table:style-name="ce487" office:value-type="string" calcext:value-type="string">
            <text:p>WESLEY JUNIO DE PAULA REIS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1320705" calcext:value-type="float">
            <text:p>1320705</text:p>
          </table:table-cell>
          <table:table-cell table:style-name="ce487" office:value-type="string" calcext:value-type="string">
            <text:p>ROSILENE SOARES DOS SANTOS 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2624195" calcext:value-type="float">
            <text:p>2624195</text:p>
          </table:table-cell>
          <table:table-cell table:style-name="ce487" office:value-type="string" calcext:value-type="string">
            <text:p>SAMUEL HENRIQUE SILVA SIQUEIRA 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3"/>
          <table:table-cell table:style-name="ce487" office:value-type="string" calcext:value-type="string">
            <text:p>P</text:p>
          </table:table-cell>
          <table:table-cell table:style-name="ce487" table:number-columns-repeated="5"/>
          <table:table-cell table:style-name="ce541" table:number-columns-repeated="2"/>
          <table:table-cell table:style-name="ce505" table:number-columns-repeated="2"/>
          <table:table-cell table:style-name="ce541" table:number-columns-repeated="2"/>
          <table:table-cell table:style-name="ce508" table:number-columns-repeated="7"/>
          <table:table-cell table:style-name="ce548"/>
          <table:table-cell table:style-name="ce508" table:number-columns-repeated="2"/>
          <table:table-cell table:style-name="ce548" table:number-columns-repeated="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975338" calcext:value-type="float">
            <text:p>975338</text:p>
          </table:table-cell>
          <table:table-cell table:style-name="ce487" office:value-type="string" calcext:value-type="string">
            <text:p>CARLOS ANDRE SILVA COUTINHO 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1189758" calcext:value-type="float">
            <text:p>1189758</text:p>
          </table:table-cell>
          <table:table-cell table:style-name="ce487" office:value-type="string" calcext:value-type="string">
            <text:p>FABIANE RODRIGUES GONÇALVES 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2404539" calcext:value-type="float">
            <text:p>2404539</text:p>
          </table:table-cell>
          <table:table-cell table:style-name="ce487" office:value-type="string" calcext:value-type="string">
            <text:p>WILLIAM PEREIRA DA SILV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6"/>
          <table:table-cell table:style-name="ce487" office:value-type="string" calcext:value-type="string">
            <text:p>P</text:p>
          </table:table-cell>
          <table:table-cell table:style-name="ce487" table:number-columns-repeated="12"/>
          <table:table-cell table:style-name="ce541"/>
          <table:table-cell table:style-name="ce505" table:number-columns-repeated="5"/>
          <table:table-cell table:style-name="ce508"/>
          <table:table-cell table:style-name="ce548"/>
          <table:table-cell table:style-name="ce508"/>
          <table:table-cell table:style-name="ce548"/>
          <table:table-cell table:style-name="ce508"/>
          <table:table-cell table:style-name="ce548" table:number-columns-repeated="5"/>
          <table:table-cell table:style-name="ce508"/>
          <table:table-cell table:style-name="ce548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734500" calcext:value-type="float">
            <text:p>734500</text:p>
          </table:table-cell>
          <table:table-cell table:style-name="ce585" office:value-type="string" calcext:value-type="string">
            <text:p>WILLIAM SABINO DE PAUL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4"/>
          <table:table-cell table:style-name="ce487" office:value-type="string" calcext:value-type="string">
            <text:p>P</text:p>
          </table:table-cell>
          <table:table-cell table:style-name="ce487" table:number-columns-repeated="14"/>
          <table:table-cell table:style-name="ce541"/>
          <table:table-cell table:style-name="ce505" table:number-columns-repeated="3"/>
          <table:table-cell table:style-name="ce541" table:number-columns-repeated="2"/>
          <table:table-cell table:style-name="ce548" table:number-columns-repeated="10"/>
          <table:table-cell table:style-name="ce508" table:number-columns-repeated="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1193403" calcext:value-type="float">
            <text:p>1193403</text:p>
          </table:table-cell>
          <table:table-cell table:style-name="ce487" office:value-type="string" calcext:value-type="string">
            <text:p>WILSON ANTONIO RIBEIRO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4"/>
          <table:table-cell table:style-name="ce487" office:value-type="string" calcext:value-type="string">
            <text:p>P</text:p>
          </table:table-cell>
          <table:table-cell table:style-name="ce487" table:number-columns-repeated="4"/>
          <table:table-cell table:style-name="ce541" table:number-columns-repeated="6"/>
          <table:table-cell table:style-name="ce548" table:number-columns-repeated="11"/>
          <table:table-cell table:style-name="ce508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532" office:value-type="float" office:value="744566" calcext:value-type="float">
            <text:p>744566</text:p>
          </table:table-cell>
          <table:table-cell table:style-name="ce532" office:value-type="string" calcext:value-type="string">
            <text:p>YAN DOUGLAS SILVA GARCI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87" office:value-type="float" office:value="659935" calcext:value-type="float">
            <text:p>659935</text:p>
          </table:table-cell>
          <table:table-cell table:style-name="ce487" office:value-type="string" calcext:value-type="string">
            <text:p>ZULEIDE ROSA SILVA</text:p>
          </table:table-cell>
          <table:table-cell table:style-name="ce487" office:value-type="string" calcext:value-type="string">
            <text:p>OESTE</text:p>
          </table:table-cell>
          <table:table-cell table:style-name="ce487" office:value-type="string" calcext:value-type="string">
            <text:p>ATENDIMENTO INDIVIDUAL</text:p>
          </table:table-cell>
          <table:table-cell table:style-name="ce487" table:number-columns-repeated="16"/>
          <table:table-cell table:style-name="ce487" office:value-type="string" calcext:value-type="string">
            <text:p>p</text:p>
          </table:table-cell>
          <table:table-cell table:style-name="ce487" table:number-columns-repeated="2"/>
          <table:table-cell table:style-name="ce541" table:number-columns-repeated="6"/>
          <table:table-cell table:style-name="ce508"/>
          <table:table-cell table:style-name="ce548" table:number-columns-repeated="11"/>
          <table:table-cell table:style-name="ce551" table:number-columns-repeated="1002"/>
          <table:table-cell table:number-columns-repeated="15341"/>
        </table:table-row>
        <table:table-row table:style-name="ro1">
          <table:table-cell table:style-name="ce490" office:value-type="float" office:value="506207" calcext:value-type="float">
            <text:p>506207</text:p>
          </table:table-cell>
          <table:table-cell table:style-name="ce513" office:value-type="string" calcext:value-type="string">
            <text:p>THALYTA SILVEIRA CACALORIO</text:p>
          </table:table-cell>
          <table:table-cell table:style-name="ce533" office:value-type="string" calcext:value-type="string">
            <text:p>OESTE</text:p>
          </table:table-cell>
          <table:table-cell table:style-name="ce596" office:value-type="string" calcext:value-type="string">
            <text:p>ATENDIMENTO INDIVIDUAL</text:p>
          </table:table-cell>
          <table:table-cell table:style-name="ce596" table:number-columns-repeated="19"/>
          <table:table-cell table:style-name="ce487"/>
          <table:table-cell table:style-name="ce540" table:number-columns-repeated="5"/>
          <table:table-cell table:style-name="ce608" table:number-columns-repeated="12"/>
          <table:table-cell table:style-name="ce553" table:number-columns-repeated="2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535" office:value-type="float" office:value="888880" calcext:value-type="float">
            <text:p>888880</text:p>
          </table:table-cell>
          <table:table-cell table:style-name="ce535" office:value-type="string" calcext:value-type="string">
            <text:p>HISLEI DA SILVA DIAS</text:p>
          </table:table-cell>
          <table:table-cell table:style-name="ce535" office:value-type="string" calcext:value-type="string">
            <text:p>OESTE</text:p>
          </table:table-cell>
          <table:table-cell table:style-name="ce503" office:value-type="string" calcext:value-type="string">
            <text:p>ATENDIMENTO INDIVIDUAL</text:p>
          </table:table-cell>
          <table:table-cell table:style-name="ce503"/>
          <table:table-cell table:style-name="ce503" office:value-type="string" calcext:value-type="string">
            <text:p>P</text:p>
          </table:table-cell>
          <table:table-cell table:style-name="ce503"/>
          <table:table-cell table:style-name="ce503" office:value-type="string" calcext:value-type="string">
            <text:p>P</text:p>
          </table:table-cell>
          <table:table-cell table:number-columns-repeated="4" table:style-name="ce503" office:value-type="string" calcext:value-type="string">
            <text:p>p</text:p>
          </table:table-cell>
          <table:table-cell table:style-name="ce503" office:value-type="string" calcext:value-type="string">
            <text:p>P</text:p>
          </table:table-cell>
          <table:table-cell table:style-name="ce503"/>
          <table:table-cell table:style-name="ce503" office:value-type="string" calcext:value-type="string">
            <text:p>P</text:p>
          </table:table-cell>
          <table:table-cell table:style-name="ce503" table:number-columns-repeated="3"/>
          <table:table-cell table:style-name="ce503" office:value-type="string" calcext:value-type="string">
            <text:p>p</text:p>
          </table:table-cell>
          <table:table-cell table:style-name="ce503"/>
          <table:table-cell table:style-name="ce503" office:value-type="string" calcext:value-type="string">
            <text:p>p</text:p>
          </table:table-cell>
          <table:table-cell table:style-name="ce503" office:value-type="string" calcext:value-type="string">
            <text:p>P</text:p>
          </table:table-cell>
          <table:table-cell table:style-name="ce503"/>
          <table:table-cell table:style-name="ce541"/>
          <table:table-cell table:style-name="ce505" table:number-columns-repeated="5"/>
          <table:table-cell table:style-name="ce548"/>
          <table:table-cell table:style-name="ce508"/>
          <table:table-cell table:style-name="ce548" table:number-columns-repeated="3"/>
          <table:table-cell table:style-name="ce508"/>
          <table:table-cell table:style-name="ce548"/>
          <table:table-cell table:style-name="ce508" table:number-columns-repeated="2"/>
          <table:table-cell table:style-name="ce548" table:number-columns-repeated="2"/>
          <table:table-cell table:style-name="ce508"/>
          <table:table-cell table:style-name="ce551" table:number-columns-repeated="1002"/>
          <table:table-cell table:number-columns-repeated="15341"/>
        </table:table-row>
        <table:table-row table:style-name="ro2">
          <table:table-cell table:style-name="ce535" office:value-type="float" office:value="997438" calcext:value-type="float">
            <text:p>997438</text:p>
          </table:table-cell>
          <table:table-cell table:style-name="ce505" office:value-type="string" calcext:value-type="string">
            <text:p>ADRIANO DE OLIVEIRA</text:p>
          </table:table-cell>
          <table:table-cell table:style-name="ce535" office:value-type="string" calcext:value-type="string">
            <text:p>OESTE</text:p>
          </table:table-cell>
          <table:table-cell table:style-name="ce503" office:value-type="string" calcext:value-type="string">
            <text:p>ATENDIMENTO INDIVIDUAL</text:p>
          </table:table-cell>
          <table:table-cell table:style-name="ce503" table:number-columns-repeated="10"/>
          <table:table-cell table:style-name="ce503" office:value-type="string" calcext:value-type="string">
            <text:p>p</text:p>
          </table:table-cell>
          <table:table-cell table:style-name="ce503" table:number-columns-repeated="8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2">
          <table:table-cell table:style-name="ce490" office:value-type="float" office:value="900750" calcext:value-type="float">
            <text:p>900750</text:p>
          </table:table-cell>
          <table:table-cell table:style-name="ce513" office:value-type="string" calcext:value-type="string">
            <text:p>JOÃO PAULO DOS SANTOS SILVA</text:p>
          </table:table-cell>
          <table:table-cell table:style-name="ce533" office:value-type="string" calcext:value-type="string">
            <text:p>OESTE</text:p>
          </table:table-cell>
          <table:table-cell table:style-name="ce596" office:value-type="string" calcext:value-type="string">
            <text:p>ATENDIMENTO INDIVIDUAL</text:p>
          </table:table-cell>
          <table:table-cell table:style-name="ce596" table:number-columns-repeated="19"/>
          <table:table-cell table:style-name="ce536"/>
          <table:table-cell table:style-name="ce540" table:number-columns-repeated="5"/>
          <table:table-cell table:style-name="ce608" table:number-columns-repeated="12"/>
          <table:table-cell table:style-name="ce553" table:number-columns-repeated="2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535" office:value-type="float" office:value="914722" calcext:value-type="float">
            <text:p>914722</text:p>
          </table:table-cell>
          <table:table-cell table:style-name="ce505" office:value-type="string" calcext:value-type="string">
            <text:p>FELIPE DAVID DOS SANTOS CRISTIANO</text:p>
          </table:table-cell>
          <table:table-cell table:style-name="ce568" office:value-type="string" calcext:value-type="string">
            <text:p>OESTE</text:p>
          </table:table-cell>
          <table:table-cell table:style-name="ce503" office:value-type="string" calcext:value-type="string">
            <text:p>ATENDIMENTO INDIVIDUAL</text:p>
          </table:table-cell>
          <table:table-cell table:style-name="ce503" table:number-columns-repeated="2"/>
          <table:table-cell table:style-name="ce503" office:value-type="string" calcext:value-type="string">
            <text:p>P</text:p>
          </table:table-cell>
          <table:table-cell table:style-name="ce503" table:number-columns-repeated="16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2">
          <table:table-cell table:style-name="ce490" office:value-type="float" office:value="2622886" calcext:value-type="float">
            <text:p>2622886</text:p>
          </table:table-cell>
          <table:table-cell table:style-name="ce513" office:value-type="string" calcext:value-type="string">
            <text:p>ADSON MARTINS DA SILVA</text:p>
          </table:table-cell>
          <table:table-cell table:style-name="ce533" office:value-type="string" calcext:value-type="string">
            <text:p>OESTE</text:p>
          </table:table-cell>
          <table:table-cell table:style-name="ce582" office:value-type="string" calcext:value-type="string">
            <text:p>ATENDIMENTO INDIVIDUAL</text:p>
          </table:table-cell>
          <table:table-cell table:style-name="ce582" table:number-columns-repeated="19"/>
          <table:table-cell table:style-name="ce487"/>
          <table:table-cell table:style-name="ce548" table:number-columns-repeated="6"/>
          <table:table-cell table:style-name="ce612" table:number-columns-repeated="11"/>
          <table:table-cell table:style-name="ce618" table:number-columns-repeated="2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490" office:value-type="float" office:value="1053653" calcext:value-type="float">
            <text:p>1053653</text:p>
          </table:table-cell>
          <table:table-cell table:style-name="ce513" office:value-type="string" calcext:value-type="string">
            <text:p>ORIEL GOMES BISERRA</text:p>
          </table:table-cell>
          <table:table-cell table:style-name="ce533" office:value-type="string" calcext:value-type="string">
            <text:p>OESTE</text:p>
          </table:table-cell>
          <table:table-cell table:style-name="ce596" office:value-type="string" calcext:value-type="string">
            <text:p>ATENDIMENTO INDIVIDUAL</text:p>
          </table:table-cell>
          <table:table-cell table:style-name="ce596" table:number-columns-repeated="19"/>
          <table:table-cell table:style-name="ce487"/>
          <table:table-cell table:style-name="ce548" table:number-columns-repeated="6"/>
          <table:table-cell table:style-name="ce608" table:number-columns-repeated="11"/>
          <table:table-cell table:style-name="ce553" table:number-columns-repeated="2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490" office:value-type="float" office:value="914722" calcext:value-type="float">
            <text:p>914722</text:p>
          </table:table-cell>
          <table:table-cell table:style-name="ce513" office:value-type="string" calcext:value-type="string">
            <text:p>FELIPE DAVID DOS SANTOS CRISTIANO</text:p>
          </table:table-cell>
          <table:table-cell table:style-name="ce533" office:value-type="string" calcext:value-type="string">
            <text:p>OESTE</text:p>
          </table:table-cell>
          <table:table-cell table:style-name="ce596" office:value-type="string" calcext:value-type="string">
            <text:p>ATENDIMENTO INDIVIDUAL</text:p>
          </table:table-cell>
          <table:table-cell table:style-name="ce596"/>
          <table:table-cell table:style-name="ce596" office:value-type="string" calcext:value-type="string">
            <text:p>P</text:p>
          </table:table-cell>
          <table:table-cell table:style-name="ce596" table:number-columns-repeated="17"/>
          <table:table-cell table:style-name="ce536"/>
          <table:table-cell table:style-name="ce548" table:number-columns-repeated="6"/>
          <table:table-cell table:style-name="ce608" table:number-columns-repeated="11"/>
          <table:table-cell table:style-name="ce553" table:number-columns-repeated="2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490" office:value-type="float" office:value="702548" calcext:value-type="float">
            <text:p>702548</text:p>
          </table:table-cell>
          <table:table-cell table:style-name="ce586" office:value-type="string" calcext:value-type="string">
            <text:p>ISIDIO SEBASTIAO NETO</text:p>
          </table:table-cell>
          <table:table-cell table:style-name="ce533" office:value-type="string" calcext:value-type="string">
            <text:p>OESTE</text:p>
          </table:table-cell>
          <table:table-cell table:style-name="ce596" office:value-type="string" calcext:value-type="string">
            <text:p>ATENDIMENTO INDIVIDUAL</text:p>
          </table:table-cell>
          <table:table-cell table:style-name="ce596" table:number-columns-repeated="16"/>
          <table:table-cell table:style-name="ce596" office:value-type="string" calcext:value-type="string">
            <text:p>p</text:p>
          </table:table-cell>
          <table:table-cell table:style-name="ce596" table:number-columns-repeated="2"/>
          <table:table-cell table:style-name="ce487"/>
          <table:table-cell table:style-name="ce548" table:number-columns-repeated="6"/>
          <table:table-cell table:style-name="ce612" table:number-columns-repeated="11"/>
          <table:table-cell table:style-name="ce618" table:number-columns-repeated="2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490" office:value-type="float" office:value="2486257" calcext:value-type="float">
            <text:p>2486257</text:p>
          </table:table-cell>
          <table:table-cell table:style-name="ce587" office:value-type="string" calcext:value-type="string">
            <text:p>ADILSON OLIVEIRA NASCIMENTO</text:p>
          </table:table-cell>
          <table:table-cell table:style-name="ce533" office:value-type="string" calcext:value-type="string">
            <text:p>OESTE</text:p>
          </table:table-cell>
          <table:table-cell table:style-name="ce596" office:value-type="string" calcext:value-type="string">
            <text:p>ATENDIMENTO INDIVIDUAL</text:p>
          </table:table-cell>
          <table:table-cell table:style-name="ce596" table:number-columns-repeated="19"/>
          <table:table-cell table:style-name="ce487"/>
          <table:table-cell table:style-name="ce548" table:number-columns-repeated="6"/>
          <table:table-cell table:style-name="ce608" table:number-columns-repeated="11"/>
          <table:table-cell table:style-name="ce553" table:number-columns-repeated="2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490" office:value-type="float" office:value="683253" calcext:value-type="float">
            <text:p>683253</text:p>
          </table:table-cell>
          <table:table-cell table:style-name="ce513" office:value-type="string" calcext:value-type="string">
            <text:p>ANDERSON ROSA FERREIRA</text:p>
          </table:table-cell>
          <table:table-cell table:style-name="ce533" office:value-type="string" calcext:value-type="string">
            <text:p>OESTE</text:p>
          </table:table-cell>
          <table:table-cell table:style-name="ce596" office:value-type="string" calcext:value-type="string">
            <text:p>ATENDIMENTO INDIVIDUAL</text:p>
          </table:table-cell>
          <table:table-cell table:style-name="ce596" table:number-columns-repeated="19"/>
          <table:table-cell table:style-name="ce487"/>
          <table:table-cell table:style-name="ce548" table:number-columns-repeated="6"/>
          <table:table-cell table:style-name="ce608" table:number-columns-repeated="11"/>
          <table:table-cell table:style-name="ce553" table:number-columns-repeated="2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490" office:value-type="float" office:value="2877868" calcext:value-type="float">
            <text:p>2877868</text:p>
          </table:table-cell>
          <table:table-cell table:style-name="ce490" office:value-type="string" calcext:value-type="string">
            <text:p>WEMERSON ALVES GONZAGA</text:p>
          </table:table-cell>
          <table:table-cell table:style-name="ce533" office:value-type="string" calcext:value-type="string">
            <text:p>OESTE</text:p>
          </table:table-cell>
          <table:table-cell table:style-name="ce582" office:value-type="string" calcext:value-type="string">
            <text:p>ATENDIMENTO INDIVIDUAL</text:p>
          </table:table-cell>
          <table:table-cell table:style-name="ce582" table:number-columns-repeated="20"/>
          <table:table-cell table:style-name="ce548" table:number-columns-repeated="6"/>
          <table:table-cell table:style-name="ce612" table:number-columns-repeated="11"/>
          <table:table-cell table:style-name="ce618" table:number-columns-repeated="2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490" office:value-type="float" office:value="1189985" calcext:value-type="float">
            <text:p>1189985</text:p>
          </table:table-cell>
          <table:table-cell table:style-name="ce513" office:value-type="string" calcext:value-type="string">
            <text:p>CLEOMAR ANTONIO DE SOUZA</text:p>
          </table:table-cell>
          <table:table-cell table:style-name="ce533" office:value-type="string" calcext:value-type="string">
            <text:p>OESTE</text:p>
          </table:table-cell>
          <table:table-cell table:style-name="ce596" office:value-type="string" calcext:value-type="string">
            <text:p>ATENDIMENTO INDIVIDUAL</text:p>
          </table:table-cell>
          <table:table-cell table:style-name="ce596" table:number-columns-repeated="19"/>
          <table:table-cell table:style-name="ce487"/>
          <table:table-cell table:style-name="ce548" table:number-columns-repeated="6"/>
          <table:table-cell table:style-name="ce608" table:number-columns-repeated="11"/>
          <table:table-cell table:style-name="ce553" table:number-columns-repeated="2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490" office:value-type="float" office:value="950899" calcext:value-type="float">
            <text:p>950899</text:p>
          </table:table-cell>
          <table:table-cell table:style-name="ce513" office:value-type="string" calcext:value-type="string">
            <text:p>DANILO MARTINS VENANCIO</text:p>
          </table:table-cell>
          <table:table-cell table:style-name="ce533" office:value-type="string" calcext:value-type="string">
            <text:p>OESTE</text:p>
          </table:table-cell>
          <table:table-cell table:style-name="ce596" office:value-type="string" calcext:value-type="string">
            <text:p>ATENDIMENTO INDIVIDUAL</text:p>
          </table:table-cell>
          <table:table-cell table:style-name="ce596" table:number-columns-repeated="19"/>
          <table:table-cell table:style-name="ce487"/>
          <table:table-cell table:style-name="ce548" table:number-columns-repeated="6"/>
          <table:table-cell table:style-name="ce608" table:number-columns-repeated="11"/>
          <table:table-cell table:style-name="ce553" table:number-columns-repeated="2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490" office:value-type="float" office:value="979475" calcext:value-type="float">
            <text:p>979475</text:p>
          </table:table-cell>
          <table:table-cell table:style-name="ce513" office:value-type="string" calcext:value-type="string">
            <text:p>FABIANO QUINTINO DE ALMEIDA </text:p>
          </table:table-cell>
          <table:table-cell table:style-name="ce536" office:value-type="string" calcext:value-type="string">
            <text:p>OESTE </text:p>
          </table:table-cell>
          <table:table-cell table:style-name="ce596" office:value-type="string" calcext:value-type="string">
            <text:p>ATENDIMENTO INDIVIDUAL</text:p>
          </table:table-cell>
          <table:table-cell table:style-name="ce596" table:number-columns-repeated="19"/>
          <table:table-cell table:style-name="ce487"/>
          <table:table-cell table:style-name="ce548" table:number-columns-repeated="6"/>
          <table:table-cell table:style-name="ce608" table:number-columns-repeated="11"/>
          <table:table-cell table:style-name="ce553" table:number-columns-repeated="2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536" office:value-type="float" office:value="2343458" calcext:value-type="float">
            <text:p>2343458</text:p>
          </table:table-cell>
          <table:table-cell table:style-name="ce588" office:value-type="string" calcext:value-type="string">
            <text:p>FERNANDA MOREIRA DA SILVA</text:p>
          </table:table-cell>
          <table:table-cell table:style-name="ce536" office:value-type="string" calcext:value-type="string">
            <text:p>OESTE</text:p>
          </table:table-cell>
          <table:table-cell table:style-name="ce596" office:value-type="string" calcext:value-type="string">
            <text:p>ATENDIMENTO INDIVIDUAL</text:p>
          </table:table-cell>
          <table:table-cell table:style-name="ce596" table:number-columns-repeated="19"/>
          <table:table-cell table:style-name="ce487"/>
          <table:table-cell table:style-name="ce540" table:number-columns-repeated="5"/>
          <table:table-cell table:style-name="ce608" table:number-columns-repeated="12"/>
          <table:table-cell table:style-name="ce553" table:number-columns-repeated="2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532" office:value-type="float" office:value="2952048" calcext:value-type="float">
            <text:p>2952048</text:p>
          </table:table-cell>
          <table:table-cell table:style-name="ce589" office:value-type="string" calcext:value-type="string">
            <text:p>GELDESON DE MELO OLIVEIRA</text:p>
          </table:table-cell>
          <table:table-cell table:style-name="ce582" office:value-type="string" calcext:value-type="string">
            <text:p>OESTE</text:p>
          </table:table-cell>
          <table:table-cell table:style-name="ce596" office:value-type="string" calcext:value-type="string">
            <text:p>ATENDIMENTO INDIVIDUAL</text:p>
          </table:table-cell>
          <table:table-cell table:style-name="ce596" table:number-columns-repeated="19"/>
          <table:table-cell table:style-name="ce487"/>
          <table:table-cell table:style-name="ce540" table:number-columns-repeated="5"/>
          <table:table-cell table:style-name="ce608" table:number-columns-repeated="12"/>
          <table:table-cell table:style-name="ce553" table:number-columns-repeated="2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490" office:value-type="float" office:value="681410" calcext:value-type="float">
            <text:p>681410</text:p>
          </table:table-cell>
          <table:table-cell table:style-name="ce490" office:value-type="string" calcext:value-type="string">
            <text:p>GLEICE FERRAZ RODRIGUES</text:p>
          </table:table-cell>
          <table:table-cell table:style-name="ce533" office:value-type="string" calcext:value-type="string">
            <text:p>OESTE</text:p>
          </table:table-cell>
          <table:table-cell table:style-name="ce596" office:value-type="string" calcext:value-type="string">
            <text:p>ATENDIMENTO INDIVIDUAL</text:p>
          </table:table-cell>
          <table:table-cell table:style-name="ce596" table:number-columns-repeated="19"/>
          <table:table-cell table:style-name="ce487"/>
          <table:table-cell table:style-name="ce540" table:number-columns-repeated="5"/>
          <table:table-cell table:style-name="ce608" table:number-columns-repeated="5"/>
          <table:table-cell table:style-name="ce535"/>
          <table:table-cell table:style-name="ce608"/>
          <table:table-cell table:style-name="ce535"/>
          <table:table-cell table:style-name="ce608" table:number-columns-repeated="4"/>
          <table:table-cell table:style-name="ce553" table:number-columns-repeated="2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490" office:value-type="float" office:value="675689" calcext:value-type="float">
            <text:p>675689</text:p>
          </table:table-cell>
          <table:table-cell table:style-name="ce513" office:value-type="string" calcext:value-type="string">
            <text:p>JARDEL GRACIANO DA SILVA</text:p>
          </table:table-cell>
          <table:table-cell table:style-name="ce533" office:value-type="string" calcext:value-type="string">
            <text:p>OESTE</text:p>
          </table:table-cell>
          <table:table-cell table:style-name="ce596" office:value-type="string" calcext:value-type="string">
            <text:p>ATENDIMENTO INDIVIDUAL</text:p>
          </table:table-cell>
          <table:table-cell table:style-name="ce596" table:number-columns-repeated="19"/>
          <table:table-cell table:style-name="ce487"/>
          <table:table-cell table:style-name="ce540" table:number-columns-repeated="5"/>
          <table:table-cell table:style-name="ce608" table:number-columns-repeated="6"/>
          <table:table-cell table:style-name="ce535"/>
          <table:table-cell table:style-name="ce608" table:number-columns-repeated="5"/>
          <table:table-cell table:style-name="ce553" table:number-columns-repeated="2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490" office:value-type="float" office:value="692227" calcext:value-type="float">
            <text:p>692227</text:p>
          </table:table-cell>
          <table:table-cell table:style-name="ce513" office:value-type="string" calcext:value-type="string">
            <text:p>LARIZA FERNANDES TAVARES</text:p>
          </table:table-cell>
          <table:table-cell table:style-name="ce533" office:value-type="string" calcext:value-type="string">
            <text:p>OESTE</text:p>
          </table:table-cell>
          <table:table-cell table:style-name="ce596" office:value-type="string" calcext:value-type="string">
            <text:p>ATENDIMENTO INDIVIDUAL</text:p>
          </table:table-cell>
          <table:table-cell table:style-name="ce596" table:number-columns-repeated="19"/>
          <table:table-cell table:style-name="ce487"/>
          <table:table-cell table:style-name="ce540" table:number-columns-repeated="5"/>
          <table:table-cell table:style-name="ce608" table:number-columns-repeated="12"/>
          <table:table-cell table:style-name="ce553" table:number-columns-repeated="2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490" office:value-type="float" office:value="838355" calcext:value-type="float">
            <text:p>838355</text:p>
          </table:table-cell>
          <table:table-cell table:style-name="ce513" office:value-type="string" calcext:value-type="string">
            <text:p>LAUANDER THIAGO GUERRA</text:p>
          </table:table-cell>
          <table:table-cell table:style-name="ce533" office:value-type="string" calcext:value-type="string">
            <text:p>OESTE</text:p>
          </table:table-cell>
          <table:table-cell table:style-name="ce596" office:value-type="string" calcext:value-type="string">
            <text:p>ATENDIMENTO INDIVIDUAL</text:p>
          </table:table-cell>
          <table:table-cell table:style-name="ce596" table:number-columns-repeated="19"/>
          <table:table-cell table:style-name="ce487"/>
          <table:table-cell table:style-name="ce540" table:number-columns-repeated="5"/>
          <table:table-cell table:style-name="ce608" table:number-columns-repeated="9"/>
          <table:table-cell table:style-name="ce535" table:number-columns-repeated="3"/>
          <table:table-cell table:style-name="ce553" table:number-columns-repeated="2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490" office:value-type="float" office:value="570312" calcext:value-type="float">
            <text:p>570312</text:p>
          </table:table-cell>
          <table:table-cell table:style-name="ce513" office:value-type="string" calcext:value-type="string">
            <text:p>LUAN EVALINO FERREIRA DE SOUZA</text:p>
          </table:table-cell>
          <table:table-cell table:style-name="ce533" office:value-type="string" calcext:value-type="string">
            <text:p>OESTE</text:p>
          </table:table-cell>
          <table:table-cell table:style-name="ce596" office:value-type="string" calcext:value-type="string">
            <text:p>ATENDIMENTO INDIVIDUAL</text:p>
          </table:table-cell>
          <table:table-cell table:style-name="ce596" table:number-columns-repeated="19"/>
          <table:table-cell table:style-name="ce487"/>
          <table:table-cell table:style-name="ce540" table:number-columns-repeated="5"/>
          <table:table-cell table:style-name="ce608" table:number-columns-repeated="12"/>
          <table:table-cell table:style-name="ce553" table:number-columns-repeated="2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536" office:value-type="float" office:value="759506" calcext:value-type="float">
            <text:p>759506</text:p>
          </table:table-cell>
          <table:table-cell table:style-name="ce590" office:value-type="string" calcext:value-type="string">
            <text:p>MARCOS MOURA DE ALMEIDA</text:p>
          </table:table-cell>
          <table:table-cell table:style-name="ce536" office:value-type="string" calcext:value-type="string">
            <text:p>OESTE</text:p>
          </table:table-cell>
          <table:table-cell table:style-name="ce596" office:value-type="string" calcext:value-type="string">
            <text:p>ATENDIMENTO INDIVIDUAL</text:p>
          </table:table-cell>
          <table:table-cell table:style-name="ce596" table:number-columns-repeated="19"/>
          <table:table-cell table:style-name="ce487"/>
          <table:table-cell table:style-name="ce540" table:number-columns-repeated="5"/>
          <table:table-cell table:style-name="ce608" table:number-columns-repeated="12"/>
          <table:table-cell table:style-name="ce553" table:number-columns-repeated="2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536" office:value-type="float" office:value="781331" calcext:value-type="float">
            <text:p>781331</text:p>
          </table:table-cell>
          <table:table-cell table:style-name="ce536" office:value-type="string" calcext:value-type="string">
            <text:p>PAULO FREIRE DOS SANTOS </text:p>
          </table:table-cell>
          <table:table-cell table:style-name="ce536" office:value-type="string" calcext:value-type="string">
            <text:p>OESTE</text:p>
          </table:table-cell>
          <table:table-cell table:style-name="ce596" office:value-type="string" calcext:value-type="string">
            <text:p>ATENDIMENTO INDIVIDUAL</text:p>
          </table:table-cell>
          <table:table-cell table:style-name="ce596" table:number-columns-repeated="19"/>
          <table:table-cell table:style-name="ce487"/>
          <table:table-cell table:style-name="ce540" table:number-columns-repeated="5"/>
          <table:table-cell table:style-name="ce608" table:number-columns-repeated="12"/>
          <table:table-cell table:style-name="ce553" table:number-columns-repeated="2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490" office:value-type="float" office:value="870484" calcext:value-type="float">
            <text:p>870484</text:p>
          </table:table-cell>
          <table:table-cell table:style-name="ce513" office:value-type="string" calcext:value-type="string">
            <text:p>RENATO ABADIO SILVA</text:p>
          </table:table-cell>
          <table:table-cell table:style-name="ce536" office:value-type="string" calcext:value-type="string">
            <text:p>OESTE</text:p>
          </table:table-cell>
          <table:table-cell table:style-name="ce596" office:value-type="string" calcext:value-type="string">
            <text:p>ATENDIMENTO INDIVIDUAL</text:p>
          </table:table-cell>
          <table:table-cell table:style-name="ce596" table:number-columns-repeated="19"/>
          <table:table-cell table:style-name="ce487"/>
          <table:table-cell table:style-name="ce540" table:number-columns-repeated="4"/>
          <table:table-cell table:style-name="ce541" table:number-columns-repeated="13"/>
          <table:table-cell table:style-name="ce554" table:number-columns-repeated="2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490" office:value-type="float" office:value="760470" calcext:value-type="float">
            <text:p>760470</text:p>
          </table:table-cell>
          <table:table-cell table:style-name="ce513" office:value-type="string" calcext:value-type="string">
            <text:p>VALDA HELENA DA SILVA</text:p>
          </table:table-cell>
          <table:table-cell table:style-name="ce536" office:value-type="string" calcext:value-type="string">
            <text:p>OESTE</text:p>
          </table:table-cell>
          <table:table-cell table:style-name="ce596" office:value-type="string" calcext:value-type="string">
            <text:p>ATENDIMENTO INDIVIDUAL</text:p>
          </table:table-cell>
          <table:table-cell table:style-name="ce596" table:number-columns-repeated="19"/>
          <table:table-cell table:style-name="ce487"/>
          <table:table-cell table:style-name="ce540" table:number-columns-repeated="5"/>
          <table:table-cell table:style-name="ce608" table:number-columns-repeated="12"/>
          <table:table-cell table:style-name="ce553" table:number-columns-repeated="2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568" office:value-type="float" office:value="681758" calcext:value-type="float">
            <text:p>681758</text:p>
          </table:table-cell>
          <table:table-cell table:style-name="ce568" office:value-type="string" calcext:value-type="string">
            <text:p>CRISTIANE MOREIRA MACHADO</text:p>
          </table:table-cell>
          <table:table-cell table:style-name="ce568" office:value-type="string" calcext:value-type="string">
            <text:p>OESTE</text:p>
          </table:table-cell>
          <table:table-cell table:style-name="ce495" office:value-type="string" calcext:value-type="string">
            <text:p>ATENDIMENTO INDIVIDUAL</text:p>
          </table:table-cell>
          <table:table-cell table:style-name="ce495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2">
          <table:table-cell table:style-name="ce490" office:value-type="float" office:value="1000733" calcext:value-type="float">
            <text:p>1000733</text:p>
          </table:table-cell>
          <table:table-cell table:style-name="ce513" office:value-type="string" calcext:value-type="string">
            <text:p>DAIVID WESLEY DE FREITAS MOTA</text:p>
          </table:table-cell>
          <table:table-cell table:style-name="ce533" office:value-type="string" calcext:value-type="string">
            <text:p>OESTE</text:p>
          </table:table-cell>
          <table:table-cell table:style-name="ce495" office:value-type="string" calcext:value-type="string">
            <text:p>ATENDIMENTO INDIVIDUAL</text:p>
          </table:table-cell>
          <table:table-cell table:style-name="ce495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2">
          <table:table-cell table:style-name="ce536" office:value-type="float" office:value="704074" calcext:value-type="float">
            <text:p>704074</text:p>
          </table:table-cell>
          <table:table-cell table:style-name="ce588" office:value-type="string" calcext:value-type="string">
            <text:p>ADEMAR CÂNDIDO DA FONSECA JUNIOR</text:p>
          </table:table-cell>
          <table:table-cell table:style-name="ce536" office:value-type="string" calcext:value-type="string">
            <text:p>OESTE</text:p>
          </table:table-cell>
          <table:table-cell table:style-name="ce495" office:value-type="string" calcext:value-type="string">
            <text:p>ATENDIMENTO INDIVIDUAL</text:p>
          </table:table-cell>
          <table:table-cell table:style-name="ce495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2">
          <table:table-cell table:style-name="ce490" office:value-type="float" office:value="2728174" calcext:value-type="float">
            <text:p>2728174</text:p>
          </table:table-cell>
          <table:table-cell table:style-name="ce513" office:value-type="string" calcext:value-type="string">
            <text:p>ALEXANDRE AMARO ALVES</text:p>
          </table:table-cell>
          <table:table-cell table:style-name="ce533" office:value-type="string" calcext:value-type="string">
            <text:p>OESTE</text:p>
          </table:table-cell>
          <table:table-cell table:style-name="ce495" office:value-type="string" calcext:value-type="string">
            <text:p>ATENDIMENTO INDIVIDUAL</text:p>
          </table:table-cell>
          <table:table-cell table:style-name="ce495" table:number-columns-repeated="19"/>
          <table:table-cell table:style-name="ce541" table:number-columns-repeated="6"/>
          <table:table-cell table:style-name="ce548" table:number-columns-repeated="12"/>
          <table:table-cell table:style-name="ce551" table:number-columns-repeated="1002"/>
          <table:table-cell table:number-columns-repeated="15341"/>
        </table:table-row>
        <table:table-row table:style-name="ro2">
          <table:table-cell table:style-name="ce504" office:value-type="float" office:value="1090594" calcext:value-type="float">
            <text:p>1090594</text:p>
          </table:table-cell>
          <table:table-cell table:style-name="ce504" office:value-type="string" calcext:value-type="string">
            <text:p>LUIZ GUSTAVO SILVA CUSTODIO</text:p>
          </table:table-cell>
          <table:table-cell table:style-name="ce594" office:value-type="string" calcext:value-type="string">
            <text:p>OESTE</text:p>
          </table:table-cell>
          <table:table-cell table:style-name="ce495" office:value-type="string" calcext:value-type="string">
            <text:p>ATENDIMENTO INDIVIDUAL</text:p>
          </table:table-cell>
          <table:table-cell table:style-name="ce495" table:number-columns-repeated="19"/>
          <table:table-cell table:style-name="ce541" table:number-columns-repeated="5"/>
          <table:table-cell table:style-name="ce505"/>
          <table:table-cell table:style-name="ce508"/>
          <table:table-cell table:style-name="ce548" table:number-columns-repeated="5"/>
          <table:table-cell table:style-name="ce508"/>
          <table:table-cell table:style-name="ce548" table:number-columns-repeated="2"/>
          <table:table-cell table:style-name="ce508"/>
          <table:table-cell table:style-name="ce548" table:number-columns-repeated="2"/>
          <table:table-cell table:style-name="ce551" table:number-columns-repeated="2"/>
          <table:table-cell table:style-name="ce548" table:number-columns-repeated="1000"/>
          <table:table-cell table:number-columns-repeated="15341"/>
        </table:table-row>
        <table:table-row table:style-name="ro2">
          <table:table-cell table:style-name="ce505" office:value-type="float" office:value="2930544" calcext:value-type="float">
            <text:p>2930544</text:p>
          </table:table-cell>
          <table:table-cell table:style-name="ce504" office:value-type="string" calcext:value-type="string">
            <text:p>GABRIEL COSME GONÇALVES</text:p>
          </table:table-cell>
          <table:table-cell table:style-name="ce505" office:value-type="string" calcext:value-type="string">
            <text:p>OESTE</text:p>
          </table:table-cell>
          <table:table-cell table:style-name="ce495" office:value-type="string" calcext:value-type="string">
            <text:p>ATENDIMENTO INDIVIDUAL</text:p>
          </table:table-cell>
          <table:table-cell table:style-name="ce495" table:number-columns-repeated="19"/>
          <table:table-cell table:style-name="ce541" table:number-columns-repeated="6"/>
          <table:table-cell table:style-name="ce548" table:number-columns-repeated="14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504" office:value-type="float" office:value="2608707" calcext:value-type="float">
            <text:p>2608707</text:p>
          </table:table-cell>
          <table:table-cell table:style-name="ce504" office:value-type="string" calcext:value-type="string">
            <text:p>LEA APARECIDA DE SOUSA</text:p>
          </table:table-cell>
          <table:table-cell table:style-name="ce505" office:value-type="string" calcext:value-type="string">
            <text:p>OESTE</text:p>
          </table:table-cell>
          <table:table-cell table:style-name="ce495" office:value-type="string" calcext:value-type="string">
            <text:p>ATENDIMENTO INDIVIDUAL</text:p>
          </table:table-cell>
          <table:table-cell table:style-name="ce495" table:number-columns-repeated="19"/>
          <table:table-cell table:style-name="ce541" table:number-columns-repeated="6"/>
          <table:table-cell table:style-name="ce548"/>
          <table:table-cell table:style-name="ce508"/>
          <table:table-cell table:style-name="ce548"/>
          <table:table-cell table:style-name="ce508"/>
          <table:table-cell table:style-name="ce548" table:number-columns-repeated="10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504" office:value-type="float" office:value="1120406" calcext:value-type="float">
            <text:p>1120406</text:p>
          </table:table-cell>
          <table:table-cell table:style-name="ce504" office:value-type="string" calcext:value-type="string">
            <text:p>CLEBER ANTONIO BERNARDO FERREIRA</text:p>
          </table:table-cell>
          <table:table-cell table:style-name="ce505" office:value-type="string" calcext:value-type="string">
            <text:p>OESTE</text:p>
          </table:table-cell>
          <table:table-cell table:style-name="ce495" office:value-type="string" calcext:value-type="string">
            <text:p>ATENDIMENTO INDIVIDUAL</text:p>
          </table:table-cell>
          <table:table-cell table:style-name="ce495" table:number-columns-repeated="19"/>
          <table:table-cell table:style-name="ce541" table:number-columns-repeated="6"/>
          <table:table-cell table:style-name="ce548" table:number-columns-repeated="3"/>
          <table:table-cell table:style-name="ce508"/>
          <table:table-cell table:style-name="ce548"/>
          <table:table-cell table:style-name="ce508"/>
          <table:table-cell table:style-name="ce548"/>
          <table:table-cell table:style-name="ce508"/>
          <table:table-cell table:style-name="ce548"/>
          <table:table-cell table:style-name="ce508"/>
          <table:table-cell table:style-name="ce548" table:number-columns-repeated="4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505" office:value-type="float" office:value="846090" calcext:value-type="float">
            <text:p>846090</text:p>
          </table:table-cell>
          <table:table-cell table:style-name="ce504" office:value-type="string" calcext:value-type="string">
            <text:p>RAFHAEL DE MORAES BARBOSA</text:p>
          </table:table-cell>
          <table:table-cell table:style-name="ce505" office:value-type="string" calcext:value-type="string">
            <text:p>OESTE</text:p>
          </table:table-cell>
          <table:table-cell table:style-name="ce495" office:value-type="string" calcext:value-type="string">
            <text:p>ATENDIMENTO INDIVIDUAL</text:p>
          </table:table-cell>
          <table:table-cell table:style-name="ce495" table:number-columns-repeated="19"/>
          <table:table-cell table:style-name="ce541"/>
          <table:table-cell table:style-name="ce505"/>
          <table:table-cell table:style-name="ce541" table:number-columns-repeated="4"/>
          <table:table-cell table:style-name="ce508"/>
          <table:table-cell table:style-name="ce548" table:number-columns-repeated="13"/>
          <table:table-cell table:style-name="ce551" table:number-columns-repeated="1000"/>
          <table:table-cell table:number-columns-repeated="15341"/>
        </table:table-row>
        <table:table-row table:style-name="ro2">
          <table:table-cell table:style-name="ce505" office:value-type="float" office:value="933875" calcext:value-type="float">
            <text:p>933875</text:p>
          </table:table-cell>
          <table:table-cell table:style-name="ce505" office:value-type="string" calcext:value-type="string">
            <text:p>JOAO PEDRO LIBANO CAMARGOS DA COSTA</text:p>
          </table:table-cell>
          <table:table-cell table:style-name="ce505" office:value-type="string" calcext:value-type="string">
            <text:p>OESTE</text:p>
          </table:table-cell>
          <table:table-cell table:style-name="ce495" office:value-type="string" calcext:value-type="string">
            <text:p>ATENDIMENTO INDIVIDUAL</text:p>
          </table:table-cell>
          <table:table-cell table:style-name="ce495" table:number-columns-repeated="19"/>
          <table:table-cell table:style-name="ce541" table:number-columns-repeated="6"/>
          <table:table-cell table:style-name="ce548" table:number-columns-repeated="14"/>
          <table:table-cell table:style-name="ce551" table:number-columns-repeated="999"/>
          <table:table-cell table:style-name="ce548"/>
          <table:table-cell table:number-columns-repeated="15341"/>
        </table:table-row>
        <table:table-row table:style-name="ro8">
          <table:table-cell table:style-name="ce501" office:value-type="float" office:value="2288058" calcext:value-type="float">
            <text:p>2288058</text:p>
          </table:table-cell>
          <table:table-cell table:style-name="ce591" office:value-type="string" calcext:value-type="string">
            <text:p>HEVILA CRISTINA BELARMINO RAMOS DE JESUS </text:p>
          </table:table-cell>
          <table:table-cell table:style-name="ce499" office:value-type="string" calcext:value-type="string">
            <text:p>OESTE</text:p>
          </table:table-cell>
          <table:table-cell table:style-name="ce495" office:value-type="string" calcext:value-type="string">
            <text:p>ATENDIMENTO INDIVIDUAL</text:p>
          </table:table-cell>
          <table:table-cell table:style-name="ce495" table:number-columns-repeated="19"/>
          <table:table-cell table:style-name="ce541" table:number-columns-repeated="3"/>
          <table:table-cell table:style-name="ce505"/>
          <table:table-cell table:style-name="ce541" table:number-columns-repeated="2"/>
          <table:table-cell table:style-name="ce548" table:number-columns-repeated="9"/>
          <table:table-cell table:style-name="ce508"/>
          <table:table-cell table:style-name="ce548" table:number-columns-repeated="4"/>
          <table:table-cell table:style-name="ce551" table:number-columns-repeated="999"/>
          <table:table-cell table:style-name="ce548"/>
          <table:table-cell table:number-columns-repeated="15341"/>
        </table:table-row>
        <table:table-row table:style-name="ro2">
          <table:table-cell table:style-name="ce491" office:value-type="float" office:value="1397292" calcext:value-type="float">
            <text:p>1397292</text:p>
          </table:table-cell>
          <table:table-cell table:style-name="ce514" office:value-type="string" calcext:value-type="string">
            <text:p>JOSE IRLANIO FERREIRA GOMES</text:p>
          </table:table-cell>
          <table:table-cell table:style-name="ce533" office:value-type="string" calcext:value-type="string">
            <text:p>OESTE</text:p>
          </table:table-cell>
          <table:table-cell table:style-name="ce495" office:value-type="string" calcext:value-type="string">
            <text:p>ATENDIMENTO INDIVIDUAL</text:p>
          </table:table-cell>
          <table:table-cell table:style-name="ce495" table:number-columns-repeated="16"/>
          <table:table-cell table:style-name="ce495" office:value-type="string" calcext:value-type="string">
            <text:p>p</text:p>
          </table:table-cell>
          <table:table-cell table:style-name="ce495" table:number-columns-repeated="2"/>
          <table:table-cell table:style-name="ce541" table:number-columns-repeated="2"/>
          <table:table-cell table:style-name="ce505" table:number-columns-repeated="4"/>
          <table:table-cell table:style-name="ce508" table:number-columns-repeated="5"/>
          <table:table-cell table:style-name="ce548" table:number-columns-repeated="6"/>
          <table:table-cell table:style-name="ce508"/>
          <table:table-cell table:style-name="ce548" table:number-columns-repeated="1001"/>
          <table:table-cell table:style-name="ce508"/>
          <table:table-cell table:number-columns-repeated="15341"/>
        </table:table-row>
        <table:table-row table:style-name="ro2">
          <table:table-cell table:style-name="ce507" office:value-type="float" office:value="647428" calcext:value-type="float">
            <text:p>647428</text:p>
          </table:table-cell>
          <table:table-cell table:style-name="ce507" office:value-type="string" calcext:value-type="string">
            <text:p>EDUARDO BATISTA PINTO</text:p>
          </table:table-cell>
          <table:table-cell table:style-name="ce533" office:value-type="string" calcext:value-type="string">
            <text:p>OESTE</text:p>
          </table:table-cell>
          <table:table-cell table:style-name="ce495" office:value-type="string" calcext:value-type="string">
            <text:p>ATENDIMENTO INDIVIDUAL</text:p>
          </table:table-cell>
          <table:table-cell table:style-name="ce495" table:number-columns-repeated="19"/>
          <table:table-cell table:style-name="ce541" table:number-columns-repeated="6"/>
          <table:table-cell table:style-name="ce548" table:number-columns-repeated="1013"/>
          <table:table-cell table:style-name="ce609"/>
          <table:table-cell table:number-columns-repeated="15341"/>
        </table:table-row>
        <table:table-row table:style-name="ro2">
          <table:table-cell table:style-name="ce505" office:value-type="float" office:value="2607565" calcext:value-type="float">
            <text:p>2607565</text:p>
          </table:table-cell>
          <table:table-cell table:style-name="ce505" office:value-type="string" calcext:value-type="string">
            <text:p>HIGOR DE FREITAS TAVARES </text:p>
          </table:table-cell>
          <table:table-cell table:style-name="ce533" office:value-type="string" calcext:value-type="string">
            <text:p>OESTE</text:p>
          </table:table-cell>
          <table:table-cell table:style-name="ce495" office:value-type="string" calcext:value-type="string">
            <text:p>ATENDIMENTO INDIVIDUAL</text:p>
          </table:table-cell>
          <table:table-cell table:style-name="ce495" table:number-columns-repeated="19"/>
          <table:table-cell table:style-name="ce505" table:number-columns-repeated="6"/>
          <table:table-cell table:style-name="ce508" table:number-columns-repeated="1014"/>
          <table:table-cell table:number-columns-repeated="15341"/>
        </table:table-row>
        <table:table-row table:style-name="ro2">
          <table:table-cell table:style-name="ce507" office:value-type="float" office:value="856716" calcext:value-type="float">
            <text:p>856716</text:p>
          </table:table-cell>
          <table:table-cell table:style-name="ce507" office:value-type="string" calcext:value-type="string">
            <text:p>FABIO JOSE SILVA ALVES </text:p>
          </table:table-cell>
          <table:table-cell table:style-name="ce536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style-name="ce597" table:number-columns-repeated="19"/>
          <table:table-cell table:style-name="ce507" table:number-columns-repeated="6"/>
          <table:table-cell table:style-name="ce609" table:number-columns-repeated="1014"/>
          <table:table-cell table:number-columns-repeated="15341"/>
        </table:table-row>
        <table:table-row table:style-name="ro2">
          <table:table-cell table:style-name="ce505" office:value-type="float" office:value="1221963" calcext:value-type="float">
            <text:p>1221963</text:p>
          </table:table-cell>
          <table:table-cell table:style-name="ce592" office:value-type="string" calcext:value-type="string">
            <text:p>DHIONATAN FRANCISCO DIAS </text:p>
          </table:table-cell>
          <table:table-cell table:style-name="ce536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style-name="ce597" table:number-columns-repeated="19"/>
          <table:table-cell table:style-name="ce505" table:number-columns-repeated="6"/>
          <table:table-cell table:style-name="ce508" table:number-columns-repeated="1014"/>
          <table:table-cell table:number-columns-repeated="15341"/>
        </table:table-row>
        <table:table-row table:style-name="ro2">
          <table:table-cell table:style-name="ce505" office:value-type="float" office:value="2449404" calcext:value-type="float">
            <text:p>2449404</text:p>
          </table:table-cell>
          <table:table-cell table:style-name="ce506" office:value-type="string" calcext:value-type="string">
            <text:p>DENICIO JOSE DE QUEIROZ </text:p>
          </table:table-cell>
          <table:table-cell table:style-name="ce536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style-name="ce597" table:number-columns-repeated="2"/>
          <table:table-cell table:style-name="ce597" office:value-type="string" calcext:value-type="string">
            <text:p>p</text:p>
          </table:table-cell>
          <table:table-cell table:style-name="ce597"/>
          <table:table-cell table:style-name="ce597" office:value-type="string" calcext:value-type="string">
            <text:p>P</text:p>
          </table:table-cell>
          <table:table-cell table:style-name="ce597"/>
          <table:table-cell table:style-name="ce597" office:value-type="string" calcext:value-type="string">
            <text:p>p</text:p>
          </table:table-cell>
          <table:table-cell table:style-name="ce597" table:number-columns-repeated="3"/>
          <table:table-cell table:style-name="ce597" office:value-type="string" calcext:value-type="string">
            <text:p>p</text:p>
          </table:table-cell>
          <table:table-cell table:style-name="ce597" table:number-columns-repeated="8"/>
          <table:table-cell table:style-name="ce505" table:number-columns-repeated="6"/>
          <table:table-cell table:style-name="ce508" table:number-columns-repeated="1014"/>
          <table:table-cell table:number-columns-repeated="15341"/>
        </table:table-row>
        <table:table-row table:style-name="ro2">
          <table:table-cell table:style-name="ce497" office:value-type="float" office:value="1066533" calcext:value-type="float">
            <text:p>1066533</text:p>
          </table:table-cell>
          <table:table-cell table:style-name="ce593" office:value-type="string" calcext:value-type="string">
            <text:p>ADRIANO RODRIGUES LUIZ </text:p>
          </table:table-cell>
          <table:table-cell table:style-name="ce504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style-name="ce597" table:number-columns-repeated="19"/>
          <table:table-cell table:style-name="ce541" table:number-columns-repeated="6"/>
          <table:table-cell table:style-name="ce548" table:number-columns-repeated="1014"/>
          <table:table-cell table:style-name="ce557" table:number-columns-repeated="15339"/>
          <table:table-cell table:number-columns-repeated="2"/>
        </table:table-row>
        <table:table-row table:style-name="ro2">
          <table:table-cell table:style-name="ce505" office:value-type="float" office:value="911346" calcext:value-type="float">
            <text:p>911346</text:p>
          </table:table-cell>
          <table:table-cell table:style-name="ce506" office:value-type="string" calcext:value-type="string">
            <text:p>RICARDO PAULO DA SILVA MORAIS </text:p>
          </table:table-cell>
          <table:table-cell table:style-name="ce504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style-name="ce597" table:number-columns-repeated="19"/>
          <table:table-cell table:style-name="ce505" table:number-columns-repeated="6"/>
          <table:table-cell table:style-name="ce508" table:number-columns-repeated="12"/>
          <table:table-cell table:style-name="ce557" table:number-columns-repeated="1002"/>
          <table:table-cell table:style-name="ce508" table:number-columns-repeated="15339"/>
          <table:table-cell table:number-columns-repeated="2"/>
        </table:table-row>
        <table:table-row table:style-name="ro2">
          <table:table-cell table:style-name="ce505" office:value-type="float" office:value="1216621" calcext:value-type="float">
            <text:p>1216621</text:p>
          </table:table-cell>
          <table:table-cell table:style-name="ce506" office:value-type="string" calcext:value-type="string">
            <text:p>HIGOR NUNES ANDRADE </text:p>
          </table:table-cell>
          <table:table-cell table:style-name="ce504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style-name="ce597" table:number-columns-repeated="19"/>
          <table:table-cell table:style-name="ce505" table:number-columns-repeated="6"/>
          <table:table-cell table:style-name="ce508" table:number-columns-repeated="16353"/>
          <table:table-cell table:number-columns-repeated="2"/>
        </table:table-row>
        <table:table-row table:style-name="ro2">
          <table:table-cell table:style-name="ce506" office:value-type="float" office:value="851269" calcext:value-type="float">
            <text:p>851269</text:p>
          </table:table-cell>
          <table:table-cell table:style-name="ce506" office:value-type="string" calcext:value-type="string">
            <text:p>KELLEN JACQUELINE SILVA DE OLIVEIRA </text:p>
          </table:table-cell>
          <table:table-cell table:style-name="ce504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style-name="ce597" table:number-columns-repeated="19"/>
          <table:table-cell table:style-name="ce505" table:number-columns-repeated="6"/>
          <table:table-cell table:style-name="ce508" table:number-columns-repeated="1014"/>
          <table:table-cell table:number-columns-repeated="15341"/>
        </table:table-row>
        <table:table-row table:style-name="ro3">
          <table:table-cell table:style-name="ce505" office:value-type="float" office:value="1155896" calcext:value-type="float">
            <text:p>1155896</text:p>
          </table:table-cell>
          <table:table-cell table:style-name="ce505" office:value-type="string" calcext:value-type="string">
            <text:p>DIEGO SOARES DOS SANTOS</text:p>
          </table:table-cell>
          <table:table-cell table:style-name="ce595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style-name="ce597" table:number-columns-repeated="13"/>
          <table:table-cell table:style-name="ce597" office:value-type="string" calcext:value-type="string">
            <text:p>P</text:p>
          </table:table-cell>
          <table:table-cell table:style-name="ce597" table:number-columns-repeated="5"/>
          <table:table-cell table:style-name="ce554"/>
          <table:table-cell table:style-name="ce551"/>
          <table:table-cell table:style-name="ce554" table:number-columns-repeated="5"/>
          <table:table-cell table:style-name="ce551" table:number-columns-repeated="1013"/>
          <table:table-cell table:number-columns-repeated="15341"/>
        </table:table-row>
        <table:table-row table:style-name="ro2">
          <table:table-cell table:style-name="ce505" office:value-type="float" office:value="2250790" calcext:value-type="float">
            <text:p>2250790</text:p>
          </table:table-cell>
          <table:table-cell table:style-name="ce505" office:value-type="string" calcext:value-type="string">
            <text:p>MOISES XAVIER COSTA</text:p>
          </table:table-cell>
          <table:table-cell table:style-name="ce595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style-name="ce597" table:number-columns-repeated="19"/>
          <table:table-cell table:style-name="ce554"/>
          <table:table-cell table:style-name="ce541" table:number-columns-repeated="5"/>
          <table:table-cell table:style-name="ce548" table:number-columns-repeated="12"/>
          <table:table-cell table:style-name="ce551" table:number-columns-repeated="1002"/>
          <table:table-cell table:number-columns-repeated="15339"/>
          <table:table-cell table:style-name="ce610" table:number-columns-repeated="2"/>
        </table:table-row>
        <table:table-row table:style-name="ro2">
          <table:table-cell table:style-name="ce505" office:value-type="float" office:value="1076236" calcext:value-type="float">
            <text:p>1076236</text:p>
          </table:table-cell>
          <table:table-cell table:style-name="ce497" office:value-type="string" calcext:value-type="string">
            <text:p>JOSÉ NATAL CAMPOS SILVA</text:p>
          </table:table-cell>
          <table:table-cell table:style-name="ce595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style-name="ce597" table:number-columns-repeated="19"/>
          <table:table-cell table:style-name="ce541" table:number-columns-repeated="6"/>
          <table:table-cell table:style-name="ce548" table:number-columns-repeated="1014"/>
          <table:table-cell table:style-name="ce610" table:number-columns-repeated="15341"/>
        </table:table-row>
        <table:table-row table:style-name="ro2">
          <table:table-cell table:style-name="ce505" office:value-type="float" office:value="654185" calcext:value-type="float">
            <text:p>654185</text:p>
          </table:table-cell>
          <table:table-cell table:style-name="ce505" office:value-type="string" calcext:value-type="string">
            <text:p>APARECIDO FRANCISCO DA SILVA</text:p>
          </table:table-cell>
          <table:table-cell table:style-name="ce595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style-name="ce597" table:number-columns-repeated="19"/>
          <table:table-cell table:style-name="ce541" table:number-columns-repeated="6"/>
          <table:table-cell table:style-name="ce548" table:number-columns-repeated="1014"/>
          <table:table-cell table:style-name="ce610" table:number-columns-repeated="15341"/>
        </table:table-row>
        <table:table-row table:style-name="ro2">
          <table:table-cell table:style-name="ce497" office:value-type="float" office:value="911956" calcext:value-type="float">
            <text:p>911956</text:p>
          </table:table-cell>
          <table:table-cell table:style-name="ce497" office:value-type="string" calcext:value-type="string">
            <text:p>MARIA DA GLORIA FERREIRA RODRIGUES</text:p>
          </table:table-cell>
          <table:table-cell table:style-name="ce595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style-name="ce541" table:number-columns-repeated="15"/>
          <table:table-cell table:style-name="ce505" office:value-type="string" calcext:value-type="string">
            <text:p>p</text:p>
          </table:table-cell>
          <table:table-cell table:style-name="ce541" table:number-columns-repeated="9"/>
          <table:table-cell table:style-name="ce548" table:number-columns-repeated="1014"/>
          <table:table-cell table:style-name="ce610" table:number-columns-repeated="15341"/>
        </table:table-row>
        <table:table-row table:style-name="ro2">
          <table:table-cell table:style-name="ce505" office:value-type="float" office:value="809631" calcext:value-type="float">
            <text:p>809631</text:p>
          </table:table-cell>
          <table:table-cell table:style-name="ce497" office:value-type="string" calcext:value-type="string">
            <text:p>KAIO FELIPE SANTOS PALMA</text:p>
          </table:table-cell>
          <table:table-cell table:style-name="ce595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style-name="ce541" table:number-columns-repeated="25"/>
          <table:table-cell table:style-name="ce548" table:number-columns-repeated="1014"/>
          <table:table-cell table:style-name="ce610" table:number-columns-repeated="15341"/>
        </table:table-row>
        <table:table-row table:style-name="ro2">
          <table:table-cell table:style-name="ce505" office:value-type="float" office:value="834553" calcext:value-type="float">
            <text:p>834553</text:p>
          </table:table-cell>
          <table:table-cell table:style-name="ce497" office:value-type="string" calcext:value-type="string">
            <text:p>SABRINA FERREIRA</text:p>
          </table:table-cell>
          <table:table-cell table:style-name="ce595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style-name="ce541" table:number-columns-repeated="4"/>
          <table:table-cell table:style-name="ce505"/>
          <table:table-cell table:style-name="ce541" table:number-columns-repeated="20"/>
          <table:table-cell table:style-name="ce548" table:number-columns-repeated="1014"/>
          <table:table-cell table:style-name="ce610" table:number-columns-repeated="15341"/>
        </table:table-row>
        <table:table-row table:style-name="ro2">
          <table:table-cell table:style-name="ce505" office:value-type="float" office:value="834554" calcext:value-type="float">
            <text:p>834554</text:p>
          </table:table-cell>
          <table:table-cell table:style-name="ce497" office:value-type="string" calcext:value-type="string">
            <text:p>ODAIR LOURENÇO FERREIRA</text:p>
          </table:table-cell>
          <table:table-cell table:style-name="ce595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style-name="ce541" table:number-columns-repeated="25"/>
          <table:table-cell table:style-name="ce548" table:number-columns-repeated="1014"/>
          <table:table-cell table:style-name="ce610" table:number-columns-repeated="15341"/>
        </table:table-row>
        <table:table-row table:style-name="ro2">
          <table:table-cell table:style-name="ce505" office:value-type="float" office:value="2522087" calcext:value-type="float">
            <text:p>2522087</text:p>
          </table:table-cell>
          <table:table-cell table:style-name="ce497" office:value-type="string" calcext:value-type="string">
            <text:p>ANA PAULA CARVALHO DA SILVA</text:p>
          </table:table-cell>
          <table:table-cell table:style-name="ce595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style-name="ce541" table:number-columns-repeated="6"/>
          <table:table-cell table:style-name="ce505"/>
          <table:table-cell table:style-name="ce541" table:number-columns-repeated="18"/>
          <table:table-cell table:style-name="ce548" table:number-columns-repeated="1014"/>
          <table:table-cell table:style-name="ce610" table:number-columns-repeated="15341"/>
        </table:table-row>
        <table:table-row table:style-name="ro2">
          <table:table-cell table:style-name="ce505" office:value-type="float" office:value="774500" calcext:value-type="float">
            <text:p>774500</text:p>
          </table:table-cell>
          <table:table-cell table:style-name="ce497" office:value-type="string" calcext:value-type="string">
            <text:p>MAYCON DOUGLAS DE ARAÚJO SANTANA</text:p>
          </table:table-cell>
          <table:table-cell table:style-name="ce595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style-name="ce541" table:number-columns-repeated="11"/>
          <table:table-cell table:style-name="ce505"/>
          <table:table-cell table:style-name="ce541" table:number-columns-repeated="13"/>
          <table:table-cell table:style-name="ce548" table:number-columns-repeated="1014"/>
          <table:table-cell table:style-name="ce610" table:number-columns-repeated="15341"/>
        </table:table-row>
        <table:table-row table:style-name="ro2">
          <table:table-cell table:style-name="ce497" office:value-type="float" office:value="994108" calcext:value-type="float">
            <text:p>994108</text:p>
          </table:table-cell>
          <table:table-cell table:style-name="ce497" office:value-type="string" calcext:value-type="string">
            <text:p>ELCIO JUNIO MARQUES DA SILVA</text:p>
          </table:table-cell>
          <table:table-cell table:style-name="ce595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style-name="ce541" table:number-columns-repeated="9"/>
          <table:table-cell table:style-name="ce505"/>
          <table:table-cell table:style-name="ce541" table:number-columns-repeated="3"/>
          <table:table-cell table:style-name="ce505"/>
          <table:table-cell table:style-name="ce541" table:number-columns-repeated="11"/>
          <table:table-cell table:style-name="ce548" table:number-columns-repeated="1014"/>
          <table:table-cell table:style-name="ce610" table:number-columns-repeated="15341"/>
        </table:table-row>
        <table:table-row table:style-name="ro2">
          <table:table-cell table:style-name="ce497" office:value-type="float" office:value="578668" calcext:value-type="float">
            <text:p>578668</text:p>
          </table:table-cell>
          <table:table-cell table:style-name="ce497" office:value-type="string" calcext:value-type="string">
            <text:p>JOSÉ CARLOS BORGES JUNIOR</text:p>
          </table:table-cell>
          <table:table-cell table:style-name="ce595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style-name="ce541" table:number-columns-repeated="14"/>
          <table:table-cell table:style-name="ce505"/>
          <table:table-cell table:style-name="ce541" table:number-columns-repeated="10"/>
          <table:table-cell table:style-name="ce548" table:number-columns-repeated="1014"/>
          <table:table-cell table:style-name="ce610" table:number-columns-repeated="15341"/>
        </table:table-row>
        <table:table-row table:style-name="ro2">
          <table:table-cell table:style-name="ce560" office:value-type="float" office:value="2994678" calcext:value-type="float">
            <text:p>2994678</text:p>
          </table:table-cell>
          <table:table-cell table:style-name="ce497" office:value-type="string" calcext:value-type="string">
            <text:p>JOÃO LUCAS WANZELER MACHADO</text:p>
          </table:table-cell>
          <table:table-cell table:style-name="ce595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style-name="ce565" table:number-columns-repeated="2"/>
          <table:table-cell table:style-name="ce560" office:value-type="string" calcext:value-type="string">
            <text:p>P</text:p>
          </table:table-cell>
          <table:table-cell table:style-name="ce565" table:number-columns-repeated="17"/>
          <table:table-cell table:number-columns-repeated="17"/>
          <table:table-cell table:style-name="ce610" table:number-columns-repeated="16343"/>
        </table:table-row>
        <table:table-row table:style-name="ro2">
          <table:table-cell table:style-name="ce560" office:value-type="float" office:value="2279380" calcext:value-type="float">
            <text:p>2279380</text:p>
          </table:table-cell>
          <table:table-cell table:style-name="ce497" office:value-type="string" calcext:value-type="string">
            <text:p>EDMAR ALVES PIRES</text:p>
          </table:table-cell>
          <table:table-cell table:style-name="ce595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style-name="ce565" table:number-columns-repeated="6"/>
          <table:table-cell table:style-name="ce560" office:value-type="string" calcext:value-type="string">
            <text:p>P</text:p>
          </table:table-cell>
          <table:table-cell table:style-name="ce560" office:value-type="string" calcext:value-type="string">
            <text:p>p</text:p>
          </table:table-cell>
          <table:table-cell table:style-name="ce560" office:value-type="string" calcext:value-type="string">
            <text:p>P</text:p>
          </table:table-cell>
          <table:table-cell table:style-name="ce565"/>
          <table:table-cell table:number-columns-repeated="2" table:style-name="ce560" office:value-type="string" calcext:value-type="string">
            <text:p>P</text:p>
          </table:table-cell>
          <table:table-cell table:style-name="ce565"/>
          <table:table-cell table:number-columns-repeated="2" table:style-name="ce560" office:value-type="string" calcext:value-type="string">
            <text:p>P</text:p>
          </table:table-cell>
          <table:table-cell table:style-name="ce560" office:value-type="string" calcext:value-type="string">
            <text:p>p</text:p>
          </table:table-cell>
          <table:table-cell table:style-name="ce565" table:number-columns-repeated="4"/>
          <table:table-cell table:number-columns-repeated="17"/>
          <table:table-cell table:style-name="ce610" table:number-columns-repeated="16343"/>
        </table:table-row>
        <table:table-row table:style-name="ro2">
          <table:table-cell table:style-name="ce111" office:value-type="float" office:value="762977" calcext:value-type="float">
            <text:p>762977</text:p>
          </table:table-cell>
          <table:table-cell table:style-name="ce125" office:value-type="string" calcext:value-type="string">
            <text:p>INGRID GABRIELA SOARES MARTINS</text:p>
          </table:table-cell>
          <table:table-cell table:style-name="ce128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style-name="ce565" table:number-columns-repeated="20"/>
          <table:table-cell table:number-columns-repeated="17"/>
          <table:table-cell table:style-name="ce610" table:number-columns-repeated="16343"/>
        </table:table-row>
        <table:table-row table:style-name="ro2">
          <table:table-cell table:style-name="ce111" office:value-type="float" office:value="1511942" calcext:value-type="float">
            <text:p>1511942</text:p>
          </table:table-cell>
          <table:table-cell table:style-name="ce111" office:value-type="string" calcext:value-type="string">
            <text:p>REGINA LUCIA CORREIRA</text:p>
          </table:table-cell>
          <table:table-cell table:style-name="ce128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style-name="ce565" table:number-columns-repeated="20"/>
          <table:table-cell table:number-columns-repeated="17"/>
          <table:table-cell table:style-name="ce610" table:number-columns-repeated="16343"/>
        </table:table-row>
        <table:table-row table:style-name="ro2">
          <table:table-cell table:style-name="ce111" office:value-type="float" office:value="995615" calcext:value-type="float">
            <text:p>995615</text:p>
          </table:table-cell>
          <table:table-cell table:style-name="ce111" office:value-type="string" calcext:value-type="string">
            <text:p>FABIO PEREIRA DE MELO</text:p>
          </table:table-cell>
          <table:table-cell table:style-name="ce128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style-name="ce565" table:number-columns-repeated="16"/>
          <table:table-cell table:style-name="ce560" office:value-type="string" calcext:value-type="string">
            <text:p>p</text:p>
          </table:table-cell>
          <table:table-cell table:style-name="ce565" table:number-columns-repeated="3"/>
          <table:table-cell table:number-columns-repeated="17"/>
          <table:table-cell table:style-name="ce610" table:number-columns-repeated="16341"/>
          <table:table-cell table:number-columns-repeated="2"/>
        </table:table-row>
        <table:table-row table:style-name="ro2">
          <table:table-cell table:style-name="ce505" office:value-type="float" office:value="792417" calcext:value-type="float">
            <text:p>792417</text:p>
          </table:table-cell>
          <table:table-cell table:style-name="ce506" office:value-type="string" calcext:value-type="string">
            <text:p>GERALDO MAGELA DOMINGUES </text:p>
          </table:table-cell>
          <table:table-cell table:style-name="ce504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number-columns-repeated="6"/>
          <table:table-cell table:style-name="ce84" office:value-type="string" calcext:value-type="string">
            <text:p>P</text:p>
          </table:table-cell>
          <table:table-cell table:number-columns-repeated="10"/>
          <table:table-cell table:style-name="ce84" office:value-type="string" calcext:value-type="string">
            <text:p>P</text:p>
          </table:table-cell>
          <table:table-cell table:number-columns-repeated="16362"/>
        </table:table-row>
        <table:table-row table:style-name="ro2">
          <table:table-cell table:style-name="ce84" office:value-type="float" office:value="2105413" calcext:value-type="float">
            <text:p>2105413</text:p>
          </table:table-cell>
          <table:table-cell table:style-name="ce124" office:value-type="string" calcext:value-type="string">
            <text:p>ALESSANDRO TEIXEIRA DE OLIVEIRA</text:p>
          </table:table-cell>
          <table:table-cell table:style-name="ce504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number-columns-repeated="15"/>
          <table:table-cell table:style-name="ce84" office:value-type="string" calcext:value-type="string">
            <text:p>p</text:p>
          </table:table-cell>
          <table:table-cell table:number-columns-repeated="16364"/>
        </table:table-row>
        <table:table-row table:style-name="ro2">
          <table:table-cell table:style-name="ce583" office:value-type="float" office:value="1017251" calcext:value-type="float">
            <text:p>1017251</text:p>
          </table:table-cell>
          <table:table-cell table:style-name="ce583" office:value-type="string" calcext:value-type="string">
            <text:p>EDSON HERCULANO DE ARAUJO</text:p>
          </table:table-cell>
          <table:table-cell table:style-name="ce504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number-columns-repeated="15"/>
          <table:table-cell table:style-name="ce84" office:value-type="string" calcext:value-type="string">
            <text:p>p</text:p>
          </table:table-cell>
          <table:table-cell table:number-columns-repeated="16364"/>
        </table:table-row>
        <table:table-row table:style-name="ro2">
          <table:table-cell table:style-name="ce497" office:value-type="float" office:value="593325" calcext:value-type="float">
            <text:p>593325</text:p>
          </table:table-cell>
          <table:table-cell table:style-name="ce521" office:value-type="string" calcext:value-type="string">
            <text:p>RICARDO MARQUES TASSE </text:p>
          </table:table-cell>
          <table:table-cell table:style-name="ce533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number-columns-repeated="16380"/>
        </table:table-row>
        <table:table-row table:style-name="ro3">
          <table:table-cell table:style-name="ce583" office:value-type="float" office:value="1180681" calcext:value-type="float">
            <text:p>1180681</text:p>
          </table:table-cell>
          <table:table-cell table:style-name="ce583" office:value-type="string" calcext:value-type="string">
            <text:p>LEILA GRETCHEN SANTOS NASCIMENTO</text:p>
          </table:table-cell>
          <table:table-cell table:style-name="ce533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number-columns-repeated="16380"/>
        </table:table-row>
        <table:table-row table:style-name="ro3">
          <table:table-cell table:style-name="ce84" office:value-type="float" office:value="928941" calcext:value-type="float">
            <text:p>928941</text:p>
          </table:table-cell>
          <table:table-cell table:style-name="ce583" office:value-type="string" calcext:value-type="string">
            <text:p>PAULO GUSTAVO BARBOSA MEDEIROS</text:p>
          </table:table-cell>
          <table:table-cell table:style-name="ce533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number-columns-repeated="16380"/>
        </table:table-row>
        <table:table-row table:style-name="ro3">
          <table:table-cell table:style-name="ce84" office:value-type="float" office:value="1107758" calcext:value-type="float">
            <text:p>1107758</text:p>
          </table:table-cell>
          <table:table-cell table:style-name="ce583" office:value-type="string" calcext:value-type="string">
            <text:p>SÉRGIO VIEIRA DA SILVA</text:p>
          </table:table-cell>
          <table:table-cell table:style-name="ce533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number-columns-repeated="16380"/>
        </table:table-row>
        <table:table-row table:style-name="ro3">
          <table:table-cell table:style-name="ce84" office:value-type="float" office:value="820834" calcext:value-type="float">
            <text:p>820834</text:p>
          </table:table-cell>
          <table:table-cell table:style-name="ce583" office:value-type="string" calcext:value-type="string">
            <text:p>VICTOR LEONARDO CUNHA</text:p>
          </table:table-cell>
          <table:table-cell table:style-name="ce533" office:value-type="string" calcext:value-type="string">
            <text:p>OESTE</text:p>
          </table:table-cell>
          <table:table-cell table:style-name="ce597" office:value-type="string" calcext:value-type="string">
            <text:p>ATENDIMENTO INDIVIDUAL</text:p>
          </table:table-cell>
          <table:table-cell table:number-columns-repeated="16380"/>
        </table:table-row>
        <table:table-row table:style-name="ro4" table:number-rows-repeated="1048364">
          <table:table-cell table:number-columns-repeated="16384"/>
        </table:table-row>
        <table:table-row table:style-name="ro9" table:number-rows-repeated="2">
          <table:table-cell table:number-columns-repeated="16384"/>
        </table:table-row>
        <table:table-row table:style-name="ro9">
          <table:table-cell table:number-columns-repeated="16384"/>
        </table:table-row>
        <calcext:conditional-formats>
          <calcext:conditional-format calcext:target-range-address="INDIVIDUAL.B146:INDIVIDUAL.B146">
            <calcext:condition calcext:apply-style-name="ConditionalStyle_5" calcext:value="formula-is(ISEVEN(ROW()))" calcext:base-cell-address="INDIVIDUAL.B146"/>
          </calcext:conditional-format>
        </calcext:conditional-formats>
      </table:table>
      <table:table table:name="ROTINA LIVRE" table:style-name="ta7">
        <office:forms form:automatic-focus="false" form:apply-design-mode="false"/>
        <table:table-column table:style-name="co39" table:default-cell-style-name="Default"/>
        <table:table-column table:style-name="co40" table:default-cell-style-name="ce511"/>
        <table:table-column table:style-name="co41" table:default-cell-style-name="ce511"/>
        <table:table-column table:style-name="co42" table:default-cell-style-name="ce511"/>
        <table:table-column table:style-name="co43" table:default-cell-style-name="ce511"/>
        <table:table-column table:style-name="co35" table:number-columns-repeated="16" table:default-cell-style-name="ce566"/>
        <table:table-column table:style-name="co39" table:default-cell-style-name="ce566"/>
        <table:table-column table:style-name="co39" table:number-columns-repeated="2" table:default-cell-style-name="ce610"/>
        <table:table-column table:style-name="co39" table:number-columns-repeated="989" table:default-cell-style-name="Default"/>
        <table:table-column table:style-name="co12" table:number-columns-repeated="15371" table:default-cell-style-name="Default"/>
        <table:table-row table:style-name="ro1">
          <table:table-cell table:style-name="ce1"/>
          <table:table-cell table:style-name="ce1" table:number-columns-spanned="20" table:number-rows-spanned="1"/>
          <table:covered-table-cell table:number-columns-repeated="9" table:style-name="ce1"/>
          <table:covered-table-cell table:number-columns-repeated="10" table:style-name="ce154"/>
          <table:table-cell table:style-name="ce154" table:number-columns-repeated="3"/>
          <table:table-cell table:number-columns-repeated="16360"/>
        </table:table-row>
        <table:table-row table:style-name="ro1">
          <table:table-cell table:style-name="ce3" table:number-columns-repeated="2"/>
          <table:table-cell table:style-name="ce531"/>
          <table:table-cell table:style-name="ce3" table:number-columns-repeated="2"/>
          <table:table-cell table:style-name="ce598" office:value-type="string" calcext:value-type="string">
            <text:p>SEX</text:p>
          </table:table-cell>
          <table:table-cell table:style-name="ce598" office:value-type="string" calcext:value-type="string">
            <text:p>SEG</text:p>
          </table:table-cell>
          <table:table-cell table:style-name="ce598" office:value-type="string" calcext:value-type="string">
            <text:p>TER</text:p>
          </table:table-cell>
          <table:table-cell table:style-name="ce598" office:value-type="string" calcext:value-type="string">
            <text:p>QUAR</text:p>
          </table:table-cell>
          <table:table-cell table:style-name="ce598" office:value-type="string" calcext:value-type="string">
            <text:p>SEX</text:p>
          </table:table-cell>
          <table:table-cell table:style-name="ce598" office:value-type="string" calcext:value-type="string">
            <text:p>SEG</text:p>
          </table:table-cell>
          <table:table-cell table:style-name="ce598" office:value-type="string" calcext:value-type="string">
            <text:p>TER</text:p>
          </table:table-cell>
          <table:table-cell table:style-name="ce598" office:value-type="string" calcext:value-type="string">
            <text:p>QUAR</text:p>
          </table:table-cell>
          <table:table-cell table:style-name="ce598" office:value-type="string" calcext:value-type="string">
            <text:p>SEX</text:p>
          </table:table-cell>
          <table:table-cell table:style-name="ce598" office:value-type="string" calcext:value-type="string">
            <text:p>SEG</text:p>
          </table:table-cell>
          <table:table-cell table:style-name="ce598" office:value-type="string" calcext:value-type="string">
            <text:p>TER</text:p>
          </table:table-cell>
          <table:table-cell table:style-name="ce598" office:value-type="string" calcext:value-type="string">
            <text:p>QUAR</text:p>
          </table:table-cell>
          <table:table-cell table:style-name="ce598" office:value-type="string" calcext:value-type="string">
            <text:p>SEX</text:p>
          </table:table-cell>
          <table:table-cell table:style-name="ce598" office:value-type="string" calcext:value-type="string">
            <text:p>SEG</text:p>
          </table:table-cell>
          <table:table-cell table:style-name="ce598" office:value-type="string" calcext:value-type="string">
            <text:p>TER</text:p>
          </table:table-cell>
          <table:table-cell table:style-name="ce598" office:value-type="string" calcext:value-type="string">
            <text:p>QUART</text:p>
          </table:table-cell>
          <table:table-cell table:style-name="ce136" office:value-type="string" calcext:value-type="string">
            <text:p>SEX</text:p>
          </table:table-cell>
          <table:table-cell table:style-name="ce154" table:number-columns-repeated="2"/>
          <table:table-cell table:number-columns-repeated="16360"/>
        </table:table-row>
        <table:table-row table:style-name="ro1" table:visibility="collapse">
          <table:table-cell table:style-name="ce3" table:number-columns-repeated="2"/>
          <table:table-cell table:style-name="ce531"/>
          <table:table-cell table:style-name="ce3"/>
          <table:table-cell table:style-name="ce3" office:value-type="string" calcext:value-type="string">
            <text:p>Modalidade</text:p>
          </table:table-cell>
          <table:table-cell table:style-name="ce599" office:value-type="date" office:date-value="2024-11-01" calcext:value-type="date" table:number-columns-spanned="1" table:number-rows-spanned="2">
            <text:p>01/11/24</text:p>
          </table:table-cell>
          <table:table-cell table:style-name="ce601" office:value-type="date" office:date-value="2024-11-04" calcext:value-type="date" table:number-columns-spanned="1" table:number-rows-spanned="2">
            <text:p>04/11/24</text:p>
          </table:table-cell>
          <table:table-cell table:style-name="ce602" office:value-type="date" office:date-value="2024-11-05" calcext:value-type="date" table:number-columns-spanned="1" table:number-rows-spanned="2">
            <text:p>05/11/24</text:p>
          </table:table-cell>
          <table:table-cell table:style-name="ce602" office:value-type="date" office:date-value="2024-11-06" calcext:value-type="date" table:number-columns-spanned="1" table:number-rows-spanned="2">
            <text:p>06/11/24</text:p>
          </table:table-cell>
          <table:table-cell table:style-name="ce602" office:value-type="date" office:date-value="2024-11-08" calcext:value-type="date" table:number-columns-spanned="1" table:number-rows-spanned="2">
            <text:p>08/11/24</text:p>
          </table:table-cell>
          <table:table-cell table:style-name="ce602" office:value-type="date" office:date-value="2024-11-11" calcext:value-type="date" table:number-columns-spanned="1" table:number-rows-spanned="2">
            <text:p>11/11/24</text:p>
          </table:table-cell>
          <table:table-cell table:style-name="ce602" office:value-type="date" office:date-value="2024-11-12" calcext:value-type="date" table:number-columns-spanned="1" table:number-rows-spanned="2">
            <text:p>12/11/24</text:p>
          </table:table-cell>
          <table:table-cell table:style-name="ce602" office:value-type="date" office:date-value="2024-11-13" calcext:value-type="date" table:number-columns-spanned="1" table:number-rows-spanned="2">
            <text:p>13/11/24</text:p>
          </table:table-cell>
          <table:table-cell table:style-name="ce602" office:value-type="date" office:date-value="2024-11-15" calcext:value-type="date" table:number-columns-spanned="1" table:number-rows-spanned="2">
            <text:p>15/11/24</text:p>
          </table:table-cell>
          <table:table-cell table:style-name="ce602" office:value-type="date" office:date-value="2024-11-18" calcext:value-type="date" table:number-columns-spanned="1" table:number-rows-spanned="2">
            <text:p>18/11/24</text:p>
          </table:table-cell>
          <table:table-cell table:style-name="ce602" office:value-type="date" office:date-value="2024-11-19" calcext:value-type="date" table:number-columns-spanned="1" table:number-rows-spanned="2">
            <text:p>19/11/24</text:p>
          </table:table-cell>
          <table:table-cell table:style-name="ce602" office:value-type="date" office:date-value="2024-11-20" calcext:value-type="date" table:number-columns-spanned="1" table:number-rows-spanned="2">
            <text:p>20/11/24</text:p>
          </table:table-cell>
          <table:table-cell table:style-name="ce602" office:value-type="date" office:date-value="2024-11-22" calcext:value-type="date" table:number-columns-spanned="1" table:number-rows-spanned="2">
            <text:p>22/11/24</text:p>
          </table:table-cell>
          <table:table-cell table:style-name="ce602" table:number-columns-repeated="2"/>
          <table:table-cell table:style-name="ce602" office:value-type="date" office:date-value="2024-11-27" calcext:value-type="date" table:number-columns-spanned="1" table:number-rows-spanned="2">
            <text:p>27/11/24</text:p>
          </table:table-cell>
          <table:table-cell table:style-name="ce3"/>
          <table:table-cell table:style-name="ce154" table:number-columns-repeated="2"/>
          <table:table-cell table:number-columns-repeated="16360"/>
        </table:table-row>
        <table:table-row table:style-name="ro1">
          <table:table-cell table:style-name="ce3" office:value-type="string" calcext:value-type="string">
            <text:p>Prontuário</text:p>
          </table:table-cell>
          <table:table-cell table:style-name="ce3" office:value-type="string" calcext:value-type="string">
            <text:p>Nome</text:p>
          </table:table-cell>
          <table:table-cell table:style-name="ce531" office:value-type="string" calcext:value-type="string">
            <text:p>Setor</text:p>
          </table:table-cell>
          <table:table-cell table:style-name="ce3" office:value-type="string" calcext:value-type="string">
            <text:p>Rotina</text:p>
          </table:table-cell>
          <table:table-cell table:style-name="ce3" office:value-type="string" calcext:value-type="string">
            <text:p>Modalidade</text:p>
          </table:table-cell>
          <table:covered-table-cell table:number-columns-repeated="4" table:style-name="ce137"/>
          <table:covered-table-cell table:style-name="ce140"/>
          <table:covered-table-cell table:number-columns-repeated="4" table:style-name="ce141"/>
          <table:covered-table-cell table:style-name="ce140"/>
          <table:covered-table-cell table:number-columns-repeated="3" table:style-name="ce141"/>
          <table:table-cell table:style-name="ce142" office:value-type="date" office:date-value="2024-11-25" calcext:value-type="date">
            <text:p>25/11/24</text:p>
          </table:table-cell>
          <table:table-cell table:style-name="ce142" office:value-type="date" office:date-value="2024-11-26" calcext:value-type="date">
            <text:p>26/11/24</text:p>
          </table:table-cell>
          <table:covered-table-cell table:style-name="ce141"/>
          <table:table-cell table:style-name="ce203" office:value-type="date" office:date-value="2024-11-29" calcext:value-type="date">
            <text:p>29/11/24</text:p>
          </table:table-cell>
          <table:table-cell table:style-name="ce647"/>
          <table:table-cell table:number-columns-repeated="16361"/>
        </table:table-row>
        <table:table-row table:style-name="ro1">
          <table:table-cell table:style-name="ce619" office:value-type="float" office:value="559857" calcext:value-type="float">
            <text:p>559857</text:p>
          </table:table-cell>
          <table:table-cell table:style-name="ce513" office:value-type="string" calcext:value-type="string">
            <text:p>MARLOS FERREIRA DA SILVA</text:p>
          </table:table-cell>
          <table:table-cell table:style-name="ce533" office:value-type="string" calcext:value-type="string">
            <text:p>OESTE</text:p>
          </table:table-cell>
          <table:table-cell table:style-name="ce487" office:value-type="string" calcext:value-type="string">
            <text:p>ROTINA LIVRE</text:p>
          </table:table-cell>
          <table:table-cell table:style-name="ce541"/>
          <table:table-cell table:style-name="ce508"/>
          <table:table-cell table:style-name="ce508" office:value-type="string" calcext:value-type="string">
            <text:p>p</text:p>
          </table:table-cell>
          <table:table-cell table:style-name="ce508"/>
          <table:table-cell table:number-columns-repeated="2" table:style-name="ce508" office:value-type="string" calcext:value-type="string">
            <text:p>p</text:p>
          </table:table-cell>
          <table:table-cell table:style-name="ce508" office:value-type="string" calcext:value-type="string">
            <text:p>P</text:p>
          </table:table-cell>
          <table:table-cell table:style-name="ce508" office:value-type="string" calcext:value-type="string">
            <text:p>p</text:p>
          </table:table-cell>
          <table:table-cell table:style-name="ce508" table:number-columns-repeated="3"/>
          <table:table-cell table:style-name="ce508" office:value-type="string" calcext:value-type="string">
            <text:p>p</text:p>
          </table:table-cell>
          <table:table-cell table:style-name="ce508" table:number-columns-repeated="2"/>
          <table:table-cell table:number-columns-repeated="3" table:style-name="ce508" office:value-type="string" calcext:value-type="string">
            <text:p>p</text:p>
          </table:table-cell>
          <table:table-cell table:style-name="ce508" office:value-type="string" calcext:value-type="string">
            <text:p>P</text:p>
          </table:table-cell>
          <table:table-cell table:style-name="ce508"/>
          <table:table-cell table:style-name="ce548"/>
          <table:table-cell table:style-name="ce551" table:number-columns-repeated="1000"/>
          <table:table-cell table:number-columns-repeated="15360"/>
        </table:table-row>
        <table:table-row table:style-name="ro1">
          <table:table-cell table:style-name="ce487" office:value-type="float" office:value="558179" calcext:value-type="float">
            <text:p>558179</text:p>
          </table:table-cell>
          <table:table-cell table:style-name="ce628" office:value-type="string" calcext:value-type="string">
            <text:p>DENISE DE ALMEIDA SANTOS</text:p>
          </table:table-cell>
          <table:table-cell table:style-name="ce532" office:value-type="string" calcext:value-type="string">
            <text:p>OESTE</text:p>
          </table:table-cell>
          <table:table-cell table:style-name="ce487" office:value-type="string" calcext:value-type="string">
            <text:p>ROTINA LIVRE</text:p>
          </table:table-cell>
          <table:table-cell table:style-name="ce541"/>
          <table:table-cell table:style-name="ce508" office:value-type="string" calcext:value-type="string">
            <text:p>P</text:p>
          </table:table-cell>
          <table:table-cell table:style-name="ce508"/>
          <table:table-cell table:number-columns-repeated="3" table:style-name="ce508" office:value-type="string" calcext:value-type="string">
            <text:p>P</text:p>
          </table:table-cell>
          <table:table-cell table:style-name="ce508" table:number-columns-repeated="2"/>
          <table:table-cell table:style-name="ce508" office:value-type="string" calcext:value-type="string">
            <text:p>P</text:p>
          </table:table-cell>
          <table:table-cell table:style-name="ce508" table:number-columns-repeated="2"/>
          <table:table-cell table:style-name="ce508" office:value-type="string" calcext:value-type="string">
            <text:p>P</text:p>
          </table:table-cell>
          <table:table-cell table:style-name="ce508" table:number-columns-repeated="2"/>
          <table:table-cell table:style-name="ce508" office:value-type="string" calcext:value-type="string">
            <text:p>P</text:p>
          </table:table-cell>
          <table:table-cell table:style-name="ce508" office:value-type="string" calcext:value-type="string">
            <text:p>p</text:p>
          </table:table-cell>
          <table:table-cell table:style-name="ce508"/>
          <table:table-cell table:style-name="ce508" office:value-type="string" calcext:value-type="string">
            <text:p>P</text:p>
          </table:table-cell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1">
          <table:table-cell table:style-name="ce487" office:value-type="float" office:value="2235078" calcext:value-type="float">
            <text:p>2235078</text:p>
          </table:table-cell>
          <table:table-cell table:style-name="ce628" office:value-type="string" calcext:value-type="string">
            <text:p>DIONES DA ROCHA ALVES</text:p>
          </table:table-cell>
          <table:table-cell table:style-name="ce532" office:value-type="string" calcext:value-type="string">
            <text:p>OESTE</text:p>
          </table:table-cell>
          <table:table-cell table:style-name="ce487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10">
          <table:table-cell table:style-name="ce532" office:value-type="float" office:value="1163780" calcext:value-type="float">
            <text:p>1163780</text:p>
          </table:table-cell>
          <table:table-cell table:style-name="ce589" office:value-type="string" calcext:value-type="string">
            <text:p>EDILSON SILVA</text:p>
          </table:table-cell>
          <table:table-cell table:style-name="ce532" office:value-type="string" calcext:value-type="string">
            <text:p>OESTE</text:p>
          </table:table-cell>
          <table:table-cell table:style-name="ce487" office:value-type="string" calcext:value-type="string">
            <text:p>ROTINA LIVRE</text:p>
          </table:table-cell>
          <table:table-cell table:style-name="ce541"/>
          <table:table-cell table:style-name="ce638" office:value-type="string" calcext:value-type="string">
            <text:p>P</text:p>
          </table:table-cell>
          <table:table-cell table:style-name="ce508"/>
          <table:table-cell table:style-name="ce508" office:value-type="string" calcext:value-type="string">
            <text:p>P</text:p>
          </table:table-cell>
          <table:table-cell table:style-name="ce508"/>
          <table:table-cell table:style-name="ce508" office:value-type="string" calcext:value-type="string">
            <text:p>p</text:p>
          </table:table-cell>
          <table:table-cell table:style-name="ce508"/>
          <table:table-cell table:style-name="ce508" office:value-type="string" calcext:value-type="string">
            <text:p>p</text:p>
          </table:table-cell>
          <table:table-cell table:style-name="ce508" table:number-columns-repeated="11"/>
          <table:table-cell table:style-name="ce548"/>
          <table:table-cell table:style-name="ce551" table:number-columns-repeated="1000"/>
          <table:table-cell table:number-columns-repeated="15360"/>
        </table:table-row>
        <table:table-row table:style-name="ro11">
          <table:table-cell table:style-name="ce505" office:value-type="float" office:value="795999" calcext:value-type="float">
            <text:p>795999</text:p>
          </table:table-cell>
          <table:table-cell table:style-name="ce535" office:value-type="string" calcext:value-type="string">
            <text:p>EDINALDO JOSE DA ROCHA</text:p>
          </table:table-cell>
          <table:table-cell table:style-name="ce535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1">
          <table:table-cell table:style-name="ce490" office:value-type="float" office:value="653587" calcext:value-type="float">
            <text:p>653587</text:p>
          </table:table-cell>
          <table:table-cell table:style-name="ce513" office:value-type="string" calcext:value-type="string">
            <text:p>DAVID LENNON ARAUJO DOS SANTOS</text:p>
          </table:table-cell>
          <table:table-cell table:style-name="ce533" office:value-type="string" calcext:value-type="string">
            <text:p>OESTE</text:p>
          </table:table-cell>
          <table:table-cell table:style-name="ce596" office:value-type="string" calcext:value-type="string">
            <text:p>ROTINA LIVRE</text:p>
          </table:table-cell>
          <table:table-cell table:style-name="ce536"/>
          <table:table-cell table:style-name="ce540" table:number-columns-repeated="4"/>
          <table:table-cell table:style-name="ce535" table:number-columns-repeated="4"/>
          <table:table-cell table:style-name="ce540"/>
          <table:table-cell table:style-name="ce535" table:number-columns-repeated="8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1">
          <table:table-cell table:style-name="ce533" office:value-type="float" office:value="894264" calcext:value-type="float">
            <text:p>894264</text:p>
          </table:table-cell>
          <table:table-cell table:style-name="ce526" office:value-type="string" calcext:value-type="string">
            <text:p>DANILO TAVARES LEAL</text:p>
          </table:table-cell>
          <table:table-cell table:style-name="ce533" office:value-type="string" calcext:value-type="string">
            <text:p>OESTE</text:p>
          </table:table-cell>
          <table:table-cell table:style-name="ce596" office:value-type="string" calcext:value-type="string">
            <text:p>ROTINA LIVRE</text:p>
          </table:table-cell>
          <table:table-cell table:style-name="ce487"/>
          <table:table-cell table:style-name="ce540" table:number-columns-repeated="4"/>
          <table:table-cell table:style-name="ce535" table:number-columns-repeated="4"/>
          <table:table-cell table:style-name="ce540"/>
          <table:table-cell table:style-name="ce535" table:number-columns-repeated="8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286621" calcext:value-type="float">
            <text:p>1286621</text:p>
          </table:table-cell>
          <table:table-cell table:style-name="ce620" office:value-type="string" calcext:value-type="string">
            <text:p>VALDECI LIDOGARIO DA SILVA</text:p>
          </table:table-cell>
          <table:table-cell table:style-name="ce533" office:value-type="string" calcext:value-type="string">
            <text:p>OESTE</text:p>
          </table:table-cell>
          <table:table-cell table:style-name="ce582" office:value-type="string" calcext:value-type="string">
            <text:p>ROTINA LIVRE</text:p>
          </table:table-cell>
          <table:table-cell table:style-name="ce490" table:number-columns-repeated="2"/>
          <table:table-cell table:number-columns-repeated="3" table:style-name="ce490" office:value-type="string" calcext:value-type="string">
            <text:p>p</text:p>
          </table:table-cell>
          <table:table-cell table:style-name="ce490" office:value-type="string" calcext:value-type="string">
            <text:p>P</text:p>
          </table:table-cell>
          <table:table-cell table:style-name="ce490"/>
          <table:table-cell table:style-name="ce490" office:value-type="string" calcext:value-type="string">
            <text:p>p</text:p>
          </table:table-cell>
          <table:table-cell table:style-name="ce490" table:number-columns-repeated="2"/>
          <table:table-cell table:style-name="ce490" office:value-type="string" calcext:value-type="string">
            <text:p>P</text:p>
          </table:table-cell>
          <table:table-cell table:style-name="ce644"/>
          <table:table-cell table:style-name="ce612" table:number-columns-repeated="2"/>
          <table:table-cell table:style-name="ce612" office:value-type="string" calcext:value-type="string">
            <text:p>p</text:p>
          </table:table-cell>
          <table:table-cell table:style-name="ce612"/>
          <table:table-cell table:style-name="ce612" office:value-type="string" calcext:value-type="string">
            <text:p>p</text:p>
          </table:table-cell>
          <table:table-cell table:style-name="ce612" office:value-type="string" calcext:value-type="string">
            <text:p>P</text:p>
          </table:table-cell>
          <table:table-cell table:style-name="ce508"/>
          <table:table-cell table:style-name="ce548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2" office:value-type="float" office:value="2131176" calcext:value-type="float">
            <text:p>2131176</text:p>
          </table:table-cell>
          <table:table-cell table:style-name="ce629" office:value-type="string" calcext:value-type="string">
            <text:p>AGUIMAR PIO DE OLIVEIRA</text:p>
          </table:table-cell>
          <table:table-cell table:style-name="ce582" office:value-type="string" calcext:value-type="string">
            <text:p>OESTE</text:p>
          </table:table-cell>
          <table:table-cell table:style-name="ce582" office:value-type="string" calcext:value-type="string">
            <text:p>ROTINA LIVRE</text:p>
          </table:table-cell>
          <table:table-cell table:style-name="ce487" office:value-type="string" calcext:value-type="string">
            <text:p><text:s/></text:p>
          </table:table-cell>
          <table:table-cell table:style-name="ce639" table:number-columns-repeated="4"/>
          <table:table-cell table:style-name="ce644" table:number-columns-repeated="4"/>
          <table:table-cell table:style-name="ce639"/>
          <table:table-cell table:style-name="ce644" table:number-columns-repeated="2"/>
          <table:table-cell table:style-name="ce612" table:number-columns-repeated="6"/>
          <table:table-cell table:style-name="ce548" table:number-columns-repeated="2"/>
          <table:table-cell table:style-name="ce551" table:number-columns-repeated="993"/>
          <table:table-cell table:style-name="ce557" table:number-columns-repeated="7"/>
          <table:table-cell table:number-columns-repeated="15360"/>
        </table:table-row>
        <table:table-row table:style-name="ro2">
          <table:table-cell table:style-name="ce536" office:value-type="float" office:value="720892" calcext:value-type="float">
            <text:p>720892</text:p>
          </table:table-cell>
          <table:table-cell table:style-name="ce620" office:value-type="string" calcext:value-type="string">
            <text:p>ANDERSON ANIBAL ERNESTO </text:p>
          </table:table-cell>
          <table:table-cell table:style-name="ce536" office:value-type="string" calcext:value-type="string">
            <text:p>OESTE</text:p>
          </table:table-cell>
          <table:table-cell table:style-name="ce596" office:value-type="string" calcext:value-type="string">
            <text:p>ROTINA LIVRE</text:p>
          </table:table-cell>
          <table:table-cell table:style-name="ce487"/>
          <table:table-cell table:style-name="ce639" table:number-columns-repeated="4"/>
          <table:table-cell table:style-name="ce645" table:number-columns-repeated="4"/>
          <table:table-cell table:style-name="ce639"/>
          <table:table-cell table:style-name="ce645" table:number-columns-repeated="2"/>
          <table:table-cell table:style-name="ce535" table:number-columns-repeated="6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046531" calcext:value-type="float">
            <text:p>1046531</text:p>
          </table:table-cell>
          <table:table-cell table:style-name="ce630" office:value-type="string" calcext:value-type="string">
            <text:p>RODRIGO CESAR TEODORO</text:p>
          </table:table-cell>
          <table:table-cell table:style-name="ce533" office:value-type="string" calcext:value-type="string">
            <text:p>OESTE</text:p>
          </table:table-cell>
          <table:table-cell table:style-name="ce582" office:value-type="string" calcext:value-type="string">
            <text:p>ROTINA LIVRE</text:p>
          </table:table-cell>
          <table:table-cell table:style-name="ce582"/>
          <table:table-cell table:style-name="ce640"/>
          <table:table-cell table:style-name="ce642"/>
          <table:table-cell table:style-name="ce640"/>
          <table:table-cell table:style-name="ce643"/>
          <table:table-cell table:style-name="ce612" table:number-columns-repeated="4"/>
          <table:table-cell table:style-name="ce640"/>
          <table:table-cell table:style-name="ce612" table:number-columns-repeated="8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3" office:value-type="float" office:value="1071875" calcext:value-type="float">
            <text:p>1071875</text:p>
          </table:table-cell>
          <table:table-cell table:style-name="ce526" office:value-type="string" calcext:value-type="string">
            <text:p>LAYRTON GARBELINI PEREIRA</text:p>
          </table:table-cell>
          <table:table-cell table:style-name="ce536" office:value-type="string" calcext:value-type="string">
            <text:p>OESTE</text:p>
          </table:table-cell>
          <table:table-cell table:style-name="ce596" office:value-type="string" calcext:value-type="string">
            <text:p>ROTINA LIVRE</text:p>
          </table:table-cell>
          <table:table-cell table:style-name="ce487"/>
          <table:table-cell table:number-columns-repeated="2" table:style-name="ce540" office:value-type="string" calcext:value-type="string">
            <text:p>P</text:p>
          </table:table-cell>
          <table:table-cell table:style-name="ce540" table:number-columns-repeated="2"/>
          <table:table-cell table:style-name="ce535" table:number-columns-repeated="2"/>
          <table:table-cell table:style-name="ce535" office:value-type="string" calcext:value-type="string">
            <text:p>p</text:p>
          </table:table-cell>
          <table:table-cell table:style-name="ce535" office:value-type="string" calcext:value-type="string">
            <text:p>P</text:p>
          </table:table-cell>
          <table:table-cell table:style-name="ce540"/>
          <table:table-cell table:number-columns-repeated="2" table:style-name="ce535" office:value-type="string" calcext:value-type="string">
            <text:p>P</text:p>
          </table:table-cell>
          <table:table-cell table:style-name="ce535"/>
          <table:table-cell table:style-name="ce535" office:value-type="string" calcext:value-type="string">
            <text:p>P</text:p>
          </table:table-cell>
          <table:table-cell table:number-columns-repeated="3" table:style-name="ce535" office:value-type="string" calcext:value-type="string">
            <text:p>p</text:p>
          </table:table-cell>
          <table:table-cell table:style-name="ce535" office:value-type="string" calcext:value-type="string">
            <text:p>P</text:p>
          </table:table-cell>
          <table:table-cell table:style-name="ce508"/>
          <table:table-cell table:style-name="ce548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1000681" calcext:value-type="float">
            <text:p>1000681</text:p>
          </table:table-cell>
          <table:table-cell table:style-name="ce588" office:value-type="string" calcext:value-type="string">
            <text:p>FERNANDO MARQUES PEREIRA </text:p>
          </table:table-cell>
          <table:table-cell table:style-name="ce536" office:value-type="string" calcext:value-type="string">
            <text:p>OESTE</text:p>
          </table:table-cell>
          <table:table-cell table:style-name="ce596" office:value-type="string" calcext:value-type="string">
            <text:p>ROTINA LIVRE</text:p>
          </table:table-cell>
          <table:table-cell table:style-name="ce487"/>
          <table:table-cell table:style-name="ce540" table:number-columns-repeated="4"/>
          <table:table-cell table:style-name="ce535" table:number-columns-repeated="4"/>
          <table:table-cell table:style-name="ce540"/>
          <table:table-cell table:style-name="ce535" table:number-columns-repeated="8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37561" calcext:value-type="float">
            <text:p>537561</text:p>
          </table:table-cell>
          <table:table-cell table:style-name="ce513" office:value-type="string" calcext:value-type="string">
            <text:p>ALEXSANDER JOSE DANGELO</text:p>
          </table:table-cell>
          <table:table-cell table:style-name="ce536" office:value-type="string" calcext:value-type="string">
            <text:p>OESTE</text:p>
          </table:table-cell>
          <table:table-cell table:style-name="ce596" office:value-type="string" calcext:value-type="string">
            <text:p>ROTINA LIVRE</text:p>
          </table:table-cell>
          <table:table-cell table:style-name="ce487"/>
          <table:table-cell table:style-name="ce540" table:number-columns-repeated="4"/>
          <table:table-cell table:style-name="ce535" table:number-columns-repeated="4"/>
          <table:table-cell table:style-name="ce540"/>
          <table:table-cell table:style-name="ce535" table:number-columns-repeated="8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string" calcext:value-type="string">
            <text:p>Prontuário</text:p>
          </table:table-cell>
          <table:table-cell table:style-name="ce513" office:value-type="string" calcext:value-type="string">
            <text:p>FABRICIO SILVA BONIFACIO</text:p>
          </table:table-cell>
          <table:table-cell table:style-name="ce533" office:value-type="string" calcext:value-type="string">
            <text:p>OESTE</text:p>
          </table:table-cell>
          <table:table-cell table:style-name="ce596" office:value-type="string" calcext:value-type="string">
            <text:p>ROTINA LIVRE</text:p>
          </table:table-cell>
          <table:table-cell table:style-name="ce487"/>
          <table:table-cell table:style-name="ce540" table:number-columns-repeated="4"/>
          <table:table-cell table:style-name="ce535" table:number-columns-repeated="4"/>
          <table:table-cell table:style-name="ce540"/>
          <table:table-cell table:style-name="ce535" table:number-columns-repeated="8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620" office:value-type="float" office:value="1081609" calcext:value-type="float">
            <text:p>1081609</text:p>
          </table:table-cell>
          <table:table-cell table:style-name="ce513" office:value-type="string" calcext:value-type="string">
            <text:p>VALDIVINO GONCALVES DE LIMA</text:p>
          </table:table-cell>
          <table:table-cell table:style-name="ce533" office:value-type="string" calcext:value-type="string">
            <text:p>OESTE</text:p>
          </table:table-cell>
          <table:table-cell table:style-name="ce596" office:value-type="string" calcext:value-type="string">
            <text:p>ROTINA LIVRE</text:p>
          </table:table-cell>
          <table:table-cell table:style-name="ce487"/>
          <table:table-cell table:style-name="ce540" table:number-columns-repeated="4"/>
          <table:table-cell table:style-name="ce535" table:number-columns-repeated="4"/>
          <table:table-cell table:style-name="ce540"/>
          <table:table-cell table:style-name="ce535" table:number-columns-repeated="8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03" office:value-type="float" office:value="2610543" calcext:value-type="float">
            <text:p>2610543</text:p>
          </table:table-cell>
          <table:table-cell table:style-name="ce503" office:value-type="string" calcext:value-type="string">
            <text:p>VICTOR MANOEL CARVALHO DE MENEZES</text:p>
          </table:table-cell>
          <table:table-cell table:style-name="ce535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05"/>
          <table:table-cell table:style-name="ce508" table:number-columns-repeated="19"/>
          <table:table-cell table:style-name="ce557" table:number-columns-repeated="993"/>
          <table:table-cell table:style-name="ce551" table:number-columns-repeated="7"/>
          <table:table-cell table:number-columns-repeated="15360"/>
        </table:table-row>
        <table:table-row table:style-name="ro2">
          <table:table-cell table:style-name="ce490" office:value-type="float" office:value="1048863" calcext:value-type="float">
            <text:p>1048863</text:p>
          </table:table-cell>
          <table:table-cell table:style-name="ce513" office:value-type="string" calcext:value-type="string">
            <text:p>ADRIANA OLIVEIRA SOUZA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12936" calcext:value-type="float">
            <text:p>512936</text:p>
          </table:table-cell>
          <table:table-cell table:style-name="ce513" office:value-type="string" calcext:value-type="string">
            <text:p>ADRIANO DA SILVA MARI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617099" calcext:value-type="float">
            <text:p>617099</text:p>
          </table:table-cell>
          <table:table-cell table:style-name="ce576" office:value-type="string" calcext:value-type="string">
            <text:p>ALAN RICARDO LOPES SANTO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281502" calcext:value-type="float">
            <text:p>2281502</text:p>
          </table:table-cell>
          <table:table-cell table:style-name="ce490" office:value-type="string" calcext:value-type="string">
            <text:p>ALAN RICHARD ANTONIO LOPE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976254" calcext:value-type="float">
            <text:p>976254</text:p>
          </table:table-cell>
          <table:table-cell table:style-name="ce513" office:value-type="string" calcext:value-type="string">
            <text:p>ALEF JUNIO MONTEIR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896471" calcext:value-type="float">
            <text:p>2896471</text:p>
          </table:table-cell>
          <table:table-cell table:style-name="ce513" office:value-type="string" calcext:value-type="string">
            <text:p>ALESSANDRA GRAZIELI GUIMARAE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884851" calcext:value-type="float">
            <text:p>884851</text:p>
          </table:table-cell>
          <table:table-cell table:style-name="ce526" office:value-type="string" calcext:value-type="string">
            <text:p>ALEX RICARDO PIRES 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865054" calcext:value-type="float">
            <text:p>865054</text:p>
          </table:table-cell>
          <table:table-cell table:style-name="ce526" office:value-type="string" calcext:value-type="string">
            <text:p>ALEX TEODORO DA SILVA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669862" calcext:value-type="float">
            <text:p>669862</text:p>
          </table:table-cell>
          <table:table-cell table:style-name="ce513" office:value-type="string" calcext:value-type="string">
            <text:p>ALEXANDRE FERREIRA DE JESU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402686" calcext:value-type="float">
            <text:p>2402686</text:p>
          </table:table-cell>
          <table:table-cell table:style-name="ce513" office:value-type="string" calcext:value-type="string">
            <text:p>ALEXSANDRO CESAR OLIVEIRA </text:p>
          </table:table-cell>
          <table:table-cell table:style-name="ce533" office:value-type="string" calcext:value-type="string">
            <text:p>OESTE 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064716" calcext:value-type="float">
            <text:p>1064716</text:p>
          </table:table-cell>
          <table:table-cell table:style-name="ce513" office:value-type="string" calcext:value-type="string">
            <text:p>ALISSON PEREIRA SILVA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023100" calcext:value-type="float">
            <text:p>1023100</text:p>
          </table:table-cell>
          <table:table-cell table:style-name="ce513" office:value-type="string" calcext:value-type="string">
            <text:p>ALLAN RODRIGUES FARIA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29215" calcext:value-type="float">
            <text:p>529215</text:p>
          </table:table-cell>
          <table:table-cell table:style-name="ce513" office:value-type="string" calcext:value-type="string">
            <text:p>ALTAIR MARQUES DOS SANTOS 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61011" calcext:value-type="float">
            <text:p>61011</text:p>
          </table:table-cell>
          <table:table-cell table:style-name="ce513" office:value-type="string" calcext:value-type="string">
            <text:p>AMILSON LOURENCO LEITE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1169756" calcext:value-type="float">
            <text:p>1169756</text:p>
          </table:table-cell>
          <table:table-cell table:style-name="ce536" office:value-type="string" calcext:value-type="string">
            <text:p>ANA LUISA DA COSTA DIAS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3" office:value-type="float" office:value="697095" calcext:value-type="float">
            <text:p>697095</text:p>
          </table:table-cell>
          <table:table-cell table:style-name="ce526" office:value-type="string" calcext:value-type="string">
            <text:p>ANA PAULA DE SOUZ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236637" calcext:value-type="float">
            <text:p>1236637</text:p>
          </table:table-cell>
          <table:table-cell table:style-name="ce513" office:value-type="string" calcext:value-type="string">
            <text:p>ANDRE LUIS DE OLIVEIR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949933" calcext:value-type="float">
            <text:p>949933</text:p>
          </table:table-cell>
          <table:table-cell table:style-name="ce513" office:value-type="string" calcext:value-type="string">
            <text:p>ANDRE LUIS TOME DA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331710" calcext:value-type="float">
            <text:p>1331710</text:p>
          </table:table-cell>
          <table:table-cell table:style-name="ce513" office:value-type="string" calcext:value-type="string">
            <text:p>ANDREIA ABADIA APARECIDA COST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846640" calcext:value-type="float">
            <text:p>2846640</text:p>
          </table:table-cell>
          <table:table-cell table:style-name="ce513" office:value-type="string" calcext:value-type="string">
            <text:p>ANTÔNIO CARLOS DA SILVA LADEIR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765916" calcext:value-type="float">
            <text:p>765916</text:p>
          </table:table-cell>
          <table:table-cell table:style-name="ce513" office:value-type="string" calcext:value-type="string">
            <text:p>ANTONIO CARLOS MATHEU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office:value-type="string" calcext:value-type="string">
            <text:p>P</text:p>
          </table:table-cell>
          <table:table-cell table:style-name="ce508" table:number-columns-repeated="6"/>
          <table:table-cell table:style-name="ce508" office:value-type="string" calcext:value-type="string">
            <text:p>P</text:p>
          </table:table-cell>
          <table:table-cell table:style-name="ce508" table:number-columns-repeated="9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230079" calcext:value-type="float">
            <text:p>1230079</text:p>
          </table:table-cell>
          <table:table-cell table:style-name="ce490" office:value-type="string" calcext:value-type="string">
            <text:p>ANTONIO NILTON DE OLIVEIR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0"/>
          <table:table-cell table:style-name="ce508" office:value-type="string" calcext:value-type="string">
            <text:p>P</text:p>
          </table:table-cell>
          <table:table-cell table:style-name="ce508" table:number-columns-repeated="6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305857" calcext:value-type="float">
            <text:p>2305857</text:p>
          </table:table-cell>
          <table:table-cell table:style-name="ce513" office:value-type="string" calcext:value-type="string">
            <text:p>CHESTER BATISTA DE ALMEIDA </text:p>
          </table:table-cell>
          <table:table-cell table:style-name="ce536" office:value-type="string" calcext:value-type="string">
            <text:p>OESTE 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993"/>
          <table:table-cell table:style-name="ce557" table:number-columns-repeated="7"/>
          <table:table-cell table:number-columns-repeated="15360"/>
        </table:table-row>
        <table:table-row table:style-name="ro2">
          <table:table-cell table:style-name="ce490" office:value-type="float" office:value="799230" calcext:value-type="float">
            <text:p>799230</text:p>
          </table:table-cell>
          <table:table-cell table:style-name="ce513" office:value-type="string" calcext:value-type="string">
            <text:p>CARLOS ALVES LEANDRO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5"/>
          <table:table-cell table:style-name="ce508" office:value-type="string" calcext:value-type="string">
            <text:p>p</text:p>
          </table:table-cell>
          <table:table-cell table:style-name="ce508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029920" calcext:value-type="float">
            <text:p>1029920</text:p>
          </table:table-cell>
          <table:table-cell table:style-name="ce513" office:value-type="string" calcext:value-type="string">
            <text:p>CLEYTON NOGUEIRA MUNIZ <text:s text:c="6"/>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611553" calcext:value-type="float">
            <text:p>611553</text:p>
          </table:table-cell>
          <table:table-cell table:style-name="ce588" office:value-type="string" calcext:value-type="string">
            <text:p>CRISTIANO BORGES DA SILVA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876488" calcext:value-type="float">
            <text:p>2876488</text:p>
          </table:table-cell>
          <table:table-cell table:style-name="ce513" office:value-type="string" calcext:value-type="string">
            <text:p>CRISTTOFERSON ARANTES DE OLIVEIR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634306" calcext:value-type="float">
            <text:p>634306</text:p>
          </table:table-cell>
          <table:table-cell table:style-name="ce588" office:value-type="string" calcext:value-type="string">
            <text:p>DALTON DANIEL MEDEIROS FONTES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761236" calcext:value-type="float">
            <text:p>761236</text:p>
          </table:table-cell>
          <table:table-cell table:style-name="ce513" office:value-type="string" calcext:value-type="string">
            <text:p>DANIEL ALVES PEREIR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597293" calcext:value-type="float">
            <text:p>597293</text:p>
          </table:table-cell>
          <table:table-cell table:style-name="ce588" office:value-type="string" calcext:value-type="string">
            <text:p>DANIEL ROMÃO MARINO </text:p>
          </table:table-cell>
          <table:table-cell table:style-name="ce536" office:value-type="string" calcext:value-type="string">
            <text:p>OESTE 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74464" calcext:value-type="float">
            <text:p>574464</text:p>
          </table:table-cell>
          <table:table-cell table:style-name="ce513" office:value-type="string" calcext:value-type="string">
            <text:p>DANIELA BEATRIZ BARBOS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1274104" calcext:value-type="float">
            <text:p>1274104</text:p>
          </table:table-cell>
          <table:table-cell table:style-name="ce588" office:value-type="string" calcext:value-type="string">
            <text:p>DANILO CIPRIANO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2331414" calcext:value-type="float">
            <text:p>2331414</text:p>
          </table:table-cell>
          <table:table-cell table:style-name="ce588" office:value-type="string" calcext:value-type="string">
            <text:p>DAVID PABLO GONÇALVES DOMINGO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664772" calcext:value-type="float">
            <text:p>664772</text:p>
          </table:table-cell>
          <table:table-cell table:style-name="ce513" office:value-type="string" calcext:value-type="string">
            <text:p>DECIO ALVES DA SILVA JUNIOR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518757" calcext:value-type="float">
            <text:p>518757</text:p>
          </table:table-cell>
          <table:table-cell table:style-name="ce588" office:value-type="string" calcext:value-type="string">
            <text:p>DEGMAR DE SOUSA ROSA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792488" calcext:value-type="float">
            <text:p>792488</text:p>
          </table:table-cell>
          <table:table-cell table:style-name="ce513" office:value-type="string" calcext:value-type="string">
            <text:p>DERIS LEONARDO LUIS PINT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801878" calcext:value-type="float">
            <text:p>801878</text:p>
          </table:table-cell>
          <table:table-cell table:style-name="ce513" office:value-type="string" calcext:value-type="string">
            <text:p>DIEGO MARTINS SILVA</text:p>
          </table:table-cell>
          <table:table-cell table:style-name="ce535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493553" calcext:value-type="float">
            <text:p>2493553</text:p>
          </table:table-cell>
          <table:table-cell table:style-name="ce513" office:value-type="string" calcext:value-type="string">
            <text:p>DIOGO PEREIRA MARTIN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3" office:value-type="float" office:value="1185699" calcext:value-type="float">
            <text:p>1185699</text:p>
          </table:table-cell>
          <table:table-cell table:style-name="ce526" office:value-type="string" calcext:value-type="string">
            <text:p>DOUGLAS MENDES RODRIGUE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3" office:value-type="float" office:value="861463" calcext:value-type="float">
            <text:p>861463</text:p>
          </table:table-cell>
          <table:table-cell table:style-name="ce526" office:value-type="string" calcext:value-type="string">
            <text:p>FABIO MARQUES DE LIM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789106" calcext:value-type="float">
            <text:p>2789106</text:p>
          </table:table-cell>
          <table:table-cell table:style-name="ce513" office:value-type="string" calcext:value-type="string">
            <text:p>FABIO PEREIRA DE MENESES DA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613171" calcext:value-type="float">
            <text:p>613171</text:p>
          </table:table-cell>
          <table:table-cell table:style-name="ce513" office:value-type="string" calcext:value-type="string">
            <text:p>FABIO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5"/>
          <table:table-cell table:style-name="ce508" office:value-type="string" calcext:value-type="string">
            <text:p>p</text:p>
          </table:table-cell>
          <table:table-cell table:style-name="ce508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882532" calcext:value-type="float">
            <text:p>882532</text:p>
          </table:table-cell>
          <table:table-cell table:style-name="ce588" office:value-type="string" calcext:value-type="string">
            <text:p>FABRICIO NASCIMENTO DO CARMO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3" office:value-type="float" office:value="1451525" calcext:value-type="float">
            <text:p>1451525</text:p>
          </table:table-cell>
          <table:table-cell table:style-name="ce526" office:value-type="string" calcext:value-type="string">
            <text:p>FELIPE DOS SANTOS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/>
          <table:table-cell table:style-name="ce508" office:value-type="string" calcext:value-type="string">
            <text:p>P</text:p>
          </table:table-cell>
          <table:table-cell table:style-name="ce508" table:number-columns-repeated="14"/>
          <table:table-cell table:style-name="ce508" office:value-type="string" calcext:value-type="string">
            <text:p>P</text:p>
          </table:table-cell>
          <table:table-cell table:style-name="ce508"/>
          <table:table-cell table:style-name="ce548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921178" calcext:value-type="float">
            <text:p>921178</text:p>
          </table:table-cell>
          <table:table-cell table:style-name="ce588" office:value-type="string" calcext:value-type="string">
            <text:p>FELIPE FONSECA DOS SANTOS </text:p>
          </table:table-cell>
          <table:table-cell table:style-name="ce536" office:value-type="string" calcext:value-type="string">
            <text:p>OESTE 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620604" calcext:value-type="float">
            <text:p>620604</text:p>
          </table:table-cell>
          <table:table-cell table:style-name="ce513" office:value-type="string" calcext:value-type="string">
            <text:p>FERNANDA APARECIDA ROSA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727318" calcext:value-type="float">
            <text:p>727318</text:p>
          </table:table-cell>
          <table:table-cell table:style-name="ce526" office:value-type="string" calcext:value-type="string">
            <text:p>FERNANDO FARIA GERALDO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3" office:value-type="float" office:value="2920604" calcext:value-type="float">
            <text:p>2920604</text:p>
          </table:table-cell>
          <table:table-cell table:style-name="ce526" office:value-type="string" calcext:value-type="string">
            <text:p>FRANCISCO DE ASSIS DA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82" office:value-type="float" office:value="2320548" calcext:value-type="float">
            <text:p>2320548</text:p>
          </table:table-cell>
          <table:table-cell table:style-name="ce590" office:value-type="string" calcext:value-type="string">
            <text:p>FRANCISCO SANTOS DE OLIVEIRA </text:p>
          </table:table-cell>
          <table:table-cell table:style-name="ce582" office:value-type="string" calcext:value-type="string">
            <text:p>OESTE 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9"/>
          <table:table-cell table:style-name="ce508" office:value-type="string" calcext:value-type="string">
            <text:p>p</text:p>
          </table:table-cell>
          <table:table-cell table:style-name="ce508" table:number-columns-repeated="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660553" calcext:value-type="float">
            <text:p>660553</text:p>
          </table:table-cell>
          <table:table-cell table:style-name="ce490" office:value-type="string" calcext:value-type="string">
            <text:p>GABRIEL SANTANA DOS SANTOS</text:p>
          </table:table-cell>
          <table:table-cell table:style-name="ce637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636973" calcext:value-type="float">
            <text:p>2636973</text:p>
          </table:table-cell>
          <table:table-cell table:style-name="ce513" office:value-type="string" calcext:value-type="string">
            <text:p>GASPAR JUNIOR ABREU DAS GRAÇA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3" office:value-type="float" office:value="891517" calcext:value-type="float">
            <text:p>891517</text:p>
          </table:table-cell>
          <table:table-cell table:style-name="ce526" office:value-type="string" calcext:value-type="string">
            <text:p>GENIANO FERREIRA DOS SANTOS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7"/>
          <table:table-cell table:style-name="ce508" office:value-type="string" calcext:value-type="string">
            <text:p>p</text:p>
          </table:table-cell>
          <table:table-cell table:style-name="ce508" table:number-columns-repeated="5"/>
          <table:table-cell table:style-name="ce508" office:value-type="string" calcext:value-type="string">
            <text:p>P</text:p>
          </table:table-cell>
          <table:table-cell table:style-name="ce508" office:value-type="string" calcext:value-type="string">
            <text:p>p</text:p>
          </table:table-cell>
          <table:table-cell table:style-name="ce508" table:number-columns-repeated="2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82" office:value-type="float" office:value="2813810" calcext:value-type="float">
            <text:p>2813810</text:p>
          </table:table-cell>
          <table:table-cell table:style-name="ce590" office:value-type="string" calcext:value-type="string">
            <text:p>GERALDO DOS SANTOS </text:p>
          </table:table-cell>
          <table:table-cell table:style-name="ce582" office:value-type="string" calcext:value-type="string">
            <text:p>OESTE 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127194" calcext:value-type="float">
            <text:p>1127194</text:p>
          </table:table-cell>
          <table:table-cell table:style-name="ce513" office:value-type="string" calcext:value-type="string">
            <text:p>GERSON DOS SANTO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1200548" calcext:value-type="float">
            <text:p>1200548</text:p>
          </table:table-cell>
          <table:table-cell table:style-name="ce526" office:value-type="string" calcext:value-type="string">
            <text:p>GILBERTO VIEIRA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716287" calcext:value-type="float">
            <text:p>716287</text:p>
          </table:table-cell>
          <table:table-cell table:style-name="ce513" office:value-type="string" calcext:value-type="string">
            <text:p>GILMAR VIANA SANTO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180693" calcext:value-type="float">
            <text:p>1180693</text:p>
          </table:table-cell>
          <table:table-cell table:style-name="ce513" office:value-type="string" calcext:value-type="string">
            <text:p>GILMAR VIEIRA ANTUNES LOPE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2341866" calcext:value-type="float">
            <text:p>2341866</text:p>
          </table:table-cell>
          <table:table-cell table:style-name="ce588" office:value-type="string" calcext:value-type="string">
            <text:p>GINIEL MARTINS RIBEIRO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540029" calcext:value-type="float">
            <text:p>540029</text:p>
          </table:table-cell>
          <table:table-cell table:style-name="ce576" office:value-type="string" calcext:value-type="string">
            <text:p>GUILHERME DOS SANTOS BARBOSA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43842" calcext:value-type="float">
            <text:p>543842</text:p>
          </table:table-cell>
          <table:table-cell table:style-name="ce513" office:value-type="string" calcext:value-type="string">
            <text:p>GUILHERME ROBERTO SOUZA DIA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761598" calcext:value-type="float">
            <text:p>761598</text:p>
          </table:table-cell>
          <table:table-cell table:style-name="ce513" office:value-type="string" calcext:value-type="string">
            <text:p>GUILHERME RODRIGUES DE FREITA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2752531" calcext:value-type="float">
            <text:p>2752531</text:p>
          </table:table-cell>
          <table:table-cell table:style-name="ce588" office:value-type="string" calcext:value-type="string">
            <text:p>GUILHERME VIEIRA ARAUJO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561190" calcext:value-type="float">
            <text:p>2561190</text:p>
          </table:table-cell>
          <table:table-cell table:style-name="ce631" office:value-type="string" calcext:value-type="string">
            <text:p>GUSTAVO HENRIQUE DA SILVA MIRAND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725882" calcext:value-type="float">
            <text:p>725882</text:p>
          </table:table-cell>
          <table:table-cell table:style-name="ce513" office:value-type="string" calcext:value-type="string">
            <text:p>GUSTAVO HENRIQUE DE CASTR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735528" calcext:value-type="float">
            <text:p>2735528</text:p>
          </table:table-cell>
          <table:table-cell table:style-name="ce513" office:value-type="string" calcext:value-type="string">
            <text:p>GUSTAVO IGLESIAS DE OLIVEIR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738022" calcext:value-type="float">
            <text:p>738022</text:p>
          </table:table-cell>
          <table:table-cell table:style-name="ce631" office:value-type="string" calcext:value-type="string">
            <text:p>HAMILTON ALVES DA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1259236" calcext:value-type="float">
            <text:p>1259236</text:p>
          </table:table-cell>
          <table:table-cell table:style-name="ce588" office:value-type="string" calcext:value-type="string">
            <text:p>HARRISON RICHARD CORREA DE OLIVEIRA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3" office:value-type="float" office:value="2392288" calcext:value-type="float">
            <text:p>2392288</text:p>
          </table:table-cell>
          <table:table-cell table:style-name="ce526" office:value-type="string" calcext:value-type="string">
            <text:p>HERMOGENES DA SILVA SOUZ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300225" calcext:value-type="float">
            <text:p>1300225</text:p>
          </table:table-cell>
          <table:table-cell table:style-name="ce513" office:value-type="string" calcext:value-type="string">
            <text:p>HÍTALO ROBERTO BATISTA MORAI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82" office:value-type="float" office:value="569407" calcext:value-type="float">
            <text:p>569407</text:p>
          </table:table-cell>
          <table:table-cell table:style-name="ce590" office:value-type="string" calcext:value-type="string">
            <text:p>IGOR DE FREITAS TAVARES </text:p>
          </table:table-cell>
          <table:table-cell table:style-name="ce582" office:value-type="string" calcext:value-type="string">
            <text:p>OESTE 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656102" calcext:value-type="float">
            <text:p>656102</text:p>
          </table:table-cell>
          <table:table-cell table:style-name="ce513" office:value-type="string" calcext:value-type="string">
            <text:p>ILDA VITORIA DOS REIS GOME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296044" calcext:value-type="float">
            <text:p>2296044</text:p>
          </table:table-cell>
          <table:table-cell table:style-name="ce513" office:value-type="string" calcext:value-type="string">
            <text:p>ILDEANE ALVES LIMA PEREIR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672865" calcext:value-type="float">
            <text:p>672865</text:p>
          </table:table-cell>
          <table:table-cell table:style-name="ce513" office:value-type="string" calcext:value-type="string">
            <text:p>JANE DO CARMO TEIXEIR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785972" calcext:value-type="float">
            <text:p>785972</text:p>
          </table:table-cell>
          <table:table-cell table:style-name="ce513" office:value-type="string" calcext:value-type="string">
            <text:p>JERONIMO DE OLIVEIR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099167" calcext:value-type="float">
            <text:p>1099167</text:p>
          </table:table-cell>
          <table:table-cell table:style-name="ce513" office:value-type="string" calcext:value-type="string">
            <text:p>JESUS ROGERIO GONÇALVES SABIN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673725" calcext:value-type="float">
            <text:p>673725</text:p>
          </table:table-cell>
          <table:table-cell table:style-name="ce513" office:value-type="string" calcext:value-type="string">
            <text:p>JHORDAN KIRQUY CUNHA FELIPE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80458" calcext:value-type="float">
            <text:p>580458</text:p>
          </table:table-cell>
          <table:table-cell table:style-name="ce513" office:value-type="string" calcext:value-type="string">
            <text:p>JHULYA EMMANUELE DA SILVA LIM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785018" calcext:value-type="float">
            <text:p>785018</text:p>
          </table:table-cell>
          <table:table-cell table:style-name="ce513" office:value-type="string" calcext:value-type="string">
            <text:p>JOANA DARC LIMA RODRIGUE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298782" calcext:value-type="float">
            <text:p>2298782</text:p>
          </table:table-cell>
          <table:table-cell table:style-name="ce513" office:value-type="string" calcext:value-type="string">
            <text:p>JOAO ANTONIO DE LIM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2" office:value-type="float" office:value="771155" calcext:value-type="float">
            <text:p>771155</text:p>
          </table:table-cell>
          <table:table-cell table:style-name="ce589" office:value-type="string" calcext:value-type="string">
            <text:p>JOÃO PAULO BARROS VIEIRA</text:p>
          </table:table-cell>
          <table:table-cell table:style-name="ce582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3" office:value-type="float" office:value="595253" calcext:value-type="float">
            <text:p>595253</text:p>
          </table:table-cell>
          <table:table-cell table:style-name="ce526" office:value-type="string" calcext:value-type="string">
            <text:p>JOSE DE LAIA FILH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/>
          <table:table-cell table:style-name="ce508" office:value-type="string" calcext:value-type="string">
            <text:p>P</text:p>
          </table:table-cell>
          <table:table-cell table:style-name="ce508"/>
          <table:table-cell table:style-name="ce508" office:value-type="string" calcext:value-type="string">
            <text:p>p</text:p>
          </table:table-cell>
          <table:table-cell table:style-name="ce508"/>
          <table:table-cell table:style-name="ce508" office:value-type="string" calcext:value-type="string">
            <text:p>p</text:p>
          </table:table-cell>
          <table:table-cell table:style-name="ce508"/>
          <table:table-cell table:style-name="ce508" office:value-type="string" calcext:value-type="string">
            <text:p>P</text:p>
          </table:table-cell>
          <table:table-cell table:style-name="ce508" table:number-columns-repeated="5"/>
          <table:table-cell table:number-columns-repeated="2" table:style-name="ce508" office:value-type="string" calcext:value-type="string">
            <text:p>p</text:p>
          </table:table-cell>
          <table:table-cell table:style-name="ce508" table:number-columns-repeated="3"/>
          <table:table-cell table:style-name="ce548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915617" calcext:value-type="float">
            <text:p>915617</text:p>
          </table:table-cell>
          <table:table-cell table:style-name="ce536" office:value-type="string" calcext:value-type="string">
            <text:p>JOAO PAULO DOS SANTOS FERREIRA 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53480" calcext:value-type="float">
            <text:p>553480</text:p>
          </table:table-cell>
          <table:table-cell table:style-name="ce620" office:value-type="string" calcext:value-type="string">
            <text:p>JOAO VICTOR DE SOUZA SILVA 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235220" calcext:value-type="float">
            <text:p>1235220</text:p>
          </table:table-cell>
          <table:table-cell table:style-name="ce490" office:value-type="string" calcext:value-type="string">
            <text:p>JOAO VITOR SILVA COST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090023" calcext:value-type="float">
            <text:p>1090023</text:p>
          </table:table-cell>
          <table:table-cell table:style-name="ce490" office:value-type="string" calcext:value-type="string">
            <text:p>JODASIO GOMES DA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632050" calcext:value-type="float">
            <text:p>632050</text:p>
          </table:table-cell>
          <table:table-cell table:style-name="ce513" office:value-type="string" calcext:value-type="string">
            <text:p>JONAS JOSE DA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7"/>
          <table:table-cell table:style-name="ce508" office:value-type="string" calcext:value-type="string">
            <text:p>P</text:p>
          </table:table-cell>
          <table:table-cell table:style-name="ce508" table:number-columns-repeated="8"/>
          <table:table-cell table:style-name="ce508" office:value-type="string" calcext:value-type="string">
            <text:p>P</text:p>
          </table:table-cell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75034" calcext:value-type="float">
            <text:p>575034</text:p>
          </table:table-cell>
          <table:table-cell table:style-name="ce513" office:value-type="string" calcext:value-type="string">
            <text:p>JONATHAN CAVALCANTE XAVIER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613925" calcext:value-type="float">
            <text:p>613925</text:p>
          </table:table-cell>
          <table:table-cell table:style-name="ce513" office:value-type="string" calcext:value-type="string">
            <text:p>JORGE ELIAS COSTA FERREIRA GONTIJ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864048" calcext:value-type="float">
            <text:p>864048</text:p>
          </table:table-cell>
          <table:table-cell table:style-name="ce513" office:value-type="string" calcext:value-type="string">
            <text:p>JORGE JOSÉ ARVELINO DOS SANTO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260876" calcext:value-type="float">
            <text:p>1260876</text:p>
          </table:table-cell>
          <table:table-cell table:style-name="ce513" office:value-type="string" calcext:value-type="string">
            <text:p>JOSÉ ANTONINO DA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187654" calcext:value-type="float">
            <text:p>1187654</text:p>
          </table:table-cell>
          <table:table-cell table:style-name="ce490" office:value-type="string" calcext:value-type="string">
            <text:p>JOSIANE SANTANA DA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1" office:value-type="float" office:value="535125" calcext:value-type="float">
            <text:p>535125</text:p>
          </table:table-cell>
          <table:table-cell table:style-name="ce491" office:value-type="string" calcext:value-type="string">
            <text:p>JOSIMAR ALVES DA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2" office:value-type="float" office:value="654754" calcext:value-type="float">
            <text:p>654754</text:p>
          </table:table-cell>
          <table:table-cell table:style-name="ce589" office:value-type="string" calcext:value-type="string">
            <text:p>JOSIMAR VALENTIM DA SILVA</text:p>
          </table:table-cell>
          <table:table-cell table:style-name="ce582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77" office:value-type="float" office:value="1450176" calcext:value-type="float">
            <text:p>1450176</text:p>
          </table:table-cell>
          <table:table-cell table:style-name="ce568" office:value-type="string" calcext:value-type="string">
            <text:p>EDUARDO RODRIGUES DE OLIVEIRA</text:p>
          </table:table-cell>
          <table:table-cell table:style-name="ce568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68" office:value-type="float" office:value="644659" calcext:value-type="float">
            <text:p>644659</text:p>
          </table:table-cell>
          <table:table-cell table:style-name="ce568" office:value-type="string" calcext:value-type="string">
            <text:p>ELIANE FERREIRA DE SOUZA</text:p>
          </table:table-cell>
          <table:table-cell table:style-name="ce568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685292" calcext:value-type="float">
            <text:p>2685292</text:p>
          </table:table-cell>
          <table:table-cell table:style-name="ce513" office:value-type="string" calcext:value-type="string">
            <text:p>ELIAS PEDRO VIEIRA</text:p>
          </table:table-cell>
          <table:table-cell table:style-name="ce535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450810" calcext:value-type="float">
            <text:p>2450810</text:p>
          </table:table-cell>
          <table:table-cell table:style-name="ce490" office:value-type="string" calcext:value-type="string">
            <text:p>ELIDA LANES DOS SANTOS CAMARGO</text:p>
          </table:table-cell>
          <table:table-cell table:style-name="ce535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825309" calcext:value-type="float">
            <text:p>2825309</text:p>
          </table:table-cell>
          <table:table-cell table:style-name="ce631" office:value-type="string" calcext:value-type="string">
            <text:p>ELIELTON DE OLIVEIRA NEVE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860088" calcext:value-type="float">
            <text:p>2860088</text:p>
          </table:table-cell>
          <table:table-cell table:style-name="ce490" office:value-type="string" calcext:value-type="string">
            <text:p>ELSOM FOSTINO DE OLIVEIR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703681" calcext:value-type="float">
            <text:p>703681</text:p>
          </table:table-cell>
          <table:table-cell table:style-name="ce513" office:value-type="string" calcext:value-type="string">
            <text:p>ELVANDRO TEIXEIRA PRAT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405610" calcext:value-type="float">
            <text:p>1405610</text:p>
          </table:table-cell>
          <table:table-cell table:style-name="ce490" office:value-type="string" calcext:value-type="string">
            <text:p>EMILIO SANTIAGO DOS SANTO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1316029" calcext:value-type="float">
            <text:p>1316029</text:p>
          </table:table-cell>
          <table:table-cell table:style-name="ce588" office:value-type="string" calcext:value-type="string">
            <text:p>EMILLY GABRIELE MEDEIROS DE OLIVEIRA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16255" calcext:value-type="float">
            <text:p>516255</text:p>
          </table:table-cell>
          <table:table-cell table:style-name="ce513" office:value-type="string" calcext:value-type="string">
            <text:p>EURIPEDES EUGENIO DA SILVA GONÇALVE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620" office:value-type="float" office:value="879986" calcext:value-type="float">
            <text:p>879986</text:p>
          </table:table-cell>
          <table:table-cell table:style-name="ce513" office:value-type="string" calcext:value-type="string">
            <text:p>FABIO EVANGELISTA DA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535674" calcext:value-type="float">
            <text:p>2535674</text:p>
          </table:table-cell>
          <table:table-cell table:style-name="ce513" office:value-type="string" calcext:value-type="string">
            <text:p>JULIO JILEK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337356" calcext:value-type="float">
            <text:p>1337356</text:p>
          </table:table-cell>
          <table:table-cell table:style-name="ce513" office:value-type="string" calcext:value-type="string">
            <text:p>JULIO VINICIUS COLI </text:p>
          </table:table-cell>
          <table:table-cell table:style-name="ce533" office:value-type="string" calcext:value-type="string">
            <text:p>OESTE 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3" office:value-type="float" office:value="1024162" calcext:value-type="float">
            <text:p>1024162</text:p>
          </table:table-cell>
          <table:table-cell table:style-name="ce526" office:value-type="string" calcext:value-type="string">
            <text:p>KAMYLLA LOPES GOMES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27064" calcext:value-type="float">
            <text:p>527064</text:p>
          </table:table-cell>
          <table:table-cell table:style-name="ce490" office:value-type="string" calcext:value-type="string">
            <text:p>LEANDRO DE SOUZ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573488" calcext:value-type="float">
            <text:p>573488</text:p>
          </table:table-cell>
          <table:table-cell table:style-name="ce588" office:value-type="string" calcext:value-type="string">
            <text:p>LEILIANE PEREIRA LEAL 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110793" calcext:value-type="float">
            <text:p>1110793</text:p>
          </table:table-cell>
          <table:table-cell table:style-name="ce513" office:value-type="string" calcext:value-type="string">
            <text:p>LEONARDO ADRIANO DE SOUZ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3" office:value-type="float" office:value="1154269" calcext:value-type="float">
            <text:p>1154269</text:p>
          </table:table-cell>
          <table:table-cell table:style-name="ce526" office:value-type="string" calcext:value-type="string">
            <text:p>LEONARDO GOMES MENDE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3" office:value-type="float" office:value="1048641" calcext:value-type="float">
            <text:p>1048641</text:p>
          </table:table-cell>
          <table:table-cell table:style-name="ce526" office:value-type="string" calcext:value-type="string">
            <text:p>LEONARDO PEREIRA ALVES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695188" calcext:value-type="float">
            <text:p>695188</text:p>
          </table:table-cell>
          <table:table-cell table:style-name="ce588" office:value-type="string" calcext:value-type="string">
            <text:p>LIDIANE CRISTINA MOURA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3" office:value-type="float" office:value="1006525" calcext:value-type="float">
            <text:p>1006525</text:p>
          </table:table-cell>
          <table:table-cell table:style-name="ce526" office:value-type="string" calcext:value-type="string">
            <text:p>LUAN RODRIGUES FARIA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3" office:value-type="float" office:value="901486" calcext:value-type="float">
            <text:p>901486</text:p>
          </table:table-cell>
          <table:table-cell table:style-name="ce526" office:value-type="string" calcext:value-type="string">
            <text:p>LUCAS FERREIRA DA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7"/>
          <table:table-cell table:style-name="ce508" office:value-type="string" calcext:value-type="string">
            <text:p>P</text:p>
          </table:table-cell>
          <table:table-cell table:style-name="ce508" table:number-columns-repeated="9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001616" calcext:value-type="float">
            <text:p>2001616</text:p>
          </table:table-cell>
          <table:table-cell table:style-name="ce513" office:value-type="string" calcext:value-type="string">
            <text:p>LUCAS LEITE DE OLIVEIR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061147" calcext:value-type="float">
            <text:p>1061147</text:p>
          </table:table-cell>
          <table:table-cell table:style-name="ce513" office:value-type="string" calcext:value-type="string">
            <text:p>LUCAS SOARES DE OLIVEIR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734381" calcext:value-type="float">
            <text:p>734381</text:p>
          </table:table-cell>
          <table:table-cell table:style-name="ce513" office:value-type="string" calcext:value-type="string">
            <text:p>LUIZ ANDRE DA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316334" calcext:value-type="float">
            <text:p>1316334</text:p>
          </table:table-cell>
          <table:table-cell table:style-name="ce513" office:value-type="string" calcext:value-type="string">
            <text:p>LUIZ ANTONIO DA SILVA NASCIMENT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5"/>
          <table:table-cell table:style-name="ce508" office:value-type="string" calcext:value-type="string">
            <text:p>p</text:p>
          </table:table-cell>
          <table:table-cell table:style-name="ce508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635999" calcext:value-type="float">
            <text:p>2635999</text:p>
          </table:table-cell>
          <table:table-cell table:style-name="ce513" office:value-type="string" calcext:value-type="string">
            <text:p>LUIZ GUSTAVO VAZ DAS NEVES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704366" calcext:value-type="float">
            <text:p>704366</text:p>
          </table:table-cell>
          <table:table-cell table:style-name="ce513" office:value-type="string" calcext:value-type="string">
            <text:p>LUIZ HENRIQUE FERREIRA MEDEIRO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125557" calcext:value-type="float">
            <text:p>2125557</text:p>
          </table:table-cell>
          <table:table-cell table:style-name="ce513" office:value-type="string" calcext:value-type="string">
            <text:p>MANOEL VICTOR DE PAULA LEMOS 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95480" calcext:value-type="float">
            <text:p>595480</text:p>
          </table:table-cell>
          <table:table-cell table:style-name="ce513" office:value-type="string" calcext:value-type="string">
            <text:p>MARCELO AVELINO PINT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790624" calcext:value-type="float">
            <text:p>790624</text:p>
          </table:table-cell>
          <table:table-cell table:style-name="ce513" office:value-type="string" calcext:value-type="string">
            <text:p>MARCELO ROBERTO DA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955152" calcext:value-type="float">
            <text:p>955152</text:p>
          </table:table-cell>
          <table:table-cell table:style-name="ce513" office:value-type="string" calcext:value-type="string">
            <text:p>MARCIA FARIA FELIPE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6"/>
          <table:table-cell table:style-name="ce508" office:value-type="string" calcext:value-type="string">
            <text:p>P</text:p>
          </table:table-cell>
          <table:table-cell table:style-name="ce508"/>
          <table:table-cell table:style-name="ce548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621" office:value-type="float" office:value="942854" calcext:value-type="float">
            <text:p>942854</text:p>
          </table:table-cell>
          <table:table-cell table:style-name="ce513" office:value-type="string" calcext:value-type="string">
            <text:p>MARCIO MAESTRI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865083" calcext:value-type="float">
            <text:p>865083</text:p>
          </table:table-cell>
          <table:table-cell table:style-name="ce513" office:value-type="string" calcext:value-type="string">
            <text:p>MÁRCIO RODRIGUES DE SOUZ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54344" calcext:value-type="float">
            <text:p>554344</text:p>
          </table:table-cell>
          <table:table-cell table:style-name="ce513" office:value-type="string" calcext:value-type="string">
            <text:p>MARCO ANTÔNIO BARBOSA SOARE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2" office:value-type="float" office:value="579736" calcext:value-type="float">
            <text:p>579736</text:p>
          </table:table-cell>
          <table:table-cell table:style-name="ce589" office:value-type="string" calcext:value-type="string">
            <text:p>MARCOS ADELMO DUTRA</text:p>
          </table:table-cell>
          <table:table-cell table:style-name="ce582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582392" calcext:value-type="float">
            <text:p>582392</text:p>
          </table:table-cell>
          <table:table-cell table:style-name="ce536" office:value-type="string" calcext:value-type="string">
            <text:p>MARCOS ANTONIO FERREIRA </text:p>
          </table:table-cell>
          <table:table-cell table:style-name="ce536" office:value-type="string" calcext:value-type="string">
            <text:p>OESTE 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847190" calcext:value-type="float">
            <text:p>847190</text:p>
          </table:table-cell>
          <table:table-cell table:style-name="ce490" office:value-type="string" calcext:value-type="string">
            <text:p>MARCOS JOSE MARTIN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901677" calcext:value-type="float">
            <text:p>901677</text:p>
          </table:table-cell>
          <table:table-cell table:style-name="ce513" office:value-type="string" calcext:value-type="string">
            <text:p>MARCUS PAULO OLIVEIRA MONTEIR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2962554" calcext:value-type="float">
            <text:p>2962554</text:p>
          </table:table-cell>
          <table:table-cell table:style-name="ce536" office:value-type="string" calcext:value-type="string">
            <text:p>MARIA ABADIA DA SILVA ROSA </text:p>
          </table:table-cell>
          <table:table-cell table:style-name="ce536" office:value-type="string" calcext:value-type="string">
            <text:p>OESTE 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1289475" calcext:value-type="float">
            <text:p>1289475</text:p>
          </table:table-cell>
          <table:table-cell table:style-name="ce588" office:value-type="string" calcext:value-type="string">
            <text:p>MARIA APARECIDA DA SILVA GALDINO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724395" calcext:value-type="float">
            <text:p>724395</text:p>
          </table:table-cell>
          <table:table-cell table:style-name="ce513" office:value-type="string" calcext:value-type="string">
            <text:p>MARIA CAROLINA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59941" calcext:value-type="float">
            <text:p>559941</text:p>
          </table:table-cell>
          <table:table-cell table:style-name="ce513" office:value-type="string" calcext:value-type="string">
            <text:p>MARIA HELENA BORGES BATIST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963249" calcext:value-type="float">
            <text:p>963249</text:p>
          </table:table-cell>
          <table:table-cell table:style-name="ce513" office:value-type="string" calcext:value-type="string">
            <text:p>MARIA MADALENA ABADIA AMAR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044549" calcext:value-type="float">
            <text:p>1044549</text:p>
          </table:table-cell>
          <table:table-cell table:style-name="ce513" office:value-type="string" calcext:value-type="string">
            <text:p>MARLON DE SOUSA RODRIGUE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804705" calcext:value-type="float">
            <text:p>2804705</text:p>
          </table:table-cell>
          <table:table-cell table:style-name="ce513" office:value-type="string" calcext:value-type="string">
            <text:p>MATHEUS DOS SANTOS OLIVEIR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3" office:value-type="float" office:value="920660" calcext:value-type="float">
            <text:p>920660</text:p>
          </table:table-cell>
          <table:table-cell table:style-name="ce526" office:value-type="string" calcext:value-type="string">
            <text:p>MATHEUS MORAES MELO </text:p>
          </table:table-cell>
          <table:table-cell table:style-name="ce536" office:value-type="string" calcext:value-type="string">
            <text:p>OESTE 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428611" calcext:value-type="float">
            <text:p>1428611</text:p>
          </table:table-cell>
          <table:table-cell table:style-name="ce513" office:value-type="string" calcext:value-type="string">
            <text:p>MAXWEL DA SILVA PERE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218602" calcext:value-type="float">
            <text:p>1218602</text:p>
          </table:table-cell>
          <table:table-cell table:style-name="ce513" office:value-type="string" calcext:value-type="string">
            <text:p>MAYCON DOS REIS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3" office:value-type="float" office:value="2414805" calcext:value-type="float">
            <text:p>2414805</text:p>
          </table:table-cell>
          <table:table-cell table:style-name="ce526" office:value-type="string" calcext:value-type="string">
            <text:p>MAYCON ELVIS PEREIRA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320159" calcext:value-type="float">
            <text:p>2320159</text:p>
          </table:table-cell>
          <table:table-cell table:style-name="ce513" office:value-type="string" calcext:value-type="string">
            <text:p>MICHAEL LIMA DE CARVALH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10025" calcext:value-type="float">
            <text:p>510025</text:p>
          </table:table-cell>
          <table:table-cell table:style-name="ce513" office:value-type="string" calcext:value-type="string">
            <text:p>MISAEL OLEGÁRIO DA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44050" calcext:value-type="float">
            <text:p>244050</text:p>
          </table:table-cell>
          <table:table-cell table:style-name="ce513" office:value-type="string" calcext:value-type="string">
            <text:p>NATHALIA XAVIER CRISTIN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639809" calcext:value-type="float">
            <text:p>2639809</text:p>
          </table:table-cell>
          <table:table-cell table:style-name="ce513" office:value-type="string" calcext:value-type="string">
            <text:p>NATHILA MIRIELLY FERREIRA DA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600068" calcext:value-type="float">
            <text:p>600068</text:p>
          </table:table-cell>
          <table:table-cell table:style-name="ce490" office:value-type="string" calcext:value-type="string">
            <text:p>ORLANDO JOSÉ DA SILVA JUNIOR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56528" calcext:value-type="float">
            <text:p>556528</text:p>
          </table:table-cell>
          <table:table-cell table:style-name="ce513" office:value-type="string" calcext:value-type="string">
            <text:p>PABLO JULIANO DE ALMEIDA RIBEIR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188875" calcext:value-type="float">
            <text:p>1188875</text:p>
          </table:table-cell>
          <table:table-cell table:style-name="ce513" office:value-type="string" calcext:value-type="string">
            <text:p>PAULO CESAR GONÇALVES LOPE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3" office:value-type="float" office:value="2659525" calcext:value-type="float">
            <text:p>2659525</text:p>
          </table:table-cell>
          <table:table-cell table:style-name="ce526" office:value-type="string" calcext:value-type="string">
            <text:p>PAULO CESAR NUNES DA PAZ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139499" calcext:value-type="float">
            <text:p>1139499</text:p>
          </table:table-cell>
          <table:table-cell table:style-name="ce513" office:value-type="string" calcext:value-type="string">
            <text:p>PAULO HENRIQUE DOS SANTO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4"/>
          <table:table-cell table:style-name="ce508" office:value-type="string" calcext:value-type="string">
            <text:p>p</text:p>
          </table:table-cell>
          <table:table-cell table:style-name="ce508" table:number-columns-repeated="2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941060" calcext:value-type="float">
            <text:p>941060</text:p>
          </table:table-cell>
          <table:table-cell table:style-name="ce513" office:value-type="string" calcext:value-type="string">
            <text:p>PAULO HENRIQUE SEVERINO DOS SANTO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619413" calcext:value-type="float">
            <text:p>619413</text:p>
          </table:table-cell>
          <table:table-cell table:style-name="ce513" office:value-type="string" calcext:value-type="string">
            <text:p>PAULO JONAS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973206" calcext:value-type="float">
            <text:p>973206</text:p>
          </table:table-cell>
          <table:table-cell table:style-name="ce513" office:value-type="string" calcext:value-type="string">
            <text:p>PAULO JOSE DE MORAE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3"/>
          <table:table-cell table:style-name="ce508" office:value-type="string" calcext:value-type="string">
            <text:p>p</text:p>
          </table:table-cell>
          <table:table-cell table:style-name="ce508" table:number-columns-repeated="8"/>
          <table:table-cell table:style-name="ce508" office:value-type="string" calcext:value-type="string">
            <text:p>P</text:p>
          </table:table-cell>
          <table:table-cell table:style-name="ce508" table:number-columns-repeated="2"/>
          <table:table-cell table:style-name="ce508" office:value-type="string" calcext:value-type="string">
            <text:p>p</text:p>
          </table:table-cell>
          <table:table-cell table:style-name="ce508" table:number-columns-repeated="2"/>
          <table:table-cell table:style-name="ce548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840614" calcext:value-type="float">
            <text:p>840614</text:p>
          </table:table-cell>
          <table:table-cell table:style-name="ce490" office:value-type="string" calcext:value-type="string">
            <text:p>PAULO MASSATOSHI HASHIMOT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00285" calcext:value-type="float">
            <text:p>500285</text:p>
          </table:table-cell>
          <table:table-cell table:style-name="ce513" office:value-type="string" calcext:value-type="string">
            <text:p>PEDRO AUGUSTO DA SILVA JUNIOR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3"/>
          <table:table-cell table:number-columns-repeated="3" table:style-name="ce508" office:value-type="string" calcext:value-type="string">
            <text:p>p</text:p>
          </table:table-cell>
          <table:table-cell table:style-name="ce508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80122" calcext:value-type="float">
            <text:p>580122</text:p>
          </table:table-cell>
          <table:table-cell table:style-name="ce513" office:value-type="string" calcext:value-type="string">
            <text:p>PEDRO HENRIQUE SOUSA IZIDI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1199947" calcext:value-type="float">
            <text:p>1199947</text:p>
          </table:table-cell>
          <table:table-cell table:style-name="ce588" office:value-type="string" calcext:value-type="string">
            <text:p>PRISCILA FELIX DE LIMA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930989" calcext:value-type="float">
            <text:p>930989</text:p>
          </table:table-cell>
          <table:table-cell table:style-name="ce513" office:value-type="string" calcext:value-type="string">
            <text:p>RAFAEL ALVES MOREIRA DE MATO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993585" calcext:value-type="float">
            <text:p>993585</text:p>
          </table:table-cell>
          <table:table-cell table:style-name="ce513" office:value-type="string" calcext:value-type="string">
            <text:p>RAFAEL JANUÁRI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267196" calcext:value-type="float">
            <text:p>1267196</text:p>
          </table:table-cell>
          <table:table-cell table:style-name="ce490" office:value-type="string" calcext:value-type="string">
            <text:p>RAFAEL SANTOS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2831382" calcext:value-type="float">
            <text:p>2831382</text:p>
          </table:table-cell>
          <table:table-cell table:style-name="ce588" office:value-type="string" calcext:value-type="string">
            <text:p>RAUL SIMÕES CAXITO SOBRINHO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666433" calcext:value-type="float">
            <text:p>666433</text:p>
          </table:table-cell>
          <table:table-cell table:style-name="ce513" office:value-type="string" calcext:value-type="string">
            <text:p>REGINALDO BENTO DA COST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78782" calcext:value-type="float">
            <text:p>578782</text:p>
          </table:table-cell>
          <table:table-cell table:style-name="ce490" office:value-type="string" calcext:value-type="string">
            <text:p>RICARDO MIGUEL NET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1120866" calcext:value-type="float">
            <text:p>1120866</text:p>
          </table:table-cell>
          <table:table-cell table:style-name="ce588" office:value-type="string" calcext:value-type="string">
            <text:p>RICARDO FARIA ROCHAEL 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3" office:value-type="float" office:value="1075339" calcext:value-type="float">
            <text:p>1075339</text:p>
          </table:table-cell>
          <table:table-cell table:style-name="ce526" office:value-type="string" calcext:value-type="string">
            <text:p>RODRIGO LOPE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885177" calcext:value-type="float">
            <text:p>885177</text:p>
          </table:table-cell>
          <table:table-cell table:style-name="ce513" office:value-type="string" calcext:value-type="string">
            <text:p>RODRIGO NASCIMENTO MACHAD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84887" calcext:value-type="float">
            <text:p>584887</text:p>
          </table:table-cell>
          <table:table-cell table:style-name="ce513" office:value-type="string" calcext:value-type="string">
            <text:p>RODRIGO SILVA CARDOS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05" office:value-type="float" office:value="740794" calcext:value-type="float">
            <text:p>740794</text:p>
          </table:table-cell>
          <table:table-cell table:style-name="ce503" office:value-type="string" calcext:value-type="string">
            <text:p>LUIZ HENRIQUE DE MIRAND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2"/>
          <table:table-cell table:style-name="ce508" office:value-type="string" calcext:value-type="string">
            <text:p>P</text:p>
          </table:table-cell>
          <table:table-cell table:style-name="ce508" table:number-columns-repeated="4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173079" calcext:value-type="float">
            <text:p>1173079</text:p>
          </table:table-cell>
          <table:table-cell table:style-name="ce513" office:value-type="string" calcext:value-type="string">
            <text:p>ROGER BORGES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82" office:value-type="float" office:value="596179" calcext:value-type="float">
            <text:p>596179</text:p>
          </table:table-cell>
          <table:table-cell table:style-name="ce590" office:value-type="string" calcext:value-type="string">
            <text:p>ROGERIO RODRIGUES DOS SANTOS </text:p>
          </table:table-cell>
          <table:table-cell table:style-name="ce582" office:value-type="string" calcext:value-type="string">
            <text:p>OESTE 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667865" calcext:value-type="float">
            <text:p>667865</text:p>
          </table:table-cell>
          <table:table-cell table:style-name="ce576" office:value-type="string" calcext:value-type="string">
            <text:p>RONEZ PHELYPE SILVA FELIX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829377" calcext:value-type="float">
            <text:p>829377</text:p>
          </table:table-cell>
          <table:table-cell table:style-name="ce513" office:value-type="string" calcext:value-type="string">
            <text:p>ROSIENE MARTINS DOS SANTO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2122378" calcext:value-type="float">
            <text:p>2122378</text:p>
          </table:table-cell>
          <table:table-cell table:style-name="ce536" office:value-type="string" calcext:value-type="string">
            <text:p>ROSINEIDE PEREIRA DA SILVA </text:p>
          </table:table-cell>
          <table:table-cell table:style-name="ce536" office:value-type="string" calcext:value-type="string">
            <text:p>OESTE 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01716" calcext:value-type="float">
            <text:p>501716</text:p>
          </table:table-cell>
          <table:table-cell table:style-name="ce513" office:value-type="string" calcext:value-type="string">
            <text:p>RUIMAR DA CRUZ SANTO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14666" calcext:value-type="float">
            <text:p>514666</text:p>
          </table:table-cell>
          <table:table-cell table:style-name="ce513" office:value-type="string" calcext:value-type="string">
            <text:p>SANDRO ALVES DOS SANTO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548408" calcext:value-type="float">
            <text:p>548408</text:p>
          </table:table-cell>
          <table:table-cell table:style-name="ce588" office:value-type="string" calcext:value-type="string">
            <text:p>SARA SERAFIM FERREIRA </text:p>
          </table:table-cell>
          <table:table-cell table:style-name="ce536" office:value-type="string" calcext:value-type="string">
            <text:p>OESTE 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049005" calcext:value-type="float">
            <text:p>2049005</text:p>
          </table:table-cell>
          <table:table-cell table:style-name="ce513" office:value-type="string" calcext:value-type="string">
            <text:p>SARITA TUPINAMB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387123" calcext:value-type="float">
            <text:p>1387123</text:p>
          </table:table-cell>
          <table:table-cell table:style-name="ce513" office:value-type="string" calcext:value-type="string">
            <text:p>SEBASTIAO LUCAS DE OLIVEIR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516624" calcext:value-type="float">
            <text:p>1516624</text:p>
          </table:table-cell>
          <table:table-cell table:style-name="ce513" office:value-type="string" calcext:value-type="string">
            <text:p>SERGIO VENANCIO DE ASSI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834496" calcext:value-type="float">
            <text:p>834496</text:p>
          </table:table-cell>
          <table:table-cell table:style-name="ce513" office:value-type="string" calcext:value-type="string">
            <text:p>SIDNEY SILVA CAVALCANTE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855200" calcext:value-type="float">
            <text:p>855200</text:p>
          </table:table-cell>
          <table:table-cell table:style-name="ce513" office:value-type="string" calcext:value-type="string">
            <text:p>SILVIO FAGUNDES FRANC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642570" calcext:value-type="float">
            <text:p>642570</text:p>
          </table:table-cell>
          <table:table-cell table:style-name="ce631" office:value-type="string" calcext:value-type="string">
            <text:p>SIRLENE MARIA TELES DIA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3"/>
          <table:table-cell table:style-name="ce508" office:value-type="string" calcext:value-type="string">
            <text:p>P</text:p>
          </table:table-cell>
          <table:table-cell table:style-name="ce508" table:number-columns-repeated="3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566354" calcext:value-type="float">
            <text:p>2566354</text:p>
          </table:table-cell>
          <table:table-cell table:style-name="ce513" office:value-type="string" calcext:value-type="string">
            <text:p>SUZELI DORTI SOARES DOS SANTO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278203" calcext:value-type="float">
            <text:p>1278203</text:p>
          </table:table-cell>
          <table:table-cell table:style-name="ce513" office:value-type="string" calcext:value-type="string">
            <text:p>TACILA VENCESLAU FERREIR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136936" calcext:value-type="float">
            <text:p>2136936</text:p>
          </table:table-cell>
          <table:table-cell table:style-name="ce490" office:value-type="string" calcext:value-type="string">
            <text:p>TAINA VITORIA SOARES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818026" calcext:value-type="float">
            <text:p>818026</text:p>
          </table:table-cell>
          <table:table-cell table:style-name="ce513" office:value-type="string" calcext:value-type="string">
            <text:p>TALITA LINO CRISTIANO 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760586" calcext:value-type="float">
            <text:p>760586</text:p>
          </table:table-cell>
          <table:table-cell table:style-name="ce490" office:value-type="string" calcext:value-type="string">
            <text:p>TATIELLE ALVES BORGES SANTO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3" office:value-type="float" office:value="1121699" calcext:value-type="float">
            <text:p>1121699</text:p>
          </table:table-cell>
          <table:table-cell table:style-name="ce526" office:value-type="string" calcext:value-type="string">
            <text:p>THIAGO DA SILVEIRA NUNES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027417" calcext:value-type="float">
            <text:p>1027417</text:p>
          </table:table-cell>
          <table:table-cell table:style-name="ce513" office:value-type="string" calcext:value-type="string">
            <text:p>THIAGO SOARES DOS SANTO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849847" calcext:value-type="float">
            <text:p>849847</text:p>
          </table:table-cell>
          <table:table-cell table:style-name="ce513" office:value-type="string" calcext:value-type="string">
            <text:p>TIAGO APARECIDO DE OLIVEIRA DOMINGO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2"/>
          <table:table-cell table:style-name="ce508" office:value-type="string" calcext:value-type="string">
            <text:p>p</text:p>
          </table:table-cell>
          <table:table-cell table:style-name="ce508" office:value-type="string" calcext:value-type="string">
            <text:p>P</text:p>
          </table:table-cell>
          <table:table-cell table:style-name="ce508" table:number-columns-repeated="13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890445" calcext:value-type="float">
            <text:p>890445</text:p>
          </table:table-cell>
          <table:table-cell table:style-name="ce490" office:value-type="string" calcext:value-type="string">
            <text:p>TIAGO FARIA CARDOS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1165653" calcext:value-type="float">
            <text:p>1165653</text:p>
          </table:table-cell>
          <table:table-cell table:style-name="ce513" office:value-type="string" calcext:value-type="string">
            <text:p>TYSON BIANCHINI SILVA ALBIN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786209" calcext:value-type="float">
            <text:p>786209</text:p>
          </table:table-cell>
          <table:table-cell table:style-name="ce513" office:value-type="string" calcext:value-type="string">
            <text:p>VALBERSON ROATT DELMASCHIO ALVE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602490" calcext:value-type="float">
            <text:p>602490</text:p>
          </table:table-cell>
          <table:table-cell table:style-name="ce513" office:value-type="string" calcext:value-type="string">
            <text:p>VALDEIR MARTINS DE OLIVEIR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620843" calcext:value-type="float">
            <text:p>620843</text:p>
          </table:table-cell>
          <table:table-cell table:style-name="ce513" office:value-type="string" calcext:value-type="string">
            <text:p>VALERIA ALVES DA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37371" calcext:value-type="float">
            <text:p>537371</text:p>
          </table:table-cell>
          <table:table-cell table:style-name="ce490" office:value-type="string" calcext:value-type="string">
            <text:p>VALERIA MARIA DE S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888416" calcext:value-type="float">
            <text:p>888416</text:p>
          </table:table-cell>
          <table:table-cell table:style-name="ce513" office:value-type="string" calcext:value-type="string">
            <text:p>VANESSA RABELLO DE PAUL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3"/>
          <table:table-cell table:style-name="ce508" office:value-type="string" calcext:value-type="string">
            <text:p>p</text:p>
          </table:table-cell>
          <table:table-cell table:style-name="ce508" table:number-columns-repeated="2"/>
          <table:table-cell table:style-name="ce508" office:value-type="string" calcext:value-type="string">
            <text:p>p</text:p>
          </table:table-cell>
          <table:table-cell table:style-name="ce508" table:number-columns-repeated="10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1199660" calcext:value-type="float">
            <text:p>1199660</text:p>
          </table:table-cell>
          <table:table-cell table:style-name="ce588" office:value-type="string" calcext:value-type="string">
            <text:p>VICENTE DE OLIVEIRA PINTO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912653" calcext:value-type="float">
            <text:p>912653</text:p>
          </table:table-cell>
          <table:table-cell table:style-name="ce513" office:value-type="string" calcext:value-type="string">
            <text:p>VICENTE EUSTQUIO DE OLIVEIR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793760" calcext:value-type="float">
            <text:p>2793760</text:p>
          </table:table-cell>
          <table:table-cell table:style-name="ce513" office:value-type="string" calcext:value-type="string">
            <text:p>VICTOR HENRIQUE SANTOS PEREIR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3" office:value-type="float" office:value="899051" calcext:value-type="float">
            <text:p>899051</text:p>
          </table:table-cell>
          <table:table-cell table:style-name="ce526" office:value-type="string" calcext:value-type="string">
            <text:p>VILSON LUIZ DA SILVA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12799" calcext:value-type="float">
            <text:p>512799</text:p>
          </table:table-cell>
          <table:table-cell table:style-name="ce513" office:value-type="string" calcext:value-type="string">
            <text:p>VINICIUS GABRIEL CARDOSO BESSA GONÇALVE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609381" calcext:value-type="float">
            <text:p>609381</text:p>
          </table:table-cell>
          <table:table-cell table:style-name="ce513" office:value-type="string" calcext:value-type="string">
            <text:p>VINICIUS PAULA CARDOS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821424" calcext:value-type="float">
            <text:p>821424</text:p>
          </table:table-cell>
          <table:table-cell table:style-name="ce513" office:value-type="string" calcext:value-type="string">
            <text:p>VINICIUS RAPHAEL DIAS DA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3" office:value-type="float" office:value="781629" calcext:value-type="float">
            <text:p>781629</text:p>
          </table:table-cell>
          <table:table-cell table:style-name="ce526" office:value-type="string" calcext:value-type="string">
            <text:p>VIVIANE APARECIDA DOS SANTOS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681792" calcext:value-type="float">
            <text:p>681792</text:p>
          </table:table-cell>
          <table:table-cell table:style-name="ce513" office:value-type="string" calcext:value-type="string">
            <text:p>VIVIANE CARDOSO DE FREITA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504771" calcext:value-type="float">
            <text:p>2504771</text:p>
          </table:table-cell>
          <table:table-cell table:style-name="ce490" office:value-type="string" calcext:value-type="string">
            <text:p>WADNOR EUGENE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847340" calcext:value-type="float">
            <text:p>847340</text:p>
          </table:table-cell>
          <table:table-cell table:style-name="ce513" office:value-type="string" calcext:value-type="string">
            <text:p>WAGTON CARLOS GONÇALVE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192560" calcext:value-type="float">
            <text:p>2192560</text:p>
          </table:table-cell>
          <table:table-cell table:style-name="ce513" office:value-type="string" calcext:value-type="string">
            <text:p>WALDEMBERG DIULIO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238417" calcext:value-type="float">
            <text:p>2238417</text:p>
          </table:table-cell>
          <table:table-cell table:style-name="ce513" office:value-type="string" calcext:value-type="string">
            <text:p>WALLISON RODRIGO RIBEIRO TOMAZ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3" office:value-type="float" office:value="955558" calcext:value-type="float">
            <text:p>955558</text:p>
          </table:table-cell>
          <table:table-cell table:style-name="ce526" office:value-type="string" calcext:value-type="string">
            <text:p>WANDERLAN DIVINO DE OLIVEIRA MELO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785575" calcext:value-type="float">
            <text:p>785575</text:p>
          </table:table-cell>
          <table:table-cell table:style-name="ce588" office:value-type="string" calcext:value-type="string">
            <text:p>WANDERLEI GOMES AMARAL FILHO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646156" calcext:value-type="float">
            <text:p>646156</text:p>
          </table:table-cell>
          <table:table-cell table:style-name="ce513" office:value-type="string" calcext:value-type="string">
            <text:p>WARLLEY BORGES RODRIGUE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87787" calcext:value-type="float">
            <text:p>587787</text:p>
          </table:table-cell>
          <table:table-cell table:style-name="ce513" office:value-type="string" calcext:value-type="string">
            <text:p>WELLINGTON FERREIRA MARTIN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707734" calcext:value-type="float">
            <text:p>707734</text:p>
          </table:table-cell>
          <table:table-cell table:style-name="ce588" office:value-type="string" calcext:value-type="string">
            <text:p>WELLINGTON GOMES DE MENEZES </text:p>
          </table:table-cell>
          <table:table-cell table:style-name="ce536" office:value-type="string" calcext:value-type="string">
            <text:p>OESTE 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7944097" calcext:value-type="float">
            <text:p>7944097</text:p>
          </table:table-cell>
          <table:table-cell table:style-name="ce490" office:value-type="string" calcext:value-type="string">
            <text:p>WENDERSON INACIO DA SILVA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972241" calcext:value-type="float">
            <text:p>972241</text:p>
          </table:table-cell>
          <table:table-cell table:style-name="ce588" office:value-type="string" calcext:value-type="string">
            <text:p>WESLEY CARNEIRO DE FREITAS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709562" calcext:value-type="float">
            <text:p>709562</text:p>
          </table:table-cell>
          <table:table-cell table:style-name="ce513" office:value-type="string" calcext:value-type="string">
            <text:p>WESLEY MORAIS DA CRUZ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522229" calcext:value-type="float">
            <text:p>522229</text:p>
          </table:table-cell>
          <table:table-cell table:style-name="ce513" office:value-type="string" calcext:value-type="string">
            <text:p>WEVERTON SILVA DE ARAUJO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0" office:value-type="float" office:value="2447788" calcext:value-type="float">
            <text:p>2447788</text:p>
          </table:table-cell>
          <table:table-cell table:style-name="ce513" office:value-type="string" calcext:value-type="string">
            <text:p>WILIAMS LOPES NEVE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2" office:value-type="float" office:value="864217" calcext:value-type="float">
            <text:p>864217</text:p>
          </table:table-cell>
          <table:table-cell table:style-name="ce589" office:value-type="string" calcext:value-type="string">
            <text:p>YAGO CICERO VIEIRA DIAS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68" office:value-type="float" office:value="2793328" calcext:value-type="float">
            <text:p>2793328</text:p>
          </table:table-cell>
          <table:table-cell table:style-name="ce568" office:value-type="string" calcext:value-type="string">
            <text:p>MARIA DOS REIS PERES FERREIRA SANTOS</text:p>
          </table:table-cell>
          <table:table-cell table:style-name="ce568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68" office:value-type="float" office:value="515551" calcext:value-type="float">
            <text:p>515551</text:p>
          </table:table-cell>
          <table:table-cell table:style-name="ce568" office:value-type="string" calcext:value-type="string">
            <text:p>JOSE DONIZETTE DA SILVA</text:p>
          </table:table-cell>
          <table:table-cell table:style-name="ce568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5"/>
          <table:table-cell table:style-name="ce508" office:value-type="string" calcext:value-type="string">
            <text:p>P</text:p>
          </table:table-cell>
          <table:table-cell table:style-name="ce508"/>
          <table:table-cell table:style-name="ce508" office:value-type="string" calcext:value-type="string">
            <text:p>p</text:p>
          </table:table-cell>
          <table:table-cell table:style-name="ce508"/>
          <table:table-cell table:style-name="ce508" office:value-type="string" calcext:value-type="string">
            <text:p>P</text:p>
          </table:table-cell>
          <table:table-cell table:style-name="ce508" table:number-columns-repeated="2"/>
          <table:table-cell table:style-name="ce174"/>
          <table:table-cell table:style-name="ce508" office:value-type="string" calcext:value-type="string">
            <text:p>P</text:p>
          </table:table-cell>
          <table:table-cell table:number-columns-repeated="2" table:style-name="ce508" office:value-type="string" calcext:value-type="string">
            <text:p>p</text:p>
          </table:table-cell>
          <table:table-cell table:style-name="ce508" office:value-type="string" calcext:value-type="string">
            <text:p>P</text:p>
          </table:table-cell>
          <table:table-cell table:style-name="ce508"/>
          <table:table-cell table:style-name="ce548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68" office:value-type="float" office:value="734674" calcext:value-type="float">
            <text:p>734674</text:p>
          </table:table-cell>
          <table:table-cell table:style-name="ce568" office:value-type="string" calcext:value-type="string">
            <text:p>IGOR HENRIQUE SILVA</text:p>
          </table:table-cell>
          <table:table-cell table:style-name="ce568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6" office:value-type="float" office:value="720630" calcext:value-type="float">
            <text:p>720630</text:p>
          </table:table-cell>
          <table:table-cell table:style-name="ce588" office:value-type="string" calcext:value-type="string">
            <text:p>EVERALDO JOSE CAMPELO 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89" office:value-type="float" office:value="2436891" calcext:value-type="float">
            <text:p>2436891</text:p>
          </table:table-cell>
          <table:table-cell table:style-name="ce504" office:value-type="string" calcext:value-type="string">
            <text:p>ANTÔNIO GARCIA BARBOSA</text:p>
          </table:table-cell>
          <table:table-cell table:style-name="ce536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6"/>
          <table:table-cell table:style-name="ce508" office:value-type="string" calcext:value-type="string">
            <text:p>P</text:p>
          </table:table-cell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89" office:value-type="float" office:value="700217" calcext:value-type="float">
            <text:p>700217</text:p>
          </table:table-cell>
          <table:table-cell table:style-name="ce504" office:value-type="string" calcext:value-type="string">
            <text:p>MAURILIO DE OLIVEIRA SANTOS</text:p>
          </table:table-cell>
          <table:table-cell table:style-name="ce594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622" office:value-type="float" office:value="757705" calcext:value-type="float">
            <text:p>757705</text:p>
          </table:table-cell>
          <table:table-cell table:style-name="ce504" office:value-type="string" calcext:value-type="string">
            <text:p>SANDRA FERREIRA DA PURIFICAÇÃO</text:p>
          </table:table-cell>
          <table:table-cell table:style-name="ce594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68" office:value-type="float" office:value="2829598" calcext:value-type="float">
            <text:p>2829598</text:p>
          </table:table-cell>
          <table:table-cell table:style-name="ce568" office:value-type="string" calcext:value-type="string">
            <text:p>LEANDRO ALVES</text:p>
          </table:table-cell>
          <table:table-cell table:style-name="ce568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2"/>
          <table:table-cell table:style-name="ce508" office:value-type="string" calcext:value-type="string">
            <text:p>p</text:p>
          </table:table-cell>
          <table:table-cell table:style-name="ce508" table:number-columns-repeated="2"/>
          <table:table-cell table:style-name="ce508" office:value-type="string" calcext:value-type="string">
            <text:p>P</text:p>
          </table:table-cell>
          <table:table-cell table:style-name="ce508" table:number-columns-repeated="9"/>
          <table:table-cell table:style-name="ce508" office:value-type="string" calcext:value-type="string">
            <text:p>p</text:p>
          </table:table-cell>
          <table:table-cell table:style-name="ce508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89" office:value-type="float" office:value="1280210" calcext:value-type="float">
            <text:p>1280210</text:p>
          </table:table-cell>
          <table:table-cell table:style-name="ce527" office:value-type="string" calcext:value-type="string">
            <text:p>MARCIO ROBERTO ALVES DOS SANTOS</text:p>
          </table:table-cell>
          <table:table-cell table:style-name="ce53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04" office:value-type="float" office:value="605236" calcext:value-type="float">
            <text:p>605236</text:p>
          </table:table-cell>
          <table:table-cell table:style-name="ce504" office:value-type="string" calcext:value-type="string">
            <text:p>VIRGINIA DE FÁTIMA DO NASCIMENTO AMARO</text:p>
          </table:table-cell>
          <table:table-cell table:style-name="ce505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89" office:value-type="float" office:value="1314377" calcext:value-type="float">
            <text:p>1314377</text:p>
          </table:table-cell>
          <table:table-cell table:style-name="ce505" office:value-type="string" calcext:value-type="string">
            <text:p>JEFFERSON ROSCHELLE CAMARGOS</text:p>
          </table:table-cell>
          <table:table-cell table:style-name="ce504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08" office:value-type="float" office:value="650115" calcext:value-type="float">
            <text:p>650115</text:p>
          </table:table-cell>
          <table:table-cell table:style-name="ce504" office:value-type="string" calcext:value-type="string">
            <text:p>ALYSSON RODRIGUES SILVA</text:p>
          </table:table-cell>
          <table:table-cell table:style-name="ce504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89" office:value-type="float" office:value="2930544" calcext:value-type="float">
            <text:p>2930544</text:p>
          </table:table-cell>
          <table:table-cell table:style-name="ce504" office:value-type="string" calcext:value-type="string">
            <text:p>GABRIEL COSME GONÇALVES</text:p>
          </table:table-cell>
          <table:table-cell table:style-name="ce505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05"/>
          <table:table-cell table:style-name="ce508" table:number-columns-repeated="19"/>
          <table:table-cell table:style-name="ce557" table:number-columns-repeated="993"/>
          <table:table-cell table:style-name="ce551" table:number-columns-repeated="7"/>
          <table:table-cell table:number-columns-repeated="15360"/>
        </table:table-row>
        <table:table-row table:style-name="ro2">
          <table:table-cell table:style-name="ce489" office:value-type="float" office:value="2623144" calcext:value-type="float">
            <text:p>2623144</text:p>
          </table:table-cell>
          <table:table-cell table:style-name="ce504" office:value-type="string" calcext:value-type="string">
            <text:p>SERGIO TADEU SOUZA VANZO</text:p>
          </table:table-cell>
          <table:table-cell table:style-name="ce504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2"/>
          <table:table-cell table:style-name="ce508" office:value-type="string" calcext:value-type="string">
            <text:p>P</text:p>
          </table:table-cell>
          <table:table-cell table:style-name="ce508" table:number-columns-repeated="4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89" office:value-type="float" office:value="776456" calcext:value-type="float">
            <text:p>776456</text:p>
          </table:table-cell>
          <table:table-cell table:style-name="ce504" office:value-type="string" calcext:value-type="string">
            <text:p>WANDERSON LUIZ DA CRUZ</text:p>
          </table:table-cell>
          <table:table-cell table:style-name="ce504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89" office:value-type="float" office:value="2604163" calcext:value-type="float">
            <text:p>2604163</text:p>
          </table:table-cell>
          <table:table-cell table:style-name="ce504" office:value-type="string" calcext:value-type="string">
            <text:p>ARNALDO GOMES PEREIRA</text:p>
          </table:table-cell>
          <table:table-cell table:style-name="ce504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08" office:value-type="float" office:value="694891" calcext:value-type="float">
            <text:p>694891</text:p>
          </table:table-cell>
          <table:table-cell table:style-name="ce504" office:value-type="string" calcext:value-type="string">
            <text:p>ALEXSANDRA CANDIDA DA SILVA </text:p>
          </table:table-cell>
          <table:table-cell table:style-name="ce505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08" office:value-type="float" office:value="608489" calcext:value-type="float">
            <text:p>608489</text:p>
          </table:table-cell>
          <table:table-cell table:style-name="ce504" office:value-type="string" calcext:value-type="string">
            <text:p>VANDERSON ARANTES DA SILVA</text:p>
          </table:table-cell>
          <table:table-cell table:style-name="ce505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08" office:value-type="float" office:value="977610" calcext:value-type="float">
            <text:p>977610</text:p>
          </table:table-cell>
          <table:table-cell table:style-name="ce504" office:value-type="string" calcext:value-type="string">
            <text:p>JOSÉ CARLOS GOMES DOS SANTOS JUNIOR</text:p>
          </table:table-cell>
          <table:table-cell table:style-name="ce505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08" office:value-type="float" office:value="885848" calcext:value-type="float">
            <text:p>885848</text:p>
          </table:table-cell>
          <table:table-cell table:style-name="ce504" office:value-type="string" calcext:value-type="string">
            <text:p>HUMBERTO CESAR DA CUNHA </text:p>
          </table:table-cell>
          <table:table-cell table:style-name="ce505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08" office:value-type="float" office:value="503803" calcext:value-type="float">
            <text:p>503803</text:p>
          </table:table-cell>
          <table:table-cell table:style-name="ce504" office:value-type="string" calcext:value-type="string">
            <text:p>LUCAS FERNANDO FELIPE</text:p>
          </table:table-cell>
          <table:table-cell table:style-name="ce505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08" office:value-type="float" office:value="1243995" calcext:value-type="float">
            <text:p>1243995</text:p>
          </table:table-cell>
          <table:table-cell table:style-name="ce504" office:value-type="string" calcext:value-type="string">
            <text:p>JULIANA SANTOS DOS REIS </text:p>
          </table:table-cell>
          <table:table-cell table:style-name="ce505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01" office:value-type="float" office:value="536505" calcext:value-type="float">
            <text:p>536505</text:p>
          </table:table-cell>
          <table:table-cell table:style-name="ce524" office:value-type="string" calcext:value-type="string">
            <text:p>ROBSON EURIPEDES DOS SANTOS</text:p>
          </table:table-cell>
          <table:table-cell table:style-name="ce499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623" office:value-type="float" office:value="2966612" calcext:value-type="float">
            <text:p>2966612</text:p>
          </table:table-cell>
          <table:table-cell table:style-name="ce570" office:value-type="string" calcext:value-type="string">
            <text:p>JESSICA ALVES DE MENEZES</text:p>
          </table:table-cell>
          <table:table-cell table:style-name="ce500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5"/>
          <table:table-cell table:style-name="ce508" office:value-type="string" calcext:value-type="string">
            <text:p>P</text:p>
          </table:table-cell>
          <table:table-cell table:style-name="ce508" table:number-columns-repeated="11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96" office:value-type="float" office:value="844824" calcext:value-type="float">
            <text:p>844824</text:p>
          </table:table-cell>
          <table:table-cell table:style-name="ce515" office:value-type="string" calcext:value-type="string">
            <text:p>JOENIS ARAUJO DA SILVA</text:p>
          </table:table-cell>
          <table:table-cell table:style-name="ce499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2"/>
          <table:table-cell table:style-name="ce508" office:value-type="string" calcext:value-type="string">
            <text:p>P</text:p>
          </table:table-cell>
          <table:table-cell table:style-name="ce508" table:number-columns-repeated="4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43" office:value-type="float" office:value="792290" calcext:value-type="float">
            <text:p>792290</text:p>
          </table:table-cell>
          <table:table-cell table:style-name="ce543" office:value-type="string" calcext:value-type="string">
            <text:p>ADÃO JUNIOR DE SOUZA</text:p>
          </table:table-cell>
          <table:table-cell table:style-name="ce54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4" office:value-type="float" office:value="611335" calcext:value-type="float">
            <text:p>611335</text:p>
          </table:table-cell>
          <table:table-cell table:style-name="ce502" office:value-type="string" calcext:value-type="string">
            <text:p>ADILSON ALVES MARTINS</text:p>
          </table:table-cell>
          <table:table-cell table:style-name="ce54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3"/>
          <table:table-cell table:style-name="ce508" office:value-type="string" calcext:value-type="string">
            <text:p>P</text:p>
          </table:table-cell>
          <table:table-cell table:style-name="ce508" table:number-columns-repeated="2"/>
          <table:table-cell table:style-name="ce508" office:value-type="string" calcext:value-type="string">
            <text:p>P</text:p>
          </table:table-cell>
          <table:table-cell table:style-name="ce508"/>
          <table:table-cell table:style-name="ce548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623" office:value-type="float" office:value="586533" calcext:value-type="float">
            <text:p>586533</text:p>
          </table:table-cell>
          <table:table-cell table:style-name="ce570" office:value-type="string" calcext:value-type="string">
            <text:p>WILLER MORAES SILVA</text:p>
          </table:table-cell>
          <table:table-cell table:style-name="ce500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01" office:value-type="float" office:value="1222924" calcext:value-type="float">
            <text:p>1222924</text:p>
          </table:table-cell>
          <table:table-cell table:style-name="ce501" office:value-type="string" calcext:value-type="string">
            <text:p>EDUARDO APARECIDO DOS SANTOS</text:p>
          </table:table-cell>
          <table:table-cell table:style-name="ce54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624" office:value-type="float" office:value="595848" calcext:value-type="float">
            <text:p>595848</text:p>
          </table:table-cell>
          <table:table-cell table:style-name="ce624" office:value-type="string" calcext:value-type="string">
            <text:p>ANDERSON DE OLIVEIRA CARRIJO</text:p>
          </table:table-cell>
          <table:table-cell table:style-name="ce502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7"/>
          <table:table-cell table:style-name="ce508" office:value-type="string" calcext:value-type="string">
            <text:p>P</text:p>
          </table:table-cell>
          <table:table-cell table:style-name="ce508" table:number-columns-repeated="2"/>
          <table:table-cell table:style-name="ce508" office:value-type="string" calcext:value-type="string">
            <text:p>p</text:p>
          </table:table-cell>
          <table:table-cell table:style-name="ce508" table:number-columns-repeated="6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01" office:value-type="float" office:value="2517542" calcext:value-type="float">
            <text:p>2517542</text:p>
          </table:table-cell>
          <table:table-cell table:style-name="ce524" office:value-type="string" calcext:value-type="string">
            <text:p>MARCOS PEREIRA MACHADO</text:p>
          </table:table-cell>
          <table:table-cell table:style-name="ce499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34" office:value-type="float" office:value="774690" calcext:value-type="float">
            <text:p>774690</text:p>
          </table:table-cell>
          <table:table-cell table:style-name="ce632" office:value-type="string" calcext:value-type="string">
            <text:p>MARCELO JOSE DA SILVA</text:p>
          </table:table-cell>
          <table:table-cell table:style-name="ce543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43" office:value-type="float" office:value="827094" calcext:value-type="float">
            <text:p>827094</text:p>
          </table:table-cell>
          <table:table-cell table:style-name="ce512" office:value-type="string" calcext:value-type="string">
            <text:p>PEDRO BENTO MENDES</text:p>
          </table:table-cell>
          <table:table-cell table:style-name="ce502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625" office:value-type="float" office:value="2971696" calcext:value-type="float">
            <text:p>2971696</text:p>
          </table:table-cell>
          <table:table-cell table:style-name="ce633" office:value-type="string" calcext:value-type="string">
            <text:p>CARLOS ALBERTO CATIN</text:p>
          </table:table-cell>
          <table:table-cell table:style-name="ce625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87" office:value-type="float" office:value="856389" calcext:value-type="float">
            <text:p>856389</text:p>
          </table:table-cell>
          <table:table-cell table:style-name="ce491" office:value-type="string" calcext:value-type="string">
            <text:p>JORGE HENRIQUE DE MIRANDA </text:p>
          </table:table-cell>
          <table:table-cell table:style-name="ce532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08" office:value-type="float" office:value="2675865" calcext:value-type="float">
            <text:p>2675865</text:p>
          </table:table-cell>
          <table:table-cell table:style-name="ce504" office:value-type="string" calcext:value-type="string">
            <text:p>JOHN RODRIGUES LEMOS</text:p>
          </table:table-cell>
          <table:table-cell table:style-name="ce499" office:value-type="string" calcext:value-type="string">
            <text:p>OESTE</text:p>
          </table:table-cell>
          <table:table-cell table:style-name="ce503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04" office:value-type="float" office:value="2978645" calcext:value-type="float">
            <text:p>2978645</text:p>
          </table:table-cell>
          <table:table-cell table:style-name="ce504" office:value-type="string" calcext:value-type="string">
            <text:p>THALIA VERENA DE ALMEIDA SANNA </text:p>
          </table:table-cell>
          <table:table-cell table:style-name="ce504" office:value-type="string" calcext:value-type="string">
            <text:p>OESTE</text:p>
          </table:table-cell>
          <table:table-cell table:style-name="ce505" office:value-type="string" calcext:value-type="string">
            <text:p>ROTINA <text:s/>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87" office:value-type="float" office:value="1107662" calcext:value-type="float">
            <text:p>1107662</text:p>
          </table:table-cell>
          <table:table-cell table:style-name="ce487" office:value-type="string" calcext:value-type="string">
            <text:p>DANIELA RAMOS TERTULIANO FORASTIERI</text:p>
          </table:table-cell>
          <table:table-cell table:style-name="ce487" office:value-type="string" calcext:value-type="string">
            <text:p>OESTE</text:p>
          </table:table-cell>
          <table:table-cell table:style-name="ce505" office:value-type="string" calcext:value-type="string">
            <text:p>ROTINA <text:s/>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89" office:value-type="float" office:value="1349748" calcext:value-type="float">
            <text:p>1349748</text:p>
          </table:table-cell>
          <table:table-cell table:style-name="ce504" office:value-type="string" calcext:value-type="string">
            <text:p>PAULO CESAR DA SILVA LIMA</text:p>
          </table:table-cell>
          <table:table-cell table:style-name="ce505" office:value-type="string" calcext:value-type="string">
            <text:p>OESTE</text:p>
          </table:table-cell>
          <table:table-cell table:style-name="ce505" office:value-type="string" calcext:value-type="string">
            <text:p>ROTINA <text:s/>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489" office:value-type="float" office:value="828072" calcext:value-type="float">
            <text:p>828072</text:p>
          </table:table-cell>
          <table:table-cell table:style-name="ce504" office:value-type="string" calcext:value-type="string">
            <text:p>DIVINO VIEIRA DOS SANTOS</text:p>
          </table:table-cell>
          <table:table-cell table:style-name="ce505" office:value-type="string" calcext:value-type="string">
            <text:p>OESTE</text:p>
          </table:table-cell>
          <table:table-cell table:style-name="ce505" office:value-type="string" calcext:value-type="string">
            <text:p>ROTINA <text:s/>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12">
          <table:table-cell table:style-name="ce568" office:value-type="float" office:value="585719" calcext:value-type="float">
            <text:p>585719</text:p>
          </table:table-cell>
          <table:table-cell table:style-name="ce568" office:value-type="string" calcext:value-type="string">
            <text:p>ELTON PAULO FERREIRA</text:p>
          </table:table-cell>
          <table:table-cell table:style-name="ce535" office:value-type="string" calcext:value-type="string">
            <text:p>OESTE</text:p>
          </table:table-cell>
          <table:table-cell table:style-name="ce505" office:value-type="string" calcext:value-type="string">
            <text:p>ROTINA <text:s/>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7">
          <table:table-cell table:style-name="ce500" office:value-type="float" office:value="663342" calcext:value-type="float">
            <text:p>663342</text:p>
          </table:table-cell>
          <table:table-cell table:style-name="ce523" office:value-type="string" calcext:value-type="string">
            <text:p>ANDRÉ LUIZ DE MOURA </text:p>
          </table:table-cell>
          <table:table-cell table:style-name="ce502" office:value-type="string" calcext:value-type="string">
            <text:p>OESTE</text:p>
          </table:table-cell>
          <table:table-cell table:style-name="ce505" office:value-type="string" calcext:value-type="string">
            <text:p>ROTINA <text:s/>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44" office:value-type="float" office:value="2449404" calcext:value-type="float">
            <text:p>2449404</text:p>
          </table:table-cell>
          <table:table-cell table:style-name="ce564" office:value-type="string" calcext:value-type="string">
            <text:p>DENICIO JOSE DE QUEIROZ</text:p>
          </table:table-cell>
          <table:table-cell table:style-name="ce544" office:value-type="string" calcext:value-type="string">
            <text:p>OESTE</text:p>
          </table:table-cell>
          <table:table-cell table:style-name="ce505" office:value-type="string" calcext:value-type="string">
            <text:p>ROTINA <text:s/>LIVRE</text:p>
          </table:table-cell>
          <table:table-cell table:style-name="ce541"/>
          <table:table-cell table:style-name="ce508" table:number-columns-repeated="7"/>
          <table:table-cell table:style-name="ce508" office:value-type="string" calcext:value-type="string">
            <text:p>P</text:p>
          </table:table-cell>
          <table:table-cell table:style-name="ce508" table:number-columns-repeated="5"/>
          <table:table-cell table:style-name="ce508" office:value-type="string" calcext:value-type="string">
            <text:p>P</text:p>
          </table:table-cell>
          <table:table-cell table:style-name="ce508" office:value-type="string" calcext:value-type="string">
            <text:p>p</text:p>
          </table:table-cell>
          <table:table-cell table:style-name="ce508" table:number-columns-repeated="2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13">
          <table:table-cell table:style-name="ce490" office:value-type="float" office:value="88145" calcext:value-type="float">
            <text:p>88145</text:p>
          </table:table-cell>
          <table:table-cell table:style-name="ce513" office:value-type="string" calcext:value-type="string">
            <text:p>VAGNER BORGES DA COSTA</text:p>
          </table:table-cell>
          <table:table-cell table:style-name="ce533" office:value-type="string" calcext:value-type="string">
            <text:p>OESTE</text:p>
          </table:table-cell>
          <table:table-cell table:style-name="ce505" office:value-type="string" calcext:value-type="string">
            <text:p>ROTINA <text:s/>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7">
          <table:table-cell table:style-name="ce496" office:value-type="float" office:value="2513012" calcext:value-type="float">
            <text:p>2513012</text:p>
          </table:table-cell>
          <table:table-cell table:style-name="ce515" office:value-type="string" calcext:value-type="string">
            <text:p>ISA LIMA NEVES</text:p>
          </table:table-cell>
          <table:table-cell table:style-name="ce499" office:value-type="string" calcext:value-type="string">
            <text:p>OESTE</text:p>
          </table:table-cell>
          <table:table-cell table:style-name="ce505" office:value-type="string" calcext:value-type="string">
            <text:p>ROTINA <text:s/>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14">
          <table:table-cell table:style-name="ce496" office:value-type="float" office:value="621480" calcext:value-type="float">
            <text:p>621480</text:p>
          </table:table-cell>
          <table:table-cell table:style-name="ce515" office:value-type="string" calcext:value-type="string">
            <text:p>SIMONE MARTINS</text:p>
          </table:table-cell>
          <table:table-cell table:style-name="ce499" office:value-type="string" calcext:value-type="string">
            <text:p>OESTE</text:p>
          </table:table-cell>
          <table:table-cell table:style-name="ce505" office:value-type="string" calcext:value-type="string">
            <text:p>ROTINA <text:s/>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14">
          <table:table-cell table:style-name="ce559" office:value-type="float" office:value="2543495" calcext:value-type="float">
            <text:p>2543495</text:p>
          </table:table-cell>
          <table:table-cell table:style-name="ce563" office:value-type="string" calcext:value-type="string">
            <text:p>KELEN CRISTINA DE SOUSA TEIXEIRA</text:p>
          </table:table-cell>
          <table:table-cell table:style-name="ce499" office:value-type="string" calcext:value-type="string">
            <text:p>OESTE</text:p>
          </table:table-cell>
          <table:table-cell table:style-name="ce505" office:value-type="string" calcext:value-type="string">
            <text:p>ROTINA <text:s/>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13">
          <table:table-cell table:style-name="ce496" office:value-type="float" office:value="1242353" calcext:value-type="float">
            <text:p>1242353</text:p>
          </table:table-cell>
          <table:table-cell table:style-name="ce515" office:value-type="string" calcext:value-type="string">
            <text:p>ANA ÉRIKA COSTA MACEDO</text:p>
          </table:table-cell>
          <table:table-cell table:style-name="ce499" office:value-type="string" calcext:value-type="string">
            <text:p>OESTE</text:p>
          </table:table-cell>
          <table:table-cell table:style-name="ce505" office:value-type="string" calcext:value-type="string">
            <text:p>ROTINA <text:s/>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7">
          <table:table-cell table:style-name="ce496" office:value-type="float" office:value="606320" calcext:value-type="float">
            <text:p>606320</text:p>
          </table:table-cell>
          <table:table-cell table:style-name="ce515" office:value-type="string" calcext:value-type="string">
            <text:p>CLAUDIA ELIAS PEREIRA</text:p>
          </table:table-cell>
          <table:table-cell table:style-name="ce544" office:value-type="string" calcext:value-type="string">
            <text:p>OESTE</text:p>
          </table:table-cell>
          <table:table-cell table:style-name="ce505" office:value-type="string" calcext:value-type="string">
            <text:p>ROTINA <text:s/>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15">
          <table:table-cell table:style-name="ce504" office:value-type="float" office:value="1493922" calcext:value-type="float">
            <text:p>1493922</text:p>
          </table:table-cell>
          <table:table-cell table:style-name="ce504" office:value-type="string" calcext:value-type="string">
            <text:p>FILIPE RODRIGUES DA CUNHA</text:p>
          </table:table-cell>
          <table:table-cell table:style-name="ce505" office:value-type="string" calcext:value-type="string">
            <text:p>OESTE</text:p>
          </table:table-cell>
          <table:table-cell table:style-name="ce505" office:value-type="string" calcext:value-type="string">
            <text:p>ROTINA <text:s/>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7">
          <table:table-cell table:style-name="ce504" office:value-type="float" office:value="1067321" calcext:value-type="float">
            <text:p>1067321</text:p>
          </table:table-cell>
          <table:table-cell table:style-name="ce504" office:value-type="string" calcext:value-type="string">
            <text:p>KEREN EILEEN SOUZA</text:p>
          </table:table-cell>
          <table:table-cell table:style-name="ce505" office:value-type="string" calcext:value-type="string">
            <text:p>OESTE</text:p>
          </table:table-cell>
          <table:table-cell table:style-name="ce505" office:value-type="string" calcext:value-type="string">
            <text:p>ROTINA <text:s/>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489" office:value-type="float" office:value="2056108" calcext:value-type="float">
            <text:p>2056108</text:p>
          </table:table-cell>
          <table:table-cell table:style-name="ce504" office:value-type="string" calcext:value-type="string">
            <text:p>SIDINEI SOARES DA SILVA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41"/>
          <table:table-cell table:style-name="ce508" table:number-columns-repeated="4"/>
          <table:table-cell table:style-name="ce508" office:value-type="string" calcext:value-type="string">
            <text:p>P</text:p>
          </table:table-cell>
          <table:table-cell table:style-name="ce508" table:number-columns-repeated="12"/>
          <table:table-cell table:style-name="ce548" table:number-columns-repeated="2"/>
          <table:table-cell table:style-name="ce551" table:number-columns-repeated="999"/>
          <table:table-cell table:style-name="ce557"/>
          <table:table-cell table:number-columns-repeated="15360"/>
        </table:table-row>
        <table:table-row table:style-name="ro3">
          <table:table-cell table:style-name="ce508" office:value-type="float" office:value="646914" calcext:value-type="float">
            <text:p>646914</text:p>
          </table:table-cell>
          <table:table-cell table:style-name="ce528" office:value-type="string" calcext:value-type="string">
            <text:p>DIULYANNE WINNIER MOTA DE OLIVEIRA 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798647" calcext:value-type="float">
            <text:p>798647</text:p>
          </table:table-cell>
          <table:table-cell table:style-name="ce505" office:value-type="string" calcext:value-type="string">
            <text:p>TAIS CRISTINA FIAIA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05"/>
          <table:table-cell table:style-name="ce508" table:number-columns-repeated="19"/>
          <table:table-cell table:style-name="ce557" table:number-columns-repeated="1000"/>
          <table:table-cell table:number-columns-repeated="15360"/>
        </table:table-row>
        <table:table-row table:style-name="ro3">
          <table:table-cell table:style-name="ce516" office:value-type="float" office:value="836547" calcext:value-type="float">
            <text:p>836547</text:p>
          </table:table-cell>
          <table:table-cell table:style-name="ce528" office:value-type="string" calcext:value-type="string">
            <text:p>VICTOR HUGO REIS NOVIKOFF 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780737" calcext:value-type="float">
            <text:p>780737</text:p>
          </table:table-cell>
          <table:table-cell table:style-name="ce505" office:value-type="string" calcext:value-type="string">
            <text:p>LOURIVAL PEREIRA DE ARAUJO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616506" calcext:value-type="float">
            <text:p>616506</text:p>
          </table:table-cell>
          <table:table-cell table:style-name="ce505" office:value-type="string" calcext:value-type="string">
            <text:p>REGINALDO ADRIANO DA SILVA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2248670" calcext:value-type="float">
            <text:p>2248670</text:p>
          </table:table-cell>
          <table:table-cell table:style-name="ce505" office:value-type="string" calcext:value-type="string">
            <text:p>THIAGO CARDOSO DE OLIVEIRA 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41"/>
          <table:table-cell table:style-name="ce508" table:number-columns-repeated="9"/>
          <table:table-cell table:style-name="ce508" office:value-type="string" calcext:value-type="string">
            <text:p>P</text:p>
          </table:table-cell>
          <table:table-cell table:style-name="ce508" table:number-columns-repeated="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2099895" calcext:value-type="float">
            <text:p>2099895</text:p>
          </table:table-cell>
          <table:table-cell table:style-name="ce505" office:value-type="string" calcext:value-type="string">
            <text:p>LUCIENE MACIEL DIOGO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767589" calcext:value-type="float">
            <text:p>767589</text:p>
          </table:table-cell>
          <table:table-cell table:style-name="ce505" office:value-type="string" calcext:value-type="string">
            <text:p>MARIO JOSE HONORIO JUNIOR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41"/>
          <table:table-cell table:style-name="ce508" table:number-columns-repeated="2"/>
          <table:table-cell table:style-name="ce508" office:value-type="string" calcext:value-type="string">
            <text:p>p</text:p>
          </table:table-cell>
          <table:table-cell table:style-name="ce508" table:number-columns-repeated="15"/>
          <table:table-cell table:style-name="ce548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819258" calcext:value-type="float">
            <text:p>819258</text:p>
          </table:table-cell>
          <table:table-cell table:style-name="ce634" office:value-type="string" calcext:value-type="string">
            <text:p>LEVI DE CAMPOS SAMPAIO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766487" calcext:value-type="float">
            <text:p>766487</text:p>
          </table:table-cell>
          <table:table-cell table:style-name="ce505" office:value-type="string" calcext:value-type="string">
            <text:p>IGLER CORDEIRO SATLER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1187699" calcext:value-type="float">
            <text:p>1187699</text:p>
          </table:table-cell>
          <table:table-cell table:style-name="ce635" office:value-type="string" calcext:value-type="string">
            <text:p>BALTAZAR PAULINO 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999"/>
          <table:table-cell table:style-name="ce557"/>
          <table:table-cell table:number-columns-repeated="15360"/>
        </table:table-row>
        <table:table-row table:style-name="ro3">
          <table:table-cell table:style-name="ce521" office:value-type="float" office:value="2448149" calcext:value-type="float">
            <text:p>2448149</text:p>
          </table:table-cell>
          <table:table-cell table:style-name="ce635" office:value-type="string" calcext:value-type="string">
            <text:p>ROMANINI TAMARA MARTINS DE SOUZA 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206432" calcext:value-type="float">
            <text:p>206432</text:p>
          </table:table-cell>
          <table:table-cell table:style-name="ce636" office:value-type="string" calcext:value-type="string">
            <text:p>HUGO BARBOSA DE SOUZA 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05"/>
          <table:table-cell table:style-name="ce508" table:number-columns-repeated="19"/>
          <table:table-cell table:style-name="ce557" table:number-columns-repeated="1000"/>
          <table:table-cell table:number-columns-repeated="15360"/>
        </table:table-row>
        <table:table-row table:style-name="ro3">
          <table:table-cell table:style-name="ce508" office:value-type="float" office:value="544830" calcext:value-type="float">
            <text:p>544830</text:p>
          </table:table-cell>
          <table:table-cell table:style-name="ce528" office:value-type="string" calcext:value-type="string">
            <text:p>LEONARDO NASCIMENTO MARTINS 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41"/>
          <table:table-cell table:style-name="ce508" table:number-columns-repeated="18"/>
          <table:table-cell table:style-name="ce548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2870607" calcext:value-type="float">
            <text:p>2870607</text:p>
          </table:table-cell>
          <table:table-cell table:style-name="ce528" office:value-type="string" calcext:value-type="string">
            <text:p>RODRIGO FERREIRA RODRIGUES 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2"/>
          <table:table-cell table:style-name="ce557" table:number-columns-repeated="15358"/>
        </table:table-row>
        <table:table-row table:style-name="ro3">
          <table:table-cell table:style-name="ce508" office:value-type="float" office:value="802218" calcext:value-type="float">
            <text:p>802218</text:p>
          </table:table-cell>
          <table:table-cell table:style-name="ce528" office:value-type="string" calcext:value-type="string">
            <text:p>MICHAEL RICHARD SILVA 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style-name="ce557" table:number-columns-repeated="15360"/>
        </table:table-row>
        <table:table-row table:style-name="ro3">
          <table:table-cell table:style-name="ce528" office:value-type="float" office:value="1132923" calcext:value-type="float">
            <text:p>1132923</text:p>
          </table:table-cell>
          <table:table-cell table:style-name="ce528" office:value-type="string" calcext:value-type="string">
            <text:p>VINICIUS DE OLIVEIRA PEIXOTO 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05"/>
          <table:table-cell table:style-name="ce508" table:number-columns-repeated="19"/>
          <table:table-cell table:style-name="ce557" table:number-columns-repeated="16360"/>
        </table:table-row>
        <table:table-row table:style-name="ro3">
          <table:table-cell table:style-name="ce508" office:value-type="float" office:value="667272" calcext:value-type="float">
            <text:p>667272</text:p>
          </table:table-cell>
          <table:table-cell table:style-name="ce528" office:value-type="string" calcext:value-type="string">
            <text:p>EDUARDO JUNIO CAETANO ALVES 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05"/>
          <table:table-cell table:style-name="ce508" table:number-columns-repeated="19"/>
          <table:table-cell table:style-name="ce557" table:number-columns-repeated="16360"/>
        </table:table-row>
        <table:table-row table:style-name="ro3">
          <table:table-cell table:style-name="ce508" office:value-type="float" office:value="1493751" calcext:value-type="float">
            <text:p>1493751</text:p>
          </table:table-cell>
          <table:table-cell table:style-name="ce528" office:value-type="string" calcext:value-type="string">
            <text:p>EDER JOSE COSTA MORAIS 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05"/>
          <table:table-cell table:style-name="ce508" table:number-columns-repeated="19"/>
          <table:table-cell table:style-name="ce557" table:number-columns-repeated="1002"/>
          <table:table-cell table:number-columns-repeated="15358"/>
        </table:table-row>
        <table:table-row table:style-name="ro3">
          <table:table-cell table:style-name="ce508" office:value-type="float" office:value="954118" calcext:value-type="float">
            <text:p>954118</text:p>
          </table:table-cell>
          <table:table-cell table:style-name="ce528" office:value-type="string" calcext:value-type="string">
            <text:p>HUGO FILIPE COSTA MALAQUIAS 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05"/>
          <table:table-cell table:style-name="ce508" table:number-columns-repeated="19"/>
          <table:table-cell table:style-name="ce557" table:number-columns-repeated="1000"/>
          <table:table-cell table:number-columns-repeated="15360"/>
        </table:table-row>
        <table:table-row table:style-name="ro3">
          <table:table-cell table:style-name="ce626" office:value-type="float" office:value="1149547" calcext:value-type="float">
            <text:p>1149547</text:p>
          </table:table-cell>
          <table:table-cell table:style-name="ce583" office:value-type="string" calcext:value-type="string">
            <text:p>VALDIR FERREIRA BORGES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54"/>
          <table:table-cell table:style-name="ce551" table:number-columns-repeated="2"/>
          <table:table-cell table:style-name="ce557"/>
          <table:table-cell table:style-name="ce551" table:number-columns-repeated="2"/>
          <table:table-cell table:style-name="ce557" table:number-columns-repeated="3"/>
          <table:table-cell table:style-name="ce551" table:number-columns-repeated="3"/>
          <table:table-cell table:style-name="ce557"/>
          <table:table-cell table:style-name="ce551" table:number-columns-repeated="3"/>
          <table:table-cell table:style-name="ce557" office:value-type="string" calcext:value-type="string">
            <text:p>p</text:p>
          </table:table-cell>
          <table:table-cell table:style-name="ce551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627" office:value-type="float" office:value="505547" calcext:value-type="float">
            <text:p>505547</text:p>
          </table:table-cell>
          <table:table-cell table:style-name="ce497" office:value-type="string" calcext:value-type="string">
            <text:p>FABRICIO SILVA BONIFACIO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41"/>
          <table:table-cell table:number-columns-repeated="2" table:style-name="ce508" office:value-type="string" calcext:value-type="string">
            <text:p>P</text:p>
          </table:table-cell>
          <table:table-cell table:style-name="ce508"/>
          <table:table-cell table:number-columns-repeated="3" table:style-name="ce508" office:value-type="string" calcext:value-type="string">
            <text:p>p</text:p>
          </table:table-cell>
          <table:table-cell table:style-name="ce508" office:value-type="string" calcext:value-type="string">
            <text:p>P</text:p>
          </table:table-cell>
          <table:table-cell table:style-name="ce508" table:number-columns-repeated="6"/>
          <table:table-cell table:style-name="ce508" office:value-type="string" calcext:value-type="string">
            <text:p>P</text:p>
          </table:table-cell>
          <table:table-cell table:style-name="ce508"/>
          <table:table-cell table:style-name="ce508" office:value-type="string" calcext:value-type="string">
            <text:p>p</text:p>
          </table:table-cell>
          <table:table-cell table:style-name="ce508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1347424" calcext:value-type="float">
            <text:p>1347424</text:p>
          </table:table-cell>
          <table:table-cell table:style-name="ce497" office:value-type="string" calcext:value-type="string">
            <text:p>LUCILIO DELFINO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41"/>
          <table:table-cell table:style-name="ce508" table:number-columns-repeated="5"/>
          <table:table-cell table:style-name="ce508" office:value-type="string" calcext:value-type="string">
            <text:p>P</text:p>
          </table:table-cell>
          <table:table-cell table:style-name="ce508" table:number-columns-repeated="11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627" office:value-type="float" office:value="1017251" calcext:value-type="float">
            <text:p>1017251</text:p>
          </table:table-cell>
          <table:table-cell table:style-name="ce497" office:value-type="string" calcext:value-type="string">
            <text:p>EDSON HERCULANO DE ARAUJO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627" office:value-type="float" office:value="1324485" calcext:value-type="float">
            <text:p>1324485</text:p>
          </table:table-cell>
          <table:table-cell table:style-name="ce497" office:value-type="string" calcext:value-type="string">
            <text:p>ELIAS FERNANDO BARBOSA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2876250" calcext:value-type="float">
            <text:p>2876250</text:p>
          </table:table-cell>
          <table:table-cell table:style-name="ce497" office:value-type="string" calcext:value-type="string">
            <text:p>GABRIEL AUGUSTO FERREIRA DOS SANTOS</text:p>
          </table:table-cell>
          <table:table-cell table:style-name="ce50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48" table:number-columns-repeated="19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05" office:value-type="float" office:value="2106933" calcext:value-type="float">
            <text:p>2106933</text:p>
          </table:table-cell>
          <table:table-cell table:style-name="ce497" office:value-type="string" calcext:value-type="string">
            <text:p>MARIO DOS REIS FERREIRA DIAS</text:p>
          </table:table-cell>
          <table:table-cell table:style-name="ce50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 table:number-columns-repeated="6"/>
          <table:table-cell table:style-name="ce554" table:number-columns-repeated="12"/>
          <table:table-cell table:style-name="ce541" table:number-columns-repeated="2"/>
          <table:table-cell table:style-name="ce554" table:number-columns-repeated="7"/>
          <table:table-cell table:style-name="ce551" table:number-columns-repeated="993"/>
          <table:table-cell table:number-columns-repeated="15360"/>
        </table:table-row>
        <table:table-row table:style-name="ro3">
          <table:table-cell table:style-name="ce627" office:value-type="float" office:value="810126" calcext:value-type="float">
            <text:p>810126</text:p>
          </table:table-cell>
          <table:table-cell table:style-name="ce497" office:value-type="string" calcext:value-type="string">
            <text:p>MARCELINO SANTOS PAULA</text:p>
          </table:table-cell>
          <table:table-cell table:style-name="ce50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office:value-type="string" calcext:value-type="string">
            <text:p>P</text:p>
          </table:table-cell>
          <table:table-cell table:style-name="ce508" table:number-columns-repeated="11"/>
          <table:table-cell table:style-name="ce508" office:value-type="string" calcext:value-type="string">
            <text:p>P</text:p>
          </table:table-cell>
          <table:table-cell table:style-name="ce508" table:number-columns-repeated="3"/>
          <table:table-cell table:style-name="ce508" office:value-type="string" calcext:value-type="string">
            <text:p>P</text:p>
          </table:table-cell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1193403" calcext:value-type="float">
            <text:p>1193403</text:p>
          </table:table-cell>
          <table:table-cell table:style-name="ce497" office:value-type="string" calcext:value-type="string">
            <text:p>WILSON ANTONIO RIBEIRO</text:p>
          </table:table-cell>
          <table:table-cell table:style-name="ce50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627" office:value-type="float" office:value="661971" calcext:value-type="float">
            <text:p>661971</text:p>
          </table:table-cell>
          <table:table-cell table:style-name="ce497" office:value-type="string" calcext:value-type="string">
            <text:p>VALDEMAR PEREIRA DA SILVA JUNIOR</text:p>
          </table:table-cell>
          <table:table-cell table:style-name="ce50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4"/>
          <table:table-cell table:style-name="ce508" office:value-type="string" calcext:value-type="string">
            <text:p>p</text:p>
          </table:table-cell>
          <table:table-cell table:style-name="ce508" table:number-columns-repeated="8"/>
          <table:table-cell table:style-name="ce508" office:value-type="string" calcext:value-type="string">
            <text:p>P</text:p>
          </table:table-cell>
          <table:table-cell table:style-name="ce508" table:number-columns-repeated="3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2484000" calcext:value-type="float">
            <text:p>2484000</text:p>
          </table:table-cell>
          <table:table-cell table:style-name="ce497" office:value-type="string" calcext:value-type="string">
            <text:p>WESLEY BRITO RODRIGUES</text:p>
          </table:table-cell>
          <table:table-cell table:style-name="ce50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1233156" calcext:value-type="float">
            <text:p>1233156</text:p>
          </table:table-cell>
          <table:table-cell table:style-name="ce497" office:value-type="string" calcext:value-type="string">
            <text:p>GUSTAVO MARTINS DE ARAÚJO</text:p>
          </table:table-cell>
          <table:table-cell table:style-name="ce50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2">
          <table:table-cell table:style-name="ce555" office:value-type="float" office:value="2992396" calcext:value-type="float">
            <text:p>2992396</text:p>
          </table:table-cell>
          <table:table-cell table:style-name="ce583" office:value-type="string" calcext:value-type="string">
            <text:p>ALEXANDRE SOARES DE OLIVEIRA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54"/>
          <table:table-cell table:style-name="ce541" table:number-columns-repeated="5"/>
          <table:table-cell table:style-name="ce548" table:number-columns-repeated="14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551717" calcext:value-type="float">
            <text:p>551717</text:p>
          </table:table-cell>
          <table:table-cell table:style-name="ce497" office:value-type="string" calcext:value-type="string">
            <text:p>ROBERTO PEREIRA DE CAMPOS FILHO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/>
          <table:table-cell table:style-name="ce508" office:value-type="string" calcext:value-type="string">
            <text:p>P</text:p>
          </table:table-cell>
          <table:table-cell table:style-name="ce508" table:number-columns-repeated="4"/>
          <table:table-cell table:style-name="ce508" office:value-type="string" calcext:value-type="string">
            <text:p>p</text:p>
          </table:table-cell>
          <table:table-cell table:style-name="ce508" table:number-columns-repeated="5"/>
          <table:table-cell table:style-name="ce508" office:value-type="string" calcext:value-type="string">
            <text:p>P</text:p>
          </table:table-cell>
          <table:table-cell table:style-name="ce508" table:number-columns-repeated="3"/>
          <table:table-cell table:style-name="ce508" office:value-type="string" calcext:value-type="string">
            <text:p>P</text:p>
          </table:table-cell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627" office:value-type="float" office:value="571323" calcext:value-type="float">
            <text:p>571323</text:p>
          </table:table-cell>
          <table:table-cell table:style-name="ce497" office:value-type="string" calcext:value-type="string">
            <text:p>GLAUDSON LOPES PEREIRA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684489" calcext:value-type="float">
            <text:p>684489</text:p>
          </table:table-cell>
          <table:table-cell table:style-name="ce497" office:value-type="string" calcext:value-type="string">
            <text:p>MARCO AURÉLIO DE MORAIS E SOUZA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7"/>
          <table:table-cell table:style-name="ce508" office:value-type="string" calcext:value-type="string">
            <text:p>p</text:p>
          </table:table-cell>
          <table:table-cell table:style-name="ce508" table:number-columns-repeated="9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627" office:value-type="float" office:value="733015" calcext:value-type="float">
            <text:p>733015</text:p>
          </table:table-cell>
          <table:table-cell table:style-name="ce497" office:value-type="string" calcext:value-type="string">
            <text:p>LUCINEIDE ALVES FERREIRA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3"/>
          <table:table-cell table:style-name="ce508" office:value-type="string" calcext:value-type="string">
            <text:p>P</text:p>
          </table:table-cell>
          <table:table-cell table:style-name="ce508" table:number-columns-repeated="8"/>
          <table:table-cell table:style-name="ce508" office:value-type="string" calcext:value-type="string">
            <text:p>P</text:p>
          </table:table-cell>
          <table:table-cell table:style-name="ce508" table:number-columns-repeated="2"/>
          <table:table-cell table:style-name="ce508" office:value-type="string" calcext:value-type="string">
            <text:p>p</text:p>
          </table:table-cell>
          <table:table-cell table:style-name="ce508" table:number-columns-repeated="2"/>
          <table:table-cell table:style-name="ce548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627" office:value-type="float" office:value="809230" calcext:value-type="float">
            <text:p>809230</text:p>
          </table:table-cell>
          <table:table-cell table:style-name="ce497" office:value-type="string" calcext:value-type="string">
            <text:p>JONATHAN GOMES AMARAL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4"/>
          <table:table-cell table:style-name="ce508" office:value-type="string" calcext:value-type="string">
            <text:p>P</text:p>
          </table:table-cell>
          <table:table-cell table:style-name="ce508" table:number-columns-repeated="12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1298231" calcext:value-type="float">
            <text:p>1298231</text:p>
          </table:table-cell>
          <table:table-cell table:style-name="ce497" office:value-type="string" calcext:value-type="string">
            <text:p>BERNARDO CHRISTIAN ARAÚJO SILVA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644333" calcext:value-type="float">
            <text:p>644333</text:p>
          </table:table-cell>
          <table:table-cell table:style-name="ce497" office:value-type="string" calcext:value-type="string">
            <text:p>LAYANA GONTIJO DE OLIVEIRA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627" office:value-type="float" office:value="2671439" calcext:value-type="float">
            <text:p>2671439</text:p>
          </table:table-cell>
          <table:table-cell table:style-name="ce497" office:value-type="string" calcext:value-type="string">
            <text:p>ALMIR XAVIER DUARTE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1287960" calcext:value-type="float">
            <text:p>1287960</text:p>
          </table:table-cell>
          <table:table-cell table:style-name="ce497" office:value-type="string" calcext:value-type="string">
            <text:p>CLEITON RODRIGUES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806651" calcext:value-type="float">
            <text:p>806651</text:p>
          </table:table-cell>
          <table:table-cell table:style-name="ce497" office:value-type="string" calcext:value-type="string">
            <text:p>CLEBER PEIXOTO BOMFIM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1111830" calcext:value-type="float">
            <text:p>1111830</text:p>
          </table:table-cell>
          <table:table-cell table:style-name="ce497" office:value-type="string" calcext:value-type="string">
            <text:p>FÁBIO FARNEZI SOUZA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2909823" calcext:value-type="float">
            <text:p>2909823</text:p>
          </table:table-cell>
          <table:table-cell table:style-name="ce497" office:value-type="string" calcext:value-type="string">
            <text:p>MARLENE RODRIGUES DOS SANTOS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627" office:value-type="float" office:value="2173796" calcext:value-type="float">
            <text:p>2173796</text:p>
          </table:table-cell>
          <table:table-cell table:style-name="ce497" office:value-type="string" calcext:value-type="string">
            <text:p>VICTOR ORTEGA NIETO RODRIGUES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1215578" calcext:value-type="float">
            <text:p>1215578</text:p>
          </table:table-cell>
          <table:table-cell table:style-name="ce497" office:value-type="string" calcext:value-type="string">
            <text:p>BEATRIZ MIGUEL DA SILVA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/>
          <table:table-cell table:style-name="ce508" office:value-type="string" calcext:value-type="string">
            <text:p>P</text:p>
          </table:table-cell>
          <table:table-cell table:style-name="ce508" table:number-columns-repeated="10"/>
          <table:table-cell table:style-name="ce508" office:value-type="string" calcext:value-type="string">
            <text:p>p</text:p>
          </table:table-cell>
          <table:table-cell table:style-name="ce508"/>
          <table:table-cell table:number-columns-repeated="2" table:style-name="ce508" office:value-type="string" calcext:value-type="string">
            <text:p>p</text:p>
          </table:table-cell>
          <table:table-cell table:style-name="ce508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1139035" calcext:value-type="float">
            <text:p>1139035</text:p>
          </table:table-cell>
          <table:table-cell table:style-name="ce497" office:value-type="string" calcext:value-type="string">
            <text:p>CARLOS JOSÉ FERREIRA NETO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764216" calcext:value-type="float">
            <text:p>764216</text:p>
          </table:table-cell>
          <table:table-cell table:style-name="ce497" office:value-type="string" calcext:value-type="string">
            <text:p>PAULO CESAR CLAUDIO DA SILVA 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627" office:value-type="float" office:value="779978" calcext:value-type="float">
            <text:p>779978</text:p>
          </table:table-cell>
          <table:table-cell table:style-name="ce497" office:value-type="string" calcext:value-type="string">
            <text:p>ODAIR LOURENÇO FERREIRA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627" office:value-type="float" office:value="2831305" calcext:value-type="float">
            <text:p>2831305</text:p>
          </table:table-cell>
          <table:table-cell table:style-name="ce497" office:value-type="string" calcext:value-type="string">
            <text:p>BRUNO CÉSAR GONÇALVES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627" office:value-type="float" office:value="2069570" calcext:value-type="float">
            <text:p>2069570</text:p>
          </table:table-cell>
          <table:table-cell table:style-name="ce497" office:value-type="string" calcext:value-type="string">
            <text:p>JESMANDELIA DA SILVA MELO LEAL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627" office:value-type="float" office:value="524061" calcext:value-type="float">
            <text:p>524061</text:p>
          </table:table-cell>
          <table:table-cell table:style-name="ce497" office:value-type="string" calcext:value-type="string">
            <text:p>RONES MENDES BATISTA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627" office:value-type="float" office:value="2831305" calcext:value-type="float">
            <text:p>2831305</text:p>
          </table:table-cell>
          <table:table-cell table:style-name="ce497" office:value-type="string" calcext:value-type="string">
            <text:p>BRUNO CESAR GONÇALVES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627" office:value-type="float" office:value="794936" calcext:value-type="float">
            <text:p>794936</text:p>
          </table:table-cell>
          <table:table-cell table:style-name="ce497" office:value-type="string" calcext:value-type="string">
            <text:p>MARIA UBERLANDIA DE MEDEIROS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6"/>
          <table:table-cell table:style-name="ce508" office:value-type="string" calcext:value-type="string">
            <text:p>p</text:p>
          </table:table-cell>
          <table:table-cell table:style-name="ce508" table:number-columns-repeated="7"/>
          <table:table-cell table:style-name="ce508" office:value-type="string" calcext:value-type="string">
            <text:p>p</text:p>
          </table:table-cell>
          <table:table-cell table:style-name="ce508" table:number-columns-repeated="2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627" office:value-type="float" office:value="1082793" calcext:value-type="float">
            <text:p>1082793</text:p>
          </table:table-cell>
          <table:table-cell table:style-name="ce497" office:value-type="string" calcext:value-type="string">
            <text:p>MICHELANGELO DE FREITAS CORTEZ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5"/>
          <table:table-cell table:style-name="ce508" office:value-type="string" calcext:value-type="string">
            <text:p>p</text:p>
          </table:table-cell>
          <table:table-cell table:style-name="ce508" office:value-type="string" calcext:value-type="string">
            <text:p>P</text:p>
          </table:table-cell>
          <table:table-cell table:style-name="ce508" table:number-columns-repeated="5"/>
          <table:table-cell table:number-columns-repeated="2" table:style-name="ce508" office:value-type="string" calcext:value-type="string">
            <text:p>P</text:p>
          </table:table-cell>
          <table:table-cell table:style-name="ce508" table:number-columns-repeated="3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798232" calcext:value-type="float">
            <text:p>798232</text:p>
          </table:table-cell>
          <table:table-cell table:style-name="ce497" office:value-type="string" calcext:value-type="string">
            <text:p>MICHELE APARECIDA SANTOS GOMES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17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613608" calcext:value-type="float">
            <text:p>613608</text:p>
          </table:table-cell>
          <table:table-cell table:style-name="ce497" office:value-type="string" calcext:value-type="string">
            <text:p>IRAN RODRIGUES ANDRADE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office:value-type="string" calcext:value-type="string">
            <text:p>P</text:p>
          </table:table-cell>
          <table:table-cell table:style-name="ce508" table:number-columns-repeated="16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508" office:value-type="float" office:value="1490139" calcext:value-type="float">
            <text:p>1490139</text:p>
          </table:table-cell>
          <table:table-cell table:style-name="ce497" office:value-type="string" calcext:value-type="string">
            <text:p>MARCIEL ALVES DE SOUZA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41"/>
          <table:table-cell table:style-name="ce508" table:number-columns-repeated="6"/>
          <table:table-cell table:style-name="ce508" office:value-type="string" calcext:value-type="string">
            <text:p>p</text:p>
          </table:table-cell>
          <table:table-cell table:style-name="ce508" office:value-type="string" calcext:value-type="string">
            <text:p>P</text:p>
          </table:table-cell>
          <table:table-cell table:style-name="ce508" table:number-columns-repeated="9"/>
          <table:table-cell table:style-name="ce548" table:number-columns-repeated="2"/>
          <table:table-cell table:style-name="ce551" table:number-columns-repeated="1000"/>
          <table:table-cell table:number-columns-repeated="15360"/>
        </table:table-row>
        <table:table-row table:style-name="ro3">
          <table:table-cell table:style-name="ce627" office:value-type="float" office:value="678254" calcext:value-type="float">
            <text:p>678254</text:p>
          </table:table-cell>
          <table:table-cell table:style-name="ce497" office:value-type="string" calcext:value-type="string">
            <text:p>ELCIO ROMES RODRIGUES SILVA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65"/>
          <table:table-cell table:style-name="ce641" table:number-columns-repeated="17"/>
          <table:table-cell table:number-columns-repeated="16362"/>
        </table:table-row>
        <table:table-row table:style-name="ro3">
          <table:table-cell table:style-name="ce641" office:value-type="float" office:value="1451311" calcext:value-type="float">
            <text:p>1451311</text:p>
          </table:table-cell>
          <table:table-cell table:style-name="ce497" office:value-type="string" calcext:value-type="string">
            <text:p>LORENA CARLA MENDES CARDOSO BONONI</text:p>
          </table:table-cell>
          <table:table-cell table:style-name="ce595" office:value-type="string" calcext:value-type="string">
            <text:p>OESTE</text:p>
          </table:table-cell>
          <table:table-cell table:style-name="ce505" office:value-type="string" calcext:value-type="string">
            <text:p>ROTINA LIVRE</text:p>
          </table:table-cell>
          <table:table-cell table:style-name="ce565"/>
          <table:table-cell table:style-name="ce641"/>
          <table:table-cell table:style-name="ce641" office:value-type="string" calcext:value-type="string">
            <text:p>P</text:p>
          </table:table-cell>
          <table:table-cell table:style-name="ce641" table:number-columns-repeated="12"/>
          <table:table-cell table:style-name="ce641" office:value-type="string" calcext:value-type="string">
            <text:p>p</text:p>
          </table:table-cell>
          <table:table-cell table:style-name="ce641" table:number-columns-repeated="2"/>
          <table:table-cell table:number-columns-repeated="16362"/>
        </table:table-row>
        <table:table-row table:style-name="ro3">
          <table:table-cell table:style-name="ce508" office:value-type="float" office:value="1105185" calcext:value-type="float">
            <text:p>1105185</text:p>
          </table:table-cell>
          <table:table-cell table:style-name="ce497" office:value-type="string" calcext:value-type="string">
            <text:p>WENDELL ANDRADE DE OLIVEIRA</text:p>
          </table:table-cell>
          <table:table-cell table:style-name="ce59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41"/>
          <table:table-cell table:style-name="ce548"/>
          <table:table-cell table:style-name="ce508" office:value-type="string" calcext:value-type="string">
            <text:p>P</text:p>
          </table:table-cell>
          <table:table-cell table:style-name="ce508" office:value-type="string" calcext:value-type="string">
            <text:p>p</text:p>
          </table:table-cell>
          <table:table-cell table:style-name="ce508" office:value-type="string" calcext:value-type="string">
            <text:p>P</text:p>
          </table:table-cell>
          <table:table-cell table:style-name="ce548" table:number-columns-repeated="3"/>
          <table:table-cell table:style-name="ce508" office:value-type="string" calcext:value-type="string">
            <text:p>p</text:p>
          </table:table-cell>
          <table:table-cell table:style-name="ce548" table:number-columns-repeated="8"/>
          <table:table-cell table:style-name="ce508"/>
          <table:table-cell table:style-name="ce548" table:number-columns-repeated="3"/>
          <table:table-cell table:style-name="ce551" table:number-columns-repeated="1001"/>
          <table:table-cell table:number-columns-repeated="15358"/>
        </table:table-row>
        <table:table-row table:style-name="ro3">
          <table:table-cell table:style-name="ce167" office:value-type="float" office:value="556830" calcext:value-type="float">
            <text:p>556830</text:p>
          </table:table-cell>
          <table:table-cell table:style-name="ce497" office:value-type="string" calcext:value-type="string">
            <text:p>BRUNO AREDA DA FONSECA</text:p>
          </table:table-cell>
          <table:table-cell table:style-name="ce59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65"/>
          <table:table-cell table:style-name="ce641" table:number-columns-repeated="3"/>
          <table:table-cell table:style-name="ce641" office:value-type="string" calcext:value-type="string">
            <text:p>p</text:p>
          </table:table-cell>
          <table:table-cell table:style-name="ce641" table:number-columns-repeated="13"/>
          <table:table-cell table:number-columns-repeated="16362"/>
        </table:table-row>
        <table:table-row table:style-name="ro3">
          <table:table-cell table:style-name="ce641" office:value-type="float" office:value="2792715" calcext:value-type="float">
            <text:p>2792715</text:p>
          </table:table-cell>
          <table:table-cell table:style-name="ce497" office:value-type="string" calcext:value-type="string">
            <text:p>MARCELO NEVES DIAS</text:p>
          </table:table-cell>
          <table:table-cell table:style-name="ce59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65"/>
          <table:table-cell table:style-name="ce641" table:number-columns-repeated="17"/>
          <table:table-cell table:number-columns-repeated="16362"/>
        </table:table-row>
        <table:table-row table:style-name="ro3">
          <table:table-cell table:style-name="ce641" office:value-type="float" office:value="646895" calcext:value-type="float">
            <text:p>646895</text:p>
          </table:table-cell>
          <table:table-cell table:style-name="ce497" office:value-type="string" calcext:value-type="string">
            <text:p>ANDRÉ LUIZ QUEIROZ SILVA</text:p>
          </table:table-cell>
          <table:table-cell table:style-name="ce59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65"/>
          <table:table-cell table:style-name="ce641" table:number-columns-repeated="5"/>
          <table:table-cell table:style-name="ce641" office:value-type="string" calcext:value-type="string">
            <text:p>P</text:p>
          </table:table-cell>
          <table:table-cell table:style-name="ce641" table:number-columns-repeated="11"/>
          <table:table-cell table:number-columns-repeated="16362"/>
        </table:table-row>
        <table:table-row table:style-name="ro3">
          <table:table-cell table:style-name="ce641" office:value-type="float" office:value="591690" calcext:value-type="float">
            <text:p>591690</text:p>
          </table:table-cell>
          <table:table-cell table:style-name="ce497" office:value-type="string" calcext:value-type="string">
            <text:p>CAREN CRISTINA VIEIRA</text:p>
          </table:table-cell>
          <table:table-cell table:style-name="ce59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65"/>
          <table:table-cell table:style-name="ce641" table:number-columns-repeated="17"/>
          <table:table-cell table:number-columns-repeated="16362"/>
        </table:table-row>
        <table:table-row table:style-name="ro3">
          <table:table-cell table:style-name="ce641" office:value-type="float" office:value="2604403" calcext:value-type="float">
            <text:p>2604403</text:p>
          </table:table-cell>
          <table:table-cell table:style-name="ce497" office:value-type="string" calcext:value-type="string">
            <text:p>NATÁLIA SOARES BATISTA</text:p>
          </table:table-cell>
          <table:table-cell table:style-name="ce59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65"/>
          <table:table-cell table:style-name="ce641" table:number-columns-repeated="17"/>
          <table:table-cell table:number-columns-repeated="16362"/>
        </table:table-row>
        <table:table-row table:style-name="ro3">
          <table:table-cell table:style-name="ce641" office:value-type="float" office:value="944965" calcext:value-type="float">
            <text:p>944965</text:p>
          </table:table-cell>
          <table:table-cell table:style-name="ce497" office:value-type="string" calcext:value-type="string">
            <text:p>RODRIGO ARAÚJO DA SILVA</text:p>
          </table:table-cell>
          <table:table-cell table:style-name="ce59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style-name="ce565"/>
          <table:table-cell table:style-name="ce641" table:number-columns-repeated="17"/>
          <table:table-cell table:number-columns-repeated="16362"/>
        </table:table-row>
        <table:table-row table:style-name="ro3">
          <table:table-cell table:style-name="ce566" office:value-type="float" office:value="699260" calcext:value-type="float">
            <text:p>699260</text:p>
          </table:table-cell>
          <table:table-cell table:style-name="ce583" office:value-type="string" calcext:value-type="string">
            <text:p>FABIANA MARTINS DOS REIS</text:p>
          </table:table-cell>
          <table:table-cell table:style-name="ce59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number-columns-repeated="10"/>
          <table:table-cell office:value-type="string" calcext:value-type="string">
            <text:p>P</text:p>
          </table:table-cell>
          <table:table-cell table:number-columns-repeated="16369"/>
        </table:table-row>
        <table:table-row table:style-name="ro3">
          <table:table-cell table:style-name="ce566" office:value-type="float" office:value="983223" calcext:value-type="float">
            <text:p>983223</text:p>
          </table:table-cell>
          <table:table-cell table:style-name="ce583" office:value-type="string" calcext:value-type="string">
            <text:p>MARCUS VINICIUS DE SOUZA </text:p>
          </table:table-cell>
          <table:table-cell table:style-name="ce59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number-columns-repeated="16380"/>
        </table:table-row>
        <table:table-row table:style-name="ro3">
          <table:table-cell table:style-name="ce566" office:value-type="float" office:value="543568" calcext:value-type="float">
            <text:p>543568</text:p>
          </table:table-cell>
          <table:table-cell table:style-name="ce583" office:value-type="string" calcext:value-type="string">
            <text:p>GILBERTO SEBASTIÃO DA SILVA</text:p>
          </table:table-cell>
          <table:table-cell table:style-name="ce59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number-columns-repeated="10"/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16362"/>
        </table:table-row>
        <table:table-row table:style-name="ro3">
          <table:table-cell table:style-name="ce566" office:value-type="float" office:value="1020502" calcext:value-type="float">
            <text:p>1020502</text:p>
          </table:table-cell>
          <table:table-cell table:style-name="ce583" office:value-type="string" calcext:value-type="string">
            <text:p>EURIPEDES DE CAMPOS</text:p>
          </table:table-cell>
          <table:table-cell table:style-name="ce59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number-columns-repeated="16380"/>
        </table:table-row>
        <table:table-row table:style-name="ro3">
          <table:table-cell table:style-name="ce487" office:value-type="float" office:value="2975109" calcext:value-type="float">
            <text:p>2975109</text:p>
          </table:table-cell>
          <table:table-cell table:style-name="ce491" office:value-type="string" calcext:value-type="string">
            <text:p>VARNEI GONÇALVES DA SILVA </text:p>
          </table:table-cell>
          <table:table-cell table:style-name="ce532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number-columns-repeated="16380"/>
        </table:table-row>
        <table:table-row table:style-name="ro3">
          <table:table-cell table:style-name="ce489" office:value-type="float" office:value="1296295" calcext:value-type="float">
            <text:p>1296295</text:p>
          </table:table-cell>
          <table:table-cell table:style-name="ce504" office:value-type="string" calcext:value-type="string">
            <text:p>PAULO HENRIQUE ALVES DOS SANTOS</text:p>
          </table:table-cell>
          <table:table-cell table:style-name="ce505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number-columns-repeated="16380"/>
        </table:table-row>
        <table:table-row table:style-name="ro16">
          <table:table-cell table:style-name="ce490" office:value-type="float" office:value="605668" calcext:value-type="float">
            <text:p>605668</text:p>
          </table:table-cell>
          <table:table-cell table:style-name="ce513" office:value-type="string" calcext:value-type="string">
            <text:p>SIMONE VIEIRA DOS SANTOS</text:p>
          </table:table-cell>
          <table:table-cell table:style-name="ce533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number-columns-repeated="16380"/>
        </table:table-row>
        <table:table-row table:style-name="ro3">
          <table:table-cell table:style-name="ce492" office:value-type="float" office:value="749452" calcext:value-type="float">
            <text:p>749452</text:p>
          </table:table-cell>
          <table:table-cell table:style-name="ce515" office:value-type="string" calcext:value-type="string">
            <text:p>RAIMUNDO <text:s/>DE SOUSA NETO</text:p>
          </table:table-cell>
          <table:table-cell table:style-name="ce499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number-columns-repeated="16380"/>
        </table:table-row>
        <table:table-row table:style-name="ro16">
          <table:table-cell table:style-name="ce490" office:value-type="float" office:value="945902" calcext:value-type="float">
            <text:p>945902</text:p>
          </table:table-cell>
          <table:table-cell table:style-name="ce513" office:value-type="string" calcext:value-type="string">
            <text:p>CRISTIANO PEREIRA DA SILVA</text:p>
          </table:table-cell>
          <table:table-cell table:style-name="ce533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number-columns-repeated="16380"/>
        </table:table-row>
        <table:table-row table:style-name="ro3">
          <table:table-cell table:style-name="ce493" office:value-type="float" office:value="1232839" calcext:value-type="float">
            <text:p>1232839</text:p>
          </table:table-cell>
          <table:table-cell table:style-name="ce516" office:value-type="string" calcext:value-type="string">
            <text:p>JONAS GILBERTO DOS SANTOS </text:p>
          </table:table-cell>
          <table:table-cell table:style-name="ce504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number-columns-repeated="16380"/>
        </table:table-row>
        <table:table-row table:style-name="ro16">
          <table:table-cell table:style-name="ce490" office:value-type="float" office:value="2600971" calcext:value-type="float">
            <text:p>2600971</text:p>
          </table:table-cell>
          <table:table-cell table:style-name="ce513" office:value-type="string" calcext:value-type="string">
            <text:p>JOHNY WILL DE MORAES</text:p>
          </table:table-cell>
          <table:table-cell table:style-name="ce533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number-columns-repeated="16380"/>
        </table:table-row>
        <table:table-row table:style-name="ro3">
          <table:table-cell table:style-name="ce494" office:value-type="float" office:value="781605" calcext:value-type="float">
            <text:p>781605</text:p>
          </table:table-cell>
          <table:table-cell table:style-name="ce517" office:value-type="string" calcext:value-type="string">
            <text:p>LUZIA LOPES DE ARAÚJO</text:p>
          </table:table-cell>
          <table:table-cell table:style-name="ce504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number-columns-repeated="16380"/>
        </table:table-row>
        <table:table-row table:style-name="ro16">
          <table:table-cell table:style-name="ce490" office:value-type="float" office:value="1312401" calcext:value-type="float">
            <text:p>1312401</text:p>
          </table:table-cell>
          <table:table-cell table:style-name="ce513" office:value-type="string" calcext:value-type="string">
            <text:p>RYAN SILVA INACIO</text:p>
          </table:table-cell>
          <table:table-cell table:style-name="ce533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number-columns-repeated="16380"/>
        </table:table-row>
        <table:table-row table:style-name="ro16">
          <table:table-cell table:style-name="ce496" office:value-type="float" office:value="1156501" calcext:value-type="float">
            <text:p>1156501</text:p>
          </table:table-cell>
          <table:table-cell table:style-name="ce519" office:value-type="string" calcext:value-type="string">
            <text:p>JUAREZ BARBOSA DA SILVA</text:p>
          </table:table-cell>
          <table:table-cell table:style-name="ce499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number-columns-repeated="16380"/>
        </table:table-row>
        <table:table-row table:style-name="ro3">
          <table:table-cell table:style-name="ce536" office:value-type="float" office:value="2611881" calcext:value-type="float">
            <text:p>2611881</text:p>
          </table:table-cell>
          <table:table-cell table:style-name="ce513" office:value-type="string" calcext:value-type="string">
            <text:p>MARCELO AMANCIO DA SILVA </text:p>
          </table:table-cell>
          <table:table-cell table:style-name="ce536" office:value-type="string" calcext:value-type="string">
            <text:p>OESTE </text:p>
          </table:table-cell>
          <table:table-cell table:style-name="ce540" office:value-type="string" calcext:value-type="string">
            <text:p>ROTINA LIVRE</text:p>
          </table:table-cell>
          <table:table-cell table:number-columns-repeated="16380"/>
        </table:table-row>
        <table:table-row table:style-name="ro16">
          <table:table-cell table:style-name="ce528" office:value-type="float" office:value="1454525" calcext:value-type="float">
            <text:p>1454525</text:p>
          </table:table-cell>
          <table:table-cell table:style-name="ce528" office:value-type="string" calcext:value-type="string">
            <text:p>FELIPE DOS SANTOS </text:p>
          </table:table-cell>
          <table:table-cell table:style-name="ce504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number-columns-repeated="16380"/>
        </table:table-row>
        <table:table-row table:style-name="ro3">
          <table:table-cell table:style-name="ce561" office:value-type="float" office:value="720748" calcext:value-type="float">
            <text:p>720748</text:p>
          </table:table-cell>
          <table:table-cell table:style-name="ce500" office:value-type="string" calcext:value-type="string">
            <text:p>CLAUDIO LOPES SILVA</text:p>
          </table:table-cell>
          <table:table-cell table:style-name="ce502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number-columns-repeated="16380"/>
        </table:table-row>
        <table:table-row table:style-name="ro3">
          <table:table-cell table:style-name="ce180" office:value-type="float" office:value="2279380" calcext:value-type="float">
            <text:p>2279380</text:p>
          </table:table-cell>
          <table:table-cell table:style-name="ce583" office:value-type="string" calcext:value-type="string">
            <text:p>EDMAR ALVES PIRES</text:p>
          </table:table-cell>
          <table:table-cell table:style-name="ce502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number-columns-repeated="16380"/>
        </table:table-row>
        <table:table-row table:style-name="ro3">
          <table:table-cell table:style-name="ce566" office:value-type="float" office:value="2996786" calcext:value-type="float">
            <text:p>2996786</text:p>
          </table:table-cell>
          <table:table-cell table:style-name="ce583" office:value-type="string" calcext:value-type="string">
            <text:p>MATEUS SANTOS RAIMUNDO</text:p>
          </table:table-cell>
          <table:table-cell table:style-name="ce502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number-columns-repeated="16380"/>
        </table:table-row>
        <table:table-row table:style-name="ro3">
          <table:table-cell table:style-name="ce566" office:value-type="float" office:value="2608584" calcext:value-type="float">
            <text:p>2608584</text:p>
          </table:table-cell>
          <table:table-cell table:style-name="ce583" office:value-type="string" calcext:value-type="string">
            <text:p>EDUARDO DE FARIA ROCHA</text:p>
          </table:table-cell>
          <table:table-cell table:style-name="ce502" office:value-type="string" calcext:value-type="string">
            <text:p>OESTE</text:p>
          </table:table-cell>
          <table:table-cell table:style-name="ce540" office:value-type="string" calcext:value-type="string">
            <text:p>ROTINA LIVRE</text:p>
          </table:table-cell>
          <table:table-cell table:number-columns-repeated="16380"/>
        </table:table-row>
        <table:table-row table:style-name="ro4" table:number-rows-repeated="1048180">
          <table:table-cell table:number-columns-repeated="16384"/>
        </table:table-row>
        <table:table-row table:style-name="ro9" table:number-rows-repeated="11">
          <table:table-cell table:number-columns-repeated="16384"/>
        </table:table-row>
        <table:table-row table:style-name="ro9">
          <table:table-cell table:number-columns-repeated="16384"/>
        </table:table-row>
        <calcext:conditional-formats>
          <calcext:conditional-format calcext:target-range-address="'ROTINA LIVRE'.F15:'ROTINA LIVRE'.I15 'ROTINA LIVRE'.N15:'ROTINA LIVRE'.N15 'ROTINA LIVRE'.B13:'ROTINA LIVRE'.B13 'ROTINA LIVRE'.B15:'ROTINA LIVRE'.B15">
            <calcext:condition calcext:apply-style-name="ConditionalStyle_5" calcext:value="formula-is(ISEVEN(ROW()))" calcext:base-cell-address="'ROTINA LIVRE'.B13"/>
          </calcext:conditional-format>
        </calcext:conditional-formats>
      </table:table>
      <table:table table:name="PACIENTES GRAVES" table:style-name="ta8">
        <office:forms form:automatic-focus="false" form:apply-design-mode="false"/>
        <table:table-column table:style-name="co44" table:default-cell-style-name="ce665"/>
        <table:table-column table:style-name="co45" table:default-cell-style-name="ce700"/>
        <table:table-column table:style-name="co46" table:default-cell-style-name="ce700"/>
        <table:table-column table:style-name="co47" table:default-cell-style-name="ce700"/>
        <table:table-column table:style-name="co48" table:default-cell-style-name="ce700"/>
        <table:table-column table:style-name="co49" table:number-columns-repeated="4" table:default-cell-style-name="ce700"/>
        <table:table-column table:style-name="co50" table:default-cell-style-name="ce700"/>
        <table:table-column table:style-name="co51" table:default-cell-style-name="ce684"/>
        <table:table-column table:style-name="co52" table:default-cell-style-name="ce700"/>
        <table:table-column table:style-name="co51" table:default-cell-style-name="ce700"/>
        <table:table-column table:style-name="co53" table:default-cell-style-name="ce700"/>
        <table:table-column table:style-name="co54" table:default-cell-style-name="ce700"/>
        <table:table-column table:style-name="co53" table:default-cell-style-name="ce700"/>
        <table:table-column table:style-name="co50" table:default-cell-style-name="ce700"/>
        <table:table-column table:style-name="co55" table:default-cell-style-name="ce684"/>
        <table:table-column table:style-name="co52" table:default-cell-style-name="ce700"/>
        <table:table-column table:style-name="co50" table:default-cell-style-name="ce684"/>
        <table:table-column table:style-name="co51" table:default-cell-style-name="Default"/>
        <table:table-column table:style-name="co12" table:number-columns-repeated="1003" table:default-cell-style-name="Default"/>
        <table:table-row table:style-name="ro17">
          <table:table-cell table:style-name="ce648" table:number-columns-repeated="2"/>
          <table:table-cell table:style-name="ce864"/>
          <table:table-cell table:style-name="ce648" table:number-columns-repeated="2"/>
          <table:table-cell table:style-name="ce598" office:value-type="string" calcext:value-type="string">
            <text:p>SEX</text:p>
          </table:table-cell>
          <table:table-cell table:style-name="ce598" office:value-type="string" calcext:value-type="string">
            <text:p>SEG</text:p>
          </table:table-cell>
          <table:table-cell table:style-name="ce598" office:value-type="string" calcext:value-type="string">
            <text:p>TER</text:p>
          </table:table-cell>
          <table:table-cell table:style-name="ce598" office:value-type="string" calcext:value-type="string">
            <text:p>QUAR</text:p>
          </table:table-cell>
          <table:table-cell table:style-name="ce598" office:value-type="string" calcext:value-type="string">
            <text:p>SEX</text:p>
          </table:table-cell>
          <table:table-cell table:style-name="ce598" office:value-type="string" calcext:value-type="string">
            <text:p>SEG</text:p>
          </table:table-cell>
          <table:table-cell table:style-name="ce598" office:value-type="string" calcext:value-type="string">
            <text:p>TER</text:p>
          </table:table-cell>
          <table:table-cell table:style-name="ce598" office:value-type="string" calcext:value-type="string">
            <text:p>QUAR</text:p>
          </table:table-cell>
          <table:table-cell table:style-name="ce598" office:value-type="string" calcext:value-type="string">
            <text:p>SEX</text:p>
          </table:table-cell>
          <table:table-cell table:style-name="ce598" office:value-type="string" calcext:value-type="string">
            <text:p>SEG</text:p>
          </table:table-cell>
          <table:table-cell table:style-name="ce598" office:value-type="string" calcext:value-type="string">
            <text:p>TER</text:p>
          </table:table-cell>
          <table:table-cell table:style-name="ce598" office:value-type="string" calcext:value-type="string">
            <text:p>QUAR</text:p>
          </table:table-cell>
          <table:table-cell table:style-name="ce598" office:value-type="string" calcext:value-type="string">
            <text:p>SEX</text:p>
          </table:table-cell>
          <table:table-cell table:style-name="ce598" office:value-type="string" calcext:value-type="string">
            <text:p>SEG</text:p>
          </table:table-cell>
          <table:table-cell table:style-name="ce598" office:value-type="string" calcext:value-type="string">
            <text:p>TER</text:p>
          </table:table-cell>
          <table:table-cell table:style-name="ce598" office:value-type="string" calcext:value-type="string">
            <text:p>QUART</text:p>
          </table:table-cell>
          <table:table-cell table:style-name="ce136" office:value-type="string" calcext:value-type="string">
            <text:p>SEX</text:p>
          </table:table-cell>
          <table:table-cell table:style-name="ce612" table:number-columns-repeated="2"/>
          <table:table-cell table:style-name="ce940" table:number-columns-repeated="1000"/>
        </table:table-row>
        <table:table-row table:style-name="ro1">
          <table:table-cell table:style-name="ce648" table:number-columns-repeated="2"/>
          <table:table-cell table:style-name="ce864"/>
          <table:table-cell table:style-name="ce648" table:number-columns-repeated="2"/>
          <table:table-cell table:style-name="ce599" office:value-type="date" office:date-value="2024-11-01" calcext:value-type="date" table:number-columns-spanned="1" table:number-rows-spanned="2">
            <text:p>01/11/24</text:p>
          </table:table-cell>
          <table:table-cell table:style-name="ce601" office:value-type="date" office:date-value="2024-11-04" calcext:value-type="date" table:number-columns-spanned="1" table:number-rows-spanned="2">
            <text:p>04/11/24</text:p>
          </table:table-cell>
          <table:table-cell table:style-name="ce602" office:value-type="date" office:date-value="2024-11-05" calcext:value-type="date" table:number-columns-spanned="1" table:number-rows-spanned="2">
            <text:p>05/11/24</text:p>
          </table:table-cell>
          <table:table-cell table:style-name="ce602" office:value-type="date" office:date-value="2024-11-06" calcext:value-type="date" table:number-columns-spanned="1" table:number-rows-spanned="2">
            <text:p>06/11/24</text:p>
          </table:table-cell>
          <table:table-cell table:style-name="ce602" office:value-type="date" office:date-value="2024-11-08" calcext:value-type="date" table:number-columns-spanned="1" table:number-rows-spanned="2">
            <text:p>08/11/24</text:p>
          </table:table-cell>
          <table:table-cell table:style-name="ce602" office:value-type="date" office:date-value="2024-11-11" calcext:value-type="date" table:number-columns-spanned="1" table:number-rows-spanned="2">
            <text:p>11/11/24</text:p>
          </table:table-cell>
          <table:table-cell table:style-name="ce602" office:value-type="date" office:date-value="2024-11-12" calcext:value-type="date" table:number-columns-spanned="1" table:number-rows-spanned="2">
            <text:p>12/11/24</text:p>
          </table:table-cell>
          <table:table-cell table:style-name="ce602" office:value-type="date" office:date-value="2024-11-13" calcext:value-type="date" table:number-columns-spanned="1" table:number-rows-spanned="2">
            <text:p>13/11/24</text:p>
          </table:table-cell>
          <table:table-cell table:style-name="ce602" office:value-type="date" office:date-value="2024-11-15" calcext:value-type="date" table:number-columns-spanned="1" table:number-rows-spanned="2">
            <text:p>15/11/24</text:p>
          </table:table-cell>
          <table:table-cell table:style-name="ce602" office:value-type="date" office:date-value="2024-11-18" calcext:value-type="date" table:number-columns-spanned="1" table:number-rows-spanned="2">
            <text:p>18/11/24</text:p>
          </table:table-cell>
          <table:table-cell table:style-name="ce602" office:value-type="date" office:date-value="2024-11-19" calcext:value-type="date" table:number-columns-spanned="1" table:number-rows-spanned="2">
            <text:p>19/11/24</text:p>
          </table:table-cell>
          <table:table-cell table:style-name="ce602" office:value-type="date" office:date-value="2024-11-20" calcext:value-type="date" table:number-columns-spanned="1" table:number-rows-spanned="2">
            <text:p>20/11/24</text:p>
          </table:table-cell>
          <table:table-cell table:style-name="ce602" office:value-type="date" office:date-value="2024-11-22" calcext:value-type="date" table:number-columns-spanned="1" table:number-rows-spanned="2">
            <text:p>22/11/24</text:p>
          </table:table-cell>
          <table:table-cell table:style-name="ce602" table:number-columns-repeated="2"/>
          <table:table-cell table:style-name="ce602" office:value-type="date" office:date-value="2024-11-27" calcext:value-type="date" table:number-columns-spanned="1" table:number-rows-spanned="2">
            <text:p>27/11/24</text:p>
          </table:table-cell>
          <table:table-cell table:style-name="ce3"/>
          <table:table-cell table:style-name="ce612" table:number-columns-repeated="2"/>
          <table:table-cell table:style-name="ce940" table:number-columns-repeated="1000"/>
        </table:table-row>
        <table:table-row table:style-name="ro1">
          <table:table-cell table:style-name="ce648" office:value-type="string" calcext:value-type="string">
            <text:p>Prontuário</text:p>
          </table:table-cell>
          <table:table-cell table:style-name="ce648" office:value-type="string" calcext:value-type="string">
            <text:p>Nome</text:p>
          </table:table-cell>
          <table:table-cell table:style-name="ce864" office:value-type="string" calcext:value-type="string">
            <text:p>Setor</text:p>
          </table:table-cell>
          <table:table-cell table:style-name="ce648" office:value-type="string" calcext:value-type="string">
            <text:p>Rotina</text:p>
          </table:table-cell>
          <table:table-cell table:style-name="ce648" office:value-type="string" calcext:value-type="string">
            <text:p>Modalidade</text:p>
          </table:table-cell>
          <table:covered-table-cell table:number-columns-repeated="4" table:style-name="ce137"/>
          <table:covered-table-cell table:style-name="ce140"/>
          <table:covered-table-cell table:number-columns-repeated="4" table:style-name="ce141"/>
          <table:covered-table-cell table:style-name="ce140"/>
          <table:covered-table-cell table:number-columns-repeated="3" table:style-name="ce141"/>
          <table:table-cell table:style-name="ce141" office:value-type="date" office:date-value="2024-11-25" calcext:value-type="date">
            <text:p>25/11/24</text:p>
          </table:table-cell>
          <table:table-cell table:style-name="ce141" office:value-type="date" office:date-value="2024-11-26" calcext:value-type="date">
            <text:p>26/11/24</text:p>
          </table:table-cell>
          <table:covered-table-cell table:style-name="ce141"/>
          <table:table-cell table:style-name="ce344" office:value-type="date" office:date-value="2024-11-29" calcext:value-type="date">
            <text:p>29/11/24</text:p>
          </table:table-cell>
          <table:table-cell table:style-name="ce938" table:number-columns-repeated="2"/>
          <table:table-cell table:style-name="ce940"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8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7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3"/>
          <table:table-cell table:style-name="ce688"/>
          <table:table-cell table:style-name="ce869"/>
          <table:table-cell table:style-name="ce688" table:number-columns-repeated="3"/>
          <table:table-cell table:style-name="ce900"/>
          <table:table-cell table:style-name="ce905"/>
          <table:table-cell table:style-name="ce688" table:number-columns-repeated="4"/>
          <table:table-cell table:style-name="ce869"/>
          <table:table-cell table:style-name="ce900"/>
          <table:table-cell table:style-name="ce905"/>
          <table:table-cell table:style-name="ce688" table:number-columns-repeated="4"/>
          <table:table-cell table:style-name="ce931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92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 table:number-rows-repeated="3">
          <table:table-cell table:style-name="ce655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932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6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92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7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91"/>
          <table:table-cell table:style-name="ce870"/>
          <table:table-cell table:style-name="ce705"/>
          <table:table-cell table:style-name="ce695" table:number-columns-repeated="2"/>
          <table:table-cell table:style-name="ce901"/>
          <table:table-cell table:style-name="ce695" table:number-columns-repeated="2"/>
          <table:table-cell table:style-name="ce691" table:number-columns-repeated="3"/>
          <table:table-cell table:style-name="ce901" table:number-columns-repeated="2"/>
          <table:table-cell table:style-name="ce695" table:number-columns-repeated="2"/>
          <table:table-cell table:style-name="ce691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8"/>
          <table:table-cell table:style-name="ce692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92" table:number-columns-repeated="2"/>
          <table:table-cell table:style-name="ce684"/>
          <table:table-cell table:style-name="ce898" table:number-columns-repeated="2"/>
          <table:table-cell table:number-columns-repeated="2"/>
          <table:table-cell table:style-name="ce692" table:number-columns-repeated="2"/>
          <table:table-cell table:style-name="ce684"/>
          <table:table-cell table:style-name="ce929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8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9"/>
          <table:table-cell table:style-name="ce686"/>
          <table:table-cell table:style-name="ce868"/>
          <table:table-cell table:style-name="ce690"/>
          <table:table-cell table:style-name="ce8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29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932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9" table:number-rows-repeated="2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29"/>
          <table:table-cell table:style-name="ce610" table:number-columns-repeated="4"/>
          <table:table-cell table:number-columns-repeated="1000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60"/>
          <table:table-cell table:style-name="ce693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923"/>
          <table:table-cell table:style-name="ce868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923"/>
          <table:table-cell table:style-name="ce932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61"/>
          <table:table-cell table:style-name="ce690"/>
          <table:table-cell table:style-name="ce871"/>
          <table:table-cell table:style-name="ce690" table:number-columns-repeated="3"/>
          <table:table-cell table:style-name="ce898"/>
          <table:table-cell table:number-columns-repeated="2"/>
          <table:table-cell table:style-name="ce881"/>
          <table:table-cell table:style-name="ce689"/>
          <table:table-cell table:style-name="ce881"/>
          <table:table-cell table:style-name="ce898" table:number-columns-repeated="2"/>
          <table:table-cell table:number-columns-repeated="2"/>
          <table:table-cell table:style-name="ce881"/>
          <table:table-cell table:style-name="ce689"/>
          <table:table-cell table:style-name="ce881"/>
          <table:table-cell table:style-name="ce932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8" table:number-columns-repeated="2"/>
          <table:table-cell table:style-name="ce899"/>
          <table:table-cell table:style-name="ce706"/>
          <table:table-cell table:style-name="ce690"/>
          <table:table-cell table:style-name="ce685" table:number-columns-repeated="3"/>
          <table:table-cell table:style-name="ce868"/>
          <table:table-cell table:style-name="ce899"/>
          <table:table-cell table:style-name="ce706"/>
          <table:table-cell table:style-name="ce690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29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4"/>
          <table:table-cell table:style-name="ce689"/>
          <table:table-cell table:style-name="ce872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2"/>
          <table:table-cell table:style-name="ce686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85"/>
          <table:table-cell table:style-name="ce899" table:number-columns-repeated="2"/>
          <table:table-cell table:style-name="ce690" table:number-columns-repeated="2"/>
          <table:table-cell table:style-name="ce686" table:number-columns-repeated="2"/>
          <table:table-cell table:style-name="ce685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61"/>
          <table:table-cell table:style-name="ce690"/>
          <table:table-cell table:style-name="ce871"/>
          <table:table-cell table:style-name="ce690" table:number-columns-repeated="3"/>
          <table:table-cell table:style-name="ce898"/>
          <table:table-cell table:number-columns-repeated="2"/>
          <table:table-cell table:style-name="ce881"/>
          <table:table-cell table:style-name="ce689"/>
          <table:table-cell table:style-name="ce881"/>
          <table:table-cell table:style-name="ce898" table:number-columns-repeated="2"/>
          <table:table-cell table:number-columns-repeated="2"/>
          <table:table-cell table:style-name="ce881"/>
          <table:table-cell table:style-name="ce689"/>
          <table:table-cell table:style-name="ce881"/>
          <table:table-cell table:style-name="ce932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8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62"/>
          <table:table-cell table:style-name="ce690"/>
          <table:table-cell table:style-name="ce868"/>
          <table:table-cell table:style-name="ce881"/>
          <table:table-cell table:style-name="ce690" table:number-columns-repeated="2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868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932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29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29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/>
          <table:table-cell table:style-name="ce686"/>
          <table:table-cell table:style-name="ce685"/>
          <table:table-cell table:style-name="ce899" table:number-columns-repeated="2"/>
          <table:table-cell table:style-name="ce690" table:number-columns-repeated="2"/>
          <table:table-cell table:style-name="ce685"/>
          <table:table-cell table:style-name="ce686"/>
          <table:table-cell table:style-name="ce685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/>
          <table:table-cell table:style-name="ce686"/>
          <table:table-cell table:style-name="ce685"/>
          <table:table-cell table:style-name="ce899" table:number-columns-repeated="2"/>
          <table:table-cell table:style-name="ce690" table:number-columns-repeated="2"/>
          <table:table-cell table:style-name="ce685"/>
          <table:table-cell table:style-name="ce686"/>
          <table:table-cell table:style-name="ce685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29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7"/>
          <table:table-cell table:style-name="ce685"/>
          <table:table-cell table:style-name="ce867"/>
          <table:table-cell table:style-name="ce690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899" table:number-columns-repeated="2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68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94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29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29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899" table:number-columns-repeated="2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29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63"/>
          <table:table-cell table:style-name="ce695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932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64"/>
          <table:table-cell table:style-name="ce69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915"/>
          <table:table-cell table:style-name="ce690"/>
          <table:table-cell table:style-name="ce696"/>
          <table:table-cell table:style-name="ce868"/>
          <table:table-cell table:style-name="ce899"/>
          <table:table-cell table:style-name="ce706"/>
          <table:table-cell table:style-name="ce690"/>
          <table:table-cell table:style-name="ce915"/>
          <table:table-cell table:style-name="ce690"/>
          <table:table-cell table:style-name="ce696"/>
          <table:table-cell table:style-name="ce932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29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899" table:number-columns-repeated="2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7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29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97"/>
          <table:table-cell table:style-name="ce685" table:number-columns-repeated="2"/>
          <table:table-cell table:style-name="ce899" table:number-columns-repeated="2"/>
          <table:table-cell table:style-name="ce690" table:number-columns-repeated="2"/>
          <table:table-cell table:style-name="ce697"/>
          <table:table-cell table:style-name="ce685" table:number-columns-repeated="2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8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97"/>
          <table:table-cell table:style-name="ce873"/>
          <table:table-cell table:style-name="ce860"/>
          <table:table-cell table:style-name="ce891" table:number-columns-repeated="2"/>
          <table:table-cell table:style-name="ce902"/>
          <table:table-cell table:style-name="ce860" table:number-columns-repeated="2"/>
          <table:table-cell table:style-name="ce697" table:number-columns-repeated="3"/>
          <table:table-cell table:style-name="ce902" table:number-columns-repeated="2"/>
          <table:table-cell table:style-name="ce860" table:number-columns-repeated="2"/>
          <table:table-cell table:style-name="ce697" table:number-columns-repeated="3"/>
          <table:table-cell table:style-name="ce933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932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 table:style-name="ce920"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 table:style-name="ce920"/>
          <table:table-cell table:style-name="ce684"/>
          <table:table-cell table:style-name="ce929"/>
          <table:table-cell table:style-name="ce610" table:number-columns-repeated="4"/>
          <table:table-cell table:number-columns-repeated="1000"/>
        </table:table-row>
        <table:table-row table:style-name="ro19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8"/>
          <table:table-cell table:number-columns-repeated="2"/>
          <table:table-cell table:style-name="ce690"/>
          <table:table-cell table:style-name="ce685"/>
          <table:table-cell table:style-name="ce690"/>
          <table:table-cell table:style-name="ce898" table:number-columns-repeated="2"/>
          <table:table-cell table:number-columns-repeated="2"/>
          <table:table-cell table:style-name="ce690"/>
          <table:table-cell table:style-name="ce685"/>
          <table:table-cell table:style-name="ce690"/>
          <table:table-cell table:style-name="ce932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92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66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29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29"/>
          <table:table-cell table:style-name="ce610" table:number-columns-repeated="4"/>
          <table:table-cell table:number-columns-repeated="1000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29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932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29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29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/>
          <table:table-cell table:style-name="ce911"/>
          <table:table-cell table:style-name="ce684"/>
          <table:table-cell/>
          <table:table-cell table:style-name="ce684"/>
          <table:table-cell table:style-name="ce898" table:number-columns-repeated="2"/>
          <table:table-cell/>
          <table:table-cell table:style-name="ce911"/>
          <table:table-cell table:style-name="ce684"/>
          <table:table-cell/>
          <table:table-cell table:style-name="ce684"/>
          <table:table-cell table:style-name="ce929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66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91"/>
          <table:table-cell table:style-name="ce870"/>
          <table:table-cell table:style-name="ce695"/>
          <table:table-cell table:style-name="ce892" table:number-columns-repeated="2"/>
          <table:table-cell table:style-name="ce901"/>
          <table:table-cell table:style-name="ce695" table:number-columns-repeated="2"/>
          <table:table-cell table:style-name="ce691" table:number-columns-repeated="3"/>
          <table:table-cell table:style-name="ce901" table:number-columns-repeated="2"/>
          <table:table-cell table:style-name="ce695" table:number-columns-repeated="2"/>
          <table:table-cell table:style-name="ce691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 table:number-rows-repeated="3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67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932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932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4"/>
          <table:table-cell table:style-name="ce689"/>
          <table:table-cell table:style-name="ce872"/>
          <table:table-cell table:style-name="ce690"/>
          <table:table-cell table:style-name="ce887" table:number-columns-repeated="2"/>
          <table:table-cell table:style-name="ce899"/>
          <table:table-cell table:style-name="ce690" table:number-columns-repeated="2"/>
          <table:table-cell table:style-name="ce684"/>
          <table:table-cell/>
          <table:table-cell table:style-name="ce685"/>
          <table:table-cell table:style-name="ce904"/>
          <table:table-cell table:style-name="ce899"/>
          <table:table-cell table:style-name="ce690" table:number-columns-repeated="2"/>
          <table:table-cell table:style-name="ce684"/>
          <table:table-cell/>
          <table:table-cell table:style-name="ce685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91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3" table:number-columns-repeated="2"/>
          <table:table-cell table:style-name="ce899"/>
          <table:table-cell table:style-name="ce690" table:number-columns-repeated="2"/>
          <table:table-cell table:style-name="ce684"/>
          <table:table-cell/>
          <table:table-cell table:style-name="ce684"/>
          <table:table-cell table:style-name="ce899" table:number-columns-repeated="2"/>
          <table:table-cell table:style-name="ce690" table:number-columns-repeated="2"/>
          <table:table-cell table:style-name="ce684"/>
          <table:table-cell/>
          <table:table-cell table:style-name="ce684"/>
          <table:table-cell table:style-name="ce929"/>
          <table:table-cell table:style-name="ce610" table:number-columns-repeated="4"/>
          <table:table-cell table:number-columns-repeated="1000"/>
        </table:table-row>
        <table:table-row table:style-name="ro18" table:number-rows-repeated="4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8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868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932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29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29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/>
          <table:table-cell table:style-name="ce690" table:number-columns-repeated="5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868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932"/>
          <table:table-cell table:style-name="ce610" table:number-columns-repeated="4"/>
          <table:table-cell table:number-columns-repeated="1000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29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899" table:number-columns-repeated="2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98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68"/>
          <table:table-cell table:style-name="ce699"/>
          <table:table-cell table:style-name="ce874"/>
          <table:table-cell table:style-name="ce699" table:number-columns-repeated="3"/>
          <table:table-cell table:style-name="ce903"/>
          <table:table-cell table:style-name="ce906"/>
          <table:table-cell table:style-name="ce699" table:number-columns-repeated="4"/>
          <table:table-cell table:style-name="ce874"/>
          <table:table-cell table:style-name="ce903"/>
          <table:table-cell table:style-name="ce906"/>
          <table:table-cell table:style-name="ce699" table:number-columns-repeated="4"/>
          <table:table-cell table:style-name="ce934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63"/>
          <table:table-cell table:style-name="ce695"/>
          <table:table-cell table:style-name="ce875"/>
          <table:table-cell table:style-name="ce695" table:number-columns-repeated="3"/>
          <table:table-cell table:style-name="ce901"/>
          <table:table-cell table:style-name="ce695" table:number-columns-repeated="3"/>
          <table:table-cell table:style-name="ce691"/>
          <table:table-cell table:style-name="ce695"/>
          <table:table-cell table:style-name="ce875"/>
          <table:table-cell table:style-name="ce901"/>
          <table:table-cell table:style-name="ce695" table:number-columns-repeated="3"/>
          <table:table-cell table:style-name="ce691"/>
          <table:table-cell table:style-name="ce695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69"/>
          <table:table-cell table:style-name="ce694"/>
          <table:table-cell table:style-name="ce868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4"/>
          <table:table-cell table:style-name="ce924"/>
          <table:table-cell table:style-name="ce899" table:number-columns-repeated="2"/>
          <table:table-cell table:style-name="ce690" table:number-columns-repeated="4"/>
          <table:table-cell table:style-name="ce924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99" table:number-columns-repeated="2"/>
          <table:table-cell table:style-name="ce690" table:number-columns-repeated="3"/>
          <table:table-cell table:style-name="ce685"/>
          <table:table-cell table:style-name="ce690"/>
          <table:table-cell table:style-name="ce932"/>
          <table:table-cell table:style-name="ce610" table:number-columns-repeated="4"/>
          <table:table-cell table:number-columns-repeated="1000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/>
          <table:table-cell table:style-name="ce686"/>
          <table:table-cell table:style-name="ce685"/>
          <table:table-cell table:style-name="ce899" table:number-columns-repeated="2"/>
          <table:table-cell table:style-name="ce690" table:number-columns-repeated="2"/>
          <table:table-cell table:style-name="ce685"/>
          <table:table-cell table:style-name="ce686"/>
          <table:table-cell table:style-name="ce685"/>
          <table:table-cell table:style-name="ce930"/>
          <table:table-cell table:style-name="ce610" table:number-columns-repeated="4"/>
          <table:table-cell table:number-columns-repeated="1000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67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916"/>
          <table:table-cell table:style-name="ce685" table:number-columns-repeated="2"/>
          <table:table-cell table:style-name="ce899" table:number-columns-repeated="2"/>
          <table:table-cell table:style-name="ce690" table:number-columns-repeated="2"/>
          <table:table-cell table:style-name="ce916"/>
          <table:table-cell table:style-name="ce685" table:number-columns-repeated="2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67"/>
          <table:table-cell table:style-name="ce690"/>
          <table:table-cell table:style-name="ce868"/>
          <table:table-cell table:style-name="ce690" table:number-columns-repeated="3"/>
          <table:table-cell table:style-name="ce868"/>
          <table:table-cell table:style-name="ce899"/>
          <table:table-cell table:style-name="ce690" table:number-columns-repeated="4"/>
          <table:table-cell table:style-name="Default"/>
          <table:table-cell table:style-name="ce868"/>
          <table:table-cell table:style-name="ce899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9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/>
          <table:table-cell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99" table:number-columns-repeated="2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91"/>
          <table:table-cell table:style-name="ce870"/>
          <table:table-cell table:style-name="ce705" table:number-columns-repeated="3"/>
          <table:table-cell table:style-name="ce899"/>
          <table:table-cell table:style-name="ce690" table:number-columns-repeated="2"/>
          <table:table-cell table:style-name="ce691" table:number-columns-repeated="3"/>
          <table:table-cell table:style-name="ce899" table:number-columns-repeated="2"/>
          <table:table-cell table:style-name="ce690" table:number-columns-repeated="2"/>
          <table:table-cell table:style-name="ce691" table:number-columns-repeated="4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/>
          <table:table-cell table:style-name="ce908"/>
          <table:table-cell table:style-name="ce685" table:number-columns-repeated="3"/>
          <table:table-cell table:style-name="ce899" table:number-columns-repeated="2"/>
          <table:table-cell table:style-name="ce690"/>
          <table:table-cell table:style-name="ce908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9"/>
          <table:table-cell table:style-name="ce690" table:number-columns-repeated="2"/>
          <table:table-cell table:style-name="ce684"/>
          <table:table-cell/>
          <table:table-cell table:style-name="ce684"/>
          <table:table-cell table:style-name="ce899" table:number-columns-repeated="2"/>
          <table:table-cell table:style-name="ce690"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/>
          <table:table-cell table:style-name="ce886" table:number-columns-repeated="2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 table:number-rows-repeated="3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67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 table:number-rows-repeated="4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92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/>
          <table:table-cell table:style-name="ce686"/>
          <table:table-cell table:style-name="ce685"/>
          <table:table-cell table:style-name="ce899" table:number-columns-repeated="2"/>
          <table:table-cell table:style-name="ce690" table:number-columns-repeated="2"/>
          <table:table-cell table:style-name="ce685"/>
          <table:table-cell table:style-name="ce686"/>
          <table:table-cell table:style-name="ce685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899" table:number-columns-repeated="2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70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92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91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 table:number-rows-repeated="2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71"/>
          <table:table-cell table:style-name="ce693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853"/>
          <table:table-cell table:style-name="ce868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853"/>
          <table:table-cell table:style-name="ce68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 table:number-rows-repeated="3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85"/>
          <table:table-cell table:number-columns-repeated="1004"/>
        </table:table-row>
        <table:table-row table:style-name="ro18" table:number-rows-repeated="3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 table:number-columns-repeated="5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868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/>
          <table:table-cell table:style-name="ce686"/>
          <table:table-cell table:style-name="ce685"/>
          <table:table-cell table:style-name="ce899" table:number-columns-repeated="2"/>
          <table:table-cell table:style-name="ce690" table:number-columns-repeated="2"/>
          <table:table-cell table:style-name="ce685"/>
          <table:table-cell table:style-name="ce686"/>
          <table:table-cell table:style-name="ce685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 table:number-columns-repeated="5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868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925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92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94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62"/>
          <table:table-cell/>
          <table:table-cell table:style-name="ce871"/>
          <table:table-cell/>
          <table:table-cell table:style-name="ce887" table:number-columns-repeated="2"/>
          <table:table-cell table:style-name="ce898"/>
          <table:table-cell table:style-name="ce907"/>
          <table:table-cell table:number-columns-repeated="2"/>
          <table:table-cell table:style-name="ce700"/>
          <table:table-cell/>
          <table:table-cell table:style-name="ce871"/>
          <table:table-cell table:style-name="ce898"/>
          <table:table-cell table:style-name="ce907"/>
          <table:table-cell table:number-columns-repeated="2"/>
          <table:table-cell table:style-name="ce700"/>
          <table:table-cell table:number-columns-repeated="1006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92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92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62"/>
          <table:table-cell/>
          <table:table-cell table:style-name="ce871"/>
          <table:table-cell/>
          <table:table-cell table:style-name="ce887" table:number-columns-repeated="2"/>
          <table:table-cell table:style-name="ce898"/>
          <table:table-cell table:style-name="ce907"/>
          <table:table-cell table:number-columns-repeated="2"/>
          <table:table-cell table:style-name="ce700"/>
          <table:table-cell/>
          <table:table-cell table:style-name="ce871"/>
          <table:table-cell table:style-name="ce898"/>
          <table:table-cell table:style-name="ce907"/>
          <table:table-cell table:number-columns-repeated="2"/>
          <table:table-cell table:style-name="ce700"/>
          <table:table-cell table:number-columns-repeated="1006"/>
        </table:table-row>
        <table:table-row table:style-name="ro18" table:number-rows-repeated="3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66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99" table:number-columns-repeated="2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7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701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899" table:number-columns-repeated="2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 table:number-rows-repeated="2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 table:number-rows-repeated="3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92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691"/>
          <table:table-cell table:number-columns-repeated="1004"/>
        </table:table-row>
        <table:table-row table:style-name="ro18">
          <table:table-cell table:style-name="ce655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8">
          <table:table-cell table:style-name="ce655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5"/>
          <table:table-cell table:style-name="ce868"/>
          <table:table-cell table:style-name="ce899"/>
          <table:table-cell table:style-name="ce690" table:number-columns-repeated="5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91"/>
          <table:table-cell table:style-name="ce870"/>
          <table:table-cell table:style-name="ce705" table:number-columns-repeated="3"/>
          <table:table-cell table:style-name="ce899"/>
          <table:table-cell table:style-name="ce690" table:number-columns-repeated="2"/>
          <table:table-cell table:style-name="ce691" table:number-columns-repeated="3"/>
          <table:table-cell table:style-name="ce899" table:number-columns-repeated="2"/>
          <table:table-cell table:style-name="ce690" table:number-columns-repeated="2"/>
          <table:table-cell table:style-name="ce691" table:number-columns-repeated="4"/>
          <table:table-cell table:number-columns-repeated="1004"/>
        </table:table-row>
        <table:table-row table:style-name="ro18">
          <table:table-cell table:style-name="ce666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9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8"/>
          <table:table-cell table:number-columns-repeated="2"/>
          <table:table-cell table:style-name="ce690"/>
          <table:table-cell table:style-name="ce685"/>
          <table:table-cell table:style-name="ce690"/>
          <table:table-cell table:style-name="ce898" table:number-columns-repeated="2"/>
          <table:table-cell table:number-columns-repeated="2"/>
          <table:table-cell table:style-name="ce690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3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/>
          <table:table-cell table:style-name="ce686"/>
          <table:table-cell table:style-name="ce685"/>
          <table:table-cell table:style-name="ce899" table:number-columns-repeated="2"/>
          <table:table-cell table:style-name="ce690" table:number-columns-repeated="2"/>
          <table:table-cell table:style-name="ce685"/>
          <table:table-cell table:style-name="ce686"/>
          <table:table-cell table:style-name="ce685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899" table:number-columns-repeated="2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 table:number-rows-repeated="4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67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66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94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76"/>
          <table:table-cell table:style-name="ce882" table:number-columns-repeated="3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882"/>
          <table:table-cell table:style-name="ce899" table:number-columns-repeated="2"/>
          <table:table-cell table:style-name="ce690" table:number-columns-repeated="2"/>
          <table:table-cell table:style-name="ce686" table:number-columns-repeated="2"/>
          <table:table-cell table:style-name="ce882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/>
          <table:table-cell table:style-name="ce911"/>
          <table:table-cell table:style-name="ce684"/>
          <table:table-cell/>
          <table:table-cell table:style-name="ce684"/>
          <table:table-cell table:style-name="ce898" table:number-columns-repeated="2"/>
          <table:table-cell/>
          <table:table-cell table:style-name="ce911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66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99" table:number-columns-repeated="2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67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99" table:number-columns-repeated="2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 table:number-rows-repeated="3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5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99" table:number-columns-repeated="2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9">
          <table:table-cell table:style-name="ce658"/>
          <table:table-cell table:style-name="ce692"/>
          <table:table-cell table:style-name="ce871"/>
          <table:table-cell table:number-columns-repeated="3"/>
          <table:table-cell table:style-name="ce898"/>
          <table:table-cell table:style-name="ce907"/>
          <table:table-cell/>
          <table:table-cell table:style-name="ce692" table:number-columns-repeated="2"/>
          <table:table-cell/>
          <table:table-cell table:style-name="ce871"/>
          <table:table-cell table:style-name="ce898"/>
          <table:table-cell table:style-name="ce907"/>
          <table:table-cell/>
          <table:table-cell table:style-name="ce692" table:number-columns-repeated="2"/>
          <table:table-cell/>
          <table:table-cell table:style-name="ce935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9">
          <table:table-cell table:style-name="ce654"/>
          <table:table-cell table:style-name="ce702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/>
          <table:table-cell table:style-name="ce686"/>
          <table:table-cell table:style-name="ce685"/>
          <table:table-cell table:style-name="ce899" table:number-columns-repeated="2"/>
          <table:table-cell table:style-name="ce690" table:number-columns-repeated="2"/>
          <table:table-cell table:style-name="ce685"/>
          <table:table-cell table:style-name="ce686"/>
          <table:table-cell table:style-name="ce685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9"/>
          <table:table-cell table:style-name="ce690" table:number-columns-repeated="2"/>
          <table:table-cell table:style-name="ce684"/>
          <table:table-cell/>
          <table:table-cell table:style-name="ce684"/>
          <table:table-cell table:style-name="ce899" table:number-columns-repeated="2"/>
          <table:table-cell table:style-name="ce690"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 table:number-rows-repeated="3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868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/>
          <table:table-cell table:style-name="ce690" table:number-columns-repeated="5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868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72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/>
          <table:table-cell table:style-name="ce911"/>
          <table:table-cell table:style-name="ce684"/>
          <table:table-cell/>
          <table:table-cell table:style-name="ce684"/>
          <table:table-cell table:style-name="ce898" table:number-columns-repeated="2"/>
          <table:table-cell/>
          <table:table-cell table:style-name="ce911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8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67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99" table:number-columns-repeated="2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66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70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66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99" table:number-columns-repeated="2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925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7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899" table:number-columns-repeated="2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73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91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908"/>
          <table:table-cell table:style-name="ce690"/>
          <table:table-cell table:style-name="ce685" table:number-columns-repeated="3"/>
          <table:table-cell table:style-name="ce899" table:number-columns-repeated="2"/>
          <table:table-cell table:style-name="ce908"/>
          <table:table-cell table:style-name="ce690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92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/>
          <table:table-cell table:style-name="ce917"/>
          <table:table-cell table:style-name="ce685"/>
          <table:table-cell table:style-name="ce899" table:number-columns-repeated="2"/>
          <table:table-cell table:style-name="ce690" table:number-columns-repeated="2"/>
          <table:table-cell table:style-name="ce685"/>
          <table:table-cell table:style-name="ce917"/>
          <table:table-cell table:style-name="ce685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5"/>
          <table:table-cell table:style-name="ce868"/>
          <table:table-cell table:style-name="ce899"/>
          <table:table-cell table:style-name="ce690" table:number-columns-repeated="5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899" table:number-columns-repeated="2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/>
          <table:table-cell table:style-name="ce686"/>
          <table:table-cell table:style-name="ce685"/>
          <table:table-cell table:style-name="ce899" table:number-columns-repeated="2"/>
          <table:table-cell table:style-name="ce690" table:number-columns-repeated="2"/>
          <table:table-cell table:style-name="ce685"/>
          <table:table-cell table:style-name="ce686"/>
          <table:table-cell table:style-name="ce685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/>
          <table:table-cell table:style-name="ce921"/>
          <table:table-cell table:style-name="ce685"/>
          <table:table-cell table:style-name="ce899" table:number-columns-repeated="2"/>
          <table:table-cell table:style-name="ce690" table:number-columns-repeated="2"/>
          <table:table-cell table:style-name="ce685"/>
          <table:table-cell table:style-name="ce921"/>
          <table:table-cell table:style-name="ce685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99" table:number-columns-repeated="2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9">
          <table:table-cell table:style-name="ce654"/>
          <table:table-cell table:style-name="ce689"/>
          <table:table-cell table:style-name="ce872"/>
          <table:table-cell table:style-name="ce686"/>
          <table:table-cell table:style-name="ce692" table:number-columns-repeated="2"/>
          <table:table-cell table:style-name="ce899"/>
          <table:table-cell table:style-name="ce690" table:number-columns-repeated="2"/>
          <table:table-cell table:style-name="ce689" table:number-columns-repeated="3"/>
          <table:table-cell table:style-name="ce904"/>
          <table:table-cell table:style-name="ce899"/>
          <table:table-cell table:style-name="ce690" table:number-columns-repeated="2"/>
          <table:table-cell table:style-name="ce689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9"/>
          <table:table-cell table:style-name="ce690" table:number-columns-repeated="2"/>
          <table:table-cell table:style-name="ce684"/>
          <table:table-cell/>
          <table:table-cell table:style-name="ce684"/>
          <table:table-cell table:style-name="ce904"/>
          <table:table-cell table:style-name="ce899"/>
          <table:table-cell table:style-name="ce690"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91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3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8"/>
          <table:table-cell table:style-name="ce692"/>
          <table:table-cell table:style-name="ce871"/>
          <table:table-cell table:number-columns-repeated="3"/>
          <table:table-cell table:style-name="ce898"/>
          <table:table-cell table:style-name="ce907"/>
          <table:table-cell/>
          <table:table-cell table:style-name="ce692" table:number-columns-repeated="2"/>
          <table:table-cell/>
          <table:table-cell table:style-name="ce871"/>
          <table:table-cell table:style-name="ce898"/>
          <table:table-cell table:style-name="ce907"/>
          <table:table-cell/>
          <table:table-cell table:style-name="ce692" table:number-columns-repeated="2"/>
          <table:table-cell table:number-columns-repeated="1006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94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899" table:number-columns-repeated="2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9"/>
          <table:table-cell table:style-name="ce690" table:number-columns-repeated="2"/>
          <table:table-cell table:style-name="ce684"/>
          <table:table-cell/>
          <table:table-cell table:style-name="ce684"/>
          <table:table-cell table:style-name="ce899" table:number-columns-repeated="2"/>
          <table:table-cell table:style-name="ce690"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7"/>
          <table:table-cell table:style-name="ce691"/>
          <table:table-cell table:style-name="ce870"/>
          <table:table-cell table:style-name="ce705"/>
          <table:table-cell table:style-name="ce892" table:number-columns-repeated="2"/>
          <table:table-cell table:style-name="ce901"/>
          <table:table-cell table:style-name="ce695" table:number-columns-repeated="2"/>
          <table:table-cell table:style-name="ce691" table:number-columns-repeated="3"/>
          <table:table-cell table:style-name="ce901" table:number-columns-repeated="2"/>
          <table:table-cell table:style-name="ce695" table:number-columns-repeated="2"/>
          <table:table-cell table:style-name="ce691" table:number-columns-repeated="4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74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925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92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92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/>
          <table:table-cell table:style-name="ce686"/>
          <table:table-cell table:style-name="ce685"/>
          <table:table-cell table:style-name="ce899" table:number-columns-repeated="2"/>
          <table:table-cell table:style-name="ce690" table:number-columns-repeated="2"/>
          <table:table-cell table:style-name="ce685"/>
          <table:table-cell table:style-name="ce686"/>
          <table:table-cell table:style-name="ce685"/>
          <table:table-cell table:style-name="ce691"/>
          <table:table-cell table:number-columns-repeated="1004"/>
        </table:table-row>
        <table:table-row table:style-name="ro18">
          <table:table-cell table:style-name="ce667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868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4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703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99" table:number-columns-repeated="2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 table:style-name="ce920"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 table:style-name="ce920"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899" table:number-columns-repeated="2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9">
          <table:table-cell table:style-name="ce651"/>
          <table:table-cell table:style-name="ce689"/>
          <table:table-cell table:style-name="ce866"/>
          <table:table-cell table:style-name="ce881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9" table:number-columns-repeated="3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/>
          <table:table-cell table:style-name="ce911"/>
          <table:table-cell table:style-name="ce684"/>
          <table:table-cell/>
          <table:table-cell table:style-name="ce684"/>
          <table:table-cell table:style-name="ce898" table:number-columns-repeated="2"/>
          <table:table-cell/>
          <table:table-cell table:style-name="ce911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899" table:number-columns-repeated="2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91"/>
          <table:table-cell table:style-name="ce870"/>
          <table:table-cell table:style-name="ce705" table:number-columns-repeated="3"/>
          <table:table-cell table:style-name="ce899"/>
          <table:table-cell table:style-name="ce690" table:number-columns-repeated="2"/>
          <table:table-cell table:style-name="ce691" table:number-columns-repeated="3"/>
          <table:table-cell table:style-name="ce899" table:number-columns-repeated="2"/>
          <table:table-cell table:style-name="ce690" table:number-columns-repeated="2"/>
          <table:table-cell table:style-name="ce691" table:number-columns-repeated="4"/>
          <table:table-cell table:number-columns-repeated="1004"/>
        </table:table-row>
        <table:table-row table:style-name="ro19">
          <table:table-cell table:style-name="ce675"/>
          <table:table-cell table:style-name="ce704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68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95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92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9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66"/>
          <table:table-cell table:style-name="ce691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3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8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701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/>
          <table:table-cell table:style-name="ce911"/>
          <table:table-cell table:style-name="ce684"/>
          <table:table-cell/>
          <table:table-cell table:style-name="ce684"/>
          <table:table-cell table:style-name="ce898" table:number-columns-repeated="2"/>
          <table:table-cell/>
          <table:table-cell table:style-name="ce911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925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 table:number-rows-repeated="2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705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67"/>
          <table:table-cell table:style-name="ce70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66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67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91"/>
          <table:table-cell table:style-name="ce870"/>
          <table:table-cell table:style-name="ce705" table:number-columns-repeated="3"/>
          <table:table-cell table:style-name="ce899"/>
          <table:table-cell table:style-name="ce690" table:number-columns-repeated="2"/>
          <table:table-cell table:style-name="ce691" table:number-columns-repeated="3"/>
          <table:table-cell table:style-name="ce899" table:number-columns-repeated="2"/>
          <table:table-cell table:style-name="ce690" table:number-columns-repeated="2"/>
          <table:table-cell table:style-name="ce691" table:number-columns-repeated="4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67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91"/>
          <table:table-cell table:style-name="ce870"/>
          <table:table-cell table:style-name="ce705"/>
          <table:table-cell table:style-name="ce695" table:number-columns-repeated="2"/>
          <table:table-cell table:style-name="ce901"/>
          <table:table-cell table:style-name="ce695" table:number-columns-repeated="2"/>
          <table:table-cell table:style-name="ce691" table:number-columns-repeated="3"/>
          <table:table-cell table:style-name="ce901" table:number-columns-repeated="2"/>
          <table:table-cell table:style-name="ce695" table:number-columns-repeated="2"/>
          <table:table-cell table:style-name="ce691" table:number-columns-repeated="4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99" table:number-columns-repeated="2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706" table:number-columns-repeated="2"/>
          <table:table-cell table:style-name="ce685" table:number-columns-repeated="3"/>
          <table:table-cell table:style-name="ce899" table:number-columns-repeated="2"/>
          <table:table-cell table:style-name="ce706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813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66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6"/>
          <table:table-cell table:style-name="ce690" table:number-columns-repeated="2"/>
          <table:table-cell table:style-name="ce899" table:number-columns-repeated="2"/>
          <table:table-cell table:style-name="ce690" table:number-columns-repeated="2"/>
          <table:table-cell table:style-name="ce686"/>
          <table:table-cell table:style-name="ce690" table:number-columns-repeated="2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9">
          <table:table-cell table:style-name="ce650"/>
          <table:table-cell table:style-name="ce843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92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66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899" table:number-columns-repeated="2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5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4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 table:number-rows-repeated="2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 table:number-columns-repeated="5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868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/>
          <table:table-cell table:style-name="ce912"/>
          <table:table-cell table:style-name="ce685" table:number-columns-repeated="3"/>
          <table:table-cell table:style-name="ce899" table:number-columns-repeated="2"/>
          <table:table-cell table:style-name="ce690"/>
          <table:table-cell table:style-name="ce91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67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94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706"/>
          <table:table-cell table:style-name="ce690"/>
          <table:table-cell table:style-name="ce685" table:number-columns-repeated="3"/>
          <table:table-cell table:style-name="ce899" table:number-columns-repeated="2"/>
          <table:table-cell table:style-name="ce706"/>
          <table:table-cell table:style-name="ce690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706"/>
          <table:table-cell table:style-name="ce690"/>
          <table:table-cell table:style-name="ce685" table:number-columns-repeated="3"/>
          <table:table-cell table:style-name="ce899" table:number-columns-repeated="2"/>
          <table:table-cell table:style-name="ce706"/>
          <table:table-cell table:style-name="ce690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706"/>
          <table:table-cell table:style-name="ce690"/>
          <table:table-cell table:style-name="ce685" table:number-columns-repeated="3"/>
          <table:table-cell table:style-name="ce899" table:number-columns-repeated="2"/>
          <table:table-cell table:style-name="ce706"/>
          <table:table-cell table:style-name="ce690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92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8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 table:number-columns-repeated="5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868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94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92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8"/>
          <table:table-cell table:style-name="ce692"/>
          <table:table-cell table:style-name="ce871"/>
          <table:table-cell table:number-columns-repeated="3"/>
          <table:table-cell table:style-name="ce898"/>
          <table:table-cell table:style-name="ce907"/>
          <table:table-cell/>
          <table:table-cell table:style-name="ce692" table:number-columns-repeated="2"/>
          <table:table-cell/>
          <table:table-cell table:style-name="ce871"/>
          <table:table-cell table:style-name="ce898"/>
          <table:table-cell table:style-name="ce907"/>
          <table:table-cell/>
          <table:table-cell table:style-name="ce692" table:number-columns-repeated="2"/>
          <table:table-cell/>
          <table:table-cell table:style-name="ce935"/>
          <table:table-cell table:number-columns-repeated="1004"/>
        </table:table-row>
        <table:table-row table:style-name="ro18">
          <table:table-cell table:style-name="ce666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99" table:number-columns-repeated="2"/>
          <table:table-cell table:style-name="ce690" table:number-columns-repeated="3"/>
          <table:table-cell table:style-name="ce685"/>
          <table:table-cell table:style-name="ce690"/>
          <table:table-cell table:style-name="ce870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9">
          <table:table-cell table:style-name="ce651"/>
          <table:table-cell table:style-name="ce844"/>
          <table:table-cell table:style-name="ce866"/>
          <table:table-cell table:style-name="ce686" table:number-columns-repeated="3"/>
          <table:table-cell table:style-name="ce904"/>
          <table:table-cell table:style-name="ce690" table:number-columns-repeated="2"/>
          <table:table-cell table:style-name="ce684"/>
          <table:table-cell table:style-name="ce685"/>
          <table:table-cell table:style-name="ce689"/>
          <table:table-cell table:style-name="ce904" table:number-columns-repeated="2"/>
          <table:table-cell table:style-name="ce690" table:number-columns-repeated="2"/>
          <table:table-cell table:style-name="ce684"/>
          <table:table-cell table:style-name="ce685"/>
          <table:table-cell table:style-name="ce689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92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2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 table:number-rows-repeated="3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692" table:number-columns-repeated="2"/>
          <table:table-cell table:style-name="ce899"/>
          <table:table-cell table:style-name="ce690" table:number-columns-repeated="2"/>
          <table:table-cell table:style-name="ce684"/>
          <table:table-cell/>
          <table:table-cell table:style-name="ce684"/>
          <table:table-cell table:style-name="ce899" table:number-columns-repeated="2"/>
          <table:table-cell table:style-name="ce690"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8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67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91"/>
          <table:table-cell table:style-name="ce870"/>
          <table:table-cell table:style-name="ce705"/>
          <table:table-cell table:style-name="ce686" table:number-columns-repeated="2"/>
          <table:table-cell table:style-name="ce901"/>
          <table:table-cell table:style-name="ce695" table:number-columns-repeated="2"/>
          <table:table-cell table:style-name="ce691" table:number-columns-repeated="3"/>
          <table:table-cell table:style-name="ce901" table:number-columns-repeated="2"/>
          <table:table-cell table:style-name="ce695" table:number-columns-repeated="2"/>
          <table:table-cell table:style-name="ce691" table:number-columns-repeated="4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899" table:number-columns-repeated="2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92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66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899" table:number-columns-repeated="2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67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91"/>
          <table:table-cell table:style-name="ce870"/>
          <table:table-cell table:style-name="ce705" table:number-columns-repeated="3"/>
          <table:table-cell table:style-name="ce901"/>
          <table:table-cell table:style-name="ce695" table:number-columns-repeated="2"/>
          <table:table-cell table:style-name="ce691" table:number-columns-repeated="3"/>
          <table:table-cell table:style-name="ce901" table:number-columns-repeated="2"/>
          <table:table-cell table:style-name="ce695" table:number-columns-repeated="2"/>
          <table:table-cell table:style-name="ce691" table:number-columns-repeated="4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67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91"/>
          <table:table-cell table:style-name="ce870"/>
          <table:table-cell table:style-name="ce705"/>
          <table:table-cell table:style-name="ce695" table:number-columns-repeated="2"/>
          <table:table-cell table:style-name="ce901"/>
          <table:table-cell table:style-name="ce695" table:number-columns-repeated="2"/>
          <table:table-cell table:style-name="ce691" table:number-columns-repeated="3"/>
          <table:table-cell table:style-name="ce901" table:number-columns-repeated="2"/>
          <table:table-cell table:style-name="ce695" table:number-columns-repeated="2"/>
          <table:table-cell table:style-name="ce691" table:number-columns-repeated="4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9">
          <table:table-cell table:style-name="ce671"/>
          <table:table-cell table:style-name="ce853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868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7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50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/>
          <table:table-cell table:style-name="ce686"/>
          <table:table-cell table:style-name="ce685"/>
          <table:table-cell table:style-name="ce899" table:number-columns-repeated="2"/>
          <table:table-cell table:style-name="ce690" table:number-columns-repeated="2"/>
          <table:table-cell table:style-name="ce685"/>
          <table:table-cell table:style-name="ce686"/>
          <table:table-cell table:style-name="ce685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9"/>
          <table:table-cell table:style-name="ce690" table:number-columns-repeated="2"/>
          <table:table-cell table:style-name="ce684"/>
          <table:table-cell/>
          <table:table-cell table:style-name="ce684"/>
          <table:table-cell table:style-name="ce899" table:number-columns-repeated="2"/>
          <table:table-cell table:style-name="ce690"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 table:number-rows-repeated="5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854"/>
          <table:table-cell table:style-name="ce877"/>
          <table:table-cell table:style-name="ce883"/>
          <table:table-cell table:style-name="ce686" table:number-columns-repeated="2"/>
          <table:table-cell table:style-name="ce901"/>
          <table:table-cell table:style-name="ce695" table:number-columns-repeated="2"/>
          <table:table-cell table:style-name="ce705" table:number-columns-repeated="2"/>
          <table:table-cell table:style-name="ce691"/>
          <table:table-cell table:style-name="ce901" table:number-columns-repeated="2"/>
          <table:table-cell table:style-name="ce695" table:number-columns-repeated="2"/>
          <table:table-cell table:style-name="ce705" table:number-columns-repeated="2"/>
          <table:table-cell table:style-name="ce691" table:number-columns-repeated="2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85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99" table:number-columns-repeated="2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92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9" table:number-rows-repeated="2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9">
          <table:table-cell table:style-name="ce676"/>
          <table:table-cell table:style-name="ce689"/>
          <table:table-cell table:style-name="ce866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2"/>
          <table:table-cell table:style-name="ce684"/>
          <table:table-cell table:style-name="ce898"/>
          <table:table-cell table:style-name="ce899"/>
          <table:table-cell table:style-name="ce690" table:number-columns-repeated="2"/>
          <table:table-cell table:style-name="ce685" table:number-columns-repeated="2"/>
          <table:table-cell table:style-name="ce684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8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/>
          <table:table-cell table:style-name="ce921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/>
          <table:table-cell table:style-name="ce921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8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94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8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 table:number-rows-repeated="3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91"/>
          <table:table-cell table:style-name="ce685" table:number-columns-repeated="2"/>
          <table:table-cell table:style-name="ce899" table:number-columns-repeated="2"/>
          <table:table-cell table:style-name="ce690" table:number-columns-repeated="2"/>
          <table:table-cell table:style-name="ce691"/>
          <table:table-cell table:style-name="ce685" table:number-columns-repeated="2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7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66"/>
          <table:table-cell table:style-name="ce856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8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857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/>
          <table:table-cell table:style-name="ce911"/>
          <table:table-cell table:style-name="ce684"/>
          <table:table-cell/>
          <table:table-cell table:style-name="ce684"/>
          <table:table-cell table:style-name="ce898" table:number-columns-repeated="2"/>
          <table:table-cell/>
          <table:table-cell table:style-name="ce911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67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67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6"/>
          <table:table-cell table:style-name="ce685" table:number-columns-repeated="2"/>
          <table:table-cell table:style-name="ce899" table:number-columns-repeated="2"/>
          <table:table-cell table:style-name="ce690" table:number-columns-repeated="2"/>
          <table:table-cell table:style-name="ce686"/>
          <table:table-cell table:style-name="ce685" table:number-columns-repeated="2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899" table:number-columns-repeated="2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9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63"/>
          <table:table-cell table:style-name="ce695"/>
          <table:table-cell table:style-name="ce875"/>
          <table:table-cell table:style-name="ce695" table:number-columns-repeated="3"/>
          <table:table-cell table:style-name="ce901"/>
          <table:table-cell table:style-name="ce695" table:number-columns-repeated="3"/>
          <table:table-cell table:style-name="ce691"/>
          <table:table-cell table:style-name="ce695"/>
          <table:table-cell table:style-name="ce875"/>
          <table:table-cell table:style-name="ce901"/>
          <table:table-cell table:style-name="ce695" table:number-columns-repeated="3"/>
          <table:table-cell table:style-name="ce691"/>
          <table:table-cell table:style-name="ce695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7"/>
          <table:table-cell table:style-name="ce691"/>
          <table:table-cell table:style-name="ce870"/>
          <table:table-cell table:style-name="ce695"/>
          <table:table-cell table:style-name="ce892" table:number-columns-repeated="2"/>
          <table:table-cell table:style-name="ce901"/>
          <table:table-cell table:style-name="ce695" table:number-columns-repeated="2"/>
          <table:table-cell table:style-name="ce691" table:number-columns-repeated="3"/>
          <table:table-cell table:style-name="ce901" table:number-columns-repeated="2"/>
          <table:table-cell table:style-name="ce695" table:number-columns-repeated="2"/>
          <table:table-cell table:style-name="ce691" table:number-columns-repeated="4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67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5"/>
          <table:table-cell table:style-name="ce868"/>
          <table:table-cell table:style-name="ce899"/>
          <table:table-cell table:style-name="ce690" table:number-columns-repeated="5"/>
          <table:table-cell table:style-name="ce68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92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706"/>
          <table:table-cell table:style-name="ce690"/>
          <table:table-cell table:style-name="ce685" table:number-columns-repeated="3"/>
          <table:table-cell table:style-name="ce899" table:number-columns-repeated="2"/>
          <table:table-cell table:style-name="ce706"/>
          <table:table-cell table:style-name="ce690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4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854"/>
          <table:table-cell table:style-name="ce877"/>
          <table:table-cell table:style-name="ce883"/>
          <table:table-cell table:style-name="ce686" table:number-columns-repeated="2"/>
          <table:table-cell table:style-name="ce901"/>
          <table:table-cell table:style-name="ce695" table:number-columns-repeated="2"/>
          <table:table-cell table:style-name="ce705" table:number-columns-repeated="2"/>
          <table:table-cell table:style-name="ce691"/>
          <table:table-cell table:style-name="ce901" table:number-columns-repeated="2"/>
          <table:table-cell table:style-name="ce695" table:number-columns-repeated="2"/>
          <table:table-cell table:style-name="ce705" table:number-columns-repeated="2"/>
          <table:table-cell table:style-name="ce691" table:number-columns-repeated="2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77"/>
          <table:table-cell table:style-name="ce858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9"/>
          <table:table-cell table:style-name="ce690" table:number-columns-repeated="2"/>
          <table:table-cell table:style-name="ce684"/>
          <table:table-cell/>
          <table:table-cell table:style-name="ce684"/>
          <table:table-cell table:style-name="ce899" table:number-columns-repeated="2"/>
          <table:table-cell table:style-name="ce690"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94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94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92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925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/>
          <table:table-cell table:style-name="ce911"/>
          <table:table-cell table:style-name="ce684"/>
          <table:table-cell/>
          <table:table-cell table:style-name="ce684"/>
          <table:table-cell table:style-name="ce898" table:number-columns-repeated="2"/>
          <table:table-cell/>
          <table:table-cell table:style-name="ce911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9">
          <table:table-cell/>
          <table:table-cell table:style-name="ce690"/>
          <table:table-cell table:style-name="ce868"/>
          <table:table-cell table:style-name="ce690"/>
          <table:table-cell table:style-name="ce886" table:number-columns-repeated="2"/>
          <table:table-cell table:style-name="ce898"/>
          <table:table-cell/>
          <table:table-cell table:style-name="ce911"/>
          <table:table-cell table:style-name="ce690" table:number-columns-repeated="3"/>
          <table:table-cell table:style-name="ce898" table:number-columns-repeated="2"/>
          <table:table-cell/>
          <table:table-cell table:style-name="ce911"/>
          <table:table-cell table:style-name="ce690" table:number-columns-repeated="3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925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78"/>
          <table:table-cell table:style-name="ce859"/>
          <table:table-cell table:style-name="ce868" table:number-columns-repeated="2"/>
          <table:table-cell table:style-name="ce690" table:number-columns-repeated="2"/>
          <table:table-cell table:style-name="ce899"/>
          <table:table-cell table:style-name="ce706"/>
          <table:table-cell table:style-name="ce690"/>
          <table:table-cell table:style-name="ce868"/>
          <table:table-cell table:style-name="ce685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868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8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67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9"/>
          <table:table-cell table:style-name="ce690" table:number-columns-repeated="2"/>
          <table:table-cell table:style-name="ce684"/>
          <table:table-cell table:style-name="ce920"/>
          <table:table-cell table:style-name="ce684"/>
          <table:table-cell table:style-name="ce868"/>
          <table:table-cell table:style-name="ce899"/>
          <table:table-cell table:style-name="ce690" table:number-columns-repeated="2"/>
          <table:table-cell table:style-name="ce684"/>
          <table:table-cell table:style-name="ce920"/>
          <table:table-cell table:style-name="ce684"/>
          <table:table-cell table:style-name="ce93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/>
          <table:table-cell table:style-name="ce893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91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77"/>
          <table:table-cell table:style-name="ce860"/>
          <table:table-cell table:style-name="ce878"/>
          <table:table-cell table:style-name="ce860" table:number-columns-repeated="3"/>
          <table:table-cell table:style-name="ce902"/>
          <table:table-cell table:style-name="ce860" table:number-columns-repeated="3"/>
          <table:table-cell table:style-name="ce697"/>
          <table:table-cell table:style-name="ce860"/>
          <table:table-cell table:style-name="ce878"/>
          <table:table-cell table:style-name="ce902"/>
          <table:table-cell table:style-name="ce860" table:number-columns-repeated="3"/>
          <table:table-cell table:style-name="ce697"/>
          <table:table-cell table:style-name="ce860"/>
          <table:table-cell table:style-name="ce697"/>
          <table:table-cell table:number-columns-repeated="1004"/>
        </table:table-row>
        <table:table-row table:style-name="ro18">
          <table:table-cell table:style-name="ce663"/>
          <table:table-cell table:style-name="ce695"/>
          <table:table-cell table:style-name="ce875"/>
          <table:table-cell table:style-name="ce695" table:number-columns-repeated="3"/>
          <table:table-cell table:style-name="ce901"/>
          <table:table-cell table:style-name="ce695" table:number-columns-repeated="3"/>
          <table:table-cell table:style-name="ce691"/>
          <table:table-cell table:style-name="ce695"/>
          <table:table-cell table:style-name="ce875"/>
          <table:table-cell table:style-name="ce901"/>
          <table:table-cell table:style-name="ce695" table:number-columns-repeated="3"/>
          <table:table-cell table:style-name="ce691"/>
          <table:table-cell table:style-name="ce695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94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867"/>
          <table:table-cell table:style-name="ce685" table:number-columns-repeated="2"/>
          <table:table-cell table:style-name="ce899" table:number-columns-repeated="2"/>
          <table:table-cell table:style-name="ce690" table:number-columns-repeated="2"/>
          <table:table-cell table:style-name="ce867"/>
          <table:table-cell table:style-name="ce685" table:number-columns-repeated="2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 table:number-rows-repeated="2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9">
          <table:table-cell table:style-name="ce650"/>
          <table:table-cell table:style-name="ce843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899" table:number-columns-repeated="2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/>
          <table:table-cell table:style-name="ce686"/>
          <table:table-cell table:style-name="ce685"/>
          <table:table-cell table:style-name="ce899" table:number-columns-repeated="2"/>
          <table:table-cell table:style-name="ce690" table:number-columns-repeated="2"/>
          <table:table-cell table:style-name="ce685"/>
          <table:table-cell table:style-name="ce686"/>
          <table:table-cell table:style-name="ce685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 table:style-name="ce920"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 table:style-name="ce920"/>
          <table:table-cell table:style-name="ce684"/>
          <table:table-cell table:style-name="ce935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79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/>
          <table:table-cell table:style-name="ce911"/>
          <table:table-cell table:style-name="ce684"/>
          <table:table-cell/>
          <table:table-cell table:style-name="ce684"/>
          <table:table-cell table:style-name="ce898" table:number-columns-repeated="2"/>
          <table:table-cell/>
          <table:table-cell table:style-name="ce911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884"/>
          <table:table-cell table:style-name="ce890" table:number-columns-repeated="2"/>
          <table:table-cell table:style-name="ce899"/>
          <table:table-cell table:style-name="ce690" table:number-columns-repeated="2"/>
          <table:table-cell table:style-name="ce917"/>
          <table:table-cell/>
          <table:table-cell table:style-name="ce684"/>
          <table:table-cell table:style-name="ce899" table:number-columns-repeated="2"/>
          <table:table-cell table:style-name="ce690" table:number-columns-repeated="2"/>
          <table:table-cell table:style-name="ce917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861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67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94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95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91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855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80"/>
          <table:table-cell table:style-name="ce859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868"/>
          <table:table-cell table:style-name="ce685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868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91"/>
          <table:table-cell table:style-name="ce870"/>
          <table:table-cell table:style-name="ce705" table:number-columns-repeated="3"/>
          <table:table-cell table:style-name="ce901"/>
          <table:table-cell table:style-name="ce695" table:number-columns-repeated="2"/>
          <table:table-cell table:style-name="ce691" table:number-columns-repeated="3"/>
          <table:table-cell table:style-name="ce901" table:number-columns-repeated="2"/>
          <table:table-cell table:style-name="ce695" table:number-columns-repeated="2"/>
          <table:table-cell table:style-name="ce691" table:number-columns-repeated="4"/>
          <table:table-cell table:number-columns-repeated="1004"/>
        </table:table-row>
        <table:table-row table:style-name="ro18">
          <table:table-cell table:style-name="ce667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5"/>
          <table:table-cell table:style-name="ce868"/>
          <table:table-cell table:style-name="ce899"/>
          <table:table-cell table:style-name="ce690" table:number-columns-repeated="5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66"/>
          <table:table-cell table:style-name="ce691"/>
          <table:table-cell table:style-name="ce870"/>
          <table:table-cell table:style-name="ce705" table:number-columns-repeated="3"/>
          <table:table-cell table:style-name="ce901"/>
          <table:table-cell table:style-name="ce695" table:number-columns-repeated="2"/>
          <table:table-cell table:style-name="ce691" table:number-columns-repeated="3"/>
          <table:table-cell table:style-name="ce901" table:number-columns-repeated="2"/>
          <table:table-cell table:style-name="ce695" table:number-columns-repeated="2"/>
          <table:table-cell table:style-name="ce691" table:number-columns-repeated="4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71"/>
          <table:table-cell table:style-name="ce862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868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6"/>
          <table:table-cell table:style-name="ce690" table:number-columns-repeated="2"/>
          <table:table-cell table:style-name="ce899" table:number-columns-repeated="2"/>
          <table:table-cell table:style-name="ce690" table:number-columns-repeated="2"/>
          <table:table-cell table:style-name="ce686"/>
          <table:table-cell table:style-name="ce690" table:number-columns-repeated="2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81"/>
          <table:table-cell table:style-name="ce863"/>
          <table:table-cell table:style-name="ce879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92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/>
          <table:table-cell table:style-name="ce911"/>
          <table:table-cell table:style-name="ce684"/>
          <table:table-cell/>
          <table:table-cell table:style-name="ce684"/>
          <table:table-cell table:style-name="ce898" table:number-columns-repeated="2"/>
          <table:table-cell/>
          <table:table-cell table:style-name="ce911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92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899" table:number-columns-repeated="2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868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899" table:number-columns-repeated="2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80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2"/>
          <table:table-cell table:style-name="ce918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2"/>
          <table:table-cell table:style-name="ce918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95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899" table:number-columns-repeated="2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91"/>
          <table:table-cell table:style-name="ce870"/>
          <table:table-cell table:style-name="ce695"/>
          <table:table-cell table:style-name="ce892" table:number-columns-repeated="2"/>
          <table:table-cell table:style-name="ce899"/>
          <table:table-cell table:style-name="ce690" table:number-columns-repeated="2"/>
          <table:table-cell table:style-name="ce691" table:number-columns-repeated="3"/>
          <table:table-cell table:style-name="ce901"/>
          <table:table-cell table:style-name="ce899"/>
          <table:table-cell table:style-name="ce690" table:number-columns-repeated="2"/>
          <table:table-cell table:style-name="ce691" table:number-columns-repeated="4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79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/>
          <table:table-cell table:style-name="ce911"/>
          <table:table-cell table:style-name="ce684"/>
          <table:table-cell/>
          <table:table-cell table:style-name="ce684"/>
          <table:table-cell table:style-name="ce898" table:number-columns-repeated="2"/>
          <table:table-cell/>
          <table:table-cell table:style-name="ce911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79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/>
          <table:table-cell table:style-name="ce911"/>
          <table:table-cell table:style-name="ce684"/>
          <table:table-cell/>
          <table:table-cell table:style-name="ce684"/>
          <table:table-cell table:style-name="ce898" table:number-columns-repeated="2"/>
          <table:table-cell/>
          <table:table-cell table:style-name="ce911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6"/>
          <table:table-cell table:style-name="ce856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7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/>
          <table:table-cell table:style-name="ce921"/>
          <table:table-cell table:style-name="ce685"/>
          <table:table-cell table:style-name="ce899" table:number-columns-repeated="2"/>
          <table:table-cell table:style-name="ce690" table:number-columns-repeated="2"/>
          <table:table-cell table:style-name="ce685"/>
          <table:table-cell table:style-name="ce921"/>
          <table:table-cell table:style-name="ce685"/>
          <table:table-cell table:style-name="ce691"/>
          <table:table-cell table:number-columns-repeated="1004"/>
        </table:table-row>
        <table:table-row table:style-name="ro18">
          <table:table-cell table:style-name="ce667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 table:style-name="ce920"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 table:style-name="ce920"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/>
          <table:table-cell table:style-name="ce690" table:number-columns-repeated="5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868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94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/>
          <table:table-cell table:style-name="ce921"/>
          <table:table-cell table:style-name="ce685"/>
          <table:table-cell table:style-name="ce899" table:number-columns-repeated="2"/>
          <table:table-cell table:style-name="ce690" table:number-columns-repeated="2"/>
          <table:table-cell table:style-name="ce685"/>
          <table:table-cell table:style-name="ce921"/>
          <table:table-cell table:style-name="ce685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/>
          <table:table-cell table:style-name="ce859" table:number-columns-repeated="2"/>
          <table:table-cell table:style-name="ce898"/>
          <table:table-cell table:style-name="ce907"/>
          <table:table-cell/>
          <table:table-cell table:style-name="ce684"/>
          <table:table-cell/>
          <table:table-cell table:style-name="ce684"/>
          <table:table-cell table:style-name="ce871"/>
          <table:table-cell table:style-name="ce898"/>
          <table:table-cell table:style-name="ce907"/>
          <table:table-cell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91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91"/>
          <table:table-cell table:style-name="ce870"/>
          <table:table-cell table:style-name="ce705" table:number-columns-repeated="3"/>
          <table:table-cell table:style-name="ce901"/>
          <table:table-cell table:style-name="ce695" table:number-columns-repeated="2"/>
          <table:table-cell table:style-name="ce691" table:number-columns-repeated="3"/>
          <table:table-cell table:style-name="ce901" table:number-columns-repeated="2"/>
          <table:table-cell table:style-name="ce695" table:number-columns-repeated="2"/>
          <table:table-cell table:style-name="ce691" table:number-columns-repeated="4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6"/>
          <table:table-cell table:style-name="ce685" table:number-columns-repeated="2"/>
          <table:table-cell table:style-name="ce899" table:number-columns-repeated="2"/>
          <table:table-cell table:style-name="ce690" table:number-columns-repeated="2"/>
          <table:table-cell table:style-name="ce686"/>
          <table:table-cell table:style-name="ce685" table:number-columns-repeated="2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85"/>
          <table:table-cell table:style-name="ce899" table:number-columns-repeated="2"/>
          <table:table-cell table:style-name="ce690" table:number-columns-repeated="2"/>
          <table:table-cell table:style-name="ce686" table:number-columns-repeated="2"/>
          <table:table-cell table:style-name="ce685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7"/>
          <table:table-cell table:style-name="ce691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7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7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899" table:number-columns-repeated="2"/>
          <table:table-cell table:style-name="ce690" table:number-columns-repeated="2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/>
          <table:table-cell table:style-name="ce912"/>
          <table:table-cell table:style-name="ce685" table:number-columns-repeated="3"/>
          <table:table-cell table:style-name="ce899" table:number-columns-repeated="2"/>
          <table:table-cell table:style-name="ce690"/>
          <table:table-cell table:style-name="ce91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4"/>
          <table:table-cell table:style-name="ce684"/>
          <table:table-cell table:style-name="ce866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9"/>
          <table:table-cell/>
          <table:table-cell table:style-name="ce684"/>
          <table:table-cell table:style-name="ce898"/>
          <table:table-cell table:style-name="ce899"/>
          <table:table-cell table:style-name="ce690" table:number-columns-repeated="2"/>
          <table:table-cell table:style-name="ce689"/>
          <table:table-cell/>
          <table:table-cell table:style-name="ce684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91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91"/>
          <table:table-cell table:style-name="ce690"/>
          <table:table-cell table:style-name="ce685"/>
          <table:table-cell table:number-columns-repeated="1004"/>
        </table:table-row>
        <table:table-row table:style-name="ro19">
          <table:table-cell table:style-name="ce654"/>
          <table:table-cell table:style-name="ce689"/>
          <table:table-cell table:style-name="ce866"/>
          <table:table-cell table:style-name="ce692"/>
          <table:table-cell table:style-name="ce686" table:number-columns-repeated="2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898"/>
          <table:table-cell table:style-name="ce899"/>
          <table:table-cell table:style-name="ce690" table:number-columns-repeated="2"/>
          <table:table-cell table:style-name="ce689" table:number-columns-repeated="2"/>
          <table:table-cell table:style-name="ce922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868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/>
          <table:table-cell table:style-name="ce893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82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91"/>
          <table:table-cell table:style-name="ce870"/>
          <table:table-cell table:style-name="ce705" table:number-columns-repeated="3"/>
          <table:table-cell table:style-name="ce901"/>
          <table:table-cell table:style-name="ce695" table:number-columns-repeated="2"/>
          <table:table-cell table:style-name="ce691" table:number-columns-repeated="3"/>
          <table:table-cell table:style-name="ce901" table:number-columns-repeated="2"/>
          <table:table-cell table:style-name="ce695" table:number-columns-repeated="2"/>
          <table:table-cell table:style-name="ce691" table:number-columns-repeated="4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67"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 table:style-name="ce692" table:number-columns-repeated="3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79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/>
          <table:table-cell table:style-name="ce911"/>
          <table:table-cell table:style-name="ce684"/>
          <table:table-cell/>
          <table:table-cell table:style-name="ce684"/>
          <table:table-cell table:style-name="ce898" table:number-columns-repeated="2"/>
          <table:table-cell/>
          <table:table-cell table:style-name="ce911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91"/>
          <table:table-cell table:style-name="ce870"/>
          <table:table-cell table:style-name="ce705" table:number-columns-repeated="3"/>
          <table:table-cell table:style-name="ce899"/>
          <table:table-cell table:style-name="ce690" table:number-columns-repeated="2"/>
          <table:table-cell table:style-name="ce691" table:number-columns-repeated="3"/>
          <table:table-cell table:style-name="ce899" table:number-columns-repeated="2"/>
          <table:table-cell table:style-name="ce690" table:number-columns-repeated="2"/>
          <table:table-cell table:style-name="ce691" table:number-columns-repeated="4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9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8"/>
          <table:table-cell table:style-name="ce690" table:number-columns-repeated="2"/>
          <table:table-cell table:style-name="ce685" table:number-columns-repeated="3"/>
          <table:table-cell table:style-name="ce899"/>
          <table:table-cell table:style-name="ce898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868"/>
          <table:table-cell table:style-name="ce899"/>
          <table:table-cell table:style-name="ce690" table:number-columns-repeated="3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7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66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 table:style-name="ce651"/>
          <table:table-cell table:style-name="ce685"/>
          <table:table-cell table:style-name="ce867"/>
          <table:table-cell table:style-name="ce690"/>
          <table:table-cell table:style-name="ce889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91"/>
          <table:table-cell table:style-name="ce870"/>
          <table:table-cell table:style-name="ce695"/>
          <table:table-cell table:style-name="ce892" table:number-columns-repeated="2"/>
          <table:table-cell table:style-name="ce901"/>
          <table:table-cell table:style-name="ce695" table:number-columns-repeated="2"/>
          <table:table-cell table:style-name="ce691" table:number-columns-repeated="3"/>
          <table:table-cell table:style-name="ce901" table:number-columns-repeated="2"/>
          <table:table-cell table:style-name="ce695" table:number-columns-repeated="2"/>
          <table:table-cell table:style-name="ce691" table:number-columns-repeated="4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87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2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86" table:number-columns-repeated="3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7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3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566"/>
          <table:table-cell table:style-name="ce899"/>
          <table:table-cell table:style-name="ce685" table:number-columns-repeated="3"/>
          <table:table-cell table:style-name="ce899" table:number-columns-repeated="2"/>
          <table:table-cell table:style-name="ce566"/>
          <table:table-cell table:style-name="ce899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686" table:number-columns-repeated="2"/>
          <table:table-cell table:style-name="ce899"/>
          <table:table-cell table:style-name="ce690"/>
          <table:table-cell table:style-name="ce912"/>
          <table:table-cell table:style-name="ce685" table:number-columns-repeated="3"/>
          <table:table-cell table:style-name="ce899" table:number-columns-repeated="2"/>
          <table:table-cell table:style-name="ce690"/>
          <table:table-cell table:style-name="ce91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2">
          <table:table-cell/>
          <table:table-cell table:style-name="ce690" table:number-columns-repeated="5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868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 table:style-name="ce652"/>
          <table:table-cell table:style-name="ce686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868"/>
          <table:table-cell table:style-name="ce899"/>
          <table:table-cell table:style-name="ce706"/>
          <table:table-cell table:style-name="ce690"/>
          <table:table-cell table:style-name="ce686" table:number-columns-repeated="2"/>
          <table:table-cell table:style-name="ce690"/>
          <table:table-cell table:style-name="ce691"/>
          <table:table-cell table:number-columns-repeated="1004"/>
        </table:table-row>
        <table:table-row table:style-name="ro18" table:number-rows-repeated="3">
          <table:table-cell table:style-name="ce651"/>
          <table:table-cell table:style-name="ce685"/>
          <table:table-cell table:style-name="ce867"/>
          <table:table-cell table:style-name="ce690"/>
          <table:table-cell table:style-name="ce886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8" table:number-rows-repeated="7">
          <table:table-cell table:style-name="ce651"/>
          <table:table-cell table:style-name="ce685"/>
          <table:table-cell table:style-name="ce867"/>
          <table:table-cell table:style-name="ce686"/>
          <table:table-cell table:style-name="ce690" table:number-columns-repeated="2"/>
          <table:table-cell table:style-name="ce899"/>
          <table:table-cell table:style-name="ce690" table:number-columns-repeated="2"/>
          <table:table-cell table:style-name="ce685" table:number-columns-repeated="3"/>
          <table:table-cell table:style-name="ce899" table:number-columns-repeated="2"/>
          <table:table-cell table:style-name="ce690" table:number-columns-repeated="2"/>
          <table:table-cell table:style-name="ce685" table:number-columns-repeated="3"/>
          <table:table-cell table:style-name="ce691"/>
          <table:table-cell table:number-columns-repeated="1004"/>
        </table:table-row>
        <table:table-row table:style-name="ro19" table:number-rows-repeated="2">
          <table:table-cell table:style-name="ce651"/>
          <table:table-cell table:style-name="ce689"/>
          <table:table-cell table:style-name="ce866"/>
          <table:table-cell table:style-name="ce686" table:number-columns-repeated="3"/>
          <table:table-cell table:style-name="ce904"/>
          <table:table-cell table:style-name="ce690" table:number-columns-repeated="2"/>
          <table:table-cell table:style-name="ce684"/>
          <table:table-cell table:style-name="ce685"/>
          <table:table-cell table:style-name="ce689"/>
          <table:table-cell table:style-name="ce904" table:number-columns-repeated="2"/>
          <table:table-cell table:style-name="ce690" table:number-columns-repeated="2"/>
          <table:table-cell table:style-name="ce684"/>
          <table:table-cell table:style-name="ce685"/>
          <table:table-cell table:style-name="ce689"/>
          <table:table-cell table:style-name="ce691"/>
          <table:table-cell table:number-columns-repeated="1004"/>
        </table:table-row>
        <table:table-row table:style-name="ro18" table:number-rows-repeated="3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706"/>
          <table:table-cell table:style-name="ce690" table:number-columns-repeated="4"/>
          <table:table-cell table:style-name="ce868"/>
          <table:table-cell table:style-name="ce899"/>
          <table:table-cell table:style-name="ce706"/>
          <table:table-cell table:style-name="ce690" table:number-columns-repeated="4"/>
          <table:table-cell table:style-name="ce685"/>
          <table:table-cell table:number-columns-repeated="1004"/>
        </table:table-row>
        <table:table-row table:style-name="ro19" table:number-rows-repeated="2">
          <table:table-cell table:style-name="ce662"/>
          <table:table-cell/>
          <table:table-cell table:style-name="ce871"/>
          <table:table-cell table:number-columns-repeated="3"/>
          <table:table-cell table:style-name="ce898"/>
          <table:table-cell table:style-name="ce907"/>
          <table:table-cell table:number-columns-repeated="2"/>
          <table:table-cell table:style-name="ce700"/>
          <table:table-cell/>
          <table:table-cell table:style-name="ce871"/>
          <table:table-cell table:style-name="ce898"/>
          <table:table-cell table:style-name="ce907"/>
          <table:table-cell table:number-columns-repeated="2"/>
          <table:table-cell table:style-name="ce700"/>
          <table:table-cell table:number-columns-repeated="1006"/>
        </table:table-row>
        <table:table-row table:style-name="ro19">
          <table:table-cell table:style-name="ce662"/>
          <table:table-cell table:number-columns-repeated="5"/>
          <table:table-cell table:style-name="ce898"/>
          <table:table-cell table:style-name="ce909"/>
          <table:table-cell table:style-name="ce913"/>
          <table:table-cell table:style-name="ce919"/>
          <table:table-cell table:style-name="ce700"/>
          <table:table-cell/>
          <table:table-cell table:style-name="ce871"/>
          <table:table-cell table:style-name="ce898"/>
          <table:table-cell table:style-name="ce909"/>
          <table:table-cell table:style-name="ce913"/>
          <table:table-cell table:style-name="ce919"/>
          <table:table-cell table:style-name="ce700"/>
          <table:table-cell/>
          <table:table-cell table:style-name="ce936"/>
          <table:table-cell table:number-columns-repeated="1004"/>
        </table:table-row>
        <table:table-row table:style-name="ro19">
          <table:table-cell table:style-name="ce650"/>
          <table:table-cell table:style-name="ce684"/>
          <table:table-cell table:style-name="ce866"/>
          <table:table-cell/>
          <table:table-cell table:style-name="ce890" table:number-columns-repeated="2"/>
          <table:table-cell table:style-name="ce898"/>
          <table:table-cell table:number-columns-repeated="2"/>
          <table:table-cell table:style-name="ce684"/>
          <table:table-cell/>
          <table:table-cell table:style-name="ce684"/>
          <table:table-cell table:style-name="ce898" table:number-columns-repeated="2"/>
          <table:table-cell table:number-columns-repeated="2"/>
          <table:table-cell table:style-name="ce684"/>
          <table:table-cell/>
          <table:table-cell table:style-name="ce684"/>
          <table:table-cell table:style-name="ce935"/>
          <table:table-cell table:number-columns-repeated="1004"/>
        </table:table-row>
        <table:table-row table:style-name="ro19">
          <table:table-cell table:style-name="ce662"/>
          <table:table-cell table:number-columns-repeated="5"/>
          <table:table-cell table:style-name="ce898"/>
          <table:table-cell table:style-name="ce909"/>
          <table:table-cell table:style-name="ce913"/>
          <table:table-cell table:style-name="ce919"/>
          <table:table-cell table:style-name="ce700"/>
          <table:table-cell/>
          <table:table-cell table:style-name="ce871"/>
          <table:table-cell table:style-name="ce898"/>
          <table:table-cell table:style-name="ce909"/>
          <table:table-cell table:style-name="ce913"/>
          <table:table-cell table:style-name="ce919"/>
          <table:table-cell table:style-name="ce700"/>
          <table:table-cell/>
          <table:table-cell table:style-name="ce936"/>
          <table:table-cell table:number-columns-repeated="1004"/>
        </table:table-row>
        <table:table-row table:style-name="ro19">
          <table:table-cell table:style-name="ce662"/>
          <table:table-cell table:number-columns-repeated="5"/>
          <table:table-cell table:style-name="ce898"/>
          <table:table-cell table:style-name="ce909"/>
          <table:table-cell table:style-name="ce913"/>
          <table:table-cell/>
          <table:table-cell table:style-name="ce700"/>
          <table:table-cell/>
          <table:table-cell table:style-name="ce871"/>
          <table:table-cell table:style-name="ce898"/>
          <table:table-cell table:style-name="ce909"/>
          <table:table-cell table:style-name="ce913"/>
          <table:table-cell/>
          <table:table-cell table:style-name="ce700"/>
          <table:table-cell/>
          <table:table-cell table:style-name="ce936"/>
          <table:table-cell table:number-columns-repeated="1004"/>
        </table:table-row>
        <table:table-row table:style-name="ro19" table:number-rows-repeated="2">
          <table:table-cell table:style-name="ce662"/>
          <table:table-cell table:number-columns-repeated="5"/>
          <table:table-cell table:style-name="ce898"/>
          <table:table-cell table:style-name="ce909"/>
          <table:table-cell table:style-name="ce913"/>
          <table:table-cell/>
          <table:table-cell table:style-name="ce700"/>
          <table:table-cell/>
          <table:table-cell table:style-name="ce871"/>
          <table:table-cell table:style-name="ce898"/>
          <table:table-cell table:style-name="ce909"/>
          <table:table-cell table:style-name="ce913"/>
          <table:table-cell/>
          <table:table-cell table:style-name="ce700"/>
          <table:table-cell table:number-columns-repeated="1006"/>
        </table:table-row>
        <table:table-row table:style-name="ro19">
          <table:table-cell table:style-name="ce662"/>
          <table:table-cell table:number-columns-repeated="5"/>
          <table:table-cell table:style-name="ce898"/>
          <table:table-cell table:style-name="ce907"/>
          <table:table-cell table:number-columns-repeated="2"/>
          <table:table-cell table:style-name="ce700"/>
          <table:table-cell/>
          <table:table-cell table:style-name="ce871"/>
          <table:table-cell table:style-name="ce898"/>
          <table:table-cell table:style-name="ce907"/>
          <table:table-cell table:number-columns-repeated="2"/>
          <table:table-cell table:style-name="ce700"/>
          <table:table-cell table:number-columns-repeated="1006"/>
        </table:table-row>
        <table:table-row table:style-name="ro19" table:number-rows-repeated="2">
          <table:table-cell table:style-name="ce662"/>
          <table:table-cell table:number-columns-repeated="5"/>
          <table:table-cell table:style-name="ce898"/>
          <table:table-cell table:style-name="ce909"/>
          <table:table-cell table:style-name="ce913"/>
          <table:table-cell/>
          <table:table-cell table:style-name="ce700"/>
          <table:table-cell/>
          <table:table-cell table:style-name="ce871"/>
          <table:table-cell table:style-name="ce898"/>
          <table:table-cell table:style-name="ce909"/>
          <table:table-cell table:style-name="ce913"/>
          <table:table-cell/>
          <table:table-cell table:style-name="ce700"/>
          <table:table-cell table:number-columns-repeated="1006"/>
        </table:table-row>
        <table:table-row table:style-name="ro18" table:number-rows-repeated="13">
          <table:table-cell/>
          <table:table-cell table:style-name="ce690"/>
          <table:table-cell table:style-name="ce868"/>
          <table:table-cell table:style-name="ce690" table:number-columns-repeated="3"/>
          <table:table-cell table:style-name="ce899"/>
          <table:table-cell table:style-name="ce910"/>
          <table:table-cell table:style-name="ce690" table:number-columns-repeated="2"/>
          <table:table-cell table:style-name="ce685"/>
          <table:table-cell table:style-name="ce690"/>
          <table:table-cell table:style-name="ce868"/>
          <table:table-cell table:style-name="ce899"/>
          <table:table-cell table:style-name="ce910"/>
          <table:table-cell table:style-name="ce690" table:number-columns-repeated="2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 table:number-rows-repeated="2">
          <table:table-cell/>
          <table:table-cell table:style-name="ce690" table:number-columns-repeated="5"/>
          <table:table-cell table:style-name="ce899"/>
          <table:table-cell table:style-name="ce910"/>
          <table:table-cell table:style-name="ce690" table:number-columns-repeated="2"/>
          <table:table-cell table:style-name="ce685"/>
          <table:table-cell table:style-name="ce690"/>
          <table:table-cell table:style-name="ce868"/>
          <table:table-cell table:style-name="ce899"/>
          <table:table-cell table:style-name="ce910"/>
          <table:table-cell table:style-name="ce690" table:number-columns-repeated="2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/>
          <table:table-cell table:style-name="ce690" table:number-columns-repeated="5"/>
          <table:table-cell table:style-name="ce899"/>
          <table:table-cell table:style-name="ce662"/>
          <table:table-cell table:style-name="ce914"/>
          <table:table-cell table:style-name="ce690"/>
          <table:table-cell table:style-name="ce685"/>
          <table:table-cell table:style-name="ce690"/>
          <table:table-cell table:style-name="ce868"/>
          <table:table-cell table:style-name="ce899"/>
          <table:table-cell table:style-name="ce662"/>
          <table:table-cell table:style-name="ce914"/>
          <table:table-cell table:style-name="ce690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>
          <table:table-cell/>
          <table:table-cell table:style-name="ce690" table:number-columns-repeated="5"/>
          <table:table-cell table:style-name="ce899"/>
          <table:table-cell table:style-name="ce910"/>
          <table:table-cell table:style-name="ce914"/>
          <table:table-cell table:style-name="ce690"/>
          <table:table-cell table:style-name="ce685"/>
          <table:table-cell table:style-name="ce690"/>
          <table:table-cell table:style-name="ce868"/>
          <table:table-cell table:style-name="ce899"/>
          <table:table-cell table:style-name="ce910"/>
          <table:table-cell table:style-name="ce914"/>
          <table:table-cell table:style-name="ce690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 table:number-rows-repeated="6">
          <table:table-cell/>
          <table:table-cell table:style-name="ce690" table:number-columns-repeated="5"/>
          <table:table-cell table:style-name="ce899"/>
          <table:table-cell table:style-name="ce910"/>
          <table:table-cell table:style-name="ce690" table:number-columns-repeated="2"/>
          <table:table-cell table:style-name="ce685"/>
          <table:table-cell table:style-name="ce690"/>
          <table:table-cell table:style-name="ce868"/>
          <table:table-cell table:style-name="ce899"/>
          <table:table-cell table:style-name="ce910"/>
          <table:table-cell table:style-name="ce690" table:number-columns-repeated="2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8" table:number-rows-repeated="11">
          <table:table-cell/>
          <table:table-cell table:style-name="ce690" table:number-columns-repeated="5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868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685"/>
          <table:table-cell table:number-columns-repeated="1004"/>
        </table:table-row>
        <table:table-row table:style-name="ro19" table:number-rows-repeated="38">
          <table:table-cell/>
          <table:table-cell table:style-name="ce690" table:number-columns-repeated="5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style-name="ce868"/>
          <table:table-cell table:style-name="ce899"/>
          <table:table-cell table:style-name="ce706"/>
          <table:table-cell table:style-name="ce690" table:number-columns-repeated="2"/>
          <table:table-cell table:style-name="ce685"/>
          <table:table-cell table:style-name="ce690"/>
          <table:table-cell table:number-columns-repeated="1005"/>
        </table:table-row>
        <table:table-row table:style-name="ro19" table:number-rows-repeated="492">
          <table:table-cell table:number-columns-repeated="6"/>
          <table:table-cell table:style-name="ce898"/>
          <table:table-cell table:style-name="ce907"/>
          <table:table-cell table:number-columns-repeated="4"/>
          <table:table-cell table:style-name="ce871"/>
          <table:table-cell table:style-name="ce898"/>
          <table:table-cell table:style-name="ce907"/>
          <table:table-cell table:number-columns-repeated="1009"/>
        </table:table-row>
        <table:table-row table:style-name="ro19" table:number-rows-repeated="1046692">
          <table:table-cell table:number-columns-repeated="1024"/>
        </table:table-row>
        <table:table-row table:style-name="ro5" table:number-rows-repeated="2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egunda.A25:Segunda.J42" table:display-filter-buttons="true" table:orientation="column"/>
        <table:database-range table:name="__Anonymous_Sheet_DB__1" table:target-range-address="Terça.A21:Terça.K43" table:display-filter-buttons="true" table:orientation="column"/>
        <table:database-range table:name="__Anonymous_Sheet_DB__3" table:target-range-address="Sexta.A21:Sexta.K35" table:display-filter-buttons="true" table:orientation="column"/>
        <table:database-range table:name="__Anonymous_Sheet_DB__5" table:target-range-address="INDIVIDUAL.A4:INDIVIDUAL.X197" table:display-filter-buttons="true" table:orientation="column"/>
        <table:database-range table:name="__Anonymous_Sheet_DB__6" table:target-range-address="'ROTINA LIVRE'.A4:'ROTINA LIVRE'.E30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Times New Roman11" svg:font-family="'Times New Roman1'"/>
    <style:font-face style:name="Times New Roman2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date-style style:name="N116">
      <number:day/>
      <number:text>/</number:text>
      <number:month number:textual="true"/>
      <number:text>/</number:text>
      <number:year/>
    </number:date-style>
    <number:date-style style:name="N117">
      <number:day/>
      <number:text>/</number:text>
      <number:month number:textual="true"/>
    </number:date-style>
    <number:date-style style:name="N118">
      <number:month number:textual="true"/>
      <number:text>/</number:text>
      <number:year/>
    </number:date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date-style style:name="N123">
      <number:day/>
      <number:text>/</number:text>
      <number:month/>
      <number:text>/</number:text>
      <number:year number:style="long"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0"/>
    </number:number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 R$ (</number:text>
      <number:number number:decimal-places="0" number:min-decimal-places="0" number:min-integer-digits="1" number:grouping="true"/>
      <number:text>)</number:text>
    </number:number-style>
    <number:number-style style:name="N160P2" style:volatile="true">
      <number:text> R$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-</number:text>
      <number:number number:decimal-places="0" number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 R$ (</number:text>
      <number:number number:decimal-places="2" number:min-decimal-places="2" number:min-integer-digits="1" number:grouping="true"/>
      <number:text>)</number:text>
    </number:number-style>
    <number:number-style style:name="N167P2" style:volatile="true">
      <number:text> R$ -</number:text>
      <number:number number:decimal-places="0" number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69">
      <number:day/>
      <number:text>/</number:text>
      <number:month/>
      <number:text>/</number:text>
      <number:year/>
    </number:date-style>
    <number:number-style style:name="N170P0" style:volatile="true">
      <number:number number:decimal-places="0" number:min-decimal-places="0" number:min-integer-digits="1" number:grouping="true"/>
    </number:number-style>
    <number:number-style style:name="N170">
      <number:text>-</number:text>
      <number:number number:decimal-places="0" number:min-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decimal-places="2" number:min-integer-digits="1" number:grouping="true"/>
    </number:number-style>
    <number:number-style style:name="N172">
      <number:text>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date-style style:name="N174">
      <number:month number:style="long"/>
      <number:text>/</number:text>
      <number:day number:style="long"/>
      <number:text>/</number:text>
      <number:year/>
    </number:date-style>
    <number:number-style style:name="N175">
      <number:number number:decimal-places="1" number:min-decimal-places="1" number:min-integer-digits="1"/>
    </number:number-style>
    <number:number-style style:name="N176">
      <number:fraction number:min-integer-digits="0" number:min-numerator-digits="1" loext:max-numerator-digits="1" number:min-denominator-digits="1" number:max-denominator-value="9"/>
    </number:number-style>
    <number:number-style style:name="N10115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5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8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8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9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date-style style:name="N10120" number:language="pt" number:country="BR">
      <number:day/>
      <number:text>/</number:text>
      <number:month/>
      <number:text>/</number:text>
      <number:year number:style="long"/>
    </number:date-style>
    <number:date-style style:name="N10121" number:language="pt" number:country="BR">
      <number:day/>
      <number:text>/</number:text>
      <number:month number:textual="true"/>
      <number:text>/</number:text>
      <number:year/>
    </number:date-style>
    <number:date-style style:name="N10122" number:language="pt" number:country="BR">
      <number:day/>
      <number:text>/</number:text>
      <number:month number:textual="true"/>
    </number:date-style>
    <number:date-style style:name="N10123" number:language="pt" number:country="BR">
      <number:month number:textual="true"/>
      <number:text>/</number:text>
      <number:year/>
    </number:date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5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pt" number:country="BR">
      <number:text> (</number:text>
      <number:number number:decimal-places="0" number:min-decimal-places="0" number:min-integer-digits="1" number:grouping="true"/>
      <number:text>)</number:text>
    </number:number-style>
    <number:number-style style:name="N10135P2" style:volatile="true" number:language="pt" number:country="BR">
      <number:text> - </number:text>
    </number:number-style>
    <number:text-style style:name="N10135" number:language="pt" number:country="B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t" number:country="BR">
      <number:text> R$ </number:text>
      <number:number number:decimal-places="0" number:min-decimal-places="0" number:min-integer-digits="1" number:grouping="true"/>
      <number:text> </number:text>
    </number:number-style>
    <number:number-style style:name="N10139P1" style:volatile="true" number:language="pt" number:country="BR">
      <number:text> R$ (</number:text>
      <number:number number:decimal-places="0" number:min-decimal-places="0" number:min-integer-digits="1" number:grouping="true"/>
      <number:text>)</number:text>
    </number:number-style>
    <number:number-style style:name="N10139P2" style:volatile="true" number:language="pt" number:country="BR">
      <number:text> R$ - </number:text>
    </number:number-style>
    <number:text-style style:name="N10139" number:language="pt" number:country="B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42P1" style:volatile="true" number:language="pt" number:country="BR">
      <number:text> (</number:text>
      <number:number number:decimal-places="2" number:min-decimal-places="2" number:min-integer-digits="1" number:grouping="true"/>
      <number:text>)</number:text>
    </number:number-style>
    <number:number-style style:name="N10142P2" style:volatile="true" number:language="pt" number:country="BR">
      <number:text>-</number:text>
      <number:number number:decimal-places="0" number:min-decimal-places="0" number:min-integer-digits="0"/>
      <number:text> </number:text>
    </number:number-style>
    <number:text-style style:name="N10142" number:language="pt" number:country="B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pt" number:country="BR">
      <number:text> R$ </number:text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pt" number:country="BR">
      <number:text> R$ 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pt" number:country="BR">
      <number:text> R$ -</number:text>
      <number:number number:decimal-places="0" number:min-decimal-places="0" number:min-integer-digits="0"/>
      <number:text> </number:text>
    </number:number-style>
    <number:text-style style:name="N10146" number:language="pt" number:country="B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pt" number:country="BR">
      <number:minutes number:style="long"/>
      <number:text>:</number:text>
      <number:seconds number:style="long"/>
    </number:time-style>
    <number:time-style style:name="N10148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pt" number:country="BR">
      <number:minutes number:style="long"/>
      <number:text>:</number:text>
      <number:seconds number:style="long" number:decimal-places="1"/>
    </number:time-style>
    <number:number-style style:name="N10150" number:language="pt" number:country="BR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51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5" style:display-name="ConditionalStyle_5" style:family="table-cell" style:parent-style-name="Default" style:data-style-name="N0">
      <style:table-cell-properties fo:background-color="#dddddd"/>
      <style:text-properties fo:color="#000000" style:font-name="Liberation sans1" fo:font-family="'Liberation sans1'" style:font-name-complex="Liberation sans1" style:font-family-complex="'Liberation sans1'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 style:data-style-name="N2" text:time-value="13:27:41.74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rça" style:display-name="PageStyle_Terç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gunda" style:display-name="PageStyle_Segund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uinta" style:display-name="PageStyle_Quint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DIVIDUAL" style:display-name="PageStyle_INDIVIDUAL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uarta" style:display-name="PageStyle_Quar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xta" style:display-name="PageStyle_Sexta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TINA_20_LIVRE" style:display-name="PageStyle_ROTINA LIVRE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pt-BR</dc:language>
    <dc:date>2024-12-02T14:03:59.779000000</dc:date>
    <meta:editing-cycles>6447</meta:editing-cycles>
    <meta:editing-duration>P51DT14H7M21S</meta:editing-duration>
    <meta:generator>LibreOffice/24.8.3.2$Windows_X86_64 LibreOffice_project/48a6bac9e7e268aeb4c3483fcf825c94556d9f92</meta:generator>
    <meta:print-date>2024-11-29T07:52:49.195000000</meta:print-date>
    <meta:document-statistic meta:table-count="8" meta:cell-count="4306" meta:object-count="0"/>
    <meta:user-defined meta:name="AppVersion">15.0000</meta:user-defined>
  </office:meta>
</office:document-meta>
</file>